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0495C16AD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Liberation Sans Narrow" fo:font-size="10.5pt" officeooo:rsid="00229394" officeooo:paragraph-rsid="00229394" style:font-size-asian="10.5pt" style:font-size-complex="10.5pt"/>
    </style:style>
    <style:style style:name="P4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officeooo:rsid="002665de"/>
    </style:style>
    <style:style style:name="T4" style:family="text">
      <style:text-properties officeooo:rsid="0027d6ba"/>
    </style:style>
    <style:style style:name="T5" style:family="text">
      <style:text-properties officeooo:rsid="0028a8c5"/>
    </style:style>
    <style:style style:name="T6" style:family="text">
      <style:text-properties officeooo:rsid="002a4a96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4">1, 1</text:p>
        </draw:text-box>
      </draw:frame>
      <draw:frame draw:style-name="fr1" draw:name="Frame2" text:anchor-type="page" text:anchor-page-number="3" svg:y="14.01mm" draw:z-index="19">
        <draw:text-box fo:min-height="4.99mm" fo:min-width="19.97mm">
          <text:p text:style-name="P4">1, <text:span text:style-name="T3">3</text:span></text:p>
        </draw:text-box>
      </draw:frame>
      <draw:frame draw:style-name="fr1" draw:name="Frame3" text:anchor-type="page" text:anchor-page-number="5" svg:y="14.01mm" draw:z-index="20">
        <draw:text-box fo:min-height="4.99mm" fo:min-width="19.97mm">
          <text:p text:style-name="P4">1, <text:span text:style-name="T4">5</text:span></text:p>
        </draw:text-box>
      </draw:frame>
      <draw:frame draw:style-name="fr1" draw:name="Frame4" text:anchor-type="page" text:anchor-page-number="7" svg:y="14.01mm" draw:z-index="21">
        <draw:text-box fo:min-height="4.99mm" fo:min-width="19.97mm">
          <text:p text:style-name="P4"><text:span text:style-name="T4">2</text:span>, <text:span text:style-name="T4">1</text:span></text:p>
        </draw:text-box>
      </draw:frame>
      <draw:frame draw:style-name="fr1" draw:name="Frame5" text:anchor-type="page" text:anchor-page-number="9" svg:y="14.01mm" draw:z-index="22">
        <draw:text-box fo:min-height="4.99mm" fo:min-width="19.97mm">
          <text:p text:style-name="P4"><text:span text:style-name="T4">2</text:span>, <text:span text:style-name="T4">3</text:span></text:p>
        </draw:text-box>
      </draw:frame>
      <draw:frame draw:style-name="fr1" draw:name="Frame6" text:anchor-type="page" text:anchor-page-number="11" svg:y="14.01mm" draw:z-index="23">
        <draw:text-box fo:min-height="4.99mm" fo:min-width="19.97mm">
          <text:p text:style-name="P4"><text:span text:style-name="T4">2</text:span>, <text:span text:style-name="T4">5</text:span></text:p>
        </draw:text-box>
      </draw:frame>
      <draw:frame draw:style-name="fr1" draw:name="Frame7" text:anchor-type="page" text:anchor-page-number="13" svg:y="14.01mm" draw:z-index="24">
        <draw:text-box fo:min-height="4.99mm" fo:min-width="19.97mm">
          <text:p text:style-name="P4"><text:span text:style-name="T4">3</text:span>, <text:span text:style-name="T4">1</text:span></text:p>
        </draw:text-box>
      </draw:frame>
      <draw:frame draw:style-name="fr1" draw:name="Frame8" text:anchor-type="page" text:anchor-page-number="15" svg:y="14.01mm" draw:z-index="25">
        <draw:text-box fo:min-height="4.99mm" fo:min-width="19.97mm">
          <text:p text:style-name="P4"><text:span text:style-name="T4">3</text:span>, <text:span text:style-name="T4">3</text:span></text:p>
        </draw:text-box>
      </draw:frame>
      <draw:frame draw:style-name="fr1" draw:name="Frame9" text:anchor-type="page" text:anchor-page-number="17" svg:y="14.01mm" draw:z-index="26">
        <draw:text-box fo:min-height="4.99mm" fo:min-width="19.97mm">
          <text:p text:style-name="P4"><text:span text:style-name="T4">3</text:span>, <text:span text:style-name="T4">5</text:span></text:p>
        </draw:text-box>
      </draw:frame>
      <draw:frame draw:style-name="fr1" draw:name="Frame10" text:anchor-type="page" text:anchor-page-number="19" svg:y="14.01mm" draw:z-index="27">
        <draw:text-box fo:min-height="4.99mm" fo:min-width="19.97mm">
          <text:p text:style-name="P4"><text:span text:style-name="T4">4</text:span>, <text:span text:style-name="T4">1</text:span></text:p>
        </draw:text-box>
      </draw:frame>
      <draw:frame draw:style-name="fr1" draw:name="Frame11" text:anchor-type="page" text:anchor-page-number="21" svg:y="14.01mm" draw:z-index="28">
        <draw:text-box fo:min-height="4.99mm" fo:min-width="19.97mm">
          <text:p text:style-name="P4"><text:span text:style-name="T4">4</text:span>, <text:span text:style-name="T5">3</text:span></text:p>
        </draw:text-box>
      </draw:frame>
      <draw:frame draw:style-name="fr1" draw:name="Frame12" text:anchor-type="page" text:anchor-page-number="23" svg:y="14.01mm" draw:z-index="29">
        <draw:text-box fo:min-height="4.99mm" fo:min-width="19.97mm">
          <text:p text:style-name="P4"><text:span text:style-name="T4">4</text:span>, <text:span text:style-name="T5">5</text:span></text:p>
        </draw:text-box>
      </draw:frame>
      <draw:frame draw:style-name="fr1" draw:name="Frame13" text:anchor-type="page" text:anchor-page-number="25" svg:y="14.01mm" draw:z-index="30">
        <draw:text-box fo:min-height="4.99mm" fo:min-width="19.97mm">
          <text:p text:style-name="P4"><text:span text:style-name="T5">5</text:span>, <text:span text:style-name="T4">1</text:span></text:p>
        </draw:text-box>
      </draw:frame>
      <draw:frame draw:style-name="fr1" draw:name="Frame14" text:anchor-type="page" text:anchor-page-number="27" svg:y="14.01mm" draw:z-index="31">
        <draw:text-box fo:min-height="4.99mm" fo:min-width="19.97mm">
          <text:p text:style-name="P4"><text:span text:style-name="T5">5</text:span>, <text:span text:style-name="T5">3</text:span></text:p>
        </draw:text-box>
      </draw:frame>
      <draw:frame draw:style-name="fr1" draw:name="Frame15" text:anchor-type="page" text:anchor-page-number="29" svg:y="14.01mm" draw:z-index="32">
        <draw:text-box fo:min-height="4.99mm" fo:min-width="19.97mm">
          <text:p text:style-name="P4"><text:span text:style-name="T5">5</text:span>, <text:span text:style-name="T5">5</text:span></text:p>
        </draw:text-box>
      </draw:frame>
      <draw:frame draw:style-name="fr1" draw:name="Frame16" text:anchor-type="page" text:anchor-page-number="33" svg:y="14.01mm" draw:z-index="33">
        <draw:text-box fo:min-height="4.99mm" fo:min-width="19.97mm">
          <text:p text:style-name="P4"><text:span text:style-name="T5">6</text:span>, <text:span text:style-name="T5">3</text:span></text:p>
        </draw:text-box>
      </draw:frame>
      <draw:frame draw:style-name="fr1" draw:name="Frame17" text:anchor-type="page" text:anchor-page-number="35" svg:y="14.01mm" draw:z-index="34">
        <draw:text-box fo:min-height="4.99mm" fo:min-width="19.97mm">
          <text:p text:style-name="P4"><text:span text:style-name="T5">6</text:span>, <text:span text:style-name="T5">5</text:span></text:p>
        </draw:text-box>
      </draw:frame>
      <draw:frame draw:style-name="fr1" draw:name="Frame18" text:anchor-type="page" text:anchor-page-number="31" svg:y="14.01mm" draw:z-index="35">
        <draw:text-box fo:min-height="4.99mm" fo:min-width="19.97mm">
          <text:p text:style-name="P4"><text:span text:style-name="T5">6</text:span>, <text:span text:style-name="T4">1</text:span></text:p>
        </draw:text-box>
      </draw:frame>
      <draw:frame draw:style-name="fr2" draw:name="Frame19" text:anchor-type="page" text:anchor-page-number="2" svg:x="10mm" svg:y="14.01mm" draw:z-index="36">
        <draw:text-box fo:min-height="4.99mm" fo:min-width="19.97mm">
          <text:p text:style-name="P5">1, <text:span text:style-name="T6">2</text:span></text:p>
        </draw:text-box>
      </draw:frame>
      <draw:frame draw:style-name="fr2" draw:name="Frame20" text:anchor-type="page" text:anchor-page-number="4" svg:x="10mm" svg:y="14.01mm" draw:z-index="37">
        <draw:text-box fo:min-height="4.99mm" fo:min-width="19.97mm">
          <text:p text:style-name="P5">1, <text:span text:style-name="T6">4</text:span></text:p>
        </draw:text-box>
      </draw:frame>
      <draw:frame draw:style-name="fr2" draw:name="Frame21" text:anchor-type="page" text:anchor-page-number="6" svg:x="10mm" svg:y="14.01mm" draw:z-index="38">
        <draw:text-box fo:min-height="4.99mm" fo:min-width="19.97mm">
          <text:p text:style-name="P5">1, <text:span text:style-name="T6">6</text:span></text:p>
        </draw:text-box>
      </draw:frame>
      <draw:frame draw:style-name="fr2" draw:name="Frame22" text:anchor-type="page" text:anchor-page-number="8" svg:x="10mm" svg:y="14.01mm" draw:z-index="39">
        <draw:text-box fo:min-height="4.99mm" fo:min-width="19.97mm">
          <text:p text:style-name="P6">2, 2</text:p>
        </draw:text-box>
      </draw:frame>
      <draw:frame draw:style-name="fr2" draw:name="Frame23" text:anchor-type="page" text:anchor-page-number="10" svg:x="10mm" svg:y="14.01mm" draw:z-index="40">
        <draw:text-box fo:min-height="4.99mm" fo:min-width="19.97mm">
          <text:p text:style-name="P6">2, 4</text:p>
        </draw:text-box>
      </draw:frame>
      <draw:frame draw:style-name="fr2" draw:name="Frame24" text:anchor-type="page" text:anchor-page-number="12" svg:x="10mm" svg:y="14.01mm" draw:z-index="41">
        <draw:text-box fo:min-height="4.99mm" fo:min-width="19.97mm">
          <text:p text:style-name="P6">2, 6</text:p>
        </draw:text-box>
      </draw:frame>
      <draw:frame draw:style-name="fr2" draw:name="Frame25" text:anchor-type="page" text:anchor-page-number="14" svg:x="10mm" svg:y="14.01mm" draw:z-index="42">
        <draw:text-box fo:min-height="4.99mm" fo:min-width="19.97mm">
          <text:p text:style-name="P6">3, 2</text:p>
        </draw:text-box>
      </draw:frame>
      <draw:frame draw:style-name="fr2" draw:name="Frame26" text:anchor-type="page" text:anchor-page-number="16" svg:x="10mm" svg:y="14.01mm" draw:z-index="43">
        <draw:text-box fo:min-height="4.99mm" fo:min-width="19.97mm">
          <text:p text:style-name="P6">3, 4</text:p>
        </draw:text-box>
      </draw:frame>
      <draw:frame draw:style-name="fr2" draw:name="Frame27" text:anchor-type="page" text:anchor-page-number="18" svg:x="10mm" svg:y="14.01mm" draw:z-index="44">
        <draw:text-box fo:min-height="4.99mm" fo:min-width="19.97mm">
          <text:p text:style-name="P6">3, 6</text:p>
        </draw:text-box>
      </draw:frame>
      <draw:frame draw:style-name="fr2" draw:name="Frame28" text:anchor-type="page" text:anchor-page-number="20" svg:x="10mm" svg:y="14.01mm" draw:z-index="45">
        <draw:text-box fo:min-height="4.99mm" fo:min-width="19.97mm">
          <text:p text:style-name="P6">4, 2</text:p>
        </draw:text-box>
      </draw:frame>
      <draw:frame draw:style-name="fr2" draw:name="Frame29" text:anchor-type="page" text:anchor-page-number="22" svg:x="10mm" svg:y="14.01mm" draw:z-index="46">
        <draw:text-box fo:min-height="4.99mm" fo:min-width="19.97mm">
          <text:p text:style-name="P6">4, 4</text:p>
        </draw:text-box>
      </draw:frame>
      <draw:frame draw:style-name="fr2" draw:name="Frame30" text:anchor-type="page" text:anchor-page-number="24" svg:x="10mm" svg:y="14.01mm" draw:z-index="47">
        <draw:text-box fo:min-height="4.99mm" fo:min-width="19.97mm">
          <text:p text:style-name="P6">4, 6</text:p>
        </draw:text-box>
      </draw:frame>
      <draw:frame draw:style-name="fr2" draw:name="Frame31" text:anchor-type="page" text:anchor-page-number="26" svg:x="10mm" svg:y="14.01mm" draw:z-index="48">
        <draw:text-box fo:min-height="4.99mm" fo:min-width="19.97mm">
          <text:p text:style-name="P6">5, 2</text:p>
        </draw:text-box>
      </draw:frame>
      <draw:frame draw:style-name="fr2" draw:name="Frame32" text:anchor-type="page" text:anchor-page-number="28" svg:x="10mm" svg:y="14.01mm" draw:z-index="49">
        <draw:text-box fo:min-height="4.99mm" fo:min-width="19.97mm">
          <text:p text:style-name="P6">5, 4</text:p>
        </draw:text-box>
      </draw:frame>
      <draw:frame draw:style-name="fr2" draw:name="Frame33" text:anchor-type="page" text:anchor-page-number="30" svg:x="10mm" svg:y="14.01mm" draw:z-index="50">
        <draw:text-box fo:min-height="4.99mm" fo:min-width="19.97mm">
          <text:p text:style-name="P6">5, 6</text:p>
        </draw:text-box>
      </draw:frame>
      <draw:frame draw:style-name="fr2" draw:name="Frame34" text:anchor-type="page" text:anchor-page-number="32" svg:x="10mm" svg:y="14.01mm" draw:z-index="51">
        <draw:text-box fo:min-height="4.99mm" fo:min-width="19.97mm">
          <text:p text:style-name="P6">6, 2</text:p>
        </draw:text-box>
      </draw:frame>
      <draw:frame draw:style-name="fr2" draw:name="Frame35" text:anchor-type="page" text:anchor-page-number="34" svg:x="10mm" svg:y="14.01mm" draw:z-index="52">
        <draw:text-box fo:min-height="4.99mm" fo:min-width="19.97mm">
          <text:p text:style-name="P6">6, 4</text:p>
        </draw:text-box>
      </draw:frame>
      <draw:frame draw:style-name="fr2" draw:name="Frame36" text:anchor-type="page" text:anchor-page-number="36" svg:x="10mm" svg:y="14.01mm" draw:z-index="53">
        <draw:text-box fo:min-height="4.99mm" fo:min-width="19.97mm">
          <text:p text:style-name="P6">6, 6</text:p>
        </draw:text-box>
      </draw:frame>
      <text:p text:style-name="P3"><text:span text:style-name="T2">111</text:span> a</text:p>
      <text:p text:style-name="P3"><text:span text:style-name="T2">112</text:span> aa</text:p>
      <text:p text:style-name="P3"><text:span text:style-name="T2">113</text:span> aaa</text:p>
      <text:p text:style-name="P3"><text:span text:style-name="T2">114</text:span> aaaa</text:p>
      <text:p text:style-name="P3"><text:span text:style-name="T2">115</text:span> ab</text:p>
      <text:p text:style-name="P3"><text:span text:style-name="T2">116</text:span> aba</text:p>
      <text:p text:style-name="P3"><text:span text:style-name="T2">121</text:span> abacaxi</text:p>
      <text:p text:style-name="P3"><text:span text:style-name="T2">122</text:span> abade</text:p>
      <text:p text:style-name="P3"><text:span text:style-name="T2">123</text:span> abadia</text:p>
      <text:p text:style-name="P3"><text:span text:style-name="T2">124</text:span> abafado</text:p>
      <text:p text:style-name="P3"><text:span text:style-name="T2">125</text:span> abafar</text:p>
      <text:p text:style-name="P3"><text:span text:style-name="T2">126</text:span> abaixar</text:p>
      <text:p text:style-name="P3"><text:span text:style-name="T2">131</text:span> abaixo</text:p>
      <text:p text:style-name="P3"><text:span text:style-name="T2">132</text:span> abajur</text:p>
      <text:p text:style-name="P3"><text:span text:style-name="T2">133</text:span> abalado</text:p>
      <text:p text:style-name="P3"><text:span text:style-name="T2">134</text:span> abalar</text:p>
      <text:p text:style-name="P3"><text:span text:style-name="T2">135</text:span> abalo</text:p>
      <text:p text:style-name="P3"><text:span text:style-name="T2">136</text:span> abanar</text:p>
      <text:p text:style-name="P3"><text:span text:style-name="T2">141</text:span> abancar</text:p>
      <text:p text:style-name="P3"><text:span text:style-name="T2">142</text:span> abar</text:p>
      <text:p text:style-name="P3"><text:span text:style-name="T2">143</text:span> abarcar</text:p>
      <text:p text:style-name="P3"><text:span text:style-name="T2">144</text:span> abate</text:p>
      <text:p text:style-name="P3"><text:span text:style-name="T2">145</text:span> abater</text:p>
      <text:p text:style-name="P3"><text:span text:style-name="T2">146</text:span> abatido</text:p>
      <text:p text:style-name="P3"><text:span text:style-name="T2">151</text:span> abc</text:p>
      <text:p text:style-name="P3"><text:span text:style-name="T2">152</text:span> ABCD</text:p>
      <text:p text:style-name="P3"><text:span text:style-name="T2">153</text:span> abdicar</text:p>
      <text:p text:style-name="P3"><text:span text:style-name="T2">154</text:span> abdome</text:p>
      <text:p text:style-name="P3"><text:span text:style-name="T2">155</text:span> abeirar</text:p>
      <text:p text:style-name="P3"><text:span text:style-name="T2">156</text:span> abelha</text:p>
      <text:p text:style-name="P3"><text:span text:style-name="T2">161</text:span> aberta</text:p>
      <text:p text:style-name="P3"><text:span text:style-name="T2">162</text:span> aberto</text:p>
      <text:p text:style-name="P3"><text:span text:style-name="T2">163</text:span> abismo</text:p>
      <text:p text:style-name="P3"><text:span text:style-name="T2">164</text:span> abissal</text:p>
      <text:p text:style-name="P3"><text:span text:style-name="T2">165</text:span> abjecto</text:p>
      <text:p text:style-name="P3"><text:span text:style-name="T2">166</text:span> abolido</text:p>
      <text:p text:style-name="P3"><text:span text:style-name="T2">211</text:span> abolir</text:p>
      <text:p text:style-name="P3"><text:span text:style-name="T2">212</text:span> abonar</text:p>
      <text:p text:style-name="P3"><text:span text:style-name="T2">213</text:span> abono</text:p>
      <text:p text:style-name="P3"><text:span text:style-name="T2">214</text:span> abordar</text:p>
      <text:p text:style-name="P3"><text:span text:style-name="T2">215</text:span> abotoar</text:p>
      <text:p text:style-name="P3"><text:span text:style-name="T2">216</text:span> about</text:p>
      <text:p text:style-name="P3"><text:span text:style-name="T2">221</text:span> abrasar</text:p>
      <text:p text:style-name="P3"><text:span text:style-name="T2">222</text:span> abrigar</text:p>
      <text:p text:style-name="P3"><text:span text:style-name="T2">223</text:span> abrigo</text:p>
      <text:p text:style-name="P3"><text:span text:style-name="T2">224</text:span> abrir</text:p>
      <text:p text:style-name="P3"><text:span text:style-name="T2">225</text:span> abrolho</text:p>
      <text:p text:style-name="P3"><text:span text:style-name="T2">226</text:span> abrupto</text:p>
      <text:p text:style-name="P3"><text:span text:style-name="T2">231</text:span> absorto</text:p>
      <text:p text:style-name="P3"><text:span text:style-name="T2">232</text:span> abster</text:p>
      <text:p text:style-name="P3"><text:span text:style-name="T2">233</text:span> absurdo</text:p>
      <text:p text:style-name="P3"><text:span text:style-name="T2">234</text:span> abundar</text:p>
      <text:p text:style-name="P3"><text:span text:style-name="T2">235</text:span> abusar</text:p>
      <text:p text:style-name="P3"><text:span text:style-name="T2">236</text:span> abusivo</text:p>
      <text:p text:style-name="P3"><text:span text:style-name="T2">241</text:span> abuso</text:p>
      <text:p text:style-name="P3"><text:span text:style-name="T2">242</text:span> abutre</text:p>
      <text:p text:style-name="P3"><text:span text:style-name="T2">243</text:span> AC</text:p>
      <text:p text:style-name="P3"><text:span text:style-name="T2">244</text:span> Ac</text:p>
      <text:p text:style-name="P3"><text:span text:style-name="T2">245</text:span> acabado</text:p>
      <text:p text:style-name="P3"><text:span text:style-name="T2">246</text:span> acabar</text:p>
      <text:p text:style-name="P3"><text:span text:style-name="T2">251</text:span> acalmar</text:p>
      <text:p text:style-name="P3"><text:span text:style-name="T2">252</text:span> acamar</text:p>
      <text:p text:style-name="P3"><text:span text:style-name="T2">253</text:span> acampar</text:p>
      <text:p text:style-name="P3"><text:span text:style-name="T2">254</text:span> acartar</text:p>
      <text:p text:style-name="P3"><text:span text:style-name="T2">255</text:span> acaso</text:p>
      <text:p text:style-name="P3"><text:span text:style-name="T2">256</text:span> acatar</text:p>
      <text:p text:style-name="P3"><text:span text:style-name="T2">261</text:span> aceder</text:p>
      <text:p text:style-name="P3"><text:span text:style-name="T2">262</text:span> aceitar</text:p>
      <text:p text:style-name="P3"><text:span text:style-name="T2">263</text:span> aceite</text:p>
      <text:p text:style-name="P3"><text:span text:style-name="T2">264</text:span> aceito</text:p>
      <text:p text:style-name="P3"><text:span text:style-name="T2">265</text:span> acenar</text:p>
      <text:p text:style-name="P3"><text:span text:style-name="T2">266</text:span> acender</text:p>
      <text:p text:style-name="P3"><text:span text:style-name="T2">311</text:span> aceno</text:p>
      <text:p text:style-name="P3"><text:span text:style-name="T2">312</text:span> acento</text:p>
      <text:p text:style-name="P3"><text:span text:style-name="T2">313</text:span> acerca</text:p>
      <text:p text:style-name="P3"><text:span text:style-name="T2">314</text:span> acercar</text:p>
      <text:p text:style-name="P3"><text:span text:style-name="T2">315</text:span> acertar</text:p>
      <text:p text:style-name="P3"><text:span text:style-name="T2">316</text:span> acerto</text:p>
      <text:p text:style-name="P3"><text:span text:style-name="T2">321</text:span> acervo</text:p>
      <text:p text:style-name="P3"><text:span text:style-name="T2">322</text:span> aceso</text:p>
      <text:p text:style-name="P3"><text:span text:style-name="T2">323</text:span> acessar</text:p>
      <text:p text:style-name="P3"><text:span text:style-name="T2">324</text:span> acesso</text:p>
      <text:p text:style-name="P3"><text:span text:style-name="T2">325</text:span> acetato</text:p>
      <text:p text:style-name="P3"><text:span text:style-name="T2">326</text:span> achado</text:p>
      <text:p text:style-name="P3"><text:span text:style-name="T2">331</text:span> achaque</text:p>
      <text:p text:style-name="P3"><text:span text:style-name="T2">332</text:span> achar</text:p>
      <text:p text:style-name="P3"><text:span text:style-name="T2">333</text:span> achegar</text:p>
      <text:p text:style-name="P3"><text:span text:style-name="T2">334</text:span> acidez</text:p>
      <text:p text:style-name="P3"><text:span text:style-name="T2">335</text:span> acima</text:p>
      <text:p text:style-name="P3"><text:span text:style-name="T2">336</text:span> acirrar</text:p>
      <text:p text:style-name="P3"><text:span text:style-name="T2">341</text:span> aclamar</text:p>
      <text:p text:style-name="P3"><text:span text:style-name="T2">342</text:span> aclarar</text:p>
      <text:p text:style-name="P3"><text:span text:style-name="T2">343</text:span> acoitar</text:p>
      <text:p text:style-name="P3"><text:span text:style-name="T2">344</text:span> acolher</text:p>
      <text:p text:style-name="P3"><text:span text:style-name="T2">345</text:span> acordar</text:p>
      <text:p text:style-name="P3"><text:span text:style-name="T2">346</text:span> acorde</text:p>
      <text:p text:style-name="P3"><text:span text:style-name="T2">351</text:span> acordo</text:p>
      <text:p text:style-name="P3"><text:span text:style-name="T2">352</text:span> acorrer</text:p>
      <text:p text:style-name="P3"><text:span text:style-name="T2">353</text:span> acta</text:p>
      <text:p text:style-name="P3"><text:span text:style-name="T2">354</text:span> activar</text:p>
      <text:p text:style-name="P3"><text:span text:style-name="T2">355</text:span> activo</text:p>
      <text:p text:style-name="P3"><text:span text:style-name="T2">356</text:span> acto</text:p>
      <text:p text:style-name="P3"><text:span text:style-name="T2">361</text:span> actor</text:p>
      <text:p text:style-name="P3"><text:span text:style-name="T2">362</text:span> actriz</text:p>
      <text:p text:style-name="P3"><text:span text:style-name="T2">363</text:span> actual</text:p>
      <text:p text:style-name="P3"><text:span text:style-name="T2">364</text:span> actuar</text:p>
      <text:p text:style-name="P3"><text:span text:style-name="T2">365</text:span> acuado</text:p>
      <text:p text:style-name="P3"><text:span text:style-name="T2">366</text:span> acudir</text:p>
      <text:p text:style-name="P3"><text:span text:style-name="T2">411</text:span> acusado</text:p>
      <text:p text:style-name="P3"><text:span text:style-name="T2">412</text:span> acusar</text:p>
      <text:p text:style-name="P3"><text:span text:style-name="T2">413</text:span> ad</text:p>
      <text:p text:style-name="P3"><text:span text:style-name="T2">414</text:span> adaptar</text:p>
      <text:p text:style-name="P3"><text:span text:style-name="T2">415</text:span> adega</text:p>
      <text:p text:style-name="P3"><text:span text:style-name="T2">416</text:span> ademais</text:p>
      <text:p text:style-name="P3"><text:span text:style-name="T2">421</text:span> adensar</text:p>
      <text:p text:style-name="P3"><text:span text:style-name="T2">422</text:span> adentro</text:p>
      <text:p text:style-name="P3"><text:span text:style-name="T2">423</text:span> adepto</text:p>
      <text:p text:style-name="P3"><text:span text:style-name="T2">424</text:span> adequar</text:p>
      <text:p text:style-name="P3"><text:span text:style-name="T2">425</text:span> aderir</text:p>
      <text:p text:style-name="P3"><text:span text:style-name="T2">426</text:span> adesivo</text:p>
      <text:p text:style-name="P3"><text:span text:style-name="T2">431</text:span> adeus</text:p>
      <text:p text:style-name="P3"><text:span text:style-name="T2">432</text:span> adiado</text:p>
      <text:p text:style-name="P3"><text:span text:style-name="T2">433</text:span> adiante</text:p>
      <text:p text:style-name="P3"><text:span text:style-name="T2">434</text:span> adiar</text:p>
      <text:p text:style-name="P3"><text:span text:style-name="T2">435</text:span> adido</text:p>
      <text:p text:style-name="P3"><text:span text:style-name="T2">436</text:span> adiposo</text:p>
      <text:p text:style-name="P3"><text:span text:style-name="T2">441</text:span> adir</text:p>
      <text:p text:style-name="P3"><text:span text:style-name="T2">442</text:span> aditivo</text:p>
      <text:p text:style-name="P3"><text:span text:style-name="T2">443</text:span> adjunto</text:p>
      <text:p text:style-name="P3"><text:span text:style-name="T2">444</text:span> admirar</text:p>
      <text:p text:style-name="P3"><text:span text:style-name="T2">445</text:span> admitir</text:p>
      <text:p text:style-name="P3"><text:span text:style-name="T2">446</text:span> adobe</text:p>
      <text:p text:style-name="P3"><text:span text:style-name="T2">451</text:span> adoecer</text:p>
      <text:p text:style-name="P3"><text:span text:style-name="T2">452</text:span> adoptar</text:p>
      <text:p text:style-name="P3"><text:span text:style-name="T2">453</text:span> adorado</text:p>
      <text:p text:style-name="P3"><text:span text:style-name="T2">454</text:span> adorar</text:p>
      <text:p text:style-name="P3"><text:span text:style-name="T2">455</text:span> adornar</text:p>
      <text:p text:style-name="P3"><text:span text:style-name="T2">456</text:span> adorno</text:p>
      <text:p text:style-name="P3"><text:span text:style-name="T2">461</text:span> adrede</text:p>
      <text:p text:style-name="P3"><text:span text:style-name="T2">462</text:span> adregar</text:p>
      <text:p text:style-name="P3"><text:span text:style-name="T2">463</text:span> adro</text:p>
      <text:p text:style-name="P3"><text:span text:style-name="T2">464</text:span> adubar</text:p>
      <text:p text:style-name="P3"><text:span text:style-name="T2">465</text:span> adubo</text:p>
      <text:p text:style-name="P3"><text:span text:style-name="T2">466</text:span> adular</text:p>
      <text:p text:style-name="P3"><text:span text:style-name="T2">511</text:span> adulto</text:p>
      <text:p text:style-name="P3"><text:span text:style-name="T2">512</text:span> adutor</text:p>
      <text:p text:style-name="P3"><text:span text:style-name="T2">513</text:span> aduzir</text:p>
      <text:p text:style-name="P3"><text:span text:style-name="T2">514</text:span> advento</text:p>
      <text:p text:style-name="P3"><text:span text:style-name="T2">515</text:span> adverso</text:p>
      <text:p text:style-name="P3"><text:span text:style-name="T2">516</text:span> advindo</text:p>
      <text:p text:style-name="P3"><text:span text:style-name="T2">521</text:span> advir</text:p>
      <text:p text:style-name="P3"><text:span text:style-name="T2">522</text:span> advogar</text:p>
      <text:p text:style-name="P3"><text:span text:style-name="T2">523</text:span> ae</text:p>
      <text:p text:style-name="P3"><text:span text:style-name="T2">524</text:span> af</text:p>
      <text:p text:style-name="P3"><text:span text:style-name="T2">525</text:span> afagar</text:p>
      <text:p text:style-name="P3"><text:span text:style-name="T2">526</text:span> afago</text:p>
      <text:p text:style-name="P3"><text:span text:style-name="T2">531</text:span> afamado</text:p>
      <text:p text:style-name="P3"><text:span text:style-name="T2">532</text:span> afasia</text:p>
      <text:p text:style-name="P3"><text:span text:style-name="T2">533</text:span> afastar</text:p>
      <text:p text:style-name="P3"><text:span text:style-name="T2">534</text:span> afazer</text:p>
      <text:p text:style-name="P3"><text:span text:style-name="T2">535</text:span> afectar</text:p>
      <text:p text:style-name="P3"><text:span text:style-name="T2">536</text:span> afecto</text:p>
      <text:p text:style-name="P3"><text:span text:style-name="T2">541</text:span> afeito</text:p>
      <text:p text:style-name="P3"><text:span text:style-name="T2">542</text:span> aferir</text:p>
      <text:p text:style-name="P3"><text:span text:style-name="T2">543</text:span> afiado</text:p>
      <text:p text:style-name="P3"><text:span text:style-name="T2">544</text:span> afiar</text:p>
      <text:p text:style-name="P3"><text:span text:style-name="T2">545</text:span> afilado</text:p>
      <text:p text:style-name="P3"><text:span text:style-name="T2">546</text:span> afim</text:p>
      <text:p text:style-name="P3"><text:span text:style-name="T2">551</text:span> afinado</text:p>
      <text:p text:style-name="P3"><text:span text:style-name="T2">552</text:span> afinal</text:p>
      <text:p text:style-name="P3"><text:span text:style-name="T2">553</text:span> afinar</text:p>
      <text:p text:style-name="P3"><text:span text:style-name="T2">554</text:span> afinco</text:p>
      <text:p text:style-name="P3"><text:span text:style-name="T2">555</text:span> afirmar</text:p>
      <text:p text:style-name="P3"><text:span text:style-name="T2">556</text:span> afixado</text:p>
      <text:p text:style-name="P3"><text:span text:style-name="T2">561</text:span> afixar</text:p>
      <text:p text:style-name="P3"><text:span text:style-name="T2">562</text:span> afligir</text:p>
      <text:p text:style-name="P3"><text:span text:style-name="T2">563</text:span> aflito</text:p>
      <text:p text:style-name="P3"><text:span text:style-name="T2">564</text:span> aflorar</text:p>
      <text:p text:style-name="P3"><text:span text:style-name="T2">565</text:span> afluir</text:p>
      <text:p text:style-name="P3"><text:span text:style-name="T2">566</text:span> afluxo</text:p>
      <text:p text:style-name="P3"><text:span text:style-name="T2">611</text:span> afogado</text:p>
      <text:p text:style-name="P3"><text:span text:style-name="T2">612</text:span> afogar</text:p>
      <text:p text:style-name="P3"><text:span text:style-name="T2">613</text:span> afoitar</text:p>
      <text:p text:style-name="P3"><text:span text:style-name="T2">614</text:span> afoito</text:p>
      <text:p text:style-name="P3"><text:span text:style-name="T2">615</text:span> afora</text:p>
      <text:p text:style-name="P3"><text:span text:style-name="T2">616</text:span> afresco</text:p>
      <text:p text:style-name="P3"><text:span text:style-name="T2">621</text:span> afronta</text:p>
      <text:p text:style-name="P3"><text:span text:style-name="T2">622</text:span> after</text:p>
      <text:p text:style-name="P3"><text:span text:style-name="T2">623</text:span> aftoso</text:p>
      <text:p text:style-name="P3"><text:span text:style-name="T2">624</text:span> afundar</text:p>
      <text:p text:style-name="P3"><text:span text:style-name="T2">625</text:span> ag</text:p>
      <text:p text:style-name="P3"><text:span text:style-name="T2">626</text:span> Ag</text:p>
      <text:p text:style-name="P3"><text:span text:style-name="T2">631</text:span> agachar</text:p>
      <text:p text:style-name="P3"><text:span text:style-name="T2">632</text:span> agarrar</text:p>
      <text:p text:style-name="P3"><text:span text:style-name="T2">633</text:span> agenda</text:p>
      <text:p text:style-name="P3"><text:span text:style-name="T2">634</text:span> agendar</text:p>
      <text:p text:style-name="P3"><text:span text:style-name="T2">635</text:span> agente</text:p>
      <text:p text:style-name="P3"><text:span text:style-name="T2">636</text:span> agir</text:p>
      <text:p text:style-name="P3"><text:span text:style-name="T2">641</text:span> agitado</text:p>
      <text:p text:style-name="P3"><text:span text:style-name="T2">642</text:span> agitar</text:p>
      <text:p text:style-name="P3"><text:span text:style-name="T2">643</text:span> agoiro</text:p>
      <text:p text:style-name="P3"><text:span text:style-name="T2">644</text:span> agonia</text:p>
      <text:p text:style-name="P3"><text:span text:style-name="T2">645</text:span> agora</text:p>
      <text:p text:style-name="P3"><text:span text:style-name="T2">646</text:span> agouro</text:p>
      <text:p text:style-name="P3"><text:span text:style-name="T2">651</text:span> agradar</text:p>
      <text:p text:style-name="P3"><text:span text:style-name="T2">652</text:span> agrar</text:p>
      <text:p text:style-name="P3"><text:span text:style-name="T2">653</text:span> agravar</text:p>
      <text:p text:style-name="P3"><text:span text:style-name="T2">654</text:span> agravo</text:p>
      <text:p text:style-name="P3"><text:span text:style-name="T2">655</text:span> agredir</text:p>
      <text:p text:style-name="P3"><text:span text:style-name="T2">656</text:span> agregar</text:p>
      <text:p text:style-name="P3"><text:span text:style-name="T2">661</text:span> agreste</text:p>
      <text:p text:style-name="P3"><text:span text:style-name="T2">662</text:span> agro</text:p>
      <text:p text:style-name="P3"><text:span text:style-name="T2">663</text:span> agrupar</text:p>
      <text:p text:style-name="P3"><text:span text:style-name="T2">664</text:span> agrura</text:p>
      <text:p text:style-name="P3"><text:span text:style-name="T2">665</text:span> aguado</text:p>
      <text:p text:style-name="P3"><text:span text:style-name="T2">666</text:span> aguar</text:p>
      <text:p text:style-name="P3"><text:soft-page-break/><text:span text:style-name="T2">111</text:span> agudeza</text:p>
      <text:p text:style-name="P3"><text:span text:style-name="T2">112</text:span> agudo</text:p>
      <text:p text:style-name="P3"><text:span text:style-name="T2">113</text:span> aguiar</text:p>
      <text:p text:style-name="P3"><text:span text:style-name="T2">114</text:span> agulha</text:p>
      <text:p text:style-name="P3"><text:span text:style-name="T2">115</text:span> ah</text:p>
      <text:p text:style-name="P3"><text:span text:style-name="T2">116</text:span> ai</text:p>
      <text:p text:style-name="P3"><text:span text:style-name="T2">121</text:span> ainda</text:p>
      <text:p text:style-name="P3"><text:span text:style-name="T2">122</text:span> aio</text:p>
      <text:p text:style-name="P3"><text:span text:style-name="T2">123</text:span> airoso</text:p>
      <text:p text:style-name="P3"><text:span text:style-name="T2">124</text:span> aj</text:p>
      <text:p text:style-name="P3"><text:span text:style-name="T2">125</text:span> ajeitar</text:p>
      <text:p text:style-name="P3"><text:span text:style-name="T2">126</text:span> ajuda</text:p>
      <text:p text:style-name="P3"><text:span text:style-name="T2">131</text:span> ajudar</text:p>
      <text:p text:style-name="P3"><text:span text:style-name="T2">132</text:span> ajuizar</text:p>
      <text:p text:style-name="P3"><text:span text:style-name="T2">133</text:span> ajuntar</text:p>
      <text:p text:style-name="P3"><text:span text:style-name="T2">134</text:span> ajustar</text:p>
      <text:p text:style-name="P3"><text:span text:style-name="T2">135</text:span> ajuste</text:p>
      <text:p text:style-name="P3"><text:span text:style-name="T2">136</text:span> ak</text:p>
      <text:p text:style-name="P3"><text:span text:style-name="T2">141</text:span> Al</text:p>
      <text:p text:style-name="P3"><text:span text:style-name="T2">142</text:span> AL</text:p>
      <text:p text:style-name="P3"><text:span text:style-name="T2">143</text:span> ala</text:p>
      <text:p text:style-name="P3"><text:span text:style-name="T2">144</text:span> alado</text:p>
      <text:p text:style-name="P3"><text:span text:style-name="T2">145</text:span> alagado</text:p>
      <text:p text:style-name="P3"><text:span text:style-name="T2">146</text:span> alagar</text:p>
      <text:p text:style-name="P3"><text:span text:style-name="T2">151</text:span> alameda</text:p>
      <text:p text:style-name="P3"><text:span text:style-name="T2">152</text:span> alar</text:p>
      <text:p text:style-name="P3"><text:span text:style-name="T2">153</text:span> alarde</text:p>
      <text:p text:style-name="P3"><text:span text:style-name="T2">154</text:span> alargar</text:p>
      <text:p text:style-name="P3"><text:span text:style-name="T2">155</text:span> alarido</text:p>
      <text:p text:style-name="P3"><text:span text:style-name="T2">156</text:span> alarmar</text:p>
      <text:p text:style-name="P3"><text:span text:style-name="T2">161</text:span> alarme</text:p>
      <text:p text:style-name="P3"><text:span text:style-name="T2">162</text:span> alba</text:p>
      <text:p text:style-name="P3"><text:span text:style-name="T2">163</text:span> albarda</text:p>
      <text:p text:style-name="P3"><text:span text:style-name="T2">164</text:span> albino</text:p>
      <text:p text:style-name="P3"><text:span text:style-name="T2">165</text:span> alcaide</text:p>
      <text:p text:style-name="P3"><text:span text:style-name="T2">166</text:span> alcance</text:p>
      <text:p text:style-name="P3"><text:span text:style-name="T2">211</text:span> alcova</text:p>
      <text:p text:style-name="P3"><text:span text:style-name="T2">212</text:span> alcunha</text:p>
      <text:p text:style-name="P3"><text:span text:style-name="T2">213</text:span> aldeia</text:p>
      <text:p text:style-name="P3"><text:span text:style-name="T2">214</text:span> alecrim</text:p>
      <text:p text:style-name="P3"><text:span text:style-name="T2">215</text:span> alegado</text:p>
      <text:p text:style-name="P3"><text:span text:style-name="T2">216</text:span> alegar</text:p>
      <text:p text:style-name="P3"><text:span text:style-name="T2">221</text:span> alegrar</text:p>
      <text:p text:style-name="P3"><text:span text:style-name="T2">222</text:span> alegre</text:p>
      <text:p text:style-name="P3"><text:span text:style-name="T2">223</text:span> alegria</text:p>
      <text:p text:style-name="P3"><text:span text:style-name="T2">224</text:span> aleijar</text:p>
      <text:p text:style-name="P3"><text:span text:style-name="T2">225</text:span> aleluia</text:p>
      <text:p text:style-name="P3"><text:span text:style-name="T2">226</text:span> alento</text:p>
      <text:p text:style-name="P3"><text:span text:style-name="T2">231</text:span> alergia</text:p>
      <text:p text:style-name="P3"><text:span text:style-name="T2">232</text:span> alerta</text:p>
      <text:p text:style-name="P3"><text:span text:style-name="T2">233</text:span> alertar</text:p>
      <text:p text:style-name="P3"><text:span text:style-name="T2">234</text:span> alerto</text:p>
      <text:p text:style-name="P3"><text:span text:style-name="T2">235</text:span> alfa</text:p>
      <text:p text:style-name="P3"><text:span text:style-name="T2">236</text:span> alface</text:p>
      <text:p text:style-name="P3"><text:span text:style-name="T2">241</text:span> alfaia</text:p>
      <text:p text:style-name="P3"><text:span text:style-name="T2">242</text:span> alferes</text:p>
      <text:p text:style-name="P3"><text:span text:style-name="T2">243</text:span> alforge</text:p>
      <text:p text:style-name="P3"><text:span text:style-name="T2">244</text:span> alga</text:p>
      <text:p text:style-name="P3"><text:span text:style-name="T2">245</text:span> algema</text:p>
      <text:p text:style-name="P3"><text:span text:style-name="T2">246</text:span> algo</text:p>
      <text:p text:style-name="P3"><text:span text:style-name="T2">251</text:span> algoz</text:p>
      <text:p text:style-name="P3"><text:span text:style-name="T2">252</text:span> algum</text:p>
      <text:p text:style-name="P3"><text:span text:style-name="T2">253</text:span> algures</text:p>
      <text:p text:style-name="P3"><text:span text:style-name="T2">254</text:span> alheado</text:p>
      <text:p text:style-name="P3"><text:span text:style-name="T2">255</text:span> alhear</text:p>
      <text:p text:style-name="P3"><text:span text:style-name="T2">256</text:span> alheio</text:p>
      <text:p text:style-name="P3"><text:span text:style-name="T2">261</text:span> alho</text:p>
      <text:p text:style-name="P3"><text:span text:style-name="T2">262</text:span> ali</text:p>
      <text:p text:style-name="P3"><text:span text:style-name="T2">263</text:span> aliado</text:p>
      <text:p text:style-name="P3"><text:span text:style-name="T2">264</text:span> aliar</text:p>
      <text:p text:style-name="P3"><text:span text:style-name="T2">265</text:span> aliciar</text:p>
      <text:p text:style-name="P3"><text:span text:style-name="T2">266</text:span> alienar</text:p>
      <text:p text:style-name="P3"><text:span text:style-name="T2">311</text:span> alijar</text:p>
      <text:p text:style-name="P3"><text:span text:style-name="T2">312</text:span> alinhar</text:p>
      <text:p text:style-name="P3"><text:span text:style-name="T2">313</text:span> alisar</text:p>
      <text:p text:style-name="P3"><text:span text:style-name="T2">314</text:span> alistar</text:p>
      <text:p text:style-name="P3"><text:span text:style-name="T2">315</text:span> aliviar</text:p>
      <text:p text:style-name="P3"><text:span text:style-name="T2">316</text:span> all</text:p>
      <text:p text:style-name="P3"><text:span text:style-name="T2">321</text:span> alma</text:p>
      <text:p text:style-name="P3"><text:span text:style-name="T2">322</text:span> almeida</text:p>
      <text:p text:style-name="P3"><text:span text:style-name="T2">323</text:span> almejar</text:p>
      <text:p text:style-name="P3"><text:span text:style-name="T2">324</text:span> alojado</text:p>
      <text:p text:style-name="P3"><text:span text:style-name="T2">325</text:span> alojar</text:p>
      <text:p text:style-name="P3"><text:span text:style-name="T2">326</text:span> alongar</text:p>
      <text:p text:style-name="P3"><text:span text:style-name="T2">331</text:span> alonso</text:p>
      <text:p text:style-name="P3"><text:span text:style-name="T2">332</text:span> alpaca</text:p>
      <text:p text:style-name="P3"><text:span text:style-name="T2">333</text:span> alpes</text:p>
      <text:p text:style-name="P3"><text:span text:style-name="T2">334</text:span> altar</text:p>
      <text:p text:style-name="P3"><text:span text:style-name="T2">335</text:span> altear</text:p>
      <text:p text:style-name="P3"><text:span text:style-name="T2">336</text:span> alterar</text:p>
      <text:p text:style-name="P3"><text:span text:style-name="T2">341</text:span> alteza</text:p>
      <text:p text:style-name="P3"><text:span text:style-name="T2">342</text:span> altivez</text:p>
      <text:p text:style-name="P3"><text:span text:style-name="T2">343</text:span> altivo</text:p>
      <text:p text:style-name="P3"><text:span text:style-name="T2">344</text:span> alto</text:p>
      <text:p text:style-name="P3"><text:span text:style-name="T2">345</text:span> altura</text:p>
      <text:p text:style-name="P3"><text:span text:style-name="T2">346</text:span> aludir</text:p>
      <text:p text:style-name="P3"><text:span text:style-name="T2">351</text:span> alugar</text:p>
      <text:p text:style-name="P3"><text:span text:style-name="T2">352</text:span> aluguel</text:p>
      <text:p text:style-name="P3"><text:span text:style-name="T2">353</text:span> aluguer</text:p>
      <text:p text:style-name="P3"><text:span text:style-name="T2">354</text:span> alumiar</text:p>
      <text:p text:style-name="P3"><text:span text:style-name="T2">355</text:span> aluna</text:p>
      <text:p text:style-name="P3"><text:span text:style-name="T2">356</text:span> aluno</text:p>
      <text:p text:style-name="P3"><text:span text:style-name="T2">361</text:span> alusivo</text:p>
      <text:p text:style-name="P3"><text:span text:style-name="T2">362</text:span> alvar</text:p>
      <text:p text:style-name="P3"><text:span text:style-name="T2">363</text:span> alvejar</text:p>
      <text:p text:style-name="P3"><text:span text:style-name="T2">364</text:span> alvitre</text:p>
      <text:p text:style-name="P3"><text:span text:style-name="T2">365</text:span> alvo</text:p>
      <text:p text:style-name="P3"><text:span text:style-name="T2">366</text:span> alvor</text:p>
      <text:p text:style-name="P3"><text:span text:style-name="T2">411</text:span> alvura</text:p>
      <text:p text:style-name="P3"><text:span text:style-name="T2">412</text:span> AM</text:p>
      <text:p text:style-name="P3"><text:span text:style-name="T2">413</text:span> Am</text:p>
      <text:p text:style-name="P3"><text:span text:style-name="T2">414</text:span> ama</text:p>
      <text:p text:style-name="P3"><text:span text:style-name="T2">415</text:span> amaciar</text:p>
      <text:p text:style-name="P3"><text:span text:style-name="T2">416</text:span> amado</text:p>
      <text:p text:style-name="P3"><text:span text:style-name="T2">421</text:span> amador</text:p>
      <text:p text:style-name="P3"><text:span text:style-name="T2">422</text:span> amadora</text:p>
      <text:p text:style-name="P3"><text:span text:style-name="T2">423</text:span> amainar</text:p>
      <text:p text:style-name="P3"><text:span text:style-name="T2">424</text:span> amanhar</text:p>
      <text:p text:style-name="P3"><text:span text:style-name="T2">425</text:span> amanho</text:p>
      <text:p text:style-name="P3"><text:span text:style-name="T2">426</text:span> amansar</text:p>
      <text:p text:style-name="P3"><text:span text:style-name="T2">431</text:span> amante</text:p>
      <text:p text:style-name="P3"><text:span text:style-name="T2">432</text:span> amapola</text:p>
      <text:p text:style-name="P3"><text:span text:style-name="T2">433</text:span> amar</text:p>
      <text:p text:style-name="P3"><text:span text:style-name="T2">434</text:span> amarelo</text:p>
      <text:p text:style-name="P3"><text:span text:style-name="T2">435</text:span> amargar</text:p>
      <text:p text:style-name="P3"><text:span text:style-name="T2">436</text:span> amargo</text:p>
      <text:p text:style-name="P3"><text:span text:style-name="T2">441</text:span> amargor</text:p>
      <text:p text:style-name="P3"><text:span text:style-name="T2">442</text:span> amarra</text:p>
      <text:p text:style-name="P3"><text:span text:style-name="T2">443</text:span> amarrar</text:p>
      <text:p text:style-name="P3"><text:span text:style-name="T2">444</text:span> amassar</text:p>
      <text:p text:style-name="P3"><text:span text:style-name="T2">445</text:span> amazona</text:p>
      <text:p text:style-name="P3"><text:span text:style-name="T2">446</text:span> ambos</text:p>
      <text:p text:style-name="P3"><text:span text:style-name="T2">451</text:span> ameba</text:p>
      <text:p text:style-name="P3"><text:span text:style-name="T2">452</text:span> ameia</text:p>
      <text:p text:style-name="P3"><text:span text:style-name="T2">453</text:span> ameixa</text:p>
      <text:p text:style-name="P3"><text:span text:style-name="T2">454</text:span> ameno</text:p>
      <text:p text:style-name="P3"><text:span text:style-name="T2">455</text:span> amianto</text:p>
      <text:p text:style-name="P3"><text:span text:style-name="T2">456</text:span> amido</text:p>
      <text:p text:style-name="P3"><text:span text:style-name="T2">461</text:span> amiga</text:p>
      <text:p text:style-name="P3"><text:span text:style-name="T2">462</text:span> amigo</text:p>
      <text:p text:style-name="P3"><text:span text:style-name="T2">463</text:span> amiudar</text:p>
      <text:p text:style-name="P3"><text:span text:style-name="T2">464</text:span> amizade</text:p>
      <text:p text:style-name="P3"><text:span text:style-name="T2">465</text:span> amo</text:p>
      <text:p text:style-name="P3"><text:span text:style-name="T2">466</text:span> amolar</text:p>
      <text:p text:style-name="P3"><text:span text:style-name="T2">511</text:span> amor</text:p>
      <text:p text:style-name="P3"><text:span text:style-name="T2">512</text:span> amora</text:p>
      <text:p text:style-name="P3"><text:span text:style-name="T2">513</text:span> amorfo</text:p>
      <text:p text:style-name="P3"><text:span text:style-name="T2">514</text:span> amoroso</text:p>
      <text:p text:style-name="P3"><text:span text:style-name="T2">515</text:span> amostra</text:p>
      <text:p text:style-name="P3"><text:span text:style-name="T2">516</text:span> amparar</text:p>
      <text:p text:style-name="P3"><text:span text:style-name="T2">521</text:span> amparo</text:p>
      <text:p text:style-name="P3"><text:span text:style-name="T2">522</text:span> ampere</text:p>
      <text:p text:style-name="P3"><text:span text:style-name="T2">523</text:span> ampliar</text:p>
      <text:p text:style-name="P3"><text:span text:style-name="T2">524</text:span> amplo</text:p>
      <text:p text:style-name="P3"><text:span text:style-name="T2">525</text:span> ampola</text:p>
      <text:p text:style-name="P3"><text:span text:style-name="T2">526</text:span> amuado</text:p>
      <text:p text:style-name="P3"><text:span text:style-name="T2">531</text:span> amuar</text:p>
      <text:p text:style-name="P3"><text:span text:style-name="T2">532</text:span> amuleto</text:p>
      <text:p text:style-name="P3"><text:span text:style-name="T2">533</text:span> amuo</text:p>
      <text:p text:style-name="P3"><text:span text:style-name="T2">534</text:span> amurada</text:p>
      <text:p text:style-name="P3"><text:span text:style-name="T2">535</text:span> an</text:p>
      <text:p text:style-name="P3"><text:span text:style-name="T2">536</text:span> anais</text:p>
      <text:p text:style-name="P3"><text:span text:style-name="T2">541</text:span> anal</text:p>
      <text:p text:style-name="P3"><text:span text:style-name="T2">542</text:span> anca</text:p>
      <text:p text:style-name="P3"><text:span text:style-name="T2">543</text:span> ancinho</text:p>
      <text:p text:style-name="P3"><text:span text:style-name="T2">544</text:span> ancorar</text:p>
      <text:p text:style-name="P3"><text:span text:style-name="T2">545</text:span> and</text:p>
      <text:p text:style-name="P3"><text:span text:style-name="T2">546</text:span> anda</text:p>
      <text:p text:style-name="P3"><text:span text:style-name="T2">551</text:span> andaime</text:p>
      <text:p text:style-name="P3"><text:span text:style-name="T2">552</text:span> andaluz</text:p>
      <text:p text:style-name="P3"><text:span text:style-name="T2">553</text:span> andante</text:p>
      <text:p text:style-name="P3"><text:span text:style-name="T2">554</text:span> andar</text:p>
      <text:p text:style-name="P3"><text:span text:style-name="T2">555</text:span> andas</text:p>
      <text:p text:style-name="P3"><text:span text:style-name="T2">556</text:span> andebol</text:p>
      <text:p text:style-name="P3"><text:span text:style-name="T2">561</text:span> andino</text:p>
      <text:p text:style-name="P3"><text:span text:style-name="T2">562</text:span> andor</text:p>
      <text:p text:style-name="P3"><text:span text:style-name="T2">563</text:span> anedota</text:p>
      <text:p text:style-name="P3"><text:span text:style-name="T2">564</text:span> anel</text:p>
      <text:p text:style-name="P3"><text:span text:style-name="T2">565</text:span> anemia</text:p>
      <text:p text:style-name="P3"><text:span text:style-name="T2">566</text:span> anexado</text:p>
      <text:p text:style-name="P3"><text:span text:style-name="T2">611</text:span> anexar</text:p>
      <text:p text:style-name="P3"><text:span text:style-name="T2">612</text:span> anexo</text:p>
      <text:p text:style-name="P3"><text:span text:style-name="T2">613</text:span> angico</text:p>
      <text:p text:style-name="P3"><text:span text:style-name="T2">614</text:span> angina</text:p>
      <text:p text:style-name="P3"><text:span text:style-name="T2">615</text:span> anglo</text:p>
      <text:p text:style-name="P3"><text:span text:style-name="T2">616</text:span> angola</text:p>
      <text:p text:style-name="P3"><text:span text:style-name="T2">621</text:span> angolar</text:p>
      <text:p text:style-name="P3"><text:span text:style-name="T2">622</text:span> angular</text:p>
      <text:p text:style-name="P3"><text:span text:style-name="T2">623</text:span> anhembi</text:p>
      <text:p text:style-name="P3"><text:span text:style-name="T2">624</text:span> anidro</text:p>
      <text:p text:style-name="P3"><text:span text:style-name="T2">625</text:span> anil</text:p>
      <text:p text:style-name="P3"><text:span text:style-name="T2">626</text:span> animado</text:p>
      <text:p text:style-name="P3"><text:span text:style-name="T2">631</text:span> animal</text:p>
      <text:p text:style-name="P3"><text:span text:style-name="T2">632</text:span> animar</text:p>
      <text:p text:style-name="P3"><text:span text:style-name="T2">633</text:span> aninhar</text:p>
      <text:p text:style-name="P3"><text:span text:style-name="T2">634</text:span> anistia</text:p>
      <text:p text:style-name="P3"><text:span text:style-name="T2">635</text:span> anjinho</text:p>
      <text:p text:style-name="P3"><text:span text:style-name="T2">636</text:span> anjo</text:p>
      <text:p text:style-name="P3"><text:span text:style-name="T2">641</text:span> ano</text:p>
      <text:p text:style-name="P3"><text:span text:style-name="T2">642</text:span> anormal</text:p>
      <text:p text:style-name="P3"><text:span text:style-name="T2">643</text:span> anotado</text:p>
      <text:p text:style-name="P3"><text:span text:style-name="T2">644</text:span> anotar</text:p>
      <text:p text:style-name="P3"><text:span text:style-name="T2">645</text:span> anseio</text:p>
      <text:p text:style-name="P3"><text:span text:style-name="T2">646</text:span> ansiado</text:p>
      <text:p text:style-name="P3"><text:span text:style-name="T2">651</text:span> ansiar</text:p>
      <text:p text:style-name="P3"><text:span text:style-name="T2">652</text:span> ansioso</text:p>
      <text:p text:style-name="P3"><text:span text:style-name="T2">653</text:span> ante</text:p>
      <text:p text:style-name="P3"><text:span text:style-name="T2">654</text:span> antena</text:p>
      <text:p text:style-name="P3"><text:span text:style-name="T2">655</text:span> antera</text:p>
      <text:p text:style-name="P3"><text:span text:style-name="T2">656</text:span> antes</text:p>
      <text:p text:style-name="P3"><text:span text:style-name="T2">661</text:span> antever</text:p>
      <text:p text:style-name="P3"><text:span text:style-name="T2">662</text:span> anti</text:p>
      <text:p text:style-name="P3"><text:span text:style-name="T2">663</text:span> antigo</text:p>
      <text:p text:style-name="P3"><text:span text:style-name="T2">664</text:span> antraz</text:p>
      <text:p text:style-name="P3"><text:span text:style-name="T2">665</text:span> antro</text:p>
      <text:p text:style-name="P3"><text:span text:style-name="T2">666</text:span> anual</text:p>
      <text:p text:style-name="P3"><text:soft-page-break/><text:span text:style-name="T2">111</text:span> anuir</text:p>
      <text:p text:style-name="P3"><text:span text:style-name="T2">112</text:span> anulado</text:p>
      <text:p text:style-name="P3"><text:span text:style-name="T2">113</text:span> anular</text:p>
      <text:p text:style-name="P3"><text:span text:style-name="T2">114</text:span> anzol</text:p>
      <text:p text:style-name="P3"><text:span text:style-name="T2">115</text:span> ao</text:p>
      <text:p text:style-name="P3"><text:span text:style-name="T2">116</text:span> aorta</text:p>
      <text:p text:style-name="P3"><text:span text:style-name="T2">121</text:span> AP</text:p>
      <text:p text:style-name="P3"><text:span text:style-name="T2">122</text:span> apache</text:p>
      <text:p text:style-name="P3"><text:span text:style-name="T2">123</text:span> apagado</text:p>
      <text:p text:style-name="P3"><text:span text:style-name="T2">124</text:span> apagar</text:p>
      <text:p text:style-name="P3"><text:span text:style-name="T2">125</text:span> apalpar</text:p>
      <text:p text:style-name="P3"><text:span text:style-name="T2">126</text:span> apanhar</text:p>
      <text:p text:style-name="P3"><text:span text:style-name="T2">131</text:span> aparado</text:p>
      <text:p text:style-name="P3"><text:span text:style-name="T2">132</text:span> aparar</text:p>
      <text:p text:style-name="P3"><text:span text:style-name="T2">133</text:span> aparato</text:p>
      <text:p text:style-name="P3"><text:span text:style-name="T2">134</text:span> aparo</text:p>
      <text:p text:style-name="P3"><text:span text:style-name="T2">135</text:span> apartar</text:p>
      <text:p text:style-name="P3"><text:span text:style-name="T2">136</text:span> aparte</text:p>
      <text:p text:style-name="P3"><text:span text:style-name="T2">141</text:span> apatia</text:p>
      <text:p text:style-name="P3"><text:span text:style-name="T2">142</text:span> ape</text:p>
      <text:p text:style-name="P3"><text:span text:style-name="T2">143</text:span> apear</text:p>
      <text:p text:style-name="P3"><text:span text:style-name="T2">144</text:span> apegado</text:p>
      <text:p text:style-name="P3"><text:span text:style-name="T2">145</text:span> apegar</text:p>
      <text:p text:style-name="P3"><text:span text:style-name="T2">146</text:span> apego</text:p>
      <text:p text:style-name="P3"><text:span text:style-name="T2">151</text:span> apelar</text:p>
      <text:p text:style-name="P3"><text:span text:style-name="T2">152</text:span> apelido</text:p>
      <text:p text:style-name="P3"><text:span text:style-name="T2">153</text:span> apelo</text:p>
      <text:p text:style-name="P3"><text:span text:style-name="T2">154</text:span> apenas</text:p>
      <text:p text:style-name="P3"><text:span text:style-name="T2">155</text:span> apertar</text:p>
      <text:p text:style-name="P3"><text:span text:style-name="T2">156</text:span> aperto</text:p>
      <text:p text:style-name="P3"><text:span text:style-name="T2">161</text:span> apesar</text:p>
      <text:p text:style-name="P3"><text:span text:style-name="T2">162</text:span> apetite</text:p>
      <text:p text:style-name="P3"><text:span text:style-name="T2">163</text:span> apical</text:p>
      <text:p text:style-name="P3"><text:span text:style-name="T2">164</text:span> apiedar</text:p>
      <text:p text:style-name="P3"><text:span text:style-name="T2">165</text:span> apinhar</text:p>
      <text:p text:style-name="P3"><text:span text:style-name="T2">166</text:span> apitar</text:p>
      <text:p text:style-name="P3"><text:span text:style-name="T2">211</text:span> apito</text:p>
      <text:p text:style-name="P3"><text:span text:style-name="T2">212</text:span> aplacar</text:p>
      <text:p text:style-name="P3"><text:span text:style-name="T2">213</text:span> aplauso</text:p>
      <text:p text:style-name="P3"><text:span text:style-name="T2">214</text:span> aplicar</text:p>
      <text:p text:style-name="P3"><text:span text:style-name="T2">215</text:span> apogeu</text:p>
      <text:p text:style-name="P3"><text:span text:style-name="T2">216</text:span> apoiar</text:p>
      <text:p text:style-name="P3"><text:span text:style-name="T2">221</text:span> apoio</text:p>
      <text:p text:style-name="P3"><text:span text:style-name="T2">222</text:span> apontar</text:p>
      <text:p text:style-name="P3"><text:span text:style-name="T2">223</text:span> aportar</text:p>
      <text:p text:style-name="P3"><text:span text:style-name="T2">224</text:span> apossar</text:p>
      <text:p text:style-name="P3"><text:span text:style-name="T2">225</text:span> aposta</text:p>
      <text:p text:style-name="P3"><text:span text:style-name="T2">226</text:span> apostar</text:p>
      <text:p text:style-name="P3"><text:span text:style-name="T2">231</text:span> aprazer</text:p>
      <text:p text:style-name="P3"><text:span text:style-name="T2">232</text:span> aprovar</text:p>
      <text:p text:style-name="P3"><text:span text:style-name="T2">233</text:span> aprumar</text:p>
      <text:p text:style-name="P3"><text:span text:style-name="T2">234</text:span> aprumo</text:p>
      <text:p text:style-name="P3"><text:span text:style-name="T2">235</text:span> apto</text:p>
      <text:p text:style-name="P3"><text:span text:style-name="T2">236</text:span> apurado</text:p>
      <text:p text:style-name="P3"><text:span text:style-name="T2">241</text:span> apurar</text:p>
      <text:p text:style-name="P3"><text:span text:style-name="T2">242</text:span> apuro</text:p>
      <text:p text:style-name="P3"><text:span text:style-name="T2">243</text:span> aq</text:p>
      <text:p text:style-name="P3"><text:span text:style-name="T2">244</text:span> aquando</text:p>
      <text:p text:style-name="P3"><text:span text:style-name="T2">245</text:span> aquase</text:p>
      <text:p text:style-name="P3"><text:span text:style-name="T2">246</text:span> aquecer</text:p>
      <text:p text:style-name="P3"><text:span text:style-name="T2">251</text:span> aquele</text:p>
      <text:p text:style-name="P3"><text:span text:style-name="T2">252</text:span> aqui</text:p>
      <text:p text:style-name="P3"><text:span text:style-name="T2">253</text:span> aquilo</text:p>
      <text:p text:style-name="P3"><text:span text:style-name="T2">254</text:span> aquoso</text:p>
      <text:p text:style-name="P3"><text:span text:style-name="T2">255</text:span> ar</text:p>
      <text:p text:style-name="P3"><text:span text:style-name="T2">256</text:span> Ar</text:p>
      <text:p text:style-name="P3"><text:span text:style-name="T2">261</text:span> ara</text:p>
      <text:p text:style-name="P3"><text:span text:style-name="T2">262</text:span> arado</text:p>
      <text:p text:style-name="P3"><text:span text:style-name="T2">263</text:span> aragem</text:p>
      <text:p text:style-name="P3"><text:span text:style-name="T2">264</text:span> arame</text:p>
      <text:p text:style-name="P3"><text:span text:style-name="T2">265</text:span> aranha</text:p>
      <text:p text:style-name="P3"><text:span text:style-name="T2">266</text:span> arara</text:p>
      <text:p text:style-name="P3"><text:span text:style-name="T2">311</text:span> arauto</text:p>
      <text:p text:style-name="P3"><text:span text:style-name="T2">312</text:span> arbusto</text:p>
      <text:p text:style-name="P3"><text:span text:style-name="T2">313</text:span> arca</text:p>
      <text:p text:style-name="P3"><text:span text:style-name="T2">314</text:span> arcada</text:p>
      <text:p text:style-name="P3"><text:span text:style-name="T2">315</text:span> arcaico</text:p>
      <text:p text:style-name="P3"><text:span text:style-name="T2">316</text:span> arcanjo</text:p>
      <text:p text:style-name="P3"><text:span text:style-name="T2">321</text:span> arcar</text:p>
      <text:p text:style-name="P3"><text:span text:style-name="T2">322</text:span> archote</text:p>
      <text:p text:style-name="P3"><text:span text:style-name="T2">323</text:span> arco</text:p>
      <text:p text:style-name="P3"><text:span text:style-name="T2">324</text:span> ardente</text:p>
      <text:p text:style-name="P3"><text:span text:style-name="T2">325</text:span> arder</text:p>
      <text:p text:style-name="P3"><text:span text:style-name="T2">326</text:span> ardil</text:p>
      <text:p text:style-name="P3"><text:span text:style-name="T2">331</text:span> ardor</text:p>
      <text:p text:style-name="P3"><text:span text:style-name="T2">332</text:span> areal</text:p>
      <text:p text:style-name="P3"><text:span text:style-name="T2">333</text:span> arear</text:p>
      <text:p text:style-name="P3"><text:span text:style-name="T2">334</text:span> areeiro</text:p>
      <text:p text:style-name="P3"><text:span text:style-name="T2">335</text:span> areia</text:p>
      <text:p text:style-name="P3"><text:span text:style-name="T2">336</text:span> arejado</text:p>
      <text:p text:style-name="P3"><text:span text:style-name="T2">341</text:span> arena</text:p>
      <text:p text:style-name="P3"><text:span text:style-name="T2">342</text:span> arengar</text:p>
      <text:p text:style-name="P3"><text:span text:style-name="T2">343</text:span> arenito</text:p>
      <text:p text:style-name="P3"><text:span text:style-name="T2">344</text:span> arenoso</text:p>
      <text:p text:style-name="P3"><text:span text:style-name="T2">345</text:span> areo</text:p>
      <text:p text:style-name="P3"><text:span text:style-name="T2">346</text:span> aresta</text:p>
      <text:p text:style-name="P3"><text:span text:style-name="T2">351</text:span> arfar</text:p>
      <text:p text:style-name="P3"><text:span text:style-name="T2">352</text:span> argila</text:p>
      <text:p text:style-name="P3"><text:span text:style-name="T2">353</text:span> argola</text:p>
      <text:p text:style-name="P3"><text:span text:style-name="T2">354</text:span> argolar</text:p>
      <text:p text:style-name="P3"><text:span text:style-name="T2">355</text:span> arguido</text:p>
      <text:p text:style-name="P3"><text:span text:style-name="T2">356</text:span> arguto</text:p>
      <text:p text:style-name="P3"><text:span text:style-name="T2">361</text:span> ariano</text:p>
      <text:p text:style-name="P3"><text:span text:style-name="T2">362</text:span> aridez</text:p>
      <text:p text:style-name="P3"><text:span text:style-name="T2">363</text:span> arisco</text:p>
      <text:p text:style-name="P3"><text:span text:style-name="T2">364</text:span> arma</text:p>
      <text:p text:style-name="P3"><text:span text:style-name="T2">365</text:span> armada</text:p>
      <text:p text:style-name="P3"><text:span text:style-name="T2">366</text:span> armado</text:p>
      <text:p text:style-name="P3"><text:span text:style-name="T2">411</text:span> armador</text:p>
      <text:p text:style-name="P3"><text:span text:style-name="T2">412</text:span> armar</text:p>
      <text:p text:style-name="P3"><text:span text:style-name="T2">413</text:span> arneiro</text:p>
      <text:p text:style-name="P3"><text:span text:style-name="T2">414</text:span> aro</text:p>
      <text:p text:style-name="P3"><text:span text:style-name="T2">415</text:span> aroeira</text:p>
      <text:p text:style-name="P3"><text:span text:style-name="T2">416</text:span> aroma</text:p>
      <text:p text:style-name="P3"><text:span text:style-name="T2">421</text:span> arquear</text:p>
      <text:p text:style-name="P3"><text:span text:style-name="T2">422</text:span> arquivo</text:p>
      <text:p text:style-name="P3"><text:span text:style-name="T2">423</text:span> arraial</text:p>
      <text:p text:style-name="P3"><text:span text:style-name="T2">424</text:span> arranco</text:p>
      <text:p text:style-name="P3"><text:span text:style-name="T2">425</text:span> arranjo</text:p>
      <text:p text:style-name="P3"><text:span text:style-name="T2">426</text:span> arrasar</text:p>
      <text:p text:style-name="P3"><text:span text:style-name="T2">431</text:span> arrasto</text:p>
      <text:p text:style-name="P3"><text:span text:style-name="T2">432</text:span> arre</text:p>
      <text:p text:style-name="P3"><text:span text:style-name="T2">433</text:span> arredar</text:p>
      <text:p text:style-name="P3"><text:span text:style-name="T2">434</text:span> arredio</text:p>
      <text:p text:style-name="P3"><text:span text:style-name="T2">435</text:span> arredor</text:p>
      <text:p text:style-name="P3"><text:span text:style-name="T2">436</text:span> arreio</text:p>
      <text:p text:style-name="P3"><text:span text:style-name="T2">441</text:span> arrelia</text:p>
      <text:p text:style-name="P3"><text:span text:style-name="T2">442</text:span> arrepio</text:p>
      <text:p text:style-name="P3"><text:span text:style-name="T2">443</text:span> arriar</text:p>
      <text:p text:style-name="P3"><text:span text:style-name="T2">444</text:span> arriba</text:p>
      <text:p text:style-name="P3"><text:span text:style-name="T2">445</text:span> arribar</text:p>
      <text:p text:style-name="P3"><text:span text:style-name="T2">446</text:span> arrimo</text:p>
      <text:p text:style-name="P3"><text:span text:style-name="T2">451</text:span> arroba</text:p>
      <text:p text:style-name="P3"><text:span text:style-name="T2">452</text:span> arrocho</text:p>
      <text:p text:style-name="P3"><text:span text:style-name="T2">453</text:span> arroio</text:p>
      <text:p text:style-name="P3"><text:span text:style-name="T2">454</text:span> arrojar</text:p>
      <text:p text:style-name="P3"><text:span text:style-name="T2">455</text:span> arrojo</text:p>
      <text:p text:style-name="P3"><text:span text:style-name="T2">456</text:span> arromba</text:p>
      <text:p text:style-name="P3"><text:span text:style-name="T2">461</text:span> arrotar</text:p>
      <text:p text:style-name="P3"><text:span text:style-name="T2">462</text:span> arroubo</text:p>
      <text:p text:style-name="P3"><text:span text:style-name="T2">463</text:span> arroz</text:p>
      <text:p text:style-name="P3"><text:span text:style-name="T2">464</text:span> arruado</text:p>
      <text:p text:style-name="P3"><text:span text:style-name="T2">465</text:span> arruda</text:p>
      <text:p text:style-name="P3"><text:span text:style-name="T2">466</text:span> arrumar</text:p>
      <text:p text:style-name="P3"><text:span text:style-name="T2">511</text:span> arsenal</text:p>
      <text:p text:style-name="P3"><text:span text:style-name="T2">512</text:span> art</text:p>
      <text:p text:style-name="P3"><text:span text:style-name="T2">513</text:span> arte</text:p>
      <text:p text:style-name="P3"><text:span text:style-name="T2">514</text:span> artigo</text:p>
      <text:p text:style-name="P3"><text:span text:style-name="T2">515</text:span> artista</text:p>
      <text:p text:style-name="P3"><text:span text:style-name="T2">516</text:span> artrite</text:p>
      <text:p text:style-name="P3"><text:span text:style-name="T2">521</text:span> arvorar</text:p>
      <text:p text:style-name="P3"><text:span text:style-name="T2">522</text:span> arzinho</text:p>
      <text:p text:style-name="P3"><text:span text:style-name="T2">523</text:span> as</text:p>
      <text:p text:style-name="P3"><text:span text:style-name="T2">524</text:span> As</text:p>
      <text:p text:style-name="P3"><text:span text:style-name="T2">525</text:span> asa</text:p>
      <text:p text:style-name="P3"><text:span text:style-name="T2">526</text:span> asas</text:p>
      <text:p text:style-name="P3"><text:span text:style-name="T2">531</text:span> asco</text:p>
      <text:p text:style-name="P3"><text:span text:style-name="T2">532</text:span> asfalto</text:p>
      <text:p text:style-name="P3"><text:span text:style-name="T2">533</text:span> asfixia</text:p>
      <text:p text:style-name="P3"><text:span text:style-name="T2">534</text:span> asilo</text:p>
      <text:p text:style-name="P3"><text:span text:style-name="T2">535</text:span> asma</text:p>
      <text:p text:style-name="P3"><text:span text:style-name="T2">536</text:span> asneira</text:p>
      <text:p text:style-name="P3"><text:span text:style-name="T2">541</text:span> asno</text:p>
      <text:p text:style-name="P3"><text:span text:style-name="T2">542</text:span> aspa</text:p>
      <text:p text:style-name="P3"><text:span text:style-name="T2">543</text:span> aspecto</text:p>
      <text:p text:style-name="P3"><text:span text:style-name="T2">544</text:span> aspirar</text:p>
      <text:p text:style-name="P3"><text:span text:style-name="T2">545</text:span> assado</text:p>
      <text:p text:style-name="P3"><text:span text:style-name="T2">546</text:span> assalto</text:p>
      <text:p text:style-name="P3"><text:span text:style-name="T2">551</text:span> assar</text:p>
      <text:p text:style-name="P3"><text:span text:style-name="T2">552</text:span> assaz</text:p>
      <text:p text:style-name="P3"><text:span text:style-name="T2">553</text:span> asseado</text:p>
      <text:p text:style-name="P3"><text:span text:style-name="T2">554</text:span> asseio</text:p>
      <text:p text:style-name="P3"><text:span text:style-name="T2">555</text:span> assente</text:p>
      <text:p text:style-name="P3"><text:span text:style-name="T2">556</text:span> assento</text:p>
      <text:p text:style-name="P3"><text:span text:style-name="T2">561</text:span> assim</text:p>
      <text:p text:style-name="P3"><text:span text:style-name="T2">562</text:span> assinar</text:p>
      <text:p text:style-name="P3"><text:span text:style-name="T2">563</text:span> assoar</text:p>
      <text:p text:style-name="P3"><text:span text:style-name="T2">564</text:span> assobio</text:p>
      <text:p text:style-name="P3"><text:span text:style-name="T2">565</text:span> assolar</text:p>
      <text:p text:style-name="P3"><text:span text:style-name="T2">566</text:span> assomar</text:p>
      <text:p text:style-name="P3"><text:span text:style-name="T2">611</text:span> assomo</text:p>
      <text:p text:style-name="P3"><text:span text:style-name="T2">612</text:span> assumir</text:p>
      <text:p text:style-name="P3"><text:span text:style-name="T2">613</text:span> assunto</text:p>
      <text:p text:style-name="P3"><text:span text:style-name="T2">614</text:span> asteca</text:p>
      <text:p text:style-name="P3"><text:span text:style-name="T2">615</text:span> astral</text:p>
      <text:p text:style-name="P3"><text:span text:style-name="T2">616</text:span> astro</text:p>
      <text:p text:style-name="P3"><text:span text:style-name="T2">621</text:span> astuto</text:p>
      <text:p text:style-name="P3"><text:span text:style-name="T2">622</text:span> At</text:p>
      <text:p text:style-name="P3"><text:span text:style-name="T2">623</text:span> at</text:p>
      <text:p text:style-name="P3"><text:span text:style-name="T2">624</text:span> atacado</text:p>
      <text:p text:style-name="P3"><text:span text:style-name="T2">625</text:span> atacar</text:p>
      <text:p text:style-name="P3"><text:span text:style-name="T2">626</text:span> atado</text:p>
      <text:p text:style-name="P3"><text:span text:style-name="T2">631</text:span> atalaia</text:p>
      <text:p text:style-name="P3"><text:span text:style-name="T2">632</text:span> atalhar</text:p>
      <text:p text:style-name="P3"><text:span text:style-name="T2">633</text:span> atalho</text:p>
      <text:p text:style-name="P3"><text:span text:style-name="T2">634</text:span> ataque</text:p>
      <text:p text:style-name="P3"><text:span text:style-name="T2">635</text:span> atar</text:p>
      <text:p text:style-name="P3"><text:span text:style-name="T2">636</text:span> atear</text:p>
      <text:p text:style-name="P3"><text:span text:style-name="T2">641</text:span> atelier</text:p>
      <text:p text:style-name="P3"><text:span text:style-name="T2">642</text:span> atender</text:p>
      <text:p text:style-name="P3"><text:span text:style-name="T2">643</text:span> atentar</text:p>
      <text:p text:style-name="P3"><text:span text:style-name="T2">644</text:span> atento</text:p>
      <text:p text:style-name="P3"><text:span text:style-name="T2">645</text:span> atenuar</text:p>
      <text:p text:style-name="P3"><text:span text:style-name="T2">646</text:span> ater</text:p>
      <text:p text:style-name="P3"><text:span text:style-name="T2">651</text:span> aterrar</text:p>
      <text:p text:style-name="P3"><text:span text:style-name="T2">652</text:span> aterro</text:p>
      <text:p text:style-name="P3"><text:span text:style-name="T2">653</text:span> atestar</text:p>
      <text:p text:style-name="P3"><text:span text:style-name="T2">654</text:span> ateu</text:p>
      <text:p text:style-name="P3"><text:span text:style-name="T2">655</text:span> atinar</text:p>
      <text:p text:style-name="P3"><text:span text:style-name="T2">656</text:span> atingir</text:p>
      <text:p text:style-name="P3"><text:span text:style-name="T2">661</text:span> atinjir</text:p>
      <text:p text:style-name="P3"><text:span text:style-name="T2">662</text:span> atirar</text:p>
      <text:p text:style-name="P3"><text:span text:style-name="T2">663</text:span> atitude</text:p>
      <text:p text:style-name="P3"><text:span text:style-name="T2">664</text:span> atlas</text:p>
      <text:p text:style-name="P3"><text:span text:style-name="T2">665</text:span> atleta</text:p>
      <text:p text:style-name="P3"><text:span text:style-name="T2">666</text:span> atol</text:p>
      <text:p text:style-name="P3"><text:soft-page-break/><text:span text:style-name="T2">111</text:span> atolado</text:p>
      <text:p text:style-name="P3"><text:span text:style-name="T2">112</text:span> atolar</text:p>
      <text:p text:style-name="P3"><text:span text:style-name="T2">113</text:span> atracar</text:p>
      <text:p text:style-name="P3"><text:span text:style-name="T2">114</text:span> atrair</text:p>
      <text:p text:style-name="P3"><text:span text:style-name="T2">115</text:span> atrasar</text:p>
      <text:p text:style-name="P3"><text:span text:style-name="T2">116</text:span> atraso</text:p>
      <text:p text:style-name="P3"><text:span text:style-name="T2">121</text:span> atrever</text:p>
      <text:p text:style-name="P3"><text:span text:style-name="T2">122</text:span> atrito</text:p>
      <text:p text:style-name="P3"><text:span text:style-name="T2">123</text:span> atroar</text:p>
      <text:p text:style-name="P3"><text:span text:style-name="T2">124</text:span> atroz</text:p>
      <text:p text:style-name="P3"><text:span text:style-name="T2">125</text:span> atum</text:p>
      <text:p text:style-name="P3"><text:span text:style-name="T2">126</text:span> aturar</text:p>
      <text:p text:style-name="P3"><text:span text:style-name="T2">131</text:span> Au</text:p>
      <text:p text:style-name="P3"><text:span text:style-name="T2">132</text:span> au</text:p>
      <text:p text:style-name="P3"><text:span text:style-name="T2">133</text:span> audaz</text:p>
      <text:p text:style-name="P3"><text:span text:style-name="T2">134</text:span> audio</text:p>
      <text:p text:style-name="P3"><text:span text:style-name="T2">135</text:span> auditor</text:p>
      <text:p text:style-name="P3"><text:span text:style-name="T2">136</text:span> auferir</text:p>
      <text:p text:style-name="P3"><text:span text:style-name="T2">141</text:span> auge</text:p>
      <text:p text:style-name="P3"><text:span text:style-name="T2">142</text:span> augusto</text:p>
      <text:p text:style-name="P3"><text:span text:style-name="T2">143</text:span> aula</text:p>
      <text:p text:style-name="P3"><text:span text:style-name="T2">144</text:span> aulo</text:p>
      <text:p text:style-name="P3"><text:span text:style-name="T2">145</text:span> aumento</text:p>
      <text:p text:style-name="P3"><text:span text:style-name="T2">146</text:span> aura</text:p>
      <text:p text:style-name="P3"><text:span text:style-name="T2">151</text:span> aurora</text:p>
      <text:p text:style-name="P3"><text:span text:style-name="T2">152</text:span> ausente</text:p>
      <text:p text:style-name="P3"><text:span text:style-name="T2">153</text:span> austero</text:p>
      <text:p text:style-name="P3"><text:span text:style-name="T2">154</text:span> austral</text:p>
      <text:p text:style-name="P3"><text:span text:style-name="T2">155</text:span> autarca</text:p>
      <text:p text:style-name="P3"><text:span text:style-name="T2">156</text:span> auto</text:p>
      <text:p text:style-name="P3"><text:span text:style-name="T2">161</text:span> autor</text:p>
      <text:p text:style-name="P3"><text:span text:style-name="T2">162</text:span> autoral</text:p>
      <text:p text:style-name="P3"><text:span text:style-name="T2">163</text:span> autoria</text:p>
      <text:p text:style-name="P3"><text:span text:style-name="T2">164</text:span> autuado</text:p>
      <text:p text:style-name="P3"><text:span text:style-name="T2">165</text:span> aux</text:p>
      <text:p text:style-name="P3"><text:span text:style-name="T2">166</text:span> av</text:p>
      <text:p text:style-name="P3"><text:span text:style-name="T2">211</text:span> aval</text:p>
      <text:p text:style-name="P3"><text:span text:style-name="T2">212</text:span> avaliar</text:p>
      <text:p text:style-name="P3"><text:span text:style-name="T2">213</text:span> avante</text:p>
      <text:p text:style-name="P3"><text:span text:style-name="T2">214</text:span> avareza</text:p>
      <text:p text:style-name="P3"><text:span text:style-name="T2">215</text:span> avaria</text:p>
      <text:p text:style-name="P3"><text:span text:style-name="T2">216</text:span> avaro</text:p>
      <text:p text:style-name="P3"><text:span text:style-name="T2">221</text:span> ave</text:p>
      <text:p text:style-name="P3"><text:span text:style-name="T2">222</text:span> aveia</text:p>
      <text:p text:style-name="P3"><text:span text:style-name="T2">223</text:span> avenca</text:p>
      <text:p text:style-name="P3"><text:span text:style-name="T2">224</text:span> avenida</text:p>
      <text:p text:style-name="P3"><text:span text:style-name="T2">225</text:span> avental</text:p>
      <text:p text:style-name="P3"><text:span text:style-name="T2">226</text:span> aventar</text:p>
      <text:p text:style-name="P3"><text:span text:style-name="T2">231</text:span> averbar</text:p>
      <text:p text:style-name="P3"><text:span text:style-name="T2">232</text:span> avessa</text:p>
      <text:p text:style-name="P3"><text:span text:style-name="T2">233</text:span> avesso</text:p>
      <text:p text:style-name="P3"><text:span text:style-name="T2">234</text:span> aviador</text:p>
      <text:p text:style-name="P3"><text:span text:style-name="T2">235</text:span> aviar</text:p>
      <text:p text:style-name="P3"><text:span text:style-name="T2">236</text:span> avidez</text:p>
      <text:p text:style-name="P3"><text:span text:style-name="T2">241</text:span> avisado</text:p>
      <text:p text:style-name="P3"><text:span text:style-name="T2">242</text:span> avisar</text:p>
      <text:p text:style-name="P3"><text:span text:style-name="T2">243</text:span> aviso</text:p>
      <text:p text:style-name="P3"><text:span text:style-name="T2">244</text:span> avistar</text:p>
      <text:p text:style-name="P3"><text:span text:style-name="T2">245</text:span> avivar</text:p>
      <text:p text:style-name="P3"><text:span text:style-name="T2">246</text:span> avulso</text:p>
      <text:p text:style-name="P3"><text:span text:style-name="T2">251</text:span> avultar</text:p>
      <text:p text:style-name="P3"><text:span text:style-name="T2">252</text:span> aw</text:p>
      <text:p text:style-name="P3"><text:span text:style-name="T2">253</text:span> ax</text:p>
      <text:p text:style-name="P3"><text:span text:style-name="T2">254</text:span> axial</text:p>
      <text:p text:style-name="P3"><text:span text:style-name="T2">255</text:span> axila</text:p>
      <text:p text:style-name="P3"><text:span text:style-name="T2">256</text:span> axilar</text:p>
      <text:p text:style-name="P3"><text:span text:style-name="T2">261</text:span> axioma</text:p>
      <text:p text:style-name="P3"><text:span text:style-name="T2">262</text:span> ay</text:p>
      <text:p text:style-name="P3"><text:span text:style-name="T2">263</text:span> az</text:p>
      <text:p text:style-name="P3"><text:span text:style-name="T2">264</text:span> azar</text:p>
      <text:p text:style-name="P3"><text:span text:style-name="T2">265</text:span> azedar</text:p>
      <text:p text:style-name="P3"><text:span text:style-name="T2">266</text:span> azedo</text:p>
      <text:p text:style-name="P3"><text:span text:style-name="T2">311</text:span> azedume</text:p>
      <text:p text:style-name="P3"><text:span text:style-name="T2">312</text:span> azeite</text:p>
      <text:p text:style-name="P3"><text:span text:style-name="T2">313</text:span> azenha</text:p>
      <text:p text:style-name="P3"><text:span text:style-name="T2">314</text:span> azinho</text:p>
      <text:p text:style-name="P3"><text:span text:style-name="T2">315</text:span> azo</text:p>
      <text:p text:style-name="P3"><text:span text:style-name="T2">316</text:span> azoto</text:p>
      <text:p text:style-name="P3"><text:span text:style-name="T2">321</text:span> azougue</text:p>
      <text:p text:style-name="P3"><text:span text:style-name="T2">322</text:span> azt</text:p>
      <text:p text:style-name="P3"><text:span text:style-name="T2">323</text:span> azul</text:p>
      <text:p text:style-name="P3"><text:span text:style-name="T2">324</text:span> azulado</text:p>
      <text:p text:style-name="P3"><text:span text:style-name="T2">325</text:span> azulejo</text:p>
      <text:p text:style-name="P3"><text:span text:style-name="T2">326</text:span> b</text:p>
      <text:p text:style-name="P3"><text:span text:style-name="T2">331</text:span> B</text:p>
      <text:p text:style-name="P3"><text:span text:style-name="T2">332</text:span> BA</text:p>
      <text:p text:style-name="P3"><text:span text:style-name="T2">333</text:span> Ba</text:p>
      <text:p text:style-name="P3"><text:span text:style-name="T2">334</text:span> baba</text:p>
      <text:p text:style-name="P3"><text:span text:style-name="T2">335</text:span> babado</text:p>
      <text:p text:style-name="P3"><text:span text:style-name="T2">336</text:span> babar</text:p>
      <text:p text:style-name="P3"><text:span text:style-name="T2">341</text:span> babel</text:p>
      <text:p text:style-name="P3"><text:span text:style-name="T2">342</text:span> bacano</text:p>
      <text:p text:style-name="P3"><text:span text:style-name="T2">343</text:span> bacelar</text:p>
      <text:p text:style-name="P3"><text:span text:style-name="T2">344</text:span> bacia</text:p>
      <text:p text:style-name="P3"><text:span text:style-name="T2">345</text:span> bacilo</text:p>
      <text:p text:style-name="P3"><text:span text:style-name="T2">346</text:span> back</text:p>
      <text:p text:style-name="P3"><text:span text:style-name="T2">351</text:span> bacon</text:p>
      <text:p text:style-name="P3"><text:span text:style-name="T2">352</text:span> bad</text:p>
      <text:p text:style-name="P3"><text:span text:style-name="T2">353</text:span> badalar</text:p>
      <text:p text:style-name="P3"><text:span text:style-name="T2">354</text:span> badalo</text:p>
      <text:p text:style-name="P3"><text:span text:style-name="T2">355</text:span> baderna</text:p>
      <text:p text:style-name="P3"><text:span text:style-name="T2">356</text:span> baeta</text:p>
      <text:p text:style-name="P3"><text:span text:style-name="T2">361</text:span> bafejar</text:p>
      <text:p text:style-name="P3"><text:span text:style-name="T2">362</text:span> bafio</text:p>
      <text:p text:style-name="P3"><text:span text:style-name="T2">363</text:span> bafo</text:p>
      <text:p text:style-name="P3"><text:span text:style-name="T2">364</text:span> baga</text:p>
      <text:p text:style-name="P3"><text:span text:style-name="T2">365</text:span> bagagem</text:p>
      <text:p text:style-name="P3"><text:span text:style-name="T2">366</text:span> bago</text:p>
      <text:p text:style-name="P3"><text:span text:style-name="T2">411</text:span> baiana</text:p>
      <text:p text:style-name="P3"><text:span text:style-name="T2">412</text:span> baiano</text:p>
      <text:p text:style-name="P3"><text:span text:style-name="T2">413</text:span> baila</text:p>
      <text:p text:style-name="P3"><text:span text:style-name="T2">414</text:span> bailado</text:p>
      <text:p text:style-name="P3"><text:span text:style-name="T2">415</text:span> bailar</text:p>
      <text:p text:style-name="P3"><text:span text:style-name="T2">416</text:span> baile</text:p>
      <text:p text:style-name="P3"><text:span text:style-name="T2">421</text:span> bainha</text:p>
      <text:p text:style-name="P3"><text:span text:style-name="T2">422</text:span> bairro</text:p>
      <text:p text:style-name="P3"><text:span text:style-name="T2">423</text:span> baixa</text:p>
      <text:p text:style-name="P3"><text:span text:style-name="T2">424</text:span> baixada</text:p>
      <text:p text:style-name="P3"><text:span text:style-name="T2">425</text:span> baixar</text:p>
      <text:p text:style-name="P3"><text:span text:style-name="T2">426</text:span> baixela</text:p>
      <text:p text:style-name="P3"><text:span text:style-name="T2">431</text:span> baixeza</text:p>
      <text:p text:style-name="P3"><text:span text:style-name="T2">432</text:span> baixo</text:p>
      <text:p text:style-name="P3"><text:span text:style-name="T2">433</text:span> bala</text:p>
      <text:p text:style-name="P3"><text:span text:style-name="T2">434</text:span> balada</text:p>
      <text:p text:style-name="P3"><text:span text:style-name="T2">435</text:span> balde</text:p>
      <text:p text:style-name="P3"><text:span text:style-name="T2">436</text:span> baldio</text:p>
      <text:p text:style-name="P3"><text:span text:style-name="T2">441</text:span> baleado</text:p>
      <text:p text:style-name="P3"><text:span text:style-name="T2">442</text:span> baleia</text:p>
      <text:p text:style-name="P3"><text:span text:style-name="T2">443</text:span> balir</text:p>
      <text:p text:style-name="P3"><text:span text:style-name="T2">444</text:span> baliza</text:p>
      <text:p text:style-name="P3"><text:span text:style-name="T2">445</text:span> ballet</text:p>
      <text:p text:style-name="P3"><text:span text:style-name="T2">446</text:span> balnear</text:p>
      <text:p text:style-name="P3"><text:span text:style-name="T2">451</text:span> balofo</text:p>
      <text:p text:style-name="P3"><text:span text:style-name="T2">452</text:span> balsa</text:p>
      <text:p text:style-name="P3"><text:span text:style-name="T2">453</text:span> bambo</text:p>
      <text:p text:style-name="P3"><text:span text:style-name="T2">454</text:span> bambu</text:p>
      <text:p text:style-name="P3"><text:span text:style-name="T2">455</text:span> banal</text:p>
      <text:p text:style-name="P3"><text:span text:style-name="T2">456</text:span> banana</text:p>
      <text:p text:style-name="P3"><text:span text:style-name="T2">461</text:span> bananal</text:p>
      <text:p text:style-name="P3"><text:span text:style-name="T2">462</text:span> banca</text:p>
      <text:p text:style-name="P3"><text:span text:style-name="T2">463</text:span> bancada</text:p>
      <text:p text:style-name="P3"><text:span text:style-name="T2">464</text:span> bancar</text:p>
      <text:p text:style-name="P3"><text:span text:style-name="T2">465</text:span> banco</text:p>
      <text:p text:style-name="P3"><text:span text:style-name="T2">466</text:span> band</text:p>
      <text:p text:style-name="P3"><text:span text:style-name="T2">511</text:span> banda</text:p>
      <text:p text:style-name="P3"><text:span text:style-name="T2">512</text:span> bandeira</text:p>
      <text:p text:style-name="P3"><text:span text:style-name="T2">513</text:span> bandeja</text:p>
      <text:p text:style-name="P3"><text:span text:style-name="T2">514</text:span> bandida</text:p>
      <text:p text:style-name="P3"><text:span text:style-name="T2">515</text:span> bandido</text:p>
      <text:p text:style-name="P3"><text:span text:style-name="T2">516</text:span> bando</text:p>
      <text:p text:style-name="P3"><text:span text:style-name="T2">521</text:span> bang</text:p>
      <text:p text:style-name="P3"><text:span text:style-name="T2">522</text:span> bangu</text:p>
      <text:p text:style-name="P3"><text:span text:style-name="T2">523</text:span> banha</text:p>
      <text:p text:style-name="P3"><text:span text:style-name="T2">524</text:span> banhado</text:p>
      <text:p text:style-name="P3"><text:span text:style-name="T2">525</text:span> banhar</text:p>
      <text:p text:style-name="P3"><text:span text:style-name="T2">526</text:span> banho</text:p>
      <text:p text:style-name="P3"><text:span text:style-name="T2">531</text:span> banido</text:p>
      <text:p text:style-name="P3"><text:span text:style-name="T2">532</text:span> banir</text:p>
      <text:p text:style-name="P3"><text:span text:style-name="T2">533</text:span> banto</text:p>
      <text:p text:style-name="P3"><text:span text:style-name="T2">534</text:span> baque</text:p>
      <text:p text:style-name="P3"><text:span text:style-name="T2">535</text:span> baquear</text:p>
      <text:p text:style-name="P3"><text:span text:style-name="T2">536</text:span> bar</text:p>
      <text:p text:style-name="P3"><text:span text:style-name="T2">541</text:span> baralho</text:p>
      <text:p text:style-name="P3"><text:span text:style-name="T2">542</text:span> barata</text:p>
      <text:p text:style-name="P3"><text:span text:style-name="T2">543</text:span> barato</text:p>
      <text:p text:style-name="P3"><text:span text:style-name="T2">544</text:span> barba</text:p>
      <text:p text:style-name="P3"><text:span text:style-name="T2">545</text:span> barbado</text:p>
      <text:p text:style-name="P3"><text:span text:style-name="T2">546</text:span> barbear</text:p>
      <text:p text:style-name="P3"><text:span text:style-name="T2">551</text:span> barbudo</text:p>
      <text:p text:style-name="P3"><text:span text:style-name="T2">552</text:span> barca</text:p>
      <text:p text:style-name="P3"><text:span text:style-name="T2">553</text:span> barco</text:p>
      <text:p text:style-name="P3"><text:span text:style-name="T2">554</text:span> bardo</text:p>
      <text:p text:style-name="P3"><text:span text:style-name="T2">555</text:span> barra</text:p>
      <text:p text:style-name="P3"><text:span text:style-name="T2">556</text:span> barraca</text:p>
      <text:p text:style-name="P3"><text:span text:style-name="T2">561</text:span> barraco</text:p>
      <text:p text:style-name="P3"><text:span text:style-name="T2">562</text:span> barrada</text:p>
      <text:p text:style-name="P3"><text:span text:style-name="T2">563</text:span> barrar</text:p>
      <text:p text:style-name="P3"><text:span text:style-name="T2">564</text:span> barrela</text:p>
      <text:p text:style-name="P3"><text:span text:style-name="T2">565</text:span> barrete</text:p>
      <text:p text:style-name="P3"><text:span text:style-name="T2">566</text:span> barrica</text:p>
      <text:p text:style-name="P3"><text:span text:style-name="T2">611</text:span> barriga</text:p>
      <text:p text:style-name="P3"><text:span text:style-name="T2">612</text:span> barril</text:p>
      <text:p text:style-name="P3"><text:span text:style-name="T2">613</text:span> barro</text:p>
      <text:p text:style-name="P3"><text:span text:style-name="T2">614</text:span> barroco</text:p>
      <text:p text:style-name="P3"><text:span text:style-name="T2">615</text:span> barulho</text:p>
      <text:p text:style-name="P3"><text:span text:style-name="T2">616</text:span> basal</text:p>
      <text:p text:style-name="P3"><text:span text:style-name="T2">621</text:span> basalto</text:p>
      <text:p text:style-name="P3"><text:span text:style-name="T2">622</text:span> basco</text:p>
      <text:p text:style-name="P3"><text:span text:style-name="T2">623</text:span> base</text:p>
      <text:p text:style-name="P3"><text:span text:style-name="T2">624</text:span> baseada</text:p>
      <text:p text:style-name="P3"><text:span text:style-name="T2">625</text:span> baseado</text:p>
      <text:p text:style-name="P3"><text:span text:style-name="T2">626</text:span> basear</text:p>
      <text:p text:style-name="P3"><text:span text:style-name="T2">631</text:span> basilar</text:p>
      <text:p text:style-name="P3"><text:span text:style-name="T2">632</text:span> bastar</text:p>
      <text:p text:style-name="P3"><text:span text:style-name="T2">633</text:span> bastir</text:p>
      <text:p text:style-name="P3"><text:span text:style-name="T2">634</text:span> bata</text:p>
      <text:p text:style-name="P3"><text:span text:style-name="T2">635</text:span> batalha</text:p>
      <text:p text:style-name="P3"><text:span text:style-name="T2">636</text:span> batata</text:p>
      <text:p text:style-name="P3"><text:span text:style-name="T2">641</text:span> batedor</text:p>
      <text:p text:style-name="P3"><text:span text:style-name="T2">642</text:span> batel</text:p>
      <text:p text:style-name="P3"><text:span text:style-name="T2">643</text:span> batente</text:p>
      <text:p text:style-name="P3"><text:span text:style-name="T2">644</text:span> bater</text:p>
      <text:p text:style-name="P3"><text:span text:style-name="T2">645</text:span> bateria</text:p>
      <text:p text:style-name="P3"><text:span text:style-name="T2">646</text:span> batida</text:p>
      <text:p text:style-name="P3"><text:span text:style-name="T2">651</text:span> batido</text:p>
      <text:p text:style-name="P3"><text:span text:style-name="T2">652</text:span> batina</text:p>
      <text:p text:style-name="P3"><text:span text:style-name="T2">653</text:span> bato</text:p>
      <text:p text:style-name="P3"><text:span text:style-name="T2">654</text:span> batom</text:p>
      <text:p text:style-name="P3"><text:span text:style-name="T2">655</text:span> batota</text:p>
      <text:p text:style-name="P3"><text:span text:style-name="T2">656</text:span> batuque</text:p>
      <text:p text:style-name="P3"><text:span text:style-name="T2">661</text:span> batuta</text:p>
      <text:p text:style-name="P3"><text:span text:style-name="T2">662</text:span> bauxite</text:p>
      <text:p text:style-name="P3"><text:span text:style-name="T2">663</text:span> bazar</text:p>
      <text:p text:style-name="P3"><text:span text:style-name="T2">664</text:span> bb</text:p>
      <text:p text:style-name="P3"><text:span text:style-name="T2">665</text:span> bbb</text:p>
      <text:p text:style-name="P3"><text:span text:style-name="T2">666</text:span> bbbb</text:p>
      <text:p text:style-name="P3"><text:soft-page-break/><text:span text:style-name="T2">111</text:span> BC</text:p>
      <text:p text:style-name="P3"><text:span text:style-name="T2">112</text:span> bc</text:p>
      <text:p text:style-name="P3"><text:span text:style-name="T2">113</text:span> bcd</text:p>
      <text:p text:style-name="P3"><text:span text:style-name="T2">114</text:span> bd</text:p>
      <text:p text:style-name="P3"><text:span text:style-name="T2">115</text:span> Be</text:p>
      <text:p text:style-name="P3"><text:span text:style-name="T2">116</text:span> be</text:p>
      <text:p text:style-name="P3"><text:span text:style-name="T2">121</text:span> beat</text:p>
      <text:p text:style-name="P3"><text:span text:style-name="T2">122</text:span> beata</text:p>
      <text:p text:style-name="P3"><text:span text:style-name="T2">123</text:span> beato</text:p>
      <text:p text:style-name="P3"><text:span text:style-name="T2">124</text:span> beber</text:p>
      <text:p text:style-name="P3"><text:span text:style-name="T2">125</text:span> bebida</text:p>
      <text:p text:style-name="P3"><text:span text:style-name="T2">126</text:span> beco</text:p>
      <text:p text:style-name="P3"><text:span text:style-name="T2">131</text:span> bege</text:p>
      <text:p text:style-name="P3"><text:span text:style-name="T2">132</text:span> beijado</text:p>
      <text:p text:style-name="P3"><text:span text:style-name="T2">133</text:span> beijar</text:p>
      <text:p text:style-name="P3"><text:span text:style-name="T2">134</text:span> beijo</text:p>
      <text:p text:style-name="P3"><text:span text:style-name="T2">135</text:span> beira</text:p>
      <text:p text:style-name="P3"><text:span text:style-name="T2">136</text:span> beirada</text:p>
      <text:p text:style-name="P3"><text:span text:style-name="T2">141</text:span> beiral</text:p>
      <text:p text:style-name="P3"><text:span text:style-name="T2">142</text:span> beirar</text:p>
      <text:p text:style-name="P3"><text:span text:style-name="T2">143</text:span> bel</text:p>
      <text:p text:style-name="P3"><text:span text:style-name="T2">144</text:span> beleza</text:p>
      <text:p text:style-name="P3"><text:span text:style-name="T2">145</text:span> belga</text:p>
      <text:p text:style-name="P3"><text:span text:style-name="T2">146</text:span> belgo</text:p>
      <text:p text:style-name="P3"><text:span text:style-name="T2">151</text:span> bello</text:p>
      <text:p text:style-name="P3"><text:span text:style-name="T2">152</text:span> belo</text:p>
      <text:p text:style-name="P3"><text:span text:style-name="T2">153</text:span> bem</text:p>
      <text:p text:style-name="P3"><text:span text:style-name="T2">154</text:span> bemol</text:p>
      <text:p text:style-name="P3"><text:span text:style-name="T2">155</text:span> bendito</text:p>
      <text:p text:style-name="P3"><text:span text:style-name="T2">156</text:span> benesse</text:p>
      <text:p text:style-name="P3"><text:span text:style-name="T2">161</text:span> bengala</text:p>
      <text:p text:style-name="P3"><text:span text:style-name="T2">162</text:span> benigno</text:p>
      <text:p text:style-name="P3"><text:span text:style-name="T2">163</text:span> bento</text:p>
      <text:p text:style-name="P3"><text:span text:style-name="T2">164</text:span> benzeno</text:p>
      <text:p text:style-name="P3"><text:span text:style-name="T2">165</text:span> benzer</text:p>
      <text:p text:style-name="P3"><text:span text:style-name="T2">166</text:span> berbere</text:p>
      <text:p text:style-name="P3"><text:span text:style-name="T2">211</text:span> berma</text:p>
      <text:p text:style-name="P3"><text:span text:style-name="T2">212</text:span> berrar</text:p>
      <text:p text:style-name="P3"><text:span text:style-name="T2">213</text:span> berro</text:p>
      <text:p text:style-name="P3"><text:span text:style-name="T2">214</text:span> besouro</text:p>
      <text:p text:style-name="P3"><text:span text:style-name="T2">215</text:span> best</text:p>
      <text:p text:style-name="P3"><text:span text:style-name="T2">216</text:span> bestial</text:p>
      <text:p text:style-name="P3"><text:span text:style-name="T2">221</text:span> beta</text:p>
      <text:p text:style-name="P3"><text:span text:style-name="T2">222</text:span> bexiga</text:p>
      <text:p text:style-name="P3"><text:span text:style-name="T2">223</text:span> bezerro</text:p>
      <text:p text:style-name="P3"><text:span text:style-name="T2">224</text:span> bf</text:p>
      <text:p text:style-name="P3"><text:span text:style-name="T2">225</text:span> bg</text:p>
      <text:p text:style-name="P3"><text:span text:style-name="T2">226</text:span> Bh</text:p>
      <text:p text:style-name="P3"><text:span text:style-name="T2">231</text:span> bh</text:p>
      <text:p text:style-name="P3"><text:span text:style-name="T2">232</text:span> Bi</text:p>
      <text:p text:style-name="P3"><text:span text:style-name="T2">233</text:span> bi</text:p>
      <text:p text:style-name="P3"><text:span text:style-name="T2">234</text:span> bibe</text:p>
      <text:p text:style-name="P3"><text:span text:style-name="T2">235</text:span> bibi</text:p>
      <text:p text:style-name="P3"><text:span text:style-name="T2">236</text:span> bica</text:p>
      <text:p text:style-name="P3"><text:span text:style-name="T2">241</text:span> bicho</text:p>
      <text:p text:style-name="P3"><text:span text:style-name="T2">242</text:span> bico</text:p>
      <text:p text:style-name="P3"><text:span text:style-name="T2">243</text:span> bicudo</text:p>
      <text:p text:style-name="P3"><text:span text:style-name="T2">244</text:span> bien</text:p>
      <text:p text:style-name="P3"><text:span text:style-name="T2">245</text:span> bienal</text:p>
      <text:p text:style-name="P3"><text:span text:style-name="T2">246</text:span> bife</text:p>
      <text:p text:style-name="P3"><text:span text:style-name="T2">251</text:span> big</text:p>
      <text:p text:style-name="P3"><text:span text:style-name="T2">252</text:span> bigode</text:p>
      <text:p text:style-name="P3"><text:span text:style-name="T2">253</text:span> bigorna</text:p>
      <text:p text:style-name="P3"><text:span text:style-name="T2">254</text:span> bile</text:p>
      <text:p text:style-name="P3"><text:span text:style-name="T2">255</text:span> bilha</text:p>
      <text:p text:style-name="P3"><text:span text:style-name="T2">256</text:span> bilhar</text:p>
      <text:p text:style-name="P3"><text:span text:style-name="T2">261</text:span> bilhete</text:p>
      <text:p text:style-name="P3"><text:span text:style-name="T2">262</text:span> biliar</text:p>
      <text:p text:style-name="P3"><text:span text:style-name="T2">263</text:span> bilro</text:p>
      <text:p text:style-name="P3"><text:span text:style-name="T2">264</text:span> binda</text:p>
      <text:p text:style-name="P3"><text:span text:style-name="T2">265</text:span> bingo</text:p>
      <text:p text:style-name="P3"><text:span text:style-name="T2">266</text:span> biombo</text:p>
      <text:p text:style-name="P3"><text:span text:style-name="T2">311</text:span> bip</text:p>
      <text:p text:style-name="P3"><text:span text:style-name="T2">312</text:span> birra</text:p>
      <text:p text:style-name="P3"><text:span text:style-name="T2">313</text:span> bis</text:p>
      <text:p text:style-name="P3"><text:span text:style-name="T2">314</text:span> bisco</text:p>
      <text:p text:style-name="P3"><text:span text:style-name="T2">315</text:span> bisneto</text:p>
      <text:p text:style-name="P3"><text:span text:style-name="T2">316</text:span> bisonho</text:p>
      <text:p text:style-name="P3"><text:span text:style-name="T2">321</text:span> bisonte</text:p>
      <text:p text:style-name="P3"><text:span text:style-name="T2">322</text:span> bispo</text:p>
      <text:p text:style-name="P3"><text:span text:style-name="T2">323</text:span> bit</text:p>
      <text:p text:style-name="P3"><text:span text:style-name="T2">324</text:span> bitola</text:p>
      <text:p text:style-name="P3"><text:span text:style-name="T2">325</text:span> bivalve</text:p>
      <text:p text:style-name="P3"><text:span text:style-name="T2">326</text:span> bizarro</text:p>
      <text:p text:style-name="P3"><text:span text:style-name="T2">331</text:span> bj</text:p>
      <text:p text:style-name="P3"><text:span text:style-name="T2">332</text:span> bk</text:p>
      <text:p text:style-name="P3"><text:span text:style-name="T2">333</text:span> Bk</text:p>
      <text:p text:style-name="P3"><text:span text:style-name="T2">334</text:span> bl</text:p>
      <text:p text:style-name="P3"><text:span text:style-name="T2">335</text:span> blau</text:p>
      <text:p text:style-name="P3"><text:span text:style-name="T2">336</text:span> blazer</text:p>
      <text:p text:style-name="P3"><text:span text:style-name="T2">341</text:span> blitz</text:p>
      <text:p text:style-name="P3"><text:span text:style-name="T2">342</text:span> bloco</text:p>
      <text:p text:style-name="P3"><text:span text:style-name="T2">343</text:span> blues</text:p>
      <text:p text:style-name="P3"><text:span text:style-name="T2">344</text:span> blusa</text:p>
      <text:p text:style-name="P3"><text:span text:style-name="T2">345</text:span> bm</text:p>
      <text:p text:style-name="P3"><text:span text:style-name="T2">346</text:span> bn</text:p>
      <text:p text:style-name="P3"><text:span text:style-name="T2">351</text:span> bo</text:p>
      <text:p text:style-name="P3"><text:span text:style-name="T2">352</text:span> boal</text:p>
      <text:p text:style-name="P3"><text:span text:style-name="T2">353</text:span> board</text:p>
      <text:p text:style-name="P3"><text:span text:style-name="T2">354</text:span> boate</text:p>
      <text:p text:style-name="P3"><text:span text:style-name="T2">355</text:span> boato</text:p>
      <text:p text:style-name="P3"><text:span text:style-name="T2">356</text:span> bobagem</text:p>
      <text:p text:style-name="P3"><text:span text:style-name="T2">361</text:span> bobina</text:p>
      <text:p text:style-name="P3"><text:span text:style-name="T2">362</text:span> bobo</text:p>
      <text:p text:style-name="P3"><text:span text:style-name="T2">363</text:span> boca</text:p>
      <text:p text:style-name="P3"><text:span text:style-name="T2">364</text:span> bocado</text:p>
      <text:p text:style-name="P3"><text:span text:style-name="T2">365</text:span> bocal</text:p>
      <text:p text:style-name="P3"><text:span text:style-name="T2">366</text:span> bocar</text:p>
      <text:p text:style-name="P3"><text:span text:style-name="T2">411</text:span> bocas</text:p>
      <text:p text:style-name="P3"><text:span text:style-name="T2">412</text:span> bocejar</text:p>
      <text:p text:style-name="P3"><text:span text:style-name="T2">413</text:span> bocejo</text:p>
      <text:p text:style-name="P3"><text:span text:style-name="T2">414</text:span> boda</text:p>
      <text:p text:style-name="P3"><text:span text:style-name="T2">415</text:span> bode</text:p>
      <text:p text:style-name="P3"><text:span text:style-name="T2">416</text:span> bodega</text:p>
      <text:p text:style-name="P3"><text:span text:style-name="T2">421</text:span> bofe</text:p>
      <text:p text:style-name="P3"><text:span text:style-name="T2">422</text:span> boi</text:p>
      <text:p text:style-name="P3"><text:span text:style-name="T2">423</text:span> boiada</text:p>
      <text:p text:style-name="P3"><text:span text:style-name="T2">424</text:span> boiar</text:p>
      <text:p text:style-name="P3"><text:span text:style-name="T2">425</text:span> boicote</text:p>
      <text:p text:style-name="P3"><text:span text:style-name="T2">426</text:span> boina</text:p>
      <text:p text:style-name="P3"><text:span text:style-name="T2">431</text:span> bojo</text:p>
      <text:p text:style-name="P3"><text:span text:style-name="T2">432</text:span> bojudo</text:p>
      <text:p text:style-name="P3"><text:span text:style-name="T2">433</text:span> bola</text:p>
      <text:p text:style-name="P3"><text:span text:style-name="T2">434</text:span> bolacha</text:p>
      <text:p text:style-name="P3"><text:span text:style-name="T2">435</text:span> bolar</text:p>
      <text:p text:style-name="P3"><text:span text:style-name="T2">436</text:span> bolbo</text:p>
      <text:p text:style-name="P3"><text:span text:style-name="T2">441</text:span> boleia</text:p>
      <text:p text:style-name="P3"><text:span text:style-name="T2">442</text:span> bolero</text:p>
      <text:p text:style-name="P3"><text:span text:style-name="T2">443</text:span> boletim</text:p>
      <text:p text:style-name="P3"><text:span text:style-name="T2">444</text:span> bolha</text:p>
      <text:p text:style-name="P3"><text:span text:style-name="T2">445</text:span> bolinha</text:p>
      <text:p text:style-name="P3"><text:span text:style-name="T2">446</text:span> bolinho</text:p>
      <text:p text:style-name="P3"><text:span text:style-name="T2">451</text:span> bolo</text:p>
      <text:p text:style-name="P3"><text:span text:style-name="T2">452</text:span> bolor</text:p>
      <text:p text:style-name="P3"><text:span text:style-name="T2">453</text:span> bolota</text:p>
      <text:p text:style-name="P3"><text:span text:style-name="T2">454</text:span> bolsa</text:p>
      <text:p text:style-name="P3"><text:span text:style-name="T2">455</text:span> bolso</text:p>
      <text:p text:style-name="P3"><text:span text:style-name="T2">456</text:span> bom</text:p>
      <text:p text:style-name="P3"><text:span text:style-name="T2">461</text:span> bomba</text:p>
      <text:p text:style-name="P3"><text:span text:style-name="T2">462</text:span> bombear</text:p>
      <text:p text:style-name="P3"><text:span text:style-name="T2">463</text:span> bombo</text:p>
      <text:p text:style-name="P3"><text:span text:style-name="T2">464</text:span> bombom</text:p>
      <text:p text:style-name="P3"><text:span text:style-name="T2">465</text:span> bondade</text:p>
      <text:p text:style-name="P3"><text:span text:style-name="T2">466</text:span> bonde</text:p>
      <text:p text:style-name="P3"><text:span text:style-name="T2">511</text:span> bondoso</text:p>
      <text:p text:style-name="P3"><text:span text:style-name="T2">512</text:span> boneca</text:p>
      <text:p text:style-name="P3"><text:span text:style-name="T2">513</text:span> boneco</text:p>
      <text:p text:style-name="P3"><text:span text:style-name="T2">514</text:span> bonina</text:p>
      <text:p text:style-name="P3"><text:span text:style-name="T2">515</text:span> bonita</text:p>
      <text:p text:style-name="P3"><text:span text:style-name="T2">516</text:span> bonito</text:p>
      <text:p text:style-name="P3"><text:span text:style-name="T2">521</text:span> bonomia</text:p>
      <text:p text:style-name="P3"><text:span text:style-name="T2">522</text:span> boom</text:p>
      <text:p text:style-name="P3"><text:span text:style-name="T2">523</text:span> borco</text:p>
      <text:p text:style-name="P3"><text:span text:style-name="T2">524</text:span> borda</text:p>
      <text:p text:style-name="P3"><text:span text:style-name="T2">525</text:span> bordado</text:p>
      <text:p text:style-name="P3"><text:span text:style-name="T2">526</text:span> bordalo</text:p>
      <text:p text:style-name="P3"><text:span text:style-name="T2">531</text:span> bordar</text:p>
      <text:p text:style-name="P3"><text:span text:style-name="T2">532</text:span> bordel</text:p>
      <text:p text:style-name="P3"><text:span text:style-name="T2">533</text:span> bordo</text:p>
      <text:p text:style-name="P3"><text:span text:style-name="T2">534</text:span> borla</text:p>
      <text:p text:style-name="P3"><text:span text:style-name="T2">535</text:span> bornal</text:p>
      <text:p text:style-name="P3"><text:span text:style-name="T2">536</text:span> boro</text:p>
      <text:p text:style-name="P3"><text:span text:style-name="T2">541</text:span> borrego</text:p>
      <text:p text:style-name="P3"><text:span text:style-name="T2">542</text:span> bosque</text:p>
      <text:p text:style-name="P3"><text:span text:style-name="T2">543</text:span> bossa</text:p>
      <text:p text:style-name="P3"><text:span text:style-name="T2">544</text:span> bota</text:p>
      <text:p text:style-name="P3"><text:span text:style-name="T2">545</text:span> botar</text:p>
      <text:p text:style-name="P3"><text:span text:style-name="T2">546</text:span> bote</text:p>
      <text:p text:style-name="P3"><text:span text:style-name="T2">551</text:span> boteco</text:p>
      <text:p text:style-name="P3"><text:span text:style-name="T2">552</text:span> botica</text:p>
      <text:p text:style-name="P3"><text:span text:style-name="T2">553</text:span> botija</text:p>
      <text:p text:style-name="P3"><text:span text:style-name="T2">554</text:span> botina</text:p>
      <text:p text:style-name="P3"><text:span text:style-name="T2">555</text:span> boto</text:p>
      <text:p text:style-name="P3"><text:span text:style-name="T2">556</text:span> bourbon</text:p>
      <text:p text:style-name="P3"><text:span text:style-name="T2">561</text:span> bovino</text:p>
      <text:p text:style-name="P3"><text:span text:style-name="T2">562</text:span> bovinos</text:p>
      <text:p text:style-name="P3"><text:span text:style-name="T2">563</text:span> box</text:p>
      <text:p text:style-name="P3"><text:span text:style-name="T2">564</text:span> boxe</text:p>
      <text:p text:style-name="P3"><text:span text:style-name="T2">565</text:span> boy</text:p>
      <text:p text:style-name="P3"><text:span text:style-name="T2">566</text:span> bp</text:p>
      <text:p text:style-name="P3"><text:span text:style-name="T2">611</text:span> bq</text:p>
      <text:p text:style-name="P3"><text:span text:style-name="T2">612</text:span> br</text:p>
      <text:p text:style-name="P3"><text:span text:style-name="T2">613</text:span> Br</text:p>
      <text:p text:style-name="P3"><text:span text:style-name="T2">614</text:span> brabo</text:p>
      <text:p text:style-name="P3"><text:span text:style-name="T2">615</text:span> bradar</text:p>
      <text:p text:style-name="P3"><text:span text:style-name="T2">616</text:span> brado</text:p>
      <text:p text:style-name="P3"><text:span text:style-name="T2">621</text:span> braga</text:p>
      <text:p text:style-name="P3"><text:span text:style-name="T2">622</text:span> bramir</text:p>
      <text:p text:style-name="P3"><text:span text:style-name="T2">623</text:span> branco</text:p>
      <text:p text:style-name="P3"><text:span text:style-name="T2">624</text:span> brandir</text:p>
      <text:p text:style-name="P3"><text:span text:style-name="T2">625</text:span> brando</text:p>
      <text:p text:style-name="P3"><text:span text:style-name="T2">626</text:span> brandy</text:p>
      <text:p text:style-name="P3"><text:span text:style-name="T2">631</text:span> brasa</text:p>
      <text:p text:style-name="P3"><text:span text:style-name="T2">632</text:span> brasil</text:p>
      <text:p text:style-name="P3"><text:span text:style-name="T2">633</text:span> bravio</text:p>
      <text:p text:style-name="P3"><text:span text:style-name="T2">634</text:span> bravo</text:p>
      <text:p text:style-name="P3"><text:span text:style-name="T2">635</text:span> bravura</text:p>
      <text:p text:style-name="P3"><text:span text:style-name="T2">636</text:span> breca</text:p>
      <text:p text:style-name="P3"><text:span text:style-name="T2">641</text:span> brejo</text:p>
      <text:p text:style-name="P3"><text:span text:style-name="T2">642</text:span> brenha</text:p>
      <text:p text:style-name="P3"><text:span text:style-name="T2">643</text:span> breu</text:p>
      <text:p text:style-name="P3"><text:span text:style-name="T2">644</text:span> breve</text:p>
      <text:p text:style-name="P3"><text:span text:style-name="T2">645</text:span> bridge</text:p>
      <text:p text:style-name="P3"><text:span text:style-name="T2">646</text:span> briga</text:p>
      <text:p text:style-name="P3"><text:span text:style-name="T2">651</text:span> brigada</text:p>
      <text:p text:style-name="P3"><text:span text:style-name="T2">652</text:span> brigar</text:p>
      <text:p text:style-name="P3"><text:span text:style-name="T2">653</text:span> brilhar</text:p>
      <text:p text:style-name="P3"><text:span text:style-name="T2">654</text:span> brilho</text:p>
      <text:p text:style-name="P3"><text:span text:style-name="T2">655</text:span> brim</text:p>
      <text:p text:style-name="P3"><text:span text:style-name="T2">656</text:span> brincar</text:p>
      <text:p text:style-name="P3"><text:span text:style-name="T2">661</text:span> brinco</text:p>
      <text:p text:style-name="P3"><text:span text:style-name="T2">662</text:span> brindar</text:p>
      <text:p text:style-name="P3"><text:span text:style-name="T2">663</text:span> brinde</text:p>
      <text:p text:style-name="P3"><text:span text:style-name="T2">664</text:span> brio</text:p>
      <text:p text:style-name="P3"><text:span text:style-name="T2">665</text:span> brioso</text:p>
      <text:p text:style-name="P3"><text:span text:style-name="T2">666</text:span> brisa</text:p>
      <text:p text:style-name="P3"><text:soft-page-break/><text:span text:style-name="T2">111</text:span> britar</text:p>
      <text:p text:style-name="P3"><text:span text:style-name="T2">112</text:span> broa</text:p>
      <text:p text:style-name="P3"><text:span text:style-name="T2">113</text:span> broca</text:p>
      <text:p text:style-name="P3"><text:span text:style-name="T2">114</text:span> brocado</text:p>
      <text:p text:style-name="P3"><text:span text:style-name="T2">115</text:span> broche</text:p>
      <text:p text:style-name="P3"><text:span text:style-name="T2">116</text:span> bronca</text:p>
      <text:p text:style-name="P3"><text:span text:style-name="T2">121</text:span> bronco</text:p>
      <text:p text:style-name="P3"><text:span text:style-name="T2">122</text:span> bronze</text:p>
      <text:p text:style-name="P3"><text:span text:style-name="T2">123</text:span> brotar</text:p>
      <text:p text:style-name="P3"><text:span text:style-name="T2">124</text:span> broto</text:p>
      <text:p text:style-name="P3"><text:span text:style-name="T2">125</text:span> browser</text:p>
      <text:p text:style-name="P3"><text:span text:style-name="T2">126</text:span> bruma</text:p>
      <text:p text:style-name="P3"><text:span text:style-name="T2">131</text:span> brusco</text:p>
      <text:p text:style-name="P3"><text:span text:style-name="T2">132</text:span> brutal</text:p>
      <text:p text:style-name="P3"><text:span text:style-name="T2">133</text:span> bruto</text:p>
      <text:p text:style-name="P3"><text:span text:style-name="T2">134</text:span> bruxa</text:p>
      <text:p text:style-name="P3"><text:span text:style-name="T2">135</text:span> bruxo</text:p>
      <text:p text:style-name="P3"><text:span text:style-name="T2">136</text:span> bs</text:p>
      <text:p text:style-name="P3"><text:span text:style-name="T2">141</text:span> bt</text:p>
      <text:p text:style-name="P3"><text:span text:style-name="T2">142</text:span> bu</text:p>
      <text:p text:style-name="P3"><text:span text:style-name="T2">143</text:span> bucal</text:p>
      <text:p text:style-name="P3"><text:span text:style-name="T2">144</text:span> bucha</text:p>
      <text:p text:style-name="P3"><text:span text:style-name="T2">145</text:span> bucho</text:p>
      <text:p text:style-name="P3"><text:span text:style-name="T2">146</text:span> buda</text:p>
      <text:p text:style-name="P3"><text:span text:style-name="T2">151</text:span> budismo</text:p>
      <text:p text:style-name="P3"><text:span text:style-name="T2">152</text:span> budista</text:p>
      <text:p text:style-name="P3"><text:span text:style-name="T2">153</text:span> bueiro</text:p>
      <text:p text:style-name="P3"><text:span text:style-name="T2">154</text:span> bufar</text:p>
      <text:p text:style-name="P3"><text:span text:style-name="T2">155</text:span> bufo</text:p>
      <text:p text:style-name="P3"><text:span text:style-name="T2">156</text:span> bugalho</text:p>
      <text:p text:style-name="P3"><text:span text:style-name="T2">161</text:span> bugre</text:p>
      <text:p text:style-name="P3"><text:span text:style-name="T2">162</text:span> bula</text:p>
      <text:p text:style-name="P3"><text:span text:style-name="T2">163</text:span> bulbo</text:p>
      <text:p text:style-name="P3"><text:span text:style-name="T2">164</text:span> bulha</text:p>
      <text:p text:style-name="P3"><text:span text:style-name="T2">165</text:span> bulir</text:p>
      <text:p text:style-name="P3"><text:span text:style-name="T2">166</text:span> buraco</text:p>
      <text:p text:style-name="P3"><text:span text:style-name="T2">211</text:span> bureau</text:p>
      <text:p text:style-name="P3"><text:span text:style-name="T2">212</text:span> burgo</text:p>
      <text:p text:style-name="P3"><text:span text:style-name="T2">213</text:span> burla</text:p>
      <text:p text:style-name="P3"><text:span text:style-name="T2">214</text:span> burlar</text:p>
      <text:p text:style-name="P3"><text:span text:style-name="T2">215</text:span> burrice</text:p>
      <text:p text:style-name="P3"><text:span text:style-name="T2">216</text:span> burrico</text:p>
      <text:p text:style-name="P3"><text:span text:style-name="T2">221</text:span> busca</text:p>
      <text:p text:style-name="P3"><text:span text:style-name="T2">222</text:span> buscado</text:p>
      <text:p text:style-name="P3"><text:span text:style-name="T2">223</text:span> buscar</text:p>
      <text:p text:style-name="P3"><text:span text:style-name="T2">224</text:span> busto</text:p>
      <text:p text:style-name="P3"><text:span text:style-name="T2">225</text:span> buxo</text:p>
      <text:p text:style-name="P3"><text:span text:style-name="T2">226</text:span> buzina</text:p>
      <text:p text:style-name="P3"><text:span text:style-name="T2">231</text:span> buzinar</text:p>
      <text:p text:style-name="P3"><text:span text:style-name="T2">232</text:span> bv</text:p>
      <text:p text:style-name="P3"><text:span text:style-name="T2">233</text:span> bw</text:p>
      <text:p text:style-name="P3"><text:span text:style-name="T2">234</text:span> bx</text:p>
      <text:p text:style-name="P3"><text:span text:style-name="T2">235</text:span> by</text:p>
      <text:p text:style-name="P3"><text:span text:style-name="T2">236</text:span> bz</text:p>
      <text:p text:style-name="P3"><text:span text:style-name="T2">241</text:span> c</text:p>
      <text:p text:style-name="P3"><text:span text:style-name="T2">242</text:span> C</text:p>
      <text:p text:style-name="P3"><text:span text:style-name="T2">243</text:span> Ca</text:p>
      <text:p text:style-name="P3"><text:span text:style-name="T2">244</text:span> cabal</text:p>
      <text:p text:style-name="P3"><text:span text:style-name="T2">245</text:span> cabana</text:p>
      <text:p text:style-name="P3"><text:span text:style-name="T2">246</text:span> cabaret</text:p>
      <text:p text:style-name="P3"><text:span text:style-name="T2">251</text:span> cabaz</text:p>
      <text:p text:style-name="P3"><text:span text:style-name="T2">252</text:span> cabedal</text:p>
      <text:p text:style-name="P3"><text:span text:style-name="T2">253</text:span> cabelo</text:p>
      <text:p text:style-name="P3"><text:span text:style-name="T2">254</text:span> caber</text:p>
      <text:p text:style-name="P3"><text:span text:style-name="T2">255</text:span> cabide</text:p>
      <text:p text:style-name="P3"><text:span text:style-name="T2">256</text:span> cabina</text:p>
      <text:p text:style-name="P3"><text:span text:style-name="T2">261</text:span> cabine</text:p>
      <text:p text:style-name="P3"><text:span text:style-name="T2">262</text:span> cabo</text:p>
      <text:p text:style-name="P3"><text:span text:style-name="T2">263</text:span> caboclo</text:p>
      <text:p text:style-name="P3"><text:span text:style-name="T2">264</text:span> cabra</text:p>
      <text:p text:style-name="P3"><text:span text:style-name="T2">265</text:span> cabrita</text:p>
      <text:p text:style-name="P3"><text:span text:style-name="T2">266</text:span> cabrito</text:p>
      <text:p text:style-name="P3"><text:span text:style-name="T2">311</text:span> cacau</text:p>
      <text:p text:style-name="P3"><text:span text:style-name="T2">312</text:span> cacete</text:p>
      <text:p text:style-name="P3"><text:span text:style-name="T2">313</text:span> cache</text:p>
      <text:p text:style-name="P3"><text:span text:style-name="T2">314</text:span> cacho</text:p>
      <text:p text:style-name="P3"><text:span text:style-name="T2">315</text:span> cachopo</text:p>
      <text:p text:style-name="P3"><text:span text:style-name="T2">316</text:span> cacimba</text:p>
      <text:p text:style-name="P3"><text:span text:style-name="T2">321</text:span> cacique</text:p>
      <text:p text:style-name="P3"><text:span text:style-name="T2">322</text:span> caco</text:p>
      <text:p text:style-name="P3"><text:span text:style-name="T2">323</text:span> cacto</text:p>
      <text:p text:style-name="P3"><text:span text:style-name="T2">324</text:span> cada</text:p>
      <text:p text:style-name="P3"><text:span text:style-name="T2">325</text:span> cade</text:p>
      <text:p text:style-name="P3"><text:span text:style-name="T2">326</text:span> cadeado</text:p>
      <text:p text:style-name="P3"><text:span text:style-name="T2">331</text:span> cadeia</text:p>
      <text:p text:style-name="P3"><text:span text:style-name="T2">332</text:span> cadeira</text:p>
      <text:p text:style-name="P3"><text:span text:style-name="T2">333</text:span> caderno</text:p>
      <text:p text:style-name="P3"><text:span text:style-name="T2">334</text:span> cadete</text:p>
      <text:p text:style-name="P3"><text:span text:style-name="T2">335</text:span> caducar</text:p>
      <text:p text:style-name="P3"><text:span text:style-name="T2">336</text:span> caduco</text:p>
      <text:p text:style-name="P3"><text:span text:style-name="T2">341</text:span> cagar</text:p>
      <text:p text:style-name="P3"><text:span text:style-name="T2">342</text:span> caiado</text:p>
      <text:p text:style-name="P3"><text:span text:style-name="T2">343</text:span> caiar</text:p>
      <text:p text:style-name="P3"><text:span text:style-name="T2">344</text:span> caibro</text:p>
      <text:p text:style-name="P3"><text:span text:style-name="T2">345</text:span> caipira</text:p>
      <text:p text:style-name="P3"><text:span text:style-name="T2">346</text:span> cair</text:p>
      <text:p text:style-name="P3"><text:span text:style-name="T2">351</text:span> cairo</text:p>
      <text:p text:style-name="P3"><text:span text:style-name="T2">352</text:span> cais</text:p>
      <text:p text:style-name="P3"><text:span text:style-name="T2">353</text:span> caixa</text:p>
      <text:p text:style-name="P3"><text:span text:style-name="T2">354</text:span> caixote</text:p>
      <text:p text:style-name="P3"><text:span text:style-name="T2">355</text:span> cajado</text:p>
      <text:p text:style-name="P3"><text:span text:style-name="T2">356</text:span> caju</text:p>
      <text:p text:style-name="P3"><text:span text:style-name="T2">361</text:span> cal</text:p>
      <text:p text:style-name="P3"><text:span text:style-name="T2">362</text:span> calado</text:p>
      <text:p text:style-name="P3"><text:span text:style-name="T2">363</text:span> calar</text:p>
      <text:p text:style-name="P3"><text:span text:style-name="T2">364</text:span> calcar</text:p>
      <text:p text:style-name="P3"><text:span text:style-name="T2">365</text:span> calcite</text:p>
      <text:p text:style-name="P3"><text:span text:style-name="T2">366</text:span> calda</text:p>
      <text:p text:style-name="P3"><text:span text:style-name="T2">411</text:span> caldo</text:p>
      <text:p text:style-name="P3"><text:span text:style-name="T2">412</text:span> cale</text:p>
      <text:p text:style-name="P3"><text:span text:style-name="T2">413</text:span> calha</text:p>
      <text:p text:style-name="P3"><text:span text:style-name="T2">414</text:span> calhar</text:p>
      <text:p text:style-name="P3"><text:span text:style-name="T2">415</text:span> calhau</text:p>
      <text:p text:style-name="P3"><text:span text:style-name="T2">416</text:span> calibre</text:p>
      <text:p text:style-name="P3"><text:span text:style-name="T2">421</text:span> califa</text:p>
      <text:p text:style-name="P3"><text:span text:style-name="T2">422</text:span> calisto</text:p>
      <text:p text:style-name="P3"><text:span text:style-name="T2">423</text:span> calma</text:p>
      <text:p text:style-name="P3"><text:span text:style-name="T2">424</text:span> calmo</text:p>
      <text:p text:style-name="P3"><text:span text:style-name="T2">425</text:span> calo</text:p>
      <text:p text:style-name="P3"><text:span text:style-name="T2">426</text:span> caloiro</text:p>
      <text:p text:style-name="P3"><text:span text:style-name="T2">431</text:span> calor</text:p>
      <text:p text:style-name="P3"><text:span text:style-name="T2">432</text:span> caloria</text:p>
      <text:p text:style-name="P3"><text:span text:style-name="T2">433</text:span> caloso</text:p>
      <text:p text:style-name="P3"><text:span text:style-name="T2">434</text:span> calote</text:p>
      <text:p text:style-name="P3"><text:span text:style-name="T2">435</text:span> calouro</text:p>
      <text:p text:style-name="P3"><text:span text:style-name="T2">436</text:span> calva</text:p>
      <text:p text:style-name="P3"><text:span text:style-name="T2">441</text:span> cama</text:p>
      <text:p text:style-name="P3"><text:span text:style-name="T2">442</text:span> camada</text:p>
      <text:p text:style-name="P3"><text:span text:style-name="T2">443</text:span> cambado</text:p>
      <text:p text:style-name="P3"><text:span text:style-name="T2">444</text:span> cambaio</text:p>
      <text:p text:style-name="P3"><text:span text:style-name="T2">445</text:span> cambar</text:p>
      <text:p text:style-name="P3"><text:span text:style-name="T2">446</text:span> cambial</text:p>
      <text:p text:style-name="P3"><text:span text:style-name="T2">451</text:span> cambrar</text:p>
      <text:p text:style-name="P3"><text:span text:style-name="T2">452</text:span> camelo</text:p>
      <text:p text:style-name="P3"><text:span text:style-name="T2">453</text:span> camera</text:p>
      <text:p text:style-name="P3"><text:span text:style-name="T2">454</text:span> caminho</text:p>
      <text:p text:style-name="P3"><text:span text:style-name="T2">455</text:span> camisa</text:p>
      <text:p text:style-name="P3"><text:span text:style-name="T2">456</text:span> camp</text:p>
      <text:p text:style-name="P3"><text:span text:style-name="T2">461</text:span> campa</text:p>
      <text:p text:style-name="P3"><text:span text:style-name="T2">462</text:span> campear</text:p>
      <text:p text:style-name="P3"><text:span text:style-name="T2">463</text:span> campina</text:p>
      <text:p text:style-name="P3"><text:span text:style-name="T2">464</text:span> campo</text:p>
      <text:p text:style-name="P3"><text:span text:style-name="T2">465</text:span> campus</text:p>
      <text:p text:style-name="P3"><text:span text:style-name="T2">466</text:span> cana</text:p>
      <text:p text:style-name="P3"><text:span text:style-name="T2">511</text:span> canada</text:p>
      <text:p text:style-name="P3"><text:span text:style-name="T2">512</text:span> canal</text:p>
      <text:p text:style-name="P3"><text:span text:style-name="T2">513</text:span> cancha</text:p>
      <text:p text:style-name="P3"><text:span text:style-name="T2">514</text:span> cancro</text:p>
      <text:p text:style-name="P3"><text:span text:style-name="T2">515</text:span> candeia</text:p>
      <text:p text:style-name="P3"><text:span text:style-name="T2">516</text:span> candida</text:p>
      <text:p text:style-name="P3"><text:span text:style-name="T2">521</text:span> candura</text:p>
      <text:p text:style-name="P3"><text:span text:style-name="T2">522</text:span> caneca</text:p>
      <text:p text:style-name="P3"><text:span text:style-name="T2">523</text:span> caneco</text:p>
      <text:p text:style-name="P3"><text:span text:style-name="T2">524</text:span> canela</text:p>
      <text:p text:style-name="P3"><text:span text:style-name="T2">525</text:span> caneta</text:p>
      <text:p text:style-name="P3"><text:span text:style-name="T2">526</text:span> canga</text:p>
      <text:p text:style-name="P3"><text:span text:style-name="T2">531</text:span> canguru</text:p>
      <text:p text:style-name="P3"><text:span text:style-name="T2">532</text:span> canhoto</text:p>
      <text:p text:style-name="P3"><text:span text:style-name="T2">533</text:span> canibal</text:p>
      <text:p text:style-name="P3"><text:span text:style-name="T2">534</text:span> canil</text:p>
      <text:p text:style-name="P3"><text:span text:style-name="T2">535</text:span> canino</text:p>
      <text:p text:style-name="P3"><text:span text:style-name="T2">536</text:span> canja</text:p>
      <text:p text:style-name="P3"><text:span text:style-name="T2">541</text:span> cano</text:p>
      <text:p text:style-name="P3"><text:span text:style-name="T2">542</text:span> canoa</text:p>
      <text:p text:style-name="P3"><text:span text:style-name="T2">543</text:span> cansado</text:p>
      <text:p text:style-name="P3"><text:span text:style-name="T2">544</text:span> cansar</text:p>
      <text:p text:style-name="P3"><text:span text:style-name="T2">545</text:span> cantado</text:p>
      <text:p text:style-name="P3"><text:span text:style-name="T2">546</text:span> cantar</text:p>
      <text:p text:style-name="P3"><text:span text:style-name="T2">551</text:span> cantata</text:p>
      <text:p text:style-name="P3"><text:span text:style-name="T2">552</text:span> cantiga</text:p>
      <text:p text:style-name="P3"><text:span text:style-name="T2">553</text:span> cantina</text:p>
      <text:p text:style-name="P3"><text:span text:style-name="T2">554</text:span> canto</text:p>
      <text:p text:style-name="P3"><text:span text:style-name="T2">555</text:span> cantor</text:p>
      <text:p text:style-name="P3"><text:span text:style-name="T2">556</text:span> cantora</text:p>
      <text:p text:style-name="P3"><text:span text:style-name="T2">561</text:span> canudo</text:p>
      <text:p text:style-name="P3"><text:span text:style-name="T2">562</text:span> caos</text:p>
      <text:p text:style-name="P3"><text:span text:style-name="T2">563</text:span> capa</text:p>
      <text:p text:style-name="P3"><text:span text:style-name="T2">564</text:span> capacho</text:p>
      <text:p text:style-name="P3"><text:span text:style-name="T2">565</text:span> capado</text:p>
      <text:p text:style-name="P3"><text:span text:style-name="T2">566</text:span> capanga</text:p>
      <text:p text:style-name="P3"><text:span text:style-name="T2">611</text:span> capar</text:p>
      <text:p text:style-name="P3"><text:span text:style-name="T2">612</text:span> capataz</text:p>
      <text:p text:style-name="P3"><text:span text:style-name="T2">613</text:span> capaz</text:p>
      <text:p text:style-name="P3"><text:span text:style-name="T2">614</text:span> capela</text:p>
      <text:p text:style-name="P3"><text:span text:style-name="T2">615</text:span> capelo</text:p>
      <text:p text:style-name="P3"><text:span text:style-name="T2">616</text:span> capilar</text:p>
      <text:p text:style-name="P3"><text:span text:style-name="T2">621</text:span> capim</text:p>
      <text:p text:style-name="P3"><text:span text:style-name="T2">622</text:span> capinar</text:p>
      <text:p text:style-name="P3"><text:span text:style-name="T2">623</text:span> capital</text:p>
      <text:p text:style-name="P3"><text:span text:style-name="T2">624</text:span> capitel</text:p>
      <text:p text:style-name="P3"><text:span text:style-name="T2">625</text:span> capota</text:p>
      <text:p text:style-name="P3"><text:span text:style-name="T2">626</text:span> capote</text:p>
      <text:p text:style-name="P3"><text:span text:style-name="T2">631</text:span> caprino</text:p>
      <text:p text:style-name="P3"><text:span text:style-name="T2">632</text:span> captar</text:p>
      <text:p text:style-name="P3"><text:span text:style-name="T2">633</text:span> captura</text:p>
      <text:p text:style-name="P3"><text:span text:style-name="T2">634</text:span> capucho</text:p>
      <text:p text:style-name="P3"><text:span text:style-name="T2">635</text:span> caput</text:p>
      <text:p text:style-name="P3"><text:span text:style-name="T2">636</text:span> capuz</text:p>
      <text:p text:style-name="P3"><text:span text:style-name="T2">641</text:span> cara</text:p>
      <text:p text:style-name="P3"><text:span text:style-name="T2">642</text:span> caraca</text:p>
      <text:p text:style-name="P3"><text:span text:style-name="T2">643</text:span> caracol</text:p>
      <text:p text:style-name="P3"><text:span text:style-name="T2">644</text:span> carago</text:p>
      <text:p text:style-name="P3"><text:span text:style-name="T2">645</text:span> caramba</text:p>
      <text:p text:style-name="P3"><text:span text:style-name="T2">646</text:span> carapau</text:p>
      <text:p text:style-name="P3"><text:span text:style-name="T2">651</text:span> carbono</text:p>
      <text:p text:style-name="P3"><text:span text:style-name="T2">652</text:span> carda</text:p>
      <text:p text:style-name="P3"><text:span text:style-name="T2">653</text:span> cardeal</text:p>
      <text:p text:style-name="P3"><text:span text:style-name="T2">654</text:span> cardo</text:p>
      <text:p text:style-name="P3"><text:span text:style-name="T2">655</text:span> cardume</text:p>
      <text:p text:style-name="P3"><text:span text:style-name="T2">656</text:span> careca</text:p>
      <text:p text:style-name="P3"><text:span text:style-name="T2">661</text:span> carecer</text:p>
      <text:p text:style-name="P3"><text:span text:style-name="T2">662</text:span> carente</text:p>
      <text:p text:style-name="P3"><text:span text:style-name="T2">663</text:span> careta</text:p>
      <text:p text:style-name="P3"><text:span text:style-name="T2">664</text:span> carga</text:p>
      <text:p text:style-name="P3"><text:span text:style-name="T2">665</text:span> cargo</text:p>
      <text:p text:style-name="P3"><text:span text:style-name="T2">666</text:span> cariar</text:p>
      <text:p text:style-name="P3"><text:soft-page-break/><text:span text:style-name="T2">111</text:span> carimbo</text:p>
      <text:p text:style-name="P3"><text:span text:style-name="T2">112</text:span> carinho</text:p>
      <text:p text:style-name="P3"><text:span text:style-name="T2">113</text:span> carioca</text:p>
      <text:p text:style-name="P3"><text:span text:style-name="T2">114</text:span> carisma</text:p>
      <text:p text:style-name="P3"><text:span text:style-name="T2">115</text:span> cariz</text:p>
      <text:p text:style-name="P3"><text:span text:style-name="T2">116</text:span> carlota</text:p>
      <text:p text:style-name="P3"><text:span text:style-name="T2">121</text:span> carnal</text:p>
      <text:p text:style-name="P3"><text:span text:style-name="T2">122</text:span> carne</text:p>
      <text:p text:style-name="P3"><text:span text:style-name="T2">123</text:span> carnudo</text:p>
      <text:p text:style-name="P3"><text:span text:style-name="T2">124</text:span> caro</text:p>
      <text:p text:style-name="P3"><text:span text:style-name="T2">125</text:span> carocha</text:p>
      <text:p text:style-name="P3"><text:span text:style-name="T2">126</text:span> carona</text:p>
      <text:p text:style-name="P3"><text:span text:style-name="T2">131</text:span> carpa</text:p>
      <text:p text:style-name="P3"><text:span text:style-name="T2">132</text:span> carpelo</text:p>
      <text:p text:style-name="P3"><text:span text:style-name="T2">133</text:span> carpete</text:p>
      <text:p text:style-name="P3"><text:span text:style-name="T2">134</text:span> carpir</text:p>
      <text:p text:style-name="P3"><text:span text:style-name="T2">135</text:span> carrada</text:p>
      <text:p text:style-name="P3"><text:span text:style-name="T2">136</text:span> carreta</text:p>
      <text:p text:style-name="P3"><text:span text:style-name="T2">141</text:span> carreto</text:p>
      <text:p text:style-name="P3"><text:span text:style-name="T2">142</text:span> carril</text:p>
      <text:p text:style-name="P3"><text:span text:style-name="T2">143</text:span> carro</text:p>
      <text:p text:style-name="P3"><text:span text:style-name="T2">144</text:span> carta</text:p>
      <text:p text:style-name="P3"><text:span text:style-name="T2">145</text:span> cartada</text:p>
      <text:p text:style-name="P3"><text:span text:style-name="T2">146</text:span> cartaz</text:p>
      <text:p text:style-name="P3"><text:span text:style-name="T2">151</text:span> cartel</text:p>
      <text:p text:style-name="P3"><text:span text:style-name="T2">152</text:span> cartola</text:p>
      <text:p text:style-name="P3"><text:span text:style-name="T2">153</text:span> cartoon</text:p>
      <text:p text:style-name="P3"><text:span text:style-name="T2">154</text:span> casa</text:p>
      <text:p text:style-name="P3"><text:span text:style-name="T2">155</text:span> casaca</text:p>
      <text:p text:style-name="P3"><text:span text:style-name="T2">156</text:span> casaco</text:p>
      <text:p text:style-name="P3"><text:span text:style-name="T2">161</text:span> casado</text:p>
      <text:p text:style-name="P3"><text:span text:style-name="T2">162</text:span> casal</text:p>
      <text:p text:style-name="P3"><text:span text:style-name="T2">163</text:span> casar</text:p>
      <text:p text:style-name="P3"><text:span text:style-name="T2">164</text:span> casaria</text:p>
      <text:p text:style-name="P3"><text:span text:style-name="T2">165</text:span> casario</text:p>
      <text:p text:style-name="P3"><text:span text:style-name="T2">166</text:span> casca</text:p>
      <text:p text:style-name="P3"><text:span text:style-name="T2">211</text:span> cascar</text:p>
      <text:p text:style-name="P3"><text:span text:style-name="T2">212</text:span> cascata</text:p>
      <text:p text:style-name="P3"><text:span text:style-name="T2">213</text:span> casco</text:p>
      <text:p text:style-name="P3"><text:span text:style-name="T2">214</text:span> casebre</text:p>
      <text:p text:style-name="P3"><text:span text:style-name="T2">215</text:span> caseiro</text:p>
      <text:p text:style-name="P3"><text:span text:style-name="T2">216</text:span> caserna</text:p>
      <text:p text:style-name="P3"><text:span text:style-name="T2">221</text:span> cash</text:p>
      <text:p text:style-name="P3"><text:span text:style-name="T2">222</text:span> casinha</text:p>
      <text:p text:style-name="P3"><text:span text:style-name="T2">223</text:span> casino</text:p>
      <text:p text:style-name="P3"><text:span text:style-name="T2">224</text:span> caso</text:p>
      <text:p text:style-name="P3"><text:span text:style-name="T2">225</text:span> casota</text:p>
      <text:p text:style-name="P3"><text:span text:style-name="T2">226</text:span> cassa</text:p>
      <text:p text:style-name="P3"><text:span text:style-name="T2">231</text:span> cassar</text:p>
      <text:p text:style-name="P3"><text:span text:style-name="T2">232</text:span> cassino</text:p>
      <text:p text:style-name="P3"><text:span text:style-name="T2">233</text:span> castelo</text:p>
      <text:p text:style-name="P3"><text:span text:style-name="T2">234</text:span> castigo</text:p>
      <text:p text:style-name="P3"><text:span text:style-name="T2">235</text:span> casto</text:p>
      <text:p text:style-name="P3"><text:span text:style-name="T2">236</text:span> castor</text:p>
      <text:p text:style-name="P3"><text:span text:style-name="T2">241</text:span> castrar</text:p>
      <text:p text:style-name="P3"><text:span text:style-name="T2">242</text:span> casual</text:p>
      <text:p text:style-name="P3"><text:span text:style-name="T2">243</text:span> casulo</text:p>
      <text:p text:style-name="P3"><text:span text:style-name="T2">244</text:span> cata</text:p>
      <text:p text:style-name="P3"><text:span text:style-name="T2">245</text:span> catana</text:p>
      <text:p text:style-name="P3"><text:span text:style-name="T2">246</text:span> catete</text:p>
      <text:p text:style-name="P3"><text:span text:style-name="T2">251</text:span> catinga</text:p>
      <text:p text:style-name="P3"><text:span text:style-name="T2">252</text:span> cativar</text:p>
      <text:p text:style-name="P3"><text:span text:style-name="T2">253</text:span> cativo</text:p>
      <text:p text:style-name="P3"><text:span text:style-name="T2">254</text:span> catorze</text:p>
      <text:p text:style-name="P3"><text:span text:style-name="T2">255</text:span> catre</text:p>
      <text:p text:style-name="P3"><text:span text:style-name="T2">256</text:span> cauda</text:p>
      <text:p text:style-name="P3"><text:span text:style-name="T2">261</text:span> caudal</text:p>
      <text:p text:style-name="P3"><text:span text:style-name="T2">262</text:span> caule</text:p>
      <text:p text:style-name="P3"><text:span text:style-name="T2">263</text:span> causa</text:p>
      <text:p text:style-name="P3"><text:span text:style-name="T2">264</text:span> causado</text:p>
      <text:p text:style-name="P3"><text:span text:style-name="T2">265</text:span> causal</text:p>
      <text:p text:style-name="P3"><text:span text:style-name="T2">266</text:span> causar</text:p>
      <text:p text:style-name="P3"><text:span text:style-name="T2">311</text:span> cautela</text:p>
      <text:p text:style-name="P3"><text:span text:style-name="T2">312</text:span> cava</text:p>
      <text:p text:style-name="P3"><text:span text:style-name="T2">313</text:span> cavaca</text:p>
      <text:p text:style-name="P3"><text:span text:style-name="T2">314</text:span> cavado</text:p>
      <text:p text:style-name="P3"><text:span text:style-name="T2">315</text:span> cavador</text:p>
      <text:p text:style-name="P3"><text:span text:style-name="T2">316</text:span> cavala</text:p>
      <text:p text:style-name="P3"><text:span text:style-name="T2">321</text:span> cavalo</text:p>
      <text:p text:style-name="P3"><text:span text:style-name="T2">322</text:span> cavar</text:p>
      <text:p text:style-name="P3"><text:span text:style-name="T2">323</text:span> cave</text:p>
      <text:p text:style-name="P3"><text:span text:style-name="T2">324</text:span> caveira</text:p>
      <text:p text:style-name="P3"><text:span text:style-name="T2">325</text:span> caverna</text:p>
      <text:p text:style-name="P3"><text:span text:style-name="T2">326</text:span> caviar</text:p>
      <text:p text:style-name="P3"><text:span text:style-name="T2">331</text:span> cb</text:p>
      <text:p text:style-name="P3"><text:span text:style-name="T2">332</text:span> cc</text:p>
      <text:p text:style-name="P3"><text:span text:style-name="T2">333</text:span> ccc</text:p>
      <text:p text:style-name="P3"><text:span text:style-name="T2">334</text:span> cccc</text:p>
      <text:p text:style-name="P3"><text:span text:style-name="T2">335</text:span> cce</text:p>
      <text:p text:style-name="P3"><text:span text:style-name="T2">336</text:span> Cd</text:p>
      <text:p text:style-name="P3"><text:span text:style-name="T2">341</text:span> CD</text:p>
      <text:p text:style-name="P3"><text:span text:style-name="T2">342</text:span> cd</text:p>
      <text:p text:style-name="P3"><text:span text:style-name="T2">343</text:span> cde</text:p>
      <text:p text:style-name="P3"><text:span text:style-name="T2">344</text:span> CE</text:p>
      <text:p text:style-name="P3"><text:span text:style-name="T2">345</text:span> Ce</text:p>
      <text:p text:style-name="P3"><text:span text:style-name="T2">346</text:span> cear</text:p>
      <text:p text:style-name="P3"><text:span text:style-name="T2">351</text:span> cebola</text:p>
      <text:p text:style-name="P3"><text:span text:style-name="T2">352</text:span> ceder</text:p>
      <text:p text:style-name="P3"><text:span text:style-name="T2">353</text:span> cedo</text:p>
      <text:p text:style-name="P3"><text:span text:style-name="T2">354</text:span> cedro</text:p>
      <text:p text:style-name="P3"><text:span text:style-name="T2">355</text:span> cegar</text:p>
      <text:p text:style-name="P3"><text:span text:style-name="T2">356</text:span> cego</text:p>
      <text:p text:style-name="P3"><text:span text:style-name="T2">361</text:span> cegonha</text:p>
      <text:p text:style-name="P3"><text:span text:style-name="T2">362</text:span> ceia</text:p>
      <text:p text:style-name="P3"><text:span text:style-name="T2">363</text:span> ceifa</text:p>
      <text:p text:style-name="P3"><text:span text:style-name="T2">364</text:span> ceifado</text:p>
      <text:p text:style-name="P3"><text:span text:style-name="T2">365</text:span> ceifar</text:p>
      <text:p text:style-name="P3"><text:span text:style-name="T2">366</text:span> cela</text:p>
      <text:p text:style-name="P3"><text:span text:style-name="T2">411</text:span> celeiro</text:p>
      <text:p text:style-name="P3"><text:span text:style-name="T2">412</text:span> celeste</text:p>
      <text:p text:style-name="P3"><text:span text:style-name="T2">413</text:span> celta</text:p>
      <text:p text:style-name="P3"><text:span text:style-name="T2">414</text:span> celular</text:p>
      <text:p text:style-name="P3"><text:span text:style-name="T2">415</text:span> cem</text:p>
      <text:p text:style-name="P3"><text:span text:style-name="T2">416</text:span> cena</text:p>
      <text:p text:style-name="P3"><text:span text:style-name="T2">421</text:span> cenho</text:p>
      <text:p text:style-name="P3"><text:span text:style-name="T2">422</text:span> cenoura</text:p>
      <text:p text:style-name="P3"><text:span text:style-name="T2">423</text:span> censo</text:p>
      <text:p text:style-name="P3"><text:span text:style-name="T2">424</text:span> censor</text:p>
      <text:p text:style-name="P3"><text:span text:style-name="T2">425</text:span> censura</text:p>
      <text:p text:style-name="P3"><text:span text:style-name="T2">426</text:span> centavo</text:p>
      <text:p text:style-name="P3"><text:span text:style-name="T2">431</text:span> centeio</text:p>
      <text:p text:style-name="P3"><text:span text:style-name="T2">432</text:span> centena</text:p>
      <text:p text:style-name="P3"><text:span text:style-name="T2">433</text:span> center</text:p>
      <text:p text:style-name="P3"><text:span text:style-name="T2">434</text:span> cento</text:p>
      <text:p text:style-name="P3"><text:span text:style-name="T2">435</text:span> central</text:p>
      <text:p text:style-name="P3"><text:span text:style-name="T2">436</text:span> centrar</text:p>
      <text:p text:style-name="P3"><text:span text:style-name="T2">441</text:span> centro</text:p>
      <text:p text:style-name="P3"><text:span text:style-name="T2">442</text:span> cep</text:p>
      <text:p text:style-name="P3"><text:span text:style-name="T2">443</text:span> CEP</text:p>
      <text:p text:style-name="P3"><text:span text:style-name="T2">444</text:span> cepa</text:p>
      <text:p text:style-name="P3"><text:span text:style-name="T2">445</text:span> cepo</text:p>
      <text:p text:style-name="P3"><text:span text:style-name="T2">446</text:span> cera</text:p>
      <text:p text:style-name="P3"><text:span text:style-name="T2">451</text:span> cerca</text:p>
      <text:p text:style-name="P3"><text:span text:style-name="T2">452</text:span> cercado</text:p>
      <text:p text:style-name="P3"><text:span text:style-name="T2">453</text:span> cercar</text:p>
      <text:p text:style-name="P3"><text:span text:style-name="T2">454</text:span> cerco</text:p>
      <text:p text:style-name="P3"><text:span text:style-name="T2">455</text:span> cerda</text:p>
      <text:p text:style-name="P3"><text:span text:style-name="T2">456</text:span> cereal</text:p>
      <text:p text:style-name="P3"><text:span text:style-name="T2">461</text:span> cereja</text:p>
      <text:p text:style-name="P3"><text:span text:style-name="T2">462</text:span> cerejo</text:p>
      <text:p text:style-name="P3"><text:span text:style-name="T2">463</text:span> cerne</text:p>
      <text:p text:style-name="P3"><text:span text:style-name="T2">464</text:span> ceroula</text:p>
      <text:p text:style-name="P3"><text:span text:style-name="T2">465</text:span> cerrado</text:p>
      <text:p text:style-name="P3"><text:span text:style-name="T2">466</text:span> cerrar</text:p>
      <text:p text:style-name="P3"><text:span text:style-name="T2">511</text:span> cerro</text:p>
      <text:p text:style-name="P3"><text:span text:style-name="T2">512</text:span> certame</text:p>
      <text:p text:style-name="P3"><text:span text:style-name="T2">513</text:span> certeza</text:p>
      <text:p text:style-name="P3"><text:span text:style-name="T2">514</text:span> certo</text:p>
      <text:p text:style-name="P3"><text:span text:style-name="T2">515</text:span> cerveja</text:p>
      <text:p text:style-name="P3"><text:span text:style-name="T2">516</text:span> cessar</text:p>
      <text:p text:style-name="P3"><text:span text:style-name="T2">521</text:span> cesta</text:p>
      <text:p text:style-name="P3"><text:span text:style-name="T2">522</text:span> cesto</text:p>
      <text:p text:style-name="P3"><text:span text:style-name="T2">523</text:span> cetim</text:p>
      <text:p text:style-name="P3"><text:span text:style-name="T2">524</text:span> cevado</text:p>
      <text:p text:style-name="P3"><text:span text:style-name="T2">525</text:span> Cf</text:p>
      <text:p text:style-name="P3"><text:span text:style-name="T2">526</text:span> cf</text:p>
      <text:p text:style-name="P3"><text:span text:style-name="T2">531</text:span> cg</text:p>
      <text:p text:style-name="P3"><text:span text:style-name="T2">532</text:span> ch</text:p>
      <text:p text:style-name="P3"><text:span text:style-name="T2">533</text:span> chacina</text:p>
      <text:p text:style-name="P3"><text:span text:style-name="T2">534</text:span> chacota</text:p>
      <text:p text:style-name="P3"><text:span text:style-name="T2">535</text:span> chaga</text:p>
      <text:p text:style-name="P3"><text:span text:style-name="T2">536</text:span> chama</text:p>
      <text:p text:style-name="P3"><text:span text:style-name="T2">541</text:span> chamada</text:p>
      <text:p text:style-name="P3"><text:span text:style-name="T2">542</text:span> chamado</text:p>
      <text:p text:style-name="P3"><text:span text:style-name="T2">543</text:span> chamar</text:p>
      <text:p text:style-name="P3"><text:span text:style-name="T2">544</text:span> chambre</text:p>
      <text:p text:style-name="P3"><text:span text:style-name="T2">545</text:span> chance</text:p>
      <text:p text:style-name="P3"><text:span text:style-name="T2">546</text:span> chapa</text:p>
      <text:p text:style-name="P3"><text:span text:style-name="T2">551</text:span> chapado</text:p>
      <text:p text:style-name="P3"><text:span text:style-name="T2">552</text:span> charada</text:p>
      <text:p text:style-name="P3"><text:span text:style-name="T2">553</text:span> charco</text:p>
      <text:p text:style-name="P3"><text:span text:style-name="T2">554</text:span> charlie</text:p>
      <text:p text:style-name="P3"><text:span text:style-name="T2">555</text:span> charme</text:p>
      <text:p text:style-name="P3"><text:span text:style-name="T2">556</text:span> charrua</text:p>
      <text:p text:style-name="P3"><text:span text:style-name="T2">561</text:span> charuto</text:p>
      <text:p text:style-name="P3"><text:span text:style-name="T2">562</text:span> chassi</text:p>
      <text:p text:style-name="P3"><text:span text:style-name="T2">563</text:span> chata</text:p>
      <text:p text:style-name="P3"><text:span text:style-name="T2">564</text:span> chatear</text:p>
      <text:p text:style-name="P3"><text:span text:style-name="T2">565</text:span> chatice</text:p>
      <text:p text:style-name="P3"><text:span text:style-name="T2">566</text:span> chato</text:p>
      <text:p text:style-name="P3"><text:span text:style-name="T2">611</text:span> chave</text:p>
      <text:p text:style-name="P3"><text:span text:style-name="T2">612</text:span> checa</text:p>
      <text:p text:style-name="P3"><text:span text:style-name="T2">613</text:span> checar</text:p>
      <text:p text:style-name="P3"><text:span text:style-name="T2">614</text:span> checo</text:p>
      <text:p text:style-name="P3"><text:span text:style-name="T2">615</text:span> chefe</text:p>
      <text:p text:style-name="P3"><text:span text:style-name="T2">616</text:span> chefia</text:p>
      <text:p text:style-name="P3"><text:span text:style-name="T2">621</text:span> chefiar</text:p>
      <text:p text:style-name="P3"><text:span text:style-name="T2">622</text:span> chegada</text:p>
      <text:p text:style-name="P3"><text:span text:style-name="T2">623</text:span> chegado</text:p>
      <text:p text:style-name="P3"><text:span text:style-name="T2">624</text:span> chegar</text:p>
      <text:p text:style-name="P3"><text:span text:style-name="T2">625</text:span> cheia</text:p>
      <text:p text:style-name="P3"><text:span text:style-name="T2">626</text:span> cheio</text:p>
      <text:p text:style-name="P3"><text:span text:style-name="T2">631</text:span> cheirar</text:p>
      <text:p text:style-name="P3"><text:span text:style-name="T2">632</text:span> cheiro</text:p>
      <text:p text:style-name="P3"><text:span text:style-name="T2">633</text:span> cheque</text:p>
      <text:p text:style-name="P3"><text:span text:style-name="T2">634</text:span> chi</text:p>
      <text:p text:style-name="P3"><text:span text:style-name="T2">635</text:span> chiado</text:p>
      <text:p text:style-name="P3"><text:span text:style-name="T2">636</text:span> chiapas</text:p>
      <text:p text:style-name="P3"><text:span text:style-name="T2">641</text:span> chiar</text:p>
      <text:p text:style-name="P3"><text:span text:style-name="T2">642</text:span> chic</text:p>
      <text:p text:style-name="P3"><text:span text:style-name="T2">643</text:span> chica</text:p>
      <text:p text:style-name="P3"><text:span text:style-name="T2">644</text:span> chicote</text:p>
      <text:p text:style-name="P3"><text:span text:style-name="T2">645</text:span> chifrar</text:p>
      <text:p text:style-name="P3"><text:span text:style-name="T2">646</text:span> chifre</text:p>
      <text:p text:style-name="P3"><text:span text:style-name="T2">651</text:span> chile</text:p>
      <text:p text:style-name="P3"><text:span text:style-name="T2">652</text:span> chilena</text:p>
      <text:p text:style-name="P3"><text:span text:style-name="T2">653</text:span> chileno</text:p>
      <text:p text:style-name="P3"><text:span text:style-name="T2">654</text:span> chinela</text:p>
      <text:p text:style-name="P3"><text:span text:style-name="T2">655</text:span> chinelo</text:p>
      <text:p text:style-name="P3"><text:span text:style-name="T2">656</text:span> chinoca</text:p>
      <text:p text:style-name="P3"><text:span text:style-name="T2">661</text:span> chip</text:p>
      <text:p text:style-name="P3"><text:span text:style-name="T2">662</text:span> chique</text:p>
      <text:p text:style-name="P3"><text:span text:style-name="T2">663</text:span> chispa</text:p>
      <text:p text:style-name="P3"><text:span text:style-name="T2">664</text:span> chita</text:p>
      <text:p text:style-name="P3"><text:span text:style-name="T2">665</text:span> chocado</text:p>
      <text:p text:style-name="P3"><text:span text:style-name="T2">666</text:span> chocar</text:p>
      <text:p text:style-name="P3"><text:soft-page-break/><text:span text:style-name="T2">111</text:span> choco</text:p>
      <text:p text:style-name="P3"><text:span text:style-name="T2">112</text:span> chofer</text:p>
      <text:p text:style-name="P3"><text:span text:style-name="T2">113</text:span> chofre</text:p>
      <text:p text:style-name="P3"><text:span text:style-name="T2">114</text:span> chope</text:p>
      <text:p text:style-name="P3"><text:span text:style-name="T2">115</text:span> choque</text:p>
      <text:p text:style-name="P3"><text:span text:style-name="T2">116</text:span> chorar</text:p>
      <text:p text:style-name="P3"><text:span text:style-name="T2">121</text:span> choro</text:p>
      <text:p text:style-name="P3"><text:span text:style-name="T2">122</text:span> choroso</text:p>
      <text:p text:style-name="P3"><text:span text:style-name="T2">123</text:span> choupo</text:p>
      <text:p text:style-name="P3"><text:span text:style-name="T2">124</text:span> chover</text:p>
      <text:p text:style-name="P3"><text:span text:style-name="T2">125</text:span> chufa</text:p>
      <text:p text:style-name="P3"><text:span text:style-name="T2">126</text:span> chula</text:p>
      <text:p text:style-name="P3"><text:span text:style-name="T2">131</text:span> chumbar</text:p>
      <text:p text:style-name="P3"><text:span text:style-name="T2">132</text:span> chumbo</text:p>
      <text:p text:style-name="P3"><text:span text:style-name="T2">133</text:span> chupar</text:p>
      <text:p text:style-name="P3"><text:span text:style-name="T2">134</text:span> chusma</text:p>
      <text:p text:style-name="P3"><text:span text:style-name="T2">135</text:span> chutar</text:p>
      <text:p text:style-name="P3"><text:span text:style-name="T2">136</text:span> chute</text:p>
      <text:p text:style-name="P3"><text:span text:style-name="T2">141</text:span> chuva</text:p>
      <text:p text:style-name="P3"><text:span text:style-name="T2">142</text:span> chuvada</text:p>
      <text:p text:style-name="P3"><text:span text:style-name="T2">143</text:span> chuvoso</text:p>
      <text:p text:style-name="P3"><text:span text:style-name="T2">144</text:span> ci</text:p>
      <text:p text:style-name="P3"><text:span text:style-name="T2">145</text:span> ciar</text:p>
      <text:p text:style-name="P3"><text:span text:style-name="T2">146</text:span> ciciar</text:p>
      <text:p text:style-name="P3"><text:span text:style-name="T2">151</text:span> ciclo</text:p>
      <text:p text:style-name="P3"><text:span text:style-name="T2">152</text:span> ciclone</text:p>
      <text:p text:style-name="P3"><text:span text:style-name="T2">153</text:span> cidade</text:p>
      <text:p text:style-name="P3"><text:span text:style-name="T2">154</text:span> ciente</text:p>
      <text:p text:style-name="P3"><text:span text:style-name="T2">155</text:span> cifra</text:p>
      <text:p text:style-name="P3"><text:span text:style-name="T2">156</text:span> cifrar</text:p>
      <text:p text:style-name="P3"><text:span text:style-name="T2">161</text:span> cigana</text:p>
      <text:p text:style-name="P3"><text:span text:style-name="T2">162</text:span> cigano</text:p>
      <text:p text:style-name="P3"><text:span text:style-name="T2">163</text:span> cigarra</text:p>
      <text:p text:style-name="P3"><text:span text:style-name="T2">164</text:span> cigarro</text:p>
      <text:p text:style-name="P3"><text:span text:style-name="T2">165</text:span> cilada</text:p>
      <text:p text:style-name="P3"><text:span text:style-name="T2">166</text:span> ciliado</text:p>
      <text:p text:style-name="P3"><text:span text:style-name="T2">211</text:span> ciliar</text:p>
      <text:p text:style-name="P3"><text:span text:style-name="T2">212</text:span> cima</text:p>
      <text:p text:style-name="P3"><text:span text:style-name="T2">213</text:span> cimeira</text:p>
      <text:p text:style-name="P3"><text:span text:style-name="T2">214</text:span> cimento</text:p>
      <text:p text:style-name="P3"><text:span text:style-name="T2">215</text:span> cimo</text:p>
      <text:p text:style-name="P3"><text:span text:style-name="T2">216</text:span> cinco</text:p>
      <text:p text:style-name="P3"><text:span text:style-name="T2">221</text:span> cine</text:p>
      <text:p text:style-name="P3"><text:span text:style-name="T2">222</text:span> cinema</text:p>
      <text:p text:style-name="P3"><text:span text:style-name="T2">223</text:span> cingido</text:p>
      <text:p text:style-name="P3"><text:span text:style-name="T2">224</text:span> cingir</text:p>
      <text:p text:style-name="P3"><text:span text:style-name="T2">225</text:span> cinismo</text:p>
      <text:p text:style-name="P3"><text:span text:style-name="T2">226</text:span> cinta</text:p>
      <text:p text:style-name="P3"><text:span text:style-name="T2">231</text:span> cinto</text:p>
      <text:p text:style-name="P3"><text:span text:style-name="T2">232</text:span> cintura</text:p>
      <text:p text:style-name="P3"><text:span text:style-name="T2">233</text:span> cinza</text:p>
      <text:p text:style-name="P3"><text:span text:style-name="T2">234</text:span> cio</text:p>
      <text:p text:style-name="P3"><text:span text:style-name="T2">235</text:span> cioso</text:p>
      <text:p text:style-name="P3"><text:span text:style-name="T2">236</text:span> ciranda</text:p>
      <text:p text:style-name="P3"><text:span text:style-name="T2">241</text:span> circo</text:p>
      <text:p text:style-name="P3"><text:span text:style-name="T2">242</text:span> cirrose</text:p>
      <text:p text:style-name="P3"><text:span text:style-name="T2">243</text:span> cisco</text:p>
      <text:p text:style-name="P3"><text:span text:style-name="T2">244</text:span> cisma</text:p>
      <text:p text:style-name="P3"><text:span text:style-name="T2">245</text:span> cismar</text:p>
      <text:p text:style-name="P3"><text:span text:style-name="T2">246</text:span> cisne</text:p>
      <text:p text:style-name="P3"><text:span text:style-name="T2">251</text:span> citado</text:p>
      <text:p text:style-name="P3"><text:span text:style-name="T2">252</text:span> citar</text:p>
      <text:p text:style-name="P3"><text:span text:style-name="T2">253</text:span> citrino</text:p>
      <text:p text:style-name="P3"><text:span text:style-name="T2">254</text:span> civil</text:p>
      <text:p text:style-name="P3"><text:span text:style-name="T2">255</text:span> civismo</text:p>
      <text:p text:style-name="P3"><text:span text:style-name="T2">256</text:span> cj</text:p>
      <text:p text:style-name="P3"><text:span text:style-name="T2">261</text:span> ck</text:p>
      <text:p text:style-name="P3"><text:span text:style-name="T2">262</text:span> cl</text:p>
      <text:p text:style-name="P3"><text:span text:style-name="T2">263</text:span> Cl</text:p>
      <text:p text:style-name="P3"><text:span text:style-name="T2">264</text:span> clamar</text:p>
      <text:p text:style-name="P3"><text:span text:style-name="T2">265</text:span> clamor</text:p>
      <text:p text:style-name="P3"><text:span text:style-name="T2">266</text:span> claque</text:p>
      <text:p text:style-name="P3"><text:span text:style-name="T2">311</text:span> clarear</text:p>
      <text:p text:style-name="P3"><text:span text:style-name="T2">312</text:span> clareza</text:p>
      <text:p text:style-name="P3"><text:span text:style-name="T2">313</text:span> clarim</text:p>
      <text:p text:style-name="P3"><text:span text:style-name="T2">314</text:span> claro</text:p>
      <text:p text:style-name="P3"><text:span text:style-name="T2">315</text:span> clas</text:p>
      <text:p text:style-name="P3"><text:span text:style-name="T2">316</text:span> classe</text:p>
      <text:p text:style-name="P3"><text:span text:style-name="T2">321</text:span> clave</text:p>
      <text:p text:style-name="P3"><text:span text:style-name="T2">322</text:span> clero</text:p>
      <text:p text:style-name="P3"><text:span text:style-name="T2">323</text:span> clicar</text:p>
      <text:p text:style-name="P3"><text:span text:style-name="T2">324</text:span> cliente</text:p>
      <text:p text:style-name="P3"><text:span text:style-name="T2">325</text:span> clima</text:p>
      <text:p text:style-name="P3"><text:span text:style-name="T2">326</text:span> clip</text:p>
      <text:p text:style-name="P3"><text:span text:style-name="T2">331</text:span> clipe</text:p>
      <text:p text:style-name="P3"><text:span text:style-name="T2">332</text:span> clique</text:p>
      <text:p text:style-name="P3"><text:span text:style-name="T2">333</text:span> clonar</text:p>
      <text:p text:style-name="P3"><text:span text:style-name="T2">334</text:span> clone</text:p>
      <text:p text:style-name="P3"><text:span text:style-name="T2">335</text:span> cloreto</text:p>
      <text:p text:style-name="P3"><text:span text:style-name="T2">336</text:span> cloro</text:p>
      <text:p text:style-name="P3"><text:span text:style-name="T2">341</text:span> clown</text:p>
      <text:p text:style-name="P3"><text:span text:style-name="T2">342</text:span> CLT</text:p>
      <text:p text:style-name="P3"><text:span text:style-name="T2">343</text:span> club</text:p>
      <text:p text:style-name="P3"><text:span text:style-name="T2">344</text:span> clube</text:p>
      <text:p text:style-name="P3"><text:span text:style-name="T2">345</text:span> Cm</text:p>
      <text:p text:style-name="P3"><text:span text:style-name="T2">346</text:span> CM</text:p>
      <text:p text:style-name="P3"><text:span text:style-name="T2">351</text:span> cm</text:p>
      <text:p text:style-name="P3"><text:span text:style-name="T2">352</text:span> cn</text:p>
      <text:p text:style-name="P3"><text:span text:style-name="T2">353</text:span> Cn</text:p>
      <text:p text:style-name="P3"><text:span text:style-name="T2">354</text:span> CNH</text:p>
      <text:p text:style-name="P3"><text:span text:style-name="T2">355</text:span> CNPJ</text:p>
      <text:p text:style-name="P3"><text:span text:style-name="T2">356</text:span> co</text:p>
      <text:p text:style-name="P3"><text:span text:style-name="T2">361</text:span> Co</text:p>
      <text:p text:style-name="P3"><text:span text:style-name="T2">362</text:span> coalhar</text:p>
      <text:p text:style-name="P3"><text:span text:style-name="T2">363</text:span> coalho</text:p>
      <text:p text:style-name="P3"><text:span text:style-name="T2">364</text:span> coar</text:p>
      <text:p text:style-name="P3"><text:span text:style-name="T2">365</text:span> coaxar</text:p>
      <text:p text:style-name="P3"><text:span text:style-name="T2">366</text:span> cobaia</text:p>
      <text:p text:style-name="P3"><text:span text:style-name="T2">411</text:span> cobalto</text:p>
      <text:p text:style-name="P3"><text:span text:style-name="T2">412</text:span> cobarde</text:p>
      <text:p text:style-name="P3"><text:span text:style-name="T2">413</text:span> coberto</text:p>
      <text:p text:style-name="P3"><text:span text:style-name="T2">414</text:span> cobra</text:p>
      <text:p text:style-name="P3"><text:span text:style-name="T2">415</text:span> cobrado</text:p>
      <text:p text:style-name="P3"><text:span text:style-name="T2">416</text:span> cobrar</text:p>
      <text:p text:style-name="P3"><text:span text:style-name="T2">421</text:span> cobre</text:p>
      <text:p text:style-name="P3"><text:span text:style-name="T2">422</text:span> cobrir</text:p>
      <text:p text:style-name="P3"><text:span text:style-name="T2">423</text:span> cobro</text:p>
      <text:p text:style-name="P3"><text:span text:style-name="T2">424</text:span> coca</text:p>
      <text:p text:style-name="P3"><text:span text:style-name="T2">425</text:span> coche</text:p>
      <text:p text:style-name="P3"><text:span text:style-name="T2">426</text:span> codesso</text:p>
      <text:p text:style-name="P3"><text:span text:style-name="T2">431</text:span> coelho</text:p>
      <text:p text:style-name="P3"><text:span text:style-name="T2">432</text:span> coeso</text:p>
      <text:p text:style-name="P3"><text:span text:style-name="T2">433</text:span> cofre</text:p>
      <text:p text:style-name="P3"><text:span text:style-name="T2">434</text:span> cogitar</text:p>
      <text:p text:style-name="P3"><text:span text:style-name="T2">435</text:span> cognato</text:p>
      <text:p text:style-name="P3"><text:span text:style-name="T2">436</text:span> cognome</text:p>
      <text:p text:style-name="P3"><text:span text:style-name="T2">441</text:span> coibir</text:p>
      <text:p text:style-name="P3"><text:span text:style-name="T2">442</text:span> coice</text:p>
      <text:p text:style-name="P3"><text:span text:style-name="T2">443</text:span> coima</text:p>
      <text:p text:style-name="P3"><text:span text:style-name="T2">444</text:span> coiro</text:p>
      <text:p text:style-name="P3"><text:span text:style-name="T2">445</text:span> coisa</text:p>
      <text:p text:style-name="P3"><text:span text:style-name="T2">446</text:span> coiso</text:p>
      <text:p text:style-name="P3"><text:span text:style-name="T2">451</text:span> coitado</text:p>
      <text:p text:style-name="P3"><text:span text:style-name="T2">452</text:span> coito</text:p>
      <text:p text:style-name="P3"><text:span text:style-name="T2">453</text:span> cola</text:p>
      <text:p text:style-name="P3"><text:span text:style-name="T2">454</text:span> colado</text:p>
      <text:p text:style-name="P3"><text:span text:style-name="T2">455</text:span> colagem</text:p>
      <text:p text:style-name="P3"><text:span text:style-name="T2">456</text:span> colapso</text:p>
      <text:p text:style-name="P3"><text:span text:style-name="T2">461</text:span> colar</text:p>
      <text:p text:style-name="P3"><text:span text:style-name="T2">462</text:span> colcha</text:p>
      <text:p text:style-name="P3"><text:span text:style-name="T2">463</text:span> colecta</text:p>
      <text:p text:style-name="P3"><text:span text:style-name="T2">464</text:span> colega</text:p>
      <text:p text:style-name="P3"><text:span text:style-name="T2">465</text:span> coleira</text:p>
      <text:p text:style-name="P3"><text:span text:style-name="T2">466</text:span> coletar</text:p>
      <text:p text:style-name="P3"><text:span text:style-name="T2">511</text:span> colete</text:p>
      <text:p text:style-name="P3"><text:span text:style-name="T2">512</text:span> colher</text:p>
      <text:p text:style-name="P3"><text:span text:style-name="T2">513</text:span> colidir</text:p>
      <text:p text:style-name="P3"><text:span text:style-name="T2">514</text:span> colina</text:p>
      <text:p text:style-name="P3"><text:span text:style-name="T2">515</text:span> coliseu</text:p>
      <text:p text:style-name="P3"><text:span text:style-name="T2">516</text:span> colmeal</text:p>
      <text:p text:style-name="P3"><text:span text:style-name="T2">521</text:span> colmeia</text:p>
      <text:p text:style-name="P3"><text:span text:style-name="T2">522</text:span> colmo</text:p>
      <text:p text:style-name="P3"><text:span text:style-name="T2">523</text:span> colo</text:p>
      <text:p text:style-name="P3"><text:span text:style-name="T2">524</text:span> colocar</text:p>
      <text:p text:style-name="P3"><text:span text:style-name="T2">525</text:span> colono</text:p>
      <text:p text:style-name="P3"><text:span text:style-name="T2">526</text:span> color</text:p>
      <text:p text:style-name="P3"><text:span text:style-name="T2">531</text:span> colorir</text:p>
      <text:p text:style-name="P3"><text:span text:style-name="T2">532</text:span> colosso</text:p>
      <text:p text:style-name="P3"><text:span text:style-name="T2">533</text:span> coluna</text:p>
      <text:p text:style-name="P3"><text:span text:style-name="T2">534</text:span> com</text:p>
      <text:p text:style-name="P3"><text:span text:style-name="T2">535</text:span> coma</text:p>
      <text:p text:style-name="P3"><text:span text:style-name="T2">536</text:span> comadre</text:p>
      <text:p text:style-name="P3"><text:span text:style-name="T2">541</text:span> comando</text:p>
      <text:p text:style-name="P3"><text:span text:style-name="T2">542</text:span> comarca</text:p>
      <text:p text:style-name="P3"><text:span text:style-name="T2">543</text:span> combate</text:p>
      <text:p text:style-name="P3"><text:span text:style-name="T2">544</text:span> comboio</text:p>
      <text:p text:style-name="P3"><text:span text:style-name="T2">545</text:span> comedor</text:p>
      <text:p text:style-name="P3"><text:span text:style-name="T2">546</text:span> comenda</text:p>
      <text:p text:style-name="P3"><text:span text:style-name="T2">551</text:span> comento</text:p>
      <text:p text:style-name="P3"><text:span text:style-name="T2">552</text:span> comer</text:p>
      <text:p text:style-name="P3"><text:span text:style-name="T2">553</text:span> cometa</text:p>
      <text:p text:style-name="P3"><text:span text:style-name="T2">554</text:span> cometer</text:p>
      <text:p text:style-name="P3"><text:span text:style-name="T2">555</text:span> comida</text:p>
      <text:p text:style-name="P3"><text:span text:style-name="T2">556</text:span> como</text:p>
      <text:p text:style-name="P3"><text:span text:style-name="T2">561</text:span> comover</text:p>
      <text:p text:style-name="P3"><text:span text:style-name="T2">562</text:span> compor</text:p>
      <text:p text:style-name="P3"><text:span text:style-name="T2">563</text:span> compota</text:p>
      <text:p text:style-name="P3"><text:span text:style-name="T2">564</text:span> compra</text:p>
      <text:p text:style-name="P3"><text:span text:style-name="T2">565</text:span> comprar</text:p>
      <text:p text:style-name="P3"><text:span text:style-name="T2">566</text:span> comum</text:p>
      <text:p text:style-name="P3"><text:span text:style-name="T2">611</text:span> comuna</text:p>
      <text:p text:style-name="P3"><text:span text:style-name="T2">612</text:span> con</text:p>
      <text:p text:style-name="P3"><text:span text:style-name="T2">613</text:span> concha</text:p>
      <text:p text:style-name="P3"><text:span text:style-name="T2">614</text:span> conciso</text:p>
      <text:p text:style-name="P3"><text:span text:style-name="T2">615</text:span> condado</text:p>
      <text:p text:style-name="P3"><text:span text:style-name="T2">616</text:span> conde</text:p>
      <text:p text:style-name="P3"><text:span text:style-name="T2">621</text:span> conduta</text:p>
      <text:p text:style-name="P3"><text:span text:style-name="T2">622</text:span> cone</text:p>
      <text:p text:style-name="P3"><text:span text:style-name="T2">623</text:span> confiar</text:p>
      <text:p text:style-name="P3"><text:span text:style-name="T2">624</text:span> confins</text:p>
      <text:p text:style-name="P3"><text:span text:style-name="T2">625</text:span> confuso</text:p>
      <text:p text:style-name="P3"><text:span text:style-name="T2">626</text:span> congro</text:p>
      <text:p text:style-name="P3"><text:span text:style-name="T2">631</text:span> conluio</text:p>
      <text:p text:style-name="P3"><text:span text:style-name="T2">632</text:span> console</text:p>
      <text:p text:style-name="P3"><text:span text:style-name="T2">633</text:span> consolo</text:p>
      <text:p text:style-name="P3"><text:span text:style-name="T2">634</text:span> constar</text:p>
      <text:p text:style-name="P3"><text:span text:style-name="T2">635</text:span> consumo</text:p>
      <text:p text:style-name="P3"><text:span text:style-name="T2">636</text:span> conta</text:p>
      <text:p text:style-name="P3"><text:span text:style-name="T2">641</text:span> contado</text:p>
      <text:p text:style-name="P3"><text:span text:style-name="T2">642</text:span> contar</text:p>
      <text:p text:style-name="P3"><text:span text:style-name="T2">643</text:span> conter</text:p>
      <text:p text:style-name="P3"><text:span text:style-name="T2">644</text:span> contido</text:p>
      <text:p text:style-name="P3"><text:span text:style-name="T2">645</text:span> conto</text:p>
      <text:p text:style-name="P3"><text:span text:style-name="T2">646</text:span> contra</text:p>
      <text:p text:style-name="P3"><text:span text:style-name="T2">651</text:span> contudo</text:p>
      <text:p text:style-name="P3"><text:span text:style-name="T2">652</text:span> convexo</text:p>
      <text:p text:style-name="P3"><text:span text:style-name="T2">653</text:span> convir</text:p>
      <text:p text:style-name="P3"><text:span text:style-name="T2">654</text:span> convite</text:p>
      <text:p text:style-name="P3"><text:span text:style-name="T2">655</text:span> conviva</text:p>
      <text:p text:style-name="P3"><text:span text:style-name="T2">656</text:span> cool</text:p>
      <text:p text:style-name="P3"><text:span text:style-name="T2">661</text:span> copa</text:p>
      <text:p text:style-name="P3"><text:span text:style-name="T2">662</text:span> copeiro</text:p>
      <text:p text:style-name="P3"><text:span text:style-name="T2">663</text:span> copiado</text:p>
      <text:p text:style-name="P3"><text:span text:style-name="T2">664</text:span> copiar</text:p>
      <text:p text:style-name="P3"><text:span text:style-name="T2">665</text:span> copioso</text:p>
      <text:p text:style-name="P3"><text:span text:style-name="T2">666</text:span> copo</text:p>
      <text:p text:style-name="P3"><text:soft-page-break/><text:span text:style-name="T2">111</text:span> copra</text:p>
      <text:p text:style-name="P3"><text:span text:style-name="T2">112</text:span> coque</text:p>
      <text:p text:style-name="P3"><text:span text:style-name="T2">113</text:span> cor</text:p>
      <text:p text:style-name="P3"><text:span text:style-name="T2">114</text:span> corado</text:p>
      <text:p text:style-name="P3"><text:span text:style-name="T2">115</text:span> coragem</text:p>
      <text:p text:style-name="P3"><text:span text:style-name="T2">116</text:span> coral</text:p>
      <text:p text:style-name="P3"><text:span text:style-name="T2">121</text:span> corante</text:p>
      <text:p text:style-name="P3"><text:span text:style-name="T2">122</text:span> corar</text:p>
      <text:p text:style-name="P3"><text:span text:style-name="T2">123</text:span> corcel</text:p>
      <text:p text:style-name="P3"><text:span text:style-name="T2">124</text:span> corda</text:p>
      <text:p text:style-name="P3"><text:span text:style-name="T2">125</text:span> cordato</text:p>
      <text:p text:style-name="P3"><text:span text:style-name="T2">126</text:span> cordel</text:p>
      <text:p text:style-name="P3"><text:span text:style-name="T2">131</text:span> cordial</text:p>
      <text:p text:style-name="P3"><text:span text:style-name="T2">132</text:span> coreano</text:p>
      <text:p text:style-name="P3"><text:span text:style-name="T2">133</text:span> coreia</text:p>
      <text:p text:style-name="P3"><text:span text:style-name="T2">134</text:span> coreto</text:p>
      <text:p text:style-name="P3"><text:span text:style-name="T2">135</text:span> corgo</text:p>
      <text:p text:style-name="P3"><text:span text:style-name="T2">136</text:span> corinto</text:p>
      <text:p text:style-name="P3"><text:span text:style-name="T2">141</text:span> corisco</text:p>
      <text:p text:style-name="P3"><text:span text:style-name="T2">142</text:span> corja</text:p>
      <text:p text:style-name="P3"><text:span text:style-name="T2">143</text:span> corneta</text:p>
      <text:p text:style-name="P3"><text:span text:style-name="T2">144</text:span> coro</text:p>
      <text:p text:style-name="P3"><text:span text:style-name="T2">145</text:span> coroa</text:p>
      <text:p text:style-name="P3"><text:span text:style-name="T2">146</text:span> coroado</text:p>
      <text:p text:style-name="P3"><text:span text:style-name="T2">151</text:span> coroar</text:p>
      <text:p text:style-name="P3"><text:span text:style-name="T2">152</text:span> corola</text:p>
      <text:p text:style-name="P3"><text:span text:style-name="T2">153</text:span> coronel</text:p>
      <text:p text:style-name="P3"><text:span text:style-name="T2">154</text:span> corpete</text:p>
      <text:p text:style-name="P3"><text:span text:style-name="T2">155</text:span> corpo</text:p>
      <text:p text:style-name="P3"><text:span text:style-name="T2">156</text:span> corpus</text:p>
      <text:p text:style-name="P3"><text:span text:style-name="T2">161</text:span> correia</text:p>
      <text:p text:style-name="P3"><text:span text:style-name="T2">162</text:span> correio</text:p>
      <text:p text:style-name="P3"><text:span text:style-name="T2">163</text:span> correr</text:p>
      <text:p text:style-name="P3"><text:span text:style-name="T2">164</text:span> correto</text:p>
      <text:p text:style-name="P3"><text:span text:style-name="T2">165</text:span> corrida</text:p>
      <text:p text:style-name="P3"><text:span text:style-name="T2">166</text:span> corroer</text:p>
      <text:p text:style-name="P3"><text:span text:style-name="T2">211</text:span> corso</text:p>
      <text:p text:style-name="P3"><text:span text:style-name="T2">212</text:span> cortado</text:p>
      <text:p text:style-name="P3"><text:span text:style-name="T2">213</text:span> cortar</text:p>
      <text:p text:style-name="P3"><text:span text:style-name="T2">214</text:span> corte</text:p>
      <text:p text:style-name="P3"><text:span text:style-name="T2">215</text:span> cortejo</text:p>
      <text:p text:style-name="P3"><text:span text:style-name="T2">216</text:span> cortina</text:p>
      <text:p text:style-name="P3"><text:span text:style-name="T2">221</text:span> coruja</text:p>
      <text:p text:style-name="P3"><text:span text:style-name="T2">222</text:span> corvo</text:p>
      <text:p text:style-name="P3"><text:span text:style-name="T2">223</text:span> coser</text:p>
      <text:p text:style-name="P3"><text:span text:style-name="T2">224</text:span> cosmos</text:p>
      <text:p text:style-name="P3"><text:span text:style-name="T2">225</text:span> costa</text:p>
      <text:p text:style-name="P3"><text:span text:style-name="T2">226</text:span> costado</text:p>
      <text:p text:style-name="P3"><text:span text:style-name="T2">231</text:span> costela</text:p>
      <text:p text:style-name="P3"><text:span text:style-name="T2">232</text:span> costume</text:p>
      <text:p text:style-name="P3"><text:span text:style-name="T2">233</text:span> costura</text:p>
      <text:p text:style-name="P3"><text:span text:style-name="T2">234</text:span> cota</text:p>
      <text:p text:style-name="P3"><text:span text:style-name="T2">235</text:span> cotado</text:p>
      <text:p text:style-name="P3"><text:span text:style-name="T2">236</text:span> cotar</text:p>
      <text:p text:style-name="P3"><text:span text:style-name="T2">241</text:span> cotio</text:p>
      <text:p text:style-name="P3"><text:span text:style-name="T2">242</text:span> coto</text:p>
      <text:p text:style-name="P3"><text:span text:style-name="T2">243</text:span> cotovia</text:p>
      <text:p text:style-name="P3"><text:span text:style-name="T2">244</text:span> coulomb</text:p>
      <text:p text:style-name="P3"><text:span text:style-name="T2">245</text:span> country</text:p>
      <text:p text:style-name="P3"><text:span text:style-name="T2">246</text:span> courela</text:p>
      <text:p text:style-name="P3"><text:span text:style-name="T2">251</text:span> couro</text:p>
      <text:p text:style-name="P3"><text:span text:style-name="T2">252</text:span> court</text:p>
      <text:p text:style-name="P3"><text:span text:style-name="T2">253</text:span> coutada</text:p>
      <text:p text:style-name="P3"><text:span text:style-name="T2">254</text:span> coutar</text:p>
      <text:p text:style-name="P3"><text:span text:style-name="T2">255</text:span> couto</text:p>
      <text:p text:style-name="P3"><text:span text:style-name="T2">256</text:span> couve</text:p>
      <text:p text:style-name="P3"><text:span text:style-name="T2">261</text:span> cova</text:p>
      <text:p text:style-name="P3"><text:span text:style-name="T2">262</text:span> covarde</text:p>
      <text:p text:style-name="P3"><text:span text:style-name="T2">263</text:span> coveiro</text:p>
      <text:p text:style-name="P3"><text:span text:style-name="T2">264</text:span> cover</text:p>
      <text:p text:style-name="P3"><text:span text:style-name="T2">265</text:span> covil</text:p>
      <text:p text:style-name="P3"><text:span text:style-name="T2">266</text:span> cowboy</text:p>
      <text:p text:style-name="P3"><text:span text:style-name="T2">311</text:span> coxa</text:p>
      <text:p text:style-name="P3"><text:span text:style-name="T2">312</text:span> coxear</text:p>
      <text:p text:style-name="P3"><text:span text:style-name="T2">313</text:span> coxo</text:p>
      <text:p text:style-name="P3"><text:span text:style-name="T2">314</text:span> cozer</text:p>
      <text:p text:style-name="P3"><text:span text:style-name="T2">315</text:span> cozido</text:p>
      <text:p text:style-name="P3"><text:span text:style-name="T2">316</text:span> cozinha</text:p>
      <text:p text:style-name="P3"><text:span text:style-name="T2">321</text:span> cp</text:p>
      <text:p text:style-name="P3"><text:span text:style-name="T2">322</text:span> CPF</text:p>
      <text:p text:style-name="P3"><text:span text:style-name="T2">323</text:span> CPI</text:p>
      <text:p text:style-name="P3"><text:span text:style-name="T2">324</text:span> cq</text:p>
      <text:p text:style-name="P3"><text:span text:style-name="T2">325</text:span> Cr</text:p>
      <text:p text:style-name="P3"><text:span text:style-name="T2">326</text:span> cr</text:p>
      <text:p text:style-name="P3"><text:span text:style-name="T2">331</text:span> craca</text:p>
      <text:p text:style-name="P3"><text:span text:style-name="T2">332</text:span> crack</text:p>
      <text:p text:style-name="P3"><text:span text:style-name="T2">333</text:span> craque</text:p>
      <text:p text:style-name="P3"><text:span text:style-name="T2">334</text:span> crase</text:p>
      <text:p text:style-name="P3"><text:span text:style-name="T2">335</text:span> crash</text:p>
      <text:p text:style-name="P3"><text:span text:style-name="T2">336</text:span> crasso</text:p>
      <text:p text:style-name="P3"><text:span text:style-name="T2">341</text:span> cratera</text:p>
      <text:p text:style-name="P3"><text:span text:style-name="T2">342</text:span> cravado</text:p>
      <text:p text:style-name="P3"><text:span text:style-name="T2">343</text:span> cravar</text:p>
      <text:p text:style-name="P3"><text:span text:style-name="T2">344</text:span> cravo</text:p>
      <text:p text:style-name="P3"><text:span text:style-name="T2">345</text:span> creche</text:p>
      <text:p text:style-name="P3"><text:span text:style-name="T2">346</text:span> credo</text:p>
      <text:p text:style-name="P3"><text:span text:style-name="T2">351</text:span> credor</text:p>
      <text:p text:style-name="P3"><text:span text:style-name="T2">352</text:span> creme</text:p>
      <text:p text:style-name="P3"><text:span text:style-name="T2">353</text:span> crente</text:p>
      <text:p text:style-name="P3"><text:span text:style-name="T2">354</text:span> crepe</text:p>
      <text:p text:style-name="P3"><text:span text:style-name="T2">355</text:span> crer</text:p>
      <text:p text:style-name="P3"><text:span text:style-name="T2">356</text:span> crescer</text:p>
      <text:p text:style-name="P3"><text:span text:style-name="T2">361</text:span> crespar</text:p>
      <text:p text:style-name="P3"><text:span text:style-name="T2">362</text:span> crespo</text:p>
      <text:p text:style-name="P3"><text:span text:style-name="T2">363</text:span> crestar</text:p>
      <text:p text:style-name="P3"><text:span text:style-name="T2">364</text:span> creta</text:p>
      <text:p text:style-name="P3"><text:span text:style-name="T2">365</text:span> cria</text:p>
      <text:p text:style-name="P3"><text:span text:style-name="T2">366</text:span> criado</text:p>
      <text:p text:style-name="P3"><text:span text:style-name="T2">411</text:span> criador</text:p>
      <text:p text:style-name="P3"><text:span text:style-name="T2">412</text:span> criar</text:p>
      <text:p text:style-name="P3"><text:span text:style-name="T2">413</text:span> crime</text:p>
      <text:p text:style-name="P3"><text:span text:style-name="T2">414</text:span> crina</text:p>
      <text:p text:style-name="P3"><text:span text:style-name="T2">415</text:span> crioulo</text:p>
      <text:p text:style-name="P3"><text:span text:style-name="T2">416</text:span> crise</text:p>
      <text:p text:style-name="P3"><text:span text:style-name="T2">421</text:span> crises</text:p>
      <text:p text:style-name="P3"><text:span text:style-name="T2">422</text:span> crispar</text:p>
      <text:p text:style-name="P3"><text:span text:style-name="T2">423</text:span> crista</text:p>
      <text:p text:style-name="P3"><text:span text:style-name="T2">424</text:span> cristal</text:p>
      <text:p text:style-name="P3"><text:span text:style-name="T2">425</text:span> cristo</text:p>
      <text:p text:style-name="P3"><text:span text:style-name="T2">426</text:span> crivo</text:p>
      <text:p text:style-name="P3"><text:span text:style-name="T2">431</text:span> croata</text:p>
      <text:p text:style-name="P3"><text:span text:style-name="T2">432</text:span> croato</text:p>
      <text:p text:style-name="P3"><text:span text:style-name="T2">433</text:span> cromo</text:p>
      <text:p text:style-name="P3"><text:span text:style-name="T2">434</text:span> crosta</text:p>
      <text:p text:style-name="P3"><text:span text:style-name="T2">435</text:span> CRT</text:p>
      <text:p text:style-name="P3"><text:span text:style-name="T2">436</text:span> cru</text:p>
      <text:p text:style-name="P3"><text:span text:style-name="T2">441</text:span> crucial</text:p>
      <text:p text:style-name="P3"><text:span text:style-name="T2">442</text:span> crude</text:p>
      <text:p text:style-name="P3"><text:span text:style-name="T2">443</text:span> cruel</text:p>
      <text:p text:style-name="P3"><text:span text:style-name="T2">444</text:span> crueza</text:p>
      <text:p text:style-name="P3"><text:span text:style-name="T2">445</text:span> cruz</text:p>
      <text:p text:style-name="P3"><text:span text:style-name="T2">446</text:span> cruzado</text:p>
      <text:p text:style-name="P3"><text:span text:style-name="T2">451</text:span> cruzar</text:p>
      <text:p text:style-name="P3"><text:span text:style-name="T2">452</text:span> cs</text:p>
      <text:p text:style-name="P3"><text:span text:style-name="T2">453</text:span> Cs</text:p>
      <text:p text:style-name="P3"><text:span text:style-name="T2">454</text:span> ct</text:p>
      <text:p text:style-name="P3"><text:span text:style-name="T2">455</text:span> cu</text:p>
      <text:p text:style-name="P3"><text:span text:style-name="T2">456</text:span> Cu</text:p>
      <text:p text:style-name="P3"><text:span text:style-name="T2">461</text:span> cuba</text:p>
      <text:p text:style-name="P3"><text:span text:style-name="T2">462</text:span> cubano</text:p>
      <text:p text:style-name="P3"><text:span text:style-name="T2">463</text:span> cubata</text:p>
      <text:p text:style-name="P3"><text:span text:style-name="T2">464</text:span> cubismo</text:p>
      <text:p text:style-name="P3"><text:span text:style-name="T2">465</text:span> cubo</text:p>
      <text:p text:style-name="P3"><text:span text:style-name="T2">466</text:span> cuco</text:p>
      <text:p text:style-name="P3"><text:span text:style-name="T2">511</text:span> cueca</text:p>
      <text:p text:style-name="P3"><text:span text:style-name="T2">512</text:span> cuia</text:p>
      <text:p text:style-name="P3"><text:span text:style-name="T2">513</text:span> cuidado</text:p>
      <text:p text:style-name="P3"><text:span text:style-name="T2">514</text:span> cuidar</text:p>
      <text:p text:style-name="P3"><text:span text:style-name="T2">515</text:span> cujo</text:p>
      <text:p text:style-name="P3"><text:span text:style-name="T2">516</text:span> culatra</text:p>
      <text:p text:style-name="P3"><text:span text:style-name="T2">521</text:span> culpa</text:p>
      <text:p text:style-name="P3"><text:span text:style-name="T2">522</text:span> culpado</text:p>
      <text:p text:style-name="P3"><text:span text:style-name="T2">523</text:span> culpar</text:p>
      <text:p text:style-name="P3"><text:span text:style-name="T2">524</text:span> culposo</text:p>
      <text:p text:style-name="P3"><text:span text:style-name="T2">525</text:span> cultivo</text:p>
      <text:p text:style-name="P3"><text:span text:style-name="T2">526</text:span> culto</text:p>
      <text:p text:style-name="P3"><text:span text:style-name="T2">531</text:span> cultor</text:p>
      <text:p text:style-name="P3"><text:span text:style-name="T2">532</text:span> cultura</text:p>
      <text:p text:style-name="P3"><text:span text:style-name="T2">533</text:span> cum</text:p>
      <text:p text:style-name="P3"><text:span text:style-name="T2">534</text:span> cume</text:p>
      <text:p text:style-name="P3"><text:span text:style-name="T2">535</text:span> cumprir</text:p>
      <text:p text:style-name="P3"><text:span text:style-name="T2">536</text:span> cumular</text:p>
      <text:p text:style-name="P3"><text:span text:style-name="T2">541</text:span> cunhado</text:p>
      <text:p text:style-name="P3"><text:span text:style-name="T2">542</text:span> cunhal</text:p>
      <text:p text:style-name="P3"><text:span text:style-name="T2">543</text:span> cunhar</text:p>
      <text:p text:style-name="P3"><text:span text:style-name="T2">544</text:span> cunho</text:p>
      <text:p text:style-name="P3"><text:span text:style-name="T2">545</text:span> cupim</text:p>
      <text:p text:style-name="P3"><text:span text:style-name="T2">546</text:span> cura</text:p>
      <text:p text:style-name="P3"><text:span text:style-name="T2">551</text:span> curado</text:p>
      <text:p text:style-name="P3"><text:span text:style-name="T2">552</text:span> curador</text:p>
      <text:p text:style-name="P3"><text:span text:style-name="T2">553</text:span> curar</text:p>
      <text:p text:style-name="P3"><text:span text:style-name="T2">554</text:span> curdo</text:p>
      <text:p text:style-name="P3"><text:span text:style-name="T2">555</text:span> curie</text:p>
      <text:p text:style-name="P3"><text:span text:style-name="T2">556</text:span> curioso</text:p>
      <text:p text:style-name="P3"><text:span text:style-name="T2">561</text:span> curral</text:p>
      <text:p text:style-name="P3"><text:span text:style-name="T2">562</text:span> cursar</text:p>
      <text:p text:style-name="P3"><text:span text:style-name="T2">563</text:span> curso</text:p>
      <text:p text:style-name="P3"><text:span text:style-name="T2">564</text:span> curtido</text:p>
      <text:p text:style-name="P3"><text:span text:style-name="T2">565</text:span> curtir</text:p>
      <text:p text:style-name="P3"><text:span text:style-name="T2">566</text:span> curto</text:p>
      <text:p text:style-name="P3"><text:span text:style-name="T2">611</text:span> curtume</text:p>
      <text:p text:style-name="P3"><text:span text:style-name="T2">612</text:span> curva</text:p>
      <text:p text:style-name="P3"><text:span text:style-name="T2">613</text:span> curvado</text:p>
      <text:p text:style-name="P3"><text:span text:style-name="T2">614</text:span> curvar</text:p>
      <text:p text:style-name="P3"><text:span text:style-name="T2">615</text:span> curvo</text:p>
      <text:p text:style-name="P3"><text:span text:style-name="T2">616</text:span> cuspir</text:p>
      <text:p text:style-name="P3"><text:span text:style-name="T2">621</text:span> cuspo</text:p>
      <text:p text:style-name="P3"><text:span text:style-name="T2">622</text:span> custa</text:p>
      <text:p text:style-name="P3"><text:span text:style-name="T2">623</text:span> custar</text:p>
      <text:p text:style-name="P3"><text:span text:style-name="T2">624</text:span> custear</text:p>
      <text:p text:style-name="P3"><text:span text:style-name="T2">625</text:span> custeio</text:p>
      <text:p text:style-name="P3"><text:span text:style-name="T2">626</text:span> custo</text:p>
      <text:p text:style-name="P3"><text:span text:style-name="T2">631</text:span> custoso</text:p>
      <text:p text:style-name="P3"><text:span text:style-name="T2">632</text:span> cut</text:p>
      <text:p text:style-name="P3"><text:span text:style-name="T2">633</text:span> cutucar</text:p>
      <text:p text:style-name="P3"><text:span text:style-name="T2">634</text:span> cv</text:p>
      <text:p text:style-name="P3"><text:span text:style-name="T2">635</text:span> CV</text:p>
      <text:p text:style-name="P3"><text:span text:style-name="T2">636</text:span> cw</text:p>
      <text:p text:style-name="P3"><text:span text:style-name="T2">641</text:span> cx</text:p>
      <text:p text:style-name="P3"><text:span text:style-name="T2">642</text:span> cy</text:p>
      <text:p text:style-name="P3"><text:span text:style-name="T2">643</text:span> cz</text:p>
      <text:p text:style-name="P3"><text:span text:style-name="T2">644</text:span> czar</text:p>
      <text:p text:style-name="P3"><text:span text:style-name="T2">645</text:span> d</text:p>
      <text:p text:style-name="P3"><text:span text:style-name="T2">646</text:span> D</text:p>
      <text:p text:style-name="P3"><text:span text:style-name="T2">651</text:span> dado</text:p>
      <text:p text:style-name="P3"><text:span text:style-name="T2">652</text:span> dador</text:p>
      <text:p text:style-name="P3"><text:span text:style-name="T2">653</text:span> dama</text:p>
      <text:p text:style-name="P3"><text:span text:style-name="T2">654</text:span> damasco</text:p>
      <text:p text:style-name="P3"><text:span text:style-name="T2">655</text:span> dan</text:p>
      <text:p text:style-name="P3"><text:span text:style-name="T2">656</text:span> danado</text:p>
      <text:p text:style-name="P3"><text:span text:style-name="T2">661</text:span> danar</text:p>
      <text:p text:style-name="P3"><text:span text:style-name="T2">662</text:span> daninho</text:p>
      <text:p text:style-name="P3"><text:span text:style-name="T2">663</text:span> dano</text:p>
      <text:p text:style-name="P3"><text:span text:style-name="T2">664</text:span> danoso</text:p>
      <text:p text:style-name="P3"><text:span text:style-name="T2">665</text:span> dar</text:p>
      <text:p text:style-name="P3"><text:span text:style-name="T2">666</text:span> dardo</text:p>
      <text:p text:style-name="P3"><text:soft-page-break/><text:span text:style-name="T2">111</text:span> DARF</text:p>
      <text:p text:style-name="P3"><text:span text:style-name="T2">112</text:span> data</text:p>
      <text:p text:style-name="P3"><text:span text:style-name="T2">113</text:span> datado</text:p>
      <text:p text:style-name="P3"><text:span text:style-name="T2">114</text:span> datar</text:p>
      <text:p text:style-name="P3"><text:span text:style-name="T2">115</text:span> db</text:p>
      <text:p text:style-name="P3"><text:span text:style-name="T2">116</text:span> Db</text:p>
      <text:p text:style-name="P3"><text:span text:style-name="T2">121</text:span> dc</text:p>
      <text:p text:style-name="P3"><text:span text:style-name="T2">122</text:span> dd</text:p>
      <text:p text:style-name="P3"><text:span text:style-name="T2">123</text:span> DDD</text:p>
      <text:p text:style-name="P3"><text:span text:style-name="T2">124</text:span> ddd</text:p>
      <text:p text:style-name="P3"><text:span text:style-name="T2">125</text:span> dddd</text:p>
      <text:p text:style-name="P3"><text:span text:style-name="T2">126</text:span> DDI</text:p>
      <text:p text:style-name="P3"><text:span text:style-name="T2">131</text:span> de</text:p>
      <text:p text:style-name="P3"><text:span text:style-name="T2">132</text:span> debaixo</text:p>
      <text:p text:style-name="P3"><text:span text:style-name="T2">133</text:span> debalde</text:p>
      <text:p text:style-name="P3"><text:span text:style-name="T2">134</text:span> debate</text:p>
      <text:p text:style-name="P3"><text:span text:style-name="T2">135</text:span> debater</text:p>
      <text:p text:style-name="P3"><text:span text:style-name="T2">136</text:span> debelar</text:p>
      <text:p text:style-name="P3"><text:span text:style-name="T2">141</text:span> debicar</text:p>
      <text:p text:style-name="P3"><text:span text:style-name="T2">142</text:span> debitar</text:p>
      <text:p text:style-name="P3"><text:span text:style-name="T2">143</text:span> deboche</text:p>
      <text:p text:style-name="P3"><text:span text:style-name="T2">144</text:span> decair</text:p>
      <text:p text:style-name="P3"><text:span text:style-name="T2">145</text:span> decano</text:p>
      <text:p text:style-name="P3"><text:span text:style-name="T2">146</text:span> decente</text:p>
      <text:p text:style-name="P3"><text:span text:style-name="T2">151</text:span> decepar</text:p>
      <text:p text:style-name="P3"><text:span text:style-name="T2">152</text:span> decerto</text:p>
      <text:p text:style-name="P3"><text:span text:style-name="T2">153</text:span> decibel</text:p>
      <text:p text:style-name="P3"><text:span text:style-name="T2">154</text:span> decidir</text:p>
      <text:p text:style-name="P3"><text:span text:style-name="T2">155</text:span> decimal</text:p>
      <text:p text:style-name="P3"><text:span text:style-name="T2">156</text:span> declive</text:p>
      <text:p text:style-name="P3"><text:span text:style-name="T2">161</text:span> decolar</text:p>
      <text:p text:style-name="P3"><text:span text:style-name="T2">162</text:span> decorar</text:p>
      <text:p text:style-name="P3"><text:span text:style-name="T2">163</text:span> decoro</text:p>
      <text:p text:style-name="P3"><text:span text:style-name="T2">164</text:span> decotar</text:p>
      <text:p text:style-name="P3"><text:span text:style-name="T2">165</text:span> decreto</text:p>
      <text:p text:style-name="P3"><text:span text:style-name="T2">166</text:span> decurso</text:p>
      <text:p text:style-name="P3"><text:span text:style-name="T2">211</text:span> dedicar</text:p>
      <text:p text:style-name="P3"><text:span text:style-name="T2">212</text:span> dedo</text:p>
      <text:p text:style-name="P3"><text:span text:style-name="T2">213</text:span> deduzir</text:p>
      <text:p text:style-name="P3"><text:span text:style-name="T2">214</text:span> deep</text:p>
      <text:p text:style-name="P3"><text:span text:style-name="T2">215</text:span> def</text:p>
      <text:p text:style-name="P3"><text:span text:style-name="T2">216</text:span> defeito</text:p>
      <text:p text:style-name="P3"><text:span text:style-name="T2">221</text:span> deferir</text:p>
      <text:p text:style-name="P3"><text:span text:style-name="T2">222</text:span> defesa</text:p>
      <text:p text:style-name="P3"><text:span text:style-name="T2">223</text:span> defeso</text:p>
      <text:p text:style-name="P3"><text:span text:style-name="T2">224</text:span> definir</text:p>
      <text:p text:style-name="P3"><text:span text:style-name="T2">225</text:span> defumar</text:p>
      <text:p text:style-name="P3"><text:span text:style-name="T2">226</text:span> degas</text:p>
      <text:p text:style-name="P3"><text:span text:style-name="T2">231</text:span> degelo</text:p>
      <text:p text:style-name="P3"><text:span text:style-name="T2">232</text:span> degolar</text:p>
      <text:p text:style-name="P3"><text:span text:style-name="T2">233</text:span> degrau</text:p>
      <text:p text:style-name="P3"><text:span text:style-name="T2">234</text:span> degredo</text:p>
      <text:p text:style-name="P3"><text:span text:style-name="T2">235</text:span> deitado</text:p>
      <text:p text:style-name="P3"><text:span text:style-name="T2">236</text:span> deitar</text:p>
      <text:p text:style-name="P3"><text:span text:style-name="T2">241</text:span> deixar</text:p>
      <text:p text:style-name="P3"><text:span text:style-name="T2">242</text:span> delator</text:p>
      <text:p text:style-name="P3"><text:span text:style-name="T2">243</text:span> delegar</text:p>
      <text:p text:style-name="P3"><text:span text:style-name="T2">244</text:span> deleite</text:p>
      <text:p text:style-name="P3"><text:span text:style-name="T2">245</text:span> delfim</text:p>
      <text:p text:style-name="P3"><text:span text:style-name="T2">246</text:span> delgado</text:p>
      <text:p text:style-name="P3"><text:span text:style-name="T2">251</text:span> delirar</text:p>
      <text:p text:style-name="P3"><text:span text:style-name="T2">252</text:span> delito</text:p>
      <text:p text:style-name="P3"><text:span text:style-name="T2">253</text:span> delta</text:p>
      <text:p text:style-name="P3"><text:span text:style-name="T2">254</text:span> demais</text:p>
      <text:p text:style-name="P3"><text:span text:style-name="T2">255</text:span> demanda</text:p>
      <text:p text:style-name="P3"><text:span text:style-name="T2">256</text:span> demasia</text:p>
      <text:p text:style-name="P3"><text:span text:style-name="T2">261</text:span> demente</text:p>
      <text:p text:style-name="P3"><text:span text:style-name="T2">262</text:span> demitir</text:p>
      <text:p text:style-name="P3"><text:span text:style-name="T2">263</text:span> demo</text:p>
      <text:p text:style-name="P3"><text:span text:style-name="T2">264</text:span> demolir</text:p>
      <text:p text:style-name="P3"><text:span text:style-name="T2">265</text:span> demora</text:p>
      <text:p text:style-name="P3"><text:span text:style-name="T2">266</text:span> demorar</text:p>
      <text:p text:style-name="P3"><text:span text:style-name="T2">311</text:span> demover</text:p>
      <text:p text:style-name="P3"><text:span text:style-name="T2">312</text:span> dengoso</text:p>
      <text:p text:style-name="P3"><text:span text:style-name="T2">313</text:span> dengue</text:p>
      <text:p text:style-name="P3"><text:span text:style-name="T2">314</text:span> denotar</text:p>
      <text:p text:style-name="P3"><text:span text:style-name="T2">315</text:span> denso</text:p>
      <text:p text:style-name="P3"><text:span text:style-name="T2">316</text:span> dentada</text:p>
      <text:p text:style-name="P3"><text:span text:style-name="T2">321</text:span> dentado</text:p>
      <text:p text:style-name="P3"><text:span text:style-name="T2">322</text:span> dente</text:p>
      <text:p text:style-name="P3"><text:span text:style-name="T2">323</text:span> dentro</text:p>
      <text:p text:style-name="P3"><text:span text:style-name="T2">324</text:span> deparar</text:p>
      <text:p text:style-name="P3"><text:span text:style-name="T2">325</text:span> depois</text:p>
      <text:p text:style-name="P3"><text:span text:style-name="T2">326</text:span> depor</text:p>
      <text:p text:style-name="P3"><text:span text:style-name="T2">331</text:span> derby</text:p>
      <text:p text:style-name="P3"><text:span text:style-name="T2">332</text:span> derivar</text:p>
      <text:p text:style-name="P3"><text:span text:style-name="T2">333</text:span> derrama</text:p>
      <text:p text:style-name="P3"><text:span text:style-name="T2">334</text:span> derrame</text:p>
      <text:p text:style-name="P3"><text:span text:style-name="T2">335</text:span> derrear</text:p>
      <text:p text:style-name="P3"><text:span text:style-name="T2">336</text:span> derrota</text:p>
      <text:p text:style-name="P3"><text:span text:style-name="T2">341</text:span> derrube</text:p>
      <text:p text:style-name="P3"><text:span text:style-name="T2">342</text:span> desabar</text:p>
      <text:p text:style-name="P3"><text:span text:style-name="T2">343</text:span> desafio</text:p>
      <text:p text:style-name="P3"><text:span text:style-name="T2">344</text:span> desaire</text:p>
      <text:p text:style-name="P3"><text:span text:style-name="T2">345</text:span> desatar</text:p>
      <text:p text:style-name="P3"><text:span text:style-name="T2">346</text:span> descair</text:p>
      <text:p text:style-name="P3"><text:span text:style-name="T2">351</text:span> descaso</text:p>
      <text:p text:style-name="P3"><text:span text:style-name="T2">352</text:span> descer</text:p>
      <text:p text:style-name="P3"><text:span text:style-name="T2">353</text:span> descida</text:p>
      <text:p text:style-name="P3"><text:span text:style-name="T2">354</text:span> descrer</text:p>
      <text:p text:style-name="P3"><text:span text:style-name="T2">355</text:span> desde</text:p>
      <text:p text:style-name="P3"><text:span text:style-name="T2">356</text:span> desejar</text:p>
      <text:p text:style-name="P3"><text:span text:style-name="T2">361</text:span> desejo</text:p>
      <text:p text:style-name="P3"><text:span text:style-name="T2">362</text:span> desenho</text:p>
      <text:p text:style-name="P3"><text:span text:style-name="T2">363</text:span> deserto</text:p>
      <text:p text:style-name="P3"><text:span text:style-name="T2">364</text:span> desfiar</text:p>
      <text:p text:style-name="P3"><text:span text:style-name="T2">365</text:span> desfile</text:p>
      <text:p text:style-name="P3"><text:span text:style-name="T2">366</text:span> design</text:p>
      <text:p text:style-name="P3"><text:span text:style-name="T2">411</text:span> desleal</text:p>
      <text:p text:style-name="P3"><text:span text:style-name="T2">412</text:span> deslize</text:p>
      <text:p text:style-name="P3"><text:span text:style-name="T2">413</text:span> desmaio</text:p>
      <text:p text:style-name="P3"><text:span text:style-name="T2">414</text:span> desovar</text:p>
      <text:p text:style-name="P3"><text:span text:style-name="T2">415</text:span> despejo</text:p>
      <text:p text:style-name="P3"><text:span text:style-name="T2">416</text:span> despesa</text:p>
      <text:p text:style-name="P3"><text:span text:style-name="T2">421</text:span> despido</text:p>
      <text:p text:style-name="P3"><text:span text:style-name="T2">422</text:span> despir</text:p>
      <text:p text:style-name="P3"><text:span text:style-name="T2">423</text:span> despojo</text:p>
      <text:p text:style-name="P3"><text:span text:style-name="T2">424</text:span> destino</text:p>
      <text:p text:style-name="P3"><text:span text:style-name="T2">425</text:span> destoar</text:p>
      <text:p text:style-name="P3"><text:span text:style-name="T2">426</text:span> desuso</text:p>
      <text:p text:style-name="P3"><text:span text:style-name="T2">431</text:span> desvelo</text:p>
      <text:p text:style-name="P3"><text:span text:style-name="T2">432</text:span> desviar</text:p>
      <text:p text:style-name="P3"><text:span text:style-name="T2">433</text:span> desvio</text:p>
      <text:p text:style-name="P3"><text:span text:style-name="T2">434</text:span> detalhe</text:p>
      <text:p text:style-name="P3"><text:span text:style-name="T2">435</text:span> detento</text:p>
      <text:p text:style-name="P3"><text:span text:style-name="T2">436</text:span> deter</text:p>
      <text:p text:style-name="P3"><text:span text:style-name="T2">441</text:span> detido</text:p>
      <text:p text:style-name="P3"><text:span text:style-name="T2">442</text:span> detonar</text:p>
      <text:p text:style-name="P3"><text:span text:style-name="T2">443</text:span> detrito</text:p>
      <text:p text:style-name="P3"><text:span text:style-name="T2">444</text:span> deus</text:p>
      <text:p text:style-name="P3"><text:span text:style-name="T2">445</text:span> devagar</text:p>
      <text:p text:style-name="P3"><text:span text:style-name="T2">446</text:span> devassa</text:p>
      <text:p text:style-name="P3"><text:span text:style-name="T2">451</text:span> devasso</text:p>
      <text:p text:style-name="P3"><text:span text:style-name="T2">452</text:span> devedor</text:p>
      <text:p text:style-name="P3"><text:span text:style-name="T2">453</text:span> dever</text:p>
      <text:p text:style-name="P3"><text:span text:style-name="T2">454</text:span> deveras</text:p>
      <text:p text:style-name="P3"><text:span text:style-name="T2">455</text:span> devido</text:p>
      <text:p text:style-name="P3"><text:span text:style-name="T2">456</text:span> devir</text:p>
      <text:p text:style-name="P3"><text:span text:style-name="T2">461</text:span> devorar</text:p>
      <text:p text:style-name="P3"><text:span text:style-name="T2">462</text:span> devotar</text:p>
      <text:p text:style-name="P3"><text:span text:style-name="T2">463</text:span> devoto</text:p>
      <text:p text:style-name="P3"><text:span text:style-name="T2">464</text:span> dez</text:p>
      <text:p text:style-name="P3"><text:span text:style-name="T2">465</text:span> dezena</text:p>
      <text:p text:style-name="P3"><text:span text:style-name="T2">466</text:span> dezoito</text:p>
      <text:p text:style-name="P3"><text:span text:style-name="T2">511</text:span> DF</text:p>
      <text:p text:style-name="P3"><text:span text:style-name="T2">512</text:span> dg</text:p>
      <text:p text:style-name="P3"><text:span text:style-name="T2">513</text:span> dh</text:p>
      <text:p text:style-name="P3"><text:span text:style-name="T2">514</text:span> di</text:p>
      <text:p text:style-name="P3"><text:span text:style-name="T2">515</text:span> dia</text:p>
      <text:p text:style-name="P3"><text:span text:style-name="T2">516</text:span> diabo</text:p>
      <text:p text:style-name="P3"><text:span text:style-name="T2">521</text:span> diacho</text:p>
      <text:p text:style-name="P3"><text:span text:style-name="T2">522</text:span> diante</text:p>
      <text:p text:style-name="P3"><text:span text:style-name="T2">523</text:span> dica</text:p>
      <text:p text:style-name="P3"><text:span text:style-name="T2">524</text:span> die</text:p>
      <text:p text:style-name="P3"><text:span text:style-name="T2">525</text:span> diesel</text:p>
      <text:p text:style-name="P3"><text:span text:style-name="T2">526</text:span> dieta</text:p>
      <text:p text:style-name="P3"><text:span text:style-name="T2">531</text:span> diferir</text:p>
      <text:p text:style-name="P3"><text:span text:style-name="T2">532</text:span> difuso</text:p>
      <text:p text:style-name="P3"><text:span text:style-name="T2">533</text:span> digerir</text:p>
      <text:p text:style-name="P3"><text:span text:style-name="T2">534</text:span> digital</text:p>
      <text:p text:style-name="P3"><text:span text:style-name="T2">535</text:span> digitar</text:p>
      <text:p text:style-name="P3"><text:span text:style-name="T2">536</text:span> dignar</text:p>
      <text:p text:style-name="P3"><text:span text:style-name="T2">541</text:span> digno</text:p>
      <text:p text:style-name="P3"><text:span text:style-name="T2">542</text:span> dilatar</text:p>
      <text:p text:style-name="P3"><text:span text:style-name="T2">543</text:span> dilema</text:p>
      <text:p text:style-name="P3"><text:span text:style-name="T2">544</text:span> diluir</text:p>
      <text:p text:style-name="P3"><text:span text:style-name="T2">545</text:span> diocese</text:p>
      <text:p text:style-name="P3"><text:span text:style-name="T2">546</text:span> diploma</text:p>
      <text:p text:style-name="P3"><text:span text:style-name="T2">551</text:span> dipolo</text:p>
      <text:p text:style-name="P3"><text:span text:style-name="T2">552</text:span> dique</text:p>
      <text:p text:style-name="P3"><text:span text:style-name="T2">553</text:span> directo</text:p>
      <text:p text:style-name="P3"><text:span text:style-name="T2">554</text:span> direita</text:p>
      <text:p text:style-name="P3"><text:span text:style-name="T2">555</text:span> direito</text:p>
      <text:p text:style-name="P3"><text:span text:style-name="T2">556</text:span> dirigir</text:p>
      <text:p text:style-name="P3"><text:span text:style-name="T2">561</text:span> dirimir</text:p>
      <text:p text:style-name="P3"><text:span text:style-name="T2">562</text:span> discar</text:p>
      <text:p text:style-name="P3"><text:span text:style-name="T2">563</text:span> disco</text:p>
      <text:p text:style-name="P3"><text:span text:style-name="T2">564</text:span> disparo</text:p>
      <text:p text:style-name="P3"><text:span text:style-name="T2">565</text:span> dispor</text:p>
      <text:p text:style-name="P3"><text:span text:style-name="T2">566</text:span> disputa</text:p>
      <text:p text:style-name="P3"><text:span text:style-name="T2">611</text:span> distal</text:p>
      <text:p text:style-name="P3"><text:span text:style-name="T2">612</text:span> distar</text:p>
      <text:p text:style-name="P3"><text:span text:style-name="T2">613</text:span> dita</text:p>
      <text:p text:style-name="P3"><text:span text:style-name="T2">614</text:span> ditado</text:p>
      <text:p text:style-name="P3"><text:span text:style-name="T2">615</text:span> ditador</text:p>
      <text:p text:style-name="P3"><text:span text:style-name="T2">616</text:span> ditame</text:p>
      <text:p text:style-name="P3"><text:span text:style-name="T2">621</text:span> ditar</text:p>
      <text:p text:style-name="P3"><text:span text:style-name="T2">622</text:span> dito</text:p>
      <text:p text:style-name="P3"><text:span text:style-name="T2">623</text:span> ditongo</text:p>
      <text:p text:style-name="P3"><text:span text:style-name="T2">624</text:span> ditoso</text:p>
      <text:p text:style-name="P3"><text:span text:style-name="T2">625</text:span> diurno</text:p>
      <text:p text:style-name="P3"><text:span text:style-name="T2">626</text:span> diva</text:p>
      <text:p text:style-name="P3"><text:span text:style-name="T2">631</text:span> divagar</text:p>
      <text:p text:style-name="P3"><text:span text:style-name="T2">632</text:span> diverso</text:p>
      <text:p text:style-name="P3"><text:span text:style-name="T2">633</text:span> dividir</text:p>
      <text:p text:style-name="P3"><text:span text:style-name="T2">634</text:span> divina</text:p>
      <text:p text:style-name="P3"><text:span text:style-name="T2">635</text:span> divino</text:p>
      <text:p text:style-name="P3"><text:span text:style-name="T2">636</text:span> divisa</text:p>
      <text:p text:style-name="P3"><text:span text:style-name="T2">641</text:span> divisar</text:p>
      <text:p text:style-name="P3"><text:span text:style-name="T2">642</text:span> divisor</text:p>
      <text:p text:style-name="P3"><text:span text:style-name="T2">643</text:span> dizer</text:p>
      <text:p text:style-name="P3"><text:span text:style-name="T2">644</text:span> dizimar</text:p>
      <text:p text:style-name="P3"><text:span text:style-name="T2">645</text:span> dj</text:p>
      <text:p text:style-name="P3"><text:span text:style-name="T2">646</text:span> dk</text:p>
      <text:p text:style-name="P3"><text:span text:style-name="T2">651</text:span> dl</text:p>
      <text:p text:style-name="P3"><text:span text:style-name="T2">652</text:span> dm</text:p>
      <text:p text:style-name="P3"><text:span text:style-name="T2">653</text:span> dn</text:p>
      <text:p text:style-name="P3"><text:span text:style-name="T2">654</text:span> dna</text:p>
      <text:p text:style-name="P3"><text:span text:style-name="T2">655</text:span> do</text:p>
      <text:p text:style-name="P3"><text:span text:style-name="T2">656</text:span> doador</text:p>
      <text:p text:style-name="P3"><text:span text:style-name="T2">661</text:span> doar</text:p>
      <text:p text:style-name="P3"><text:span text:style-name="T2">662</text:span> dobra</text:p>
      <text:p text:style-name="P3"><text:span text:style-name="T2">663</text:span> dobrado</text:p>
      <text:p text:style-name="P3"><text:span text:style-name="T2">664</text:span> dobrar</text:p>
      <text:p text:style-name="P3"><text:span text:style-name="T2">665</text:span> dobre</text:p>
      <text:p text:style-name="P3"><text:span text:style-name="T2">666</text:span> dobro</text:p>
      <text:p text:style-name="P3"><text:soft-page-break/><text:span text:style-name="T2">111</text:span> doca</text:p>
      <text:p text:style-name="P3"><text:span text:style-name="T2">112</text:span> doce</text:p>
      <text:p text:style-name="P3"><text:span text:style-name="T2">113</text:span> docente</text:p>
      <text:p text:style-name="P3"><text:span text:style-name="T2">114</text:span> doente</text:p>
      <text:p text:style-name="P3"><text:span text:style-name="T2">115</text:span> doentio</text:p>
      <text:p text:style-name="P3"><text:span text:style-name="T2">116</text:span> doer</text:p>
      <text:p text:style-name="P3"><text:span text:style-name="T2">121</text:span> dogma</text:p>
      <text:p text:style-name="P3"><text:span text:style-name="T2">122</text:span> doirado</text:p>
      <text:p text:style-name="P3"><text:span text:style-name="T2">123</text:span> doirar</text:p>
      <text:p text:style-name="P3"><text:span text:style-name="T2">124</text:span> dois</text:p>
      <text:p text:style-name="P3"><text:span text:style-name="T2">125</text:span> doleiro</text:p>
      <text:p text:style-name="P3"><text:span text:style-name="T2">126</text:span> dolente</text:p>
      <text:p text:style-name="P3"><text:span text:style-name="T2">131</text:span> dolo</text:p>
      <text:p text:style-name="P3"><text:span text:style-name="T2">132</text:span> doloso</text:p>
      <text:p text:style-name="P3"><text:span text:style-name="T2">133</text:span> dom</text:p>
      <text:p text:style-name="P3"><text:span text:style-name="T2">134</text:span> domador</text:p>
      <text:p text:style-name="P3"><text:span text:style-name="T2">135</text:span> domar</text:p>
      <text:p text:style-name="P3"><text:span text:style-name="T2">136</text:span> dominar</text:p>
      <text:p text:style-name="P3"><text:span text:style-name="T2">141</text:span> dominga</text:p>
      <text:p text:style-name="P3"><text:span text:style-name="T2">142</text:span> domingo</text:p>
      <text:p text:style-name="P3"><text:span text:style-name="T2">143</text:span> dona</text:p>
      <text:p text:style-name="P3"><text:span text:style-name="T2">144</text:span> doninha</text:p>
      <text:p text:style-name="P3"><text:span text:style-name="T2">145</text:span> dono</text:p>
      <text:p text:style-name="P3"><text:span text:style-name="T2">146</text:span> donzela</text:p>
      <text:p text:style-name="P3"><text:span text:style-name="T2">151</text:span> doping</text:p>
      <text:p text:style-name="P3"><text:span text:style-name="T2">152</text:span> dor</text:p>
      <text:p text:style-name="P3"><text:span text:style-name="T2">153</text:span> dorido</text:p>
      <text:p text:style-name="P3"><text:span text:style-name="T2">154</text:span> dormido</text:p>
      <text:p text:style-name="P3"><text:span text:style-name="T2">155</text:span> dormir</text:p>
      <text:p text:style-name="P3"><text:span text:style-name="T2">156</text:span> dorna</text:p>
      <text:p text:style-name="P3"><text:span text:style-name="T2">161</text:span> dorsal</text:p>
      <text:p text:style-name="P3"><text:span text:style-name="T2">162</text:span> dorso</text:p>
      <text:p text:style-name="P3"><text:span text:style-name="T2">163</text:span> dosagem</text:p>
      <text:p text:style-name="P3"><text:span text:style-name="T2">164</text:span> dose</text:p>
      <text:p text:style-name="P3"><text:span text:style-name="T2">165</text:span> dossel</text:p>
      <text:p text:style-name="P3"><text:span text:style-name="T2">166</text:span> dossier</text:p>
      <text:p text:style-name="P3"><text:span text:style-name="T2">211</text:span> dotado</text:p>
      <text:p text:style-name="P3"><text:span text:style-name="T2">212</text:span> dotar</text:p>
      <text:p text:style-name="P3"><text:span text:style-name="T2">213</text:span> dote</text:p>
      <text:p text:style-name="P3"><text:span text:style-name="T2">214</text:span> dourado</text:p>
      <text:p text:style-name="P3"><text:span text:style-name="T2">215</text:span> dourar</text:p>
      <text:p text:style-name="P3"><text:span text:style-name="T2">216</text:span> douto</text:p>
      <text:p text:style-name="P3"><text:span text:style-name="T2">221</text:span> doutor</text:p>
      <text:p text:style-name="P3"><text:span text:style-name="T2">222</text:span> doutora</text:p>
      <text:p text:style-name="P3"><text:span text:style-name="T2">223</text:span> doze</text:p>
      <text:p text:style-name="P3"><text:span text:style-name="T2">224</text:span> dp</text:p>
      <text:p text:style-name="P3"><text:span text:style-name="T2">225</text:span> dq</text:p>
      <text:p text:style-name="P3"><text:span text:style-name="T2">226</text:span> dr</text:p>
      <text:p text:style-name="P3"><text:span text:style-name="T2">231</text:span> dra</text:p>
      <text:p text:style-name="P3"><text:span text:style-name="T2">232</text:span> drama</text:p>
      <text:p text:style-name="P3"><text:span text:style-name="T2">233</text:span> drear</text:p>
      <text:p text:style-name="P3"><text:span text:style-name="T2">234</text:span> drenar</text:p>
      <text:p text:style-name="P3"><text:span text:style-name="T2">235</text:span> driblar</text:p>
      <text:p text:style-name="P3"><text:span text:style-name="T2">236</text:span> drinque</text:p>
      <text:p text:style-name="P3"><text:span text:style-name="T2">241</text:span> drive</text:p>
      <text:p text:style-name="P3"><text:span text:style-name="T2">242</text:span> droga</text:p>
      <text:p text:style-name="P3"><text:span text:style-name="T2">243</text:span> drogado</text:p>
      <text:p text:style-name="P3"><text:span text:style-name="T2">244</text:span> drogar</text:p>
      <text:p text:style-name="P3"><text:span text:style-name="T2">245</text:span> Ds</text:p>
      <text:p text:style-name="P3"><text:span text:style-name="T2">246</text:span> ds</text:p>
      <text:p text:style-name="P3"><text:span text:style-name="T2">251</text:span> dt</text:p>
      <text:p text:style-name="P3"><text:span text:style-name="T2">252</text:span> du</text:p>
      <text:p text:style-name="P3"><text:span text:style-name="T2">253</text:span> ducado</text:p>
      <text:p text:style-name="P3"><text:span text:style-name="T2">254</text:span> ducha</text:p>
      <text:p text:style-name="P3"><text:span text:style-name="T2">255</text:span> ducto</text:p>
      <text:p text:style-name="P3"><text:span text:style-name="T2">256</text:span> duelo</text:p>
      <text:p text:style-name="P3"><text:span text:style-name="T2">261</text:span> duende</text:p>
      <text:p text:style-name="P3"><text:span text:style-name="T2">262</text:span> dueto</text:p>
      <text:p text:style-name="P3"><text:span text:style-name="T2">263</text:span> duma</text:p>
      <text:p text:style-name="P3"><text:span text:style-name="T2">264</text:span> dumping</text:p>
      <text:p text:style-name="P3"><text:span text:style-name="T2">265</text:span> duna</text:p>
      <text:p text:style-name="P3"><text:span text:style-name="T2">266</text:span> duo</text:p>
      <text:p text:style-name="P3"><text:span text:style-name="T2">311</text:span> duodeno</text:p>
      <text:p text:style-name="P3"><text:span text:style-name="T2">312</text:span> dupla</text:p>
      <text:p text:style-name="P3"><text:span text:style-name="T2">313</text:span> duplo</text:p>
      <text:p text:style-name="P3"><text:span text:style-name="T2">314</text:span> duque</text:p>
      <text:p text:style-name="P3"><text:span text:style-name="T2">315</text:span> duquesa</text:p>
      <text:p text:style-name="P3"><text:span text:style-name="T2">316</text:span> dura</text:p>
      <text:p text:style-name="P3"><text:span text:style-name="T2">321</text:span> durante</text:p>
      <text:p text:style-name="P3"><text:span text:style-name="T2">322</text:span> durar</text:p>
      <text:p text:style-name="P3"><text:span text:style-name="T2">323</text:span> dureza</text:p>
      <text:p text:style-name="P3"><text:span text:style-name="T2">324</text:span> duro</text:p>
      <text:p text:style-name="P3"><text:span text:style-name="T2">325</text:span> duvidar</text:p>
      <text:p text:style-name="P3"><text:span text:style-name="T2">326</text:span> dv</text:p>
      <text:p text:style-name="P3"><text:span text:style-name="T2">331</text:span> dw</text:p>
      <text:p text:style-name="P3"><text:span text:style-name="T2">332</text:span> dx</text:p>
      <text:p text:style-name="P3"><text:span text:style-name="T2">333</text:span> dy</text:p>
      <text:p text:style-name="P3"><text:span text:style-name="T2">334</text:span> Dy</text:p>
      <text:p text:style-name="P3"><text:span text:style-name="T2">335</text:span> dz</text:p>
      <text:p text:style-name="P3"><text:span text:style-name="T2">336</text:span> e</text:p>
      <text:p text:style-name="P3"><text:span text:style-name="T2">341</text:span> eb</text:p>
      <text:p text:style-name="P3"><text:span text:style-name="T2">342</text:span> ec</text:p>
      <text:p text:style-name="P3"><text:span text:style-name="T2">343</text:span> echo</text:p>
      <text:p text:style-name="P3"><text:span text:style-name="T2">344</text:span> eclipse</text:p>
      <text:p text:style-name="P3"><text:span text:style-name="T2">345</text:span> eclodir</text:p>
      <text:p text:style-name="P3"><text:span text:style-name="T2">346</text:span> eco</text:p>
      <text:p text:style-name="P3"><text:span text:style-name="T2">351</text:span> ecoar</text:p>
      <text:p text:style-name="P3"><text:span text:style-name="T2">352</text:span> ecstasy</text:p>
      <text:p text:style-name="P3"><text:span text:style-name="T2">353</text:span> ecu</text:p>
      <text:p text:style-name="P3"><text:span text:style-name="T2">354</text:span> ed</text:p>
      <text:p text:style-name="P3"><text:span text:style-name="T2">355</text:span> edema</text:p>
      <text:p text:style-name="P3"><text:span text:style-name="T2">356</text:span> edil</text:p>
      <text:p text:style-name="P3"><text:span text:style-name="T2">361</text:span> editado</text:p>
      <text:p text:style-name="P3"><text:span text:style-name="T2">362</text:span> edital</text:p>
      <text:p text:style-name="P3"><text:span text:style-name="T2">363</text:span> editar</text:p>
      <text:p text:style-name="P3"><text:span text:style-name="T2">364</text:span> editor</text:p>
      <text:p text:style-name="P3"><text:span text:style-name="T2">365</text:span> editora</text:p>
      <text:p text:style-name="P3"><text:span text:style-name="T2">366</text:span> educado</text:p>
      <text:p text:style-name="P3"><text:span text:style-name="T2">411</text:span> educar</text:p>
      <text:p text:style-name="P3"><text:span text:style-name="T2">412</text:span> eduli</text:p>
      <text:p text:style-name="P3"><text:span text:style-name="T2">413</text:span> ee</text:p>
      <text:p text:style-name="P3"><text:span text:style-name="T2">414</text:span> eee</text:p>
      <text:p text:style-name="P3"><text:span text:style-name="T2">415</text:span> eeee</text:p>
      <text:p text:style-name="P3"><text:span text:style-name="T2">416</text:span> ef</text:p>
      <text:p text:style-name="P3"><text:span text:style-name="T2">421</text:span> efeito</text:p>
      <text:p text:style-name="P3"><text:span text:style-name="T2">422</text:span> efg</text:p>
      <text:p text:style-name="P3"><text:span text:style-name="T2">423</text:span> eficaz</text:p>
      <text:p text:style-name="P3"><text:span text:style-name="T2">424</text:span> efusivo</text:p>
      <text:p text:style-name="P3"><text:span text:style-name="T2">425</text:span> eg</text:p>
      <text:p text:style-name="P3"><text:span text:style-name="T2">426</text:span> ego</text:p>
      <text:p text:style-name="P3"><text:span text:style-name="T2">431</text:span> eh</text:p>
      <text:p text:style-name="P3"><text:span text:style-name="T2">432</text:span> ei</text:p>
      <text:p text:style-name="P3"><text:span text:style-name="T2">433</text:span> eia</text:p>
      <text:p text:style-name="P3"><text:span text:style-name="T2">434</text:span> eira</text:p>
      <text:p text:style-name="P3"><text:span text:style-name="T2">435</text:span> eito</text:p>
      <text:p text:style-name="P3"><text:span text:style-name="T2">436</text:span> eivado</text:p>
      <text:p text:style-name="P3"><text:span text:style-name="T2">441</text:span> eixo</text:p>
      <text:p text:style-name="P3"><text:span text:style-name="T2">442</text:span> ej</text:p>
      <text:p text:style-name="P3"><text:span text:style-name="T2">443</text:span> ek</text:p>
      <text:p text:style-name="P3"><text:span text:style-name="T2">444</text:span> el</text:p>
      <text:p text:style-name="P3"><text:span text:style-name="T2">445</text:span> ela</text:p>
      <text:p text:style-name="P3"><text:span text:style-name="T2">446</text:span> ele</text:p>
      <text:p text:style-name="P3"><text:span text:style-name="T2">451</text:span> eleger</text:p>
      <text:p text:style-name="P3"><text:span text:style-name="T2">452</text:span> elegia</text:p>
      <text:p text:style-name="P3"><text:span text:style-name="T2">453</text:span> eleitor</text:p>
      <text:p text:style-name="P3"><text:span text:style-name="T2">454</text:span> elenco</text:p>
      <text:p text:style-name="P3"><text:span text:style-name="T2">455</text:span> elevado</text:p>
      <text:p text:style-name="P3"><text:span text:style-name="T2">456</text:span> elevar</text:p>
      <text:p text:style-name="P3"><text:span text:style-name="T2">461</text:span> elipse</text:p>
      <text:p text:style-name="P3"><text:span text:style-name="T2">462</text:span> eliseu</text:p>
      <text:p text:style-name="P3"><text:span text:style-name="T2">463</text:span> elite</text:p>
      <text:p text:style-name="P3"><text:span text:style-name="T2">464</text:span> elixir</text:p>
      <text:p text:style-name="P3"><text:span text:style-name="T2">465</text:span> elmo</text:p>
      <text:p text:style-name="P3"><text:span text:style-name="T2">466</text:span> elo</text:p>
      <text:p text:style-name="P3"><text:span text:style-name="T2">511</text:span> elogiar</text:p>
      <text:p text:style-name="P3"><text:span text:style-name="T2">512</text:span> elogio</text:p>
      <text:p text:style-name="P3"><text:span text:style-name="T2">513</text:span> em</text:p>
      <text:p text:style-name="P3"><text:span text:style-name="T2">514</text:span> ema</text:p>
      <text:p text:style-name="P3"><text:span text:style-name="T2">515</text:span> emanado</text:p>
      <text:p text:style-name="P3"><text:span text:style-name="T2">516</text:span> emanar</text:p>
      <text:p text:style-name="P3"><text:span text:style-name="T2">521</text:span> embaixo</text:p>
      <text:p text:style-name="P3"><text:span text:style-name="T2">522</text:span> embalar</text:p>
      <text:p text:style-name="P3"><text:span text:style-name="T2">523</text:span> embalo</text:p>
      <text:p text:style-name="P3"><text:span text:style-name="T2">524</text:span> embargo</text:p>
      <text:p text:style-name="P3"><text:span text:style-name="T2">525</text:span> embate</text:p>
      <text:p text:style-name="P3"><text:span text:style-name="T2">526</text:span> embater</text:p>
      <text:p text:style-name="P3"><text:span text:style-name="T2">531</text:span> embeber</text:p>
      <text:p text:style-name="P3"><text:span text:style-name="T2">532</text:span> embora</text:p>
      <text:p text:style-name="P3"><text:span text:style-name="T2">533</text:span> embutir</text:p>
      <text:p text:style-name="P3"><text:span text:style-name="T2">534</text:span> emenda</text:p>
      <text:p text:style-name="P3"><text:span text:style-name="T2">535</text:span> emendar</text:p>
      <text:p text:style-name="P3"><text:span text:style-name="T2">536</text:span> ementa</text:p>
      <text:p text:style-name="P3"><text:span text:style-name="T2">541</text:span> emergir</text:p>
      <text:p text:style-name="P3"><text:span text:style-name="T2">542</text:span> emigrar</text:p>
      <text:p text:style-name="P3"><text:span text:style-name="T2">543</text:span> emir</text:p>
      <text:p text:style-name="P3"><text:span text:style-name="T2">544</text:span> emirado</text:p>
      <text:p text:style-name="P3"><text:span text:style-name="T2">545</text:span> emissor</text:p>
      <text:p text:style-name="P3"><text:span text:style-name="T2">546</text:span> emitido</text:p>
      <text:p text:style-name="P3"><text:span text:style-name="T2">551</text:span> emitir</text:p>
      <text:p text:style-name="P3"><text:span text:style-name="T2">552</text:span> emotivo</text:p>
      <text:p text:style-name="P3"><text:span text:style-name="T2">553</text:span> empada</text:p>
      <text:p text:style-name="P3"><text:span text:style-name="T2">554</text:span> empapar</text:p>
      <text:p text:style-name="P3"><text:span text:style-name="T2">555</text:span> empatar</text:p>
      <text:p text:style-name="P3"><text:span text:style-name="T2">556</text:span> empate</text:p>
      <text:p text:style-name="P3"><text:span text:style-name="T2">561</text:span> empatia</text:p>
      <text:p text:style-name="P3"><text:span text:style-name="T2">562</text:span> empenho</text:p>
      <text:p text:style-name="P3"><text:span text:style-name="T2">563</text:span> empinar</text:p>
      <text:p text:style-name="P3"><text:span text:style-name="T2">564</text:span> emprego</text:p>
      <text:p text:style-name="P3"><text:span text:style-name="T2">565</text:span> empresa</text:p>
      <text:p text:style-name="P3"><text:span text:style-name="T2">566</text:span> empurra</text:p>
      <text:p text:style-name="P3"><text:span text:style-name="T2">611</text:span> en</text:p>
      <text:p text:style-name="P3"><text:span text:style-name="T2">612</text:span> encaixe</text:p>
      <text:p text:style-name="P3"><text:span text:style-name="T2">613</text:span> encanto</text:p>
      <text:p text:style-name="P3"><text:span text:style-name="T2">614</text:span> encarar</text:p>
      <text:p text:style-name="P3"><text:span text:style-name="T2">615</text:span> encargo</text:p>
      <text:p text:style-name="P3"><text:span text:style-name="T2">616</text:span> encenar</text:p>
      <text:p text:style-name="P3"><text:span text:style-name="T2">621</text:span> encetar</text:p>
      <text:p text:style-name="P3"><text:span text:style-name="T2">622</text:span> encher</text:p>
      <text:p text:style-name="P3"><text:span text:style-name="T2">623</text:span> enclave</text:p>
      <text:p text:style-name="P3"><text:span text:style-name="T2">624</text:span> encosta</text:p>
      <text:p text:style-name="P3"><text:span text:style-name="T2">625</text:span> encosto</text:p>
      <text:p text:style-name="P3"><text:span text:style-name="T2">626</text:span> endosso</text:p>
      <text:p text:style-name="P3"><text:span text:style-name="T2">631</text:span> ENEM</text:p>
      <text:p text:style-name="P3"><text:span text:style-name="T2">632</text:span> energia</text:p>
      <text:p text:style-name="P3"><text:span text:style-name="T2">633</text:span> enervar</text:p>
      <text:p text:style-name="P3"><text:span text:style-name="T2">634</text:span> enfado</text:p>
      <text:p text:style-name="P3"><text:span text:style-name="T2">635</text:span> enfarte</text:p>
      <text:p text:style-name="P3"><text:span text:style-name="T2">636</text:span> enfeite</text:p>
      <text:p text:style-name="P3"><text:span text:style-name="T2">641</text:span> enfermo</text:p>
      <text:p text:style-name="P3"><text:span text:style-name="T2">642</text:span> enfiado</text:p>
      <text:p text:style-name="P3"><text:span text:style-name="T2">643</text:span> enfiar</text:p>
      <text:p text:style-name="P3"><text:span text:style-name="T2">644</text:span> enfim</text:p>
      <text:p text:style-name="P3"><text:span text:style-name="T2">645</text:span> enfocar</text:p>
      <text:p text:style-name="P3"><text:span text:style-name="T2">646</text:span> enfoque</text:p>
      <text:p text:style-name="P3"><text:span text:style-name="T2">651</text:span> eng</text:p>
      <text:p text:style-name="P3"><text:span text:style-name="T2">652</text:span> engajar</text:p>
      <text:p text:style-name="P3"><text:span text:style-name="T2">653</text:span> enganar</text:p>
      <text:p text:style-name="P3"><text:span text:style-name="T2">654</text:span> enganir</text:p>
      <text:p text:style-name="P3"><text:span text:style-name="T2">655</text:span> engano</text:p>
      <text:p text:style-name="P3"><text:span text:style-name="T2">656</text:span> engatar</text:p>
      <text:p text:style-name="P3"><text:span text:style-name="T2">661</text:span> engenho</text:p>
      <text:p text:style-name="P3"><text:span text:style-name="T2">662</text:span> engolir</text:p>
      <text:p text:style-name="P3"><text:span text:style-name="T2">663</text:span> engomar</text:p>
      <text:p text:style-name="P3"><text:span text:style-name="T2">664</text:span> engorda</text:p>
      <text:p text:style-name="P3"><text:span text:style-name="T2">665</text:span> enguia</text:p>
      <text:p text:style-name="P3"><text:span text:style-name="T2">666</text:span> enigma</text:p>
      <text:p text:style-name="P3"><text:soft-page-break/><text:span text:style-name="T2">111</text:span> enjoado</text:p>
      <text:p text:style-name="P3"><text:span text:style-name="T2">112</text:span> enjoar</text:p>
      <text:p text:style-name="P3"><text:span text:style-name="T2">113</text:span> enlace</text:p>
      <text:p text:style-name="P3"><text:span text:style-name="T2">114</text:span> enleado</text:p>
      <text:p text:style-name="P3"><text:span text:style-name="T2">115</text:span> enleio</text:p>
      <text:p text:style-name="P3"><text:span text:style-name="T2">116</text:span> enlevo</text:p>
      <text:p text:style-name="P3"><text:span text:style-name="T2">121</text:span> enojado</text:p>
      <text:p text:style-name="P3"><text:span text:style-name="T2">122</text:span> enorme</text:p>
      <text:p text:style-name="P3"><text:span text:style-name="T2">123</text:span> enredar</text:p>
      <text:p text:style-name="P3"><text:span text:style-name="T2">124</text:span> enredo</text:p>
      <text:p text:style-name="P3"><text:span text:style-name="T2">125</text:span> enricar</text:p>
      <text:p text:style-name="P3"><text:span text:style-name="T2">126</text:span> enrijar</text:p>
      <text:p text:style-name="P3"><text:span text:style-name="T2">131</text:span> enrolar</text:p>
      <text:p text:style-name="P3"><text:span text:style-name="T2">132</text:span> ensaiar</text:p>
      <text:p text:style-name="P3"><text:span text:style-name="T2">133</text:span> ensaio</text:p>
      <text:p text:style-name="P3"><text:span text:style-name="T2">134</text:span> enseada</text:p>
      <text:p text:style-name="P3"><text:span text:style-name="T2">135</text:span> ensejar</text:p>
      <text:p text:style-name="P3"><text:span text:style-name="T2">136</text:span> ensejo</text:p>
      <text:p text:style-name="P3"><text:span text:style-name="T2">141</text:span> ensinar</text:p>
      <text:p text:style-name="P3"><text:span text:style-name="T2">142</text:span> ensino</text:p>
      <text:p text:style-name="P3"><text:span text:style-name="T2">143</text:span> ensopar</text:p>
      <text:p text:style-name="P3"><text:span text:style-name="T2">144</text:span> entalar</text:p>
      <text:p text:style-name="P3"><text:span text:style-name="T2">145</text:span> entalhe</text:p>
      <text:p text:style-name="P3"><text:span text:style-name="T2">146</text:span> entanto</text:p>
      <text:p text:style-name="P3"><text:span text:style-name="T2">151</text:span> ente</text:p>
      <text:p text:style-name="P3"><text:span text:style-name="T2">152</text:span> enteada</text:p>
      <text:p text:style-name="P3"><text:span text:style-name="T2">153</text:span> enteado</text:p>
      <text:p text:style-name="P3"><text:span text:style-name="T2">154</text:span> enterro</text:p>
      <text:p text:style-name="P3"><text:span text:style-name="T2">155</text:span> entoar</text:p>
      <text:p text:style-name="P3"><text:span text:style-name="T2">156</text:span> entrada</text:p>
      <text:p text:style-name="P3"><text:span text:style-name="T2">161</text:span> entrado</text:p>
      <text:p text:style-name="P3"><text:span text:style-name="T2">162</text:span> entrar</text:p>
      <text:p text:style-name="P3"><text:span text:style-name="T2">163</text:span> entrave</text:p>
      <text:p text:style-name="P3"><text:span text:style-name="T2">164</text:span> entre</text:p>
      <text:p text:style-name="P3"><text:span text:style-name="T2">165</text:span> entrega</text:p>
      <text:p text:style-name="P3"><text:span text:style-name="T2">166</text:span> entrudo</text:p>
      <text:p text:style-name="P3"><text:span text:style-name="T2">211</text:span> entulho</text:p>
      <text:p text:style-name="P3"><text:span text:style-name="T2">212</text:span> entupir</text:p>
      <text:p text:style-name="P3"><text:span text:style-name="T2">213</text:span> enviado</text:p>
      <text:p text:style-name="P3"><text:span text:style-name="T2">214</text:span> enviar</text:p>
      <text:p text:style-name="P3"><text:span text:style-name="T2">215</text:span> envio</text:p>
      <text:p text:style-name="P3"><text:span text:style-name="T2">216</text:span> envolta</text:p>
      <text:p text:style-name="P3"><text:span text:style-name="T2">221</text:span> envolto</text:p>
      <text:p text:style-name="P3"><text:span text:style-name="T2">222</text:span> enxada</text:p>
      <text:p text:style-name="P3"><text:span text:style-name="T2">223</text:span> enxame</text:p>
      <text:p text:style-name="P3"><text:span text:style-name="T2">224</text:span> enxerto</text:p>
      <text:p text:style-name="P3"><text:span text:style-name="T2">225</text:span> enxofre</text:p>
      <text:p text:style-name="P3"><text:span text:style-name="T2">226</text:span> enxotar</text:p>
      <text:p text:style-name="P3"><text:span text:style-name="T2">231</text:span> enxoval</text:p>
      <text:p text:style-name="P3"><text:span text:style-name="T2">232</text:span> enxugar</text:p>
      <text:p text:style-name="P3"><text:span text:style-name="T2">233</text:span> enxuto</text:p>
      <text:p text:style-name="P3"><text:span text:style-name="T2">234</text:span> enzima</text:p>
      <text:p text:style-name="P3"><text:span text:style-name="T2">235</text:span> eo</text:p>
      <text:p text:style-name="P3"><text:span text:style-name="T2">236</text:span> ep</text:p>
      <text:p text:style-name="P3"><text:span text:style-name="T2">241</text:span> epopeia</text:p>
      <text:p text:style-name="P3"><text:span text:style-name="T2">242</text:span> eq</text:p>
      <text:p text:style-name="P3"><text:span text:style-name="T2">243</text:span> equador</text:p>
      <text:p text:style-name="P3"><text:span text:style-name="T2">244</text:span> equipa</text:p>
      <text:p text:style-name="P3"><text:span text:style-name="T2">245</text:span> equipar</text:p>
      <text:p text:style-name="P3"><text:span text:style-name="T2">246</text:span> er</text:p>
      <text:p text:style-name="P3"><text:span text:style-name="T2">251</text:span> Er</text:p>
      <text:p text:style-name="P3"><text:span text:style-name="T2">252</text:span> era</text:p>
      <text:p text:style-name="P3"><text:span text:style-name="T2">253</text:span> erecto</text:p>
      <text:p text:style-name="P3"><text:span text:style-name="T2">254</text:span> eremita</text:p>
      <text:p text:style-name="P3"><text:span text:style-name="T2">255</text:span> erguer</text:p>
      <text:p text:style-name="P3"><text:span text:style-name="T2">256</text:span> erguido</text:p>
      <text:p text:style-name="P3"><text:span text:style-name="T2">261</text:span> erigir</text:p>
      <text:p text:style-name="P3"><text:span text:style-name="T2">262</text:span> ermida</text:p>
      <text:p text:style-name="P3"><text:span text:style-name="T2">263</text:span> ermo</text:p>
      <text:p text:style-name="P3"><text:span text:style-name="T2">264</text:span> eros</text:p>
      <text:p text:style-name="P3"><text:span text:style-name="T2">265</text:span> erosivo</text:p>
      <text:p text:style-name="P3"><text:span text:style-name="T2">266</text:span> errado</text:p>
      <text:p text:style-name="P3"><text:span text:style-name="T2">311</text:span> errante</text:p>
      <text:p text:style-name="P3"><text:span text:style-name="T2">312</text:span> errar</text:p>
      <text:p text:style-name="P3"><text:span text:style-name="T2">313</text:span> erro</text:p>
      <text:p text:style-name="P3"><text:span text:style-name="T2">314</text:span> erudito</text:p>
      <text:p text:style-name="P3"><text:span text:style-name="T2">315</text:span> erva</text:p>
      <text:p text:style-name="P3"><text:span text:style-name="T2">316</text:span> ervilha</text:p>
      <text:p text:style-name="P3"><text:span text:style-name="T2">321</text:span> Es</text:p>
      <text:p text:style-name="P3"><text:span text:style-name="T2">322</text:span> ES</text:p>
      <text:p text:style-name="P3"><text:span text:style-name="T2">323</text:span> esbater</text:p>
      <text:p text:style-name="P3"><text:span text:style-name="T2">324</text:span> escada</text:p>
      <text:p text:style-name="P3"><text:span text:style-name="T2">325</text:span> escala</text:p>
      <text:p text:style-name="P3"><text:span text:style-name="T2">326</text:span> escalar</text:p>
      <text:p text:style-name="P3"><text:span text:style-name="T2">331</text:span> escama</text:p>
      <text:p text:style-name="P3"><text:span text:style-name="T2">332</text:span> escapar</text:p>
      <text:p text:style-name="P3"><text:span text:style-name="T2">333</text:span> escape</text:p>
      <text:p text:style-name="P3"><text:span text:style-name="T2">334</text:span> escarpa</text:p>
      <text:p text:style-name="P3"><text:span text:style-name="T2">335</text:span> escasso</text:p>
      <text:p text:style-name="P3"><text:span text:style-name="T2">336</text:span> escavar</text:p>
      <text:p text:style-name="P3"><text:span text:style-name="T2">341</text:span> escoar</text:p>
      <text:p text:style-name="P3"><text:span text:style-name="T2">342</text:span> escola</text:p>
      <text:p text:style-name="P3"><text:span text:style-name="T2">343</text:span> escolar</text:p>
      <text:p text:style-name="P3"><text:span text:style-name="T2">344</text:span> escolha</text:p>
      <text:p text:style-name="P3"><text:span text:style-name="T2">345</text:span> escolta</text:p>
      <text:p text:style-name="P3"><text:span text:style-name="T2">346</text:span> escopo</text:p>
      <text:p text:style-name="P3"><text:span text:style-name="T2">351</text:span> escorar</text:p>
      <text:p text:style-name="P3"><text:span text:style-name="T2">352</text:span> escova</text:p>
      <text:p text:style-name="P3"><text:span text:style-name="T2">353</text:span> escovar</text:p>
      <text:p text:style-name="P3"><text:span text:style-name="T2">354</text:span> escrava</text:p>
      <text:p text:style-name="P3"><text:span text:style-name="T2">355</text:span> escravo</text:p>
      <text:p text:style-name="P3"><text:span text:style-name="T2">356</text:span> escriba</text:p>
      <text:p text:style-name="P3"><text:span text:style-name="T2">361</text:span> escrita</text:p>
      <text:p text:style-name="P3"><text:span text:style-name="T2">362</text:span> escrito</text:p>
      <text:p text:style-name="P3"><text:span text:style-name="T2">363</text:span> escudo</text:p>
      <text:p text:style-name="P3"><text:span text:style-name="T2">364</text:span> escuro</text:p>
      <text:p text:style-name="P3"><text:span text:style-name="T2">365</text:span> escusa</text:p>
      <text:p text:style-name="P3"><text:span text:style-name="T2">366</text:span> escusar</text:p>
      <text:p text:style-name="P3"><text:span text:style-name="T2">411</text:span> escuta</text:p>
      <text:p text:style-name="P3"><text:span text:style-name="T2">412</text:span> escutar</text:p>
      <text:p text:style-name="P3"><text:span text:style-name="T2">413</text:span> esfera</text:p>
      <text:p text:style-name="P3"><text:span text:style-name="T2">414</text:span> esfinge</text:p>
      <text:p text:style-name="P3"><text:span text:style-name="T2">415</text:span> esfolar</text:p>
      <text:p text:style-name="P3"><text:span text:style-name="T2">416</text:span> esfriar</text:p>
      <text:p text:style-name="P3"><text:span text:style-name="T2">421</text:span> esfumar</text:p>
      <text:p text:style-name="P3"><text:span text:style-name="T2">422</text:span> esganar</text:p>
      <text:p text:style-name="P3"><text:span text:style-name="T2">423</text:span> esgar</text:p>
      <text:p text:style-name="P3"><text:span text:style-name="T2">424</text:span> esgotar</text:p>
      <text:p text:style-name="P3"><text:span text:style-name="T2">425</text:span> esgoto</text:p>
      <text:p text:style-name="P3"><text:span text:style-name="T2">426</text:span> esgrima</text:p>
      <text:p text:style-name="P3"><text:span text:style-name="T2">431</text:span> esguio</text:p>
      <text:p text:style-name="P3"><text:span text:style-name="T2">432</text:span> eslavo</text:p>
      <text:p text:style-name="P3"><text:span text:style-name="T2">433</text:span> esmagar</text:p>
      <text:p text:style-name="P3"><text:span text:style-name="T2">434</text:span> esmalte</text:p>
      <text:p text:style-name="P3"><text:span text:style-name="T2">435</text:span> esmerar</text:p>
      <text:p text:style-name="P3"><text:span text:style-name="T2">436</text:span> esmero</text:p>
      <text:p text:style-name="P3"><text:span text:style-name="T2">441</text:span> esmo</text:p>
      <text:p text:style-name="P3"><text:span text:style-name="T2">442</text:span> esmola</text:p>
      <text:p text:style-name="P3"><text:span text:style-name="T2">443</text:span> espada</text:p>
      <text:p text:style-name="P3"><text:span text:style-name="T2">444</text:span> espanto</text:p>
      <text:p text:style-name="P3"><text:span text:style-name="T2">445</text:span> esparso</text:p>
      <text:p text:style-name="P3"><text:span text:style-name="T2">446</text:span> espasmo</text:p>
      <text:p text:style-name="P3"><text:span text:style-name="T2">451</text:span> espelho</text:p>
      <text:p text:style-name="P3"><text:span text:style-name="T2">452</text:span> espera</text:p>
      <text:p text:style-name="P3"><text:span text:style-name="T2">453</text:span> esperar</text:p>
      <text:p text:style-name="P3"><text:span text:style-name="T2">454</text:span> esperma</text:p>
      <text:p text:style-name="P3"><text:span text:style-name="T2">455</text:span> esperto</text:p>
      <text:p text:style-name="P3"><text:span text:style-name="T2">456</text:span> espesso</text:p>
      <text:p text:style-name="P3"><text:span text:style-name="T2">461</text:span> espetar</text:p>
      <text:p text:style-name="P3"><text:span text:style-name="T2">462</text:span> espeto</text:p>
      <text:p text:style-name="P3"><text:span text:style-name="T2">463</text:span> espia</text:p>
      <text:p text:style-name="P3"><text:span text:style-name="T2">464</text:span> espiar</text:p>
      <text:p text:style-name="P3"><text:span text:style-name="T2">465</text:span> espiga</text:p>
      <text:p text:style-name="P3"><text:span text:style-name="T2">466</text:span> espinha</text:p>
      <text:p text:style-name="P3"><text:span text:style-name="T2">511</text:span> espinho</text:p>
      <text:p text:style-name="P3"><text:span text:style-name="T2">512</text:span> espira</text:p>
      <text:p text:style-name="P3"><text:span text:style-name="T2">513</text:span> espiral</text:p>
      <text:p text:style-name="P3"><text:span text:style-name="T2">514</text:span> espirar</text:p>
      <text:p text:style-name="P3"><text:span text:style-name="T2">515</text:span> espirro</text:p>
      <text:p text:style-name="P3"><text:span text:style-name="T2">516</text:span> espojar</text:p>
      <text:p text:style-name="P3"><text:span text:style-name="T2">521</text:span> esponja</text:p>
      <text:p text:style-name="P3"><text:span text:style-name="T2">522</text:span> espora</text:p>
      <text:p text:style-name="P3"><text:span text:style-name="T2">523</text:span> esporo</text:p>
      <text:p text:style-name="P3"><text:span text:style-name="T2">524</text:span> esporte</text:p>
      <text:p text:style-name="P3"><text:span text:style-name="T2">525</text:span> esposa</text:p>
      <text:p text:style-name="P3"><text:span text:style-name="T2">526</text:span> esposo</text:p>
      <text:p text:style-name="P3"><text:span text:style-name="T2">531</text:span> espuma</text:p>
      <text:p text:style-name="P3"><text:span text:style-name="T2">532</text:span> espumar</text:p>
      <text:p text:style-name="P3"><text:span text:style-name="T2">533</text:span> esquema</text:p>
      <text:p text:style-name="P3"><text:span text:style-name="T2">534</text:span> esqui</text:p>
      <text:p text:style-name="P3"><text:span text:style-name="T2">535</text:span> esquife</text:p>
      <text:p text:style-name="P3"><text:span text:style-name="T2">536</text:span> esquina</text:p>
      <text:p text:style-name="P3"><text:span text:style-name="T2">541</text:span> esquiva</text:p>
      <text:p text:style-name="P3"><text:span text:style-name="T2">542</text:span> esse</text:p>
      <text:p text:style-name="P3"><text:span text:style-name="T2">543</text:span> estaca</text:p>
      <text:p text:style-name="P3"><text:span text:style-name="T2">544</text:span> estacar</text:p>
      <text:p text:style-name="P3"><text:span text:style-name="T2">545</text:span> estada</text:p>
      <text:p text:style-name="P3"><text:span text:style-name="T2">546</text:span> estadia</text:p>
      <text:p text:style-name="P3"><text:span text:style-name="T2">551</text:span> estado</text:p>
      <text:p text:style-name="P3"><text:span text:style-name="T2">552</text:span> estai</text:p>
      <text:p text:style-name="P3"><text:span text:style-name="T2">553</text:span> estalar</text:p>
      <text:p text:style-name="P3"><text:span text:style-name="T2">554</text:span> estalo</text:p>
      <text:p text:style-name="P3"><text:span text:style-name="T2">555</text:span> estame</text:p>
      <text:p text:style-name="P3"><text:span text:style-name="T2">556</text:span> estampa</text:p>
      <text:p text:style-name="P3"><text:span text:style-name="T2">561</text:span> estande</text:p>
      <text:p text:style-name="P3"><text:span text:style-name="T2">562</text:span> estante</text:p>
      <text:p text:style-name="P3"><text:span text:style-name="T2">563</text:span> estar</text:p>
      <text:p text:style-name="P3"><text:span text:style-name="T2">564</text:span> estatal</text:p>
      <text:p text:style-name="P3"><text:span text:style-name="T2">565</text:span> este</text:p>
      <text:p text:style-name="P3"><text:span text:style-name="T2">566</text:span> esteio</text:p>
      <text:p text:style-name="P3"><text:span text:style-name="T2">611</text:span> esteira</text:p>
      <text:p text:style-name="P3"><text:span text:style-name="T2">612</text:span> estela</text:p>
      <text:p text:style-name="P3"><text:span text:style-name="T2">613</text:span> estelar</text:p>
      <text:p text:style-name="P3"><text:span text:style-name="T2">614</text:span> estepe</text:p>
      <text:p text:style-name="P3"><text:span text:style-name="T2">615</text:span> esterco</text:p>
      <text:p text:style-name="P3"><text:span text:style-name="T2">616</text:span> esterno</text:p>
      <text:p text:style-name="P3"><text:span text:style-name="T2">621</text:span> esteta</text:p>
      <text:p text:style-name="P3"><text:span text:style-name="T2">622</text:span> esteva</text:p>
      <text:p text:style-name="P3"><text:span text:style-name="T2">623</text:span> esticar</text:p>
      <text:p text:style-name="P3"><text:span text:style-name="T2">624</text:span> estigma</text:p>
      <text:p text:style-name="P3"><text:span text:style-name="T2">625</text:span> estilo</text:p>
      <text:p text:style-name="P3"><text:span text:style-name="T2">626</text:span> estimar</text:p>
      <text:p text:style-name="P3"><text:span text:style-name="T2">631</text:span> estio</text:p>
      <text:p text:style-name="P3"><text:span text:style-name="T2">632</text:span> estirar</text:p>
      <text:p text:style-name="P3"><text:span text:style-name="T2">633</text:span> estirpe</text:p>
      <text:p text:style-name="P3"><text:span text:style-name="T2">634</text:span> estiva</text:p>
      <text:p text:style-name="P3"><text:span text:style-name="T2">635</text:span> estival</text:p>
      <text:p text:style-name="P3"><text:span text:style-name="T2">636</text:span> estocar</text:p>
      <text:p text:style-name="P3"><text:span text:style-name="T2">641</text:span> estofo</text:p>
      <text:p text:style-name="P3"><text:span text:style-name="T2">642</text:span> estojo</text:p>
      <text:p text:style-name="P3"><text:span text:style-name="T2">643</text:span> estopa</text:p>
      <text:p text:style-name="P3"><text:span text:style-name="T2">644</text:span> estoque</text:p>
      <text:p text:style-name="P3"><text:span text:style-name="T2">645</text:span> estorvo</text:p>
      <text:p text:style-name="P3"><text:span text:style-name="T2">646</text:span> estouro</text:p>
      <text:p text:style-name="P3"><text:span text:style-name="T2">651</text:span> estrada</text:p>
      <text:p text:style-name="P3"><text:span text:style-name="T2">652</text:span> estrado</text:p>
      <text:p text:style-name="P3"><text:span text:style-name="T2">653</text:span> estrago</text:p>
      <text:p text:style-name="P3"><text:span text:style-name="T2">654</text:span> estrato</text:p>
      <text:p text:style-name="P3"><text:span text:style-name="T2">655</text:span> estrear</text:p>
      <text:p text:style-name="P3"><text:span text:style-name="T2">656</text:span> estreia</text:p>
      <text:p text:style-name="P3"><text:span text:style-name="T2">661</text:span> estrela</text:p>
      <text:p text:style-name="P3"><text:span text:style-name="T2">662</text:span> estrelo</text:p>
      <text:p text:style-name="P3"><text:span text:style-name="T2">663</text:span> estria</text:p>
      <text:p text:style-name="P3"><text:span text:style-name="T2">664</text:span> estribo</text:p>
      <text:p text:style-name="P3"><text:span text:style-name="T2">665</text:span> estrito</text:p>
      <text:p text:style-name="P3"><text:span text:style-name="T2">666</text:span> estrofe</text:p>
      <text:p text:style-name="P3"><text:soft-page-break/><text:span text:style-name="T2">111</text:span> estrume</text:p>
      <text:p text:style-name="P3"><text:span text:style-name="T2">112</text:span> estudar</text:p>
      <text:p text:style-name="P3"><text:span text:style-name="T2">113</text:span> estudo</text:p>
      <text:p text:style-name="P3"><text:span text:style-name="T2">114</text:span> estufa</text:p>
      <text:p text:style-name="P3"><text:span text:style-name="T2">115</text:span> estupor</text:p>
      <text:p text:style-name="P3"><text:span text:style-name="T2">116</text:span> estupro</text:p>
      <text:p text:style-name="P3"><text:span text:style-name="T2">121</text:span> estuque</text:p>
      <text:p text:style-name="P3"><text:span text:style-name="T2">122</text:span> esvair</text:p>
      <text:p text:style-name="P3"><text:span text:style-name="T2">123</text:span> et</text:p>
      <text:p text:style-name="P3"><text:span text:style-name="T2">124</text:span> eta</text:p>
      <text:p text:style-name="P3"><text:span text:style-name="T2">125</text:span> etanol</text:p>
      <text:p text:style-name="P3"><text:span text:style-name="T2">126</text:span> etapa</text:p>
      <text:p text:style-name="P3"><text:span text:style-name="T2">131</text:span> eterno</text:p>
      <text:p text:style-name="P3"><text:span text:style-name="T2">132</text:span> etnia</text:p>
      <text:p text:style-name="P3"><text:span text:style-name="T2">133</text:span> etrusco</text:p>
      <text:p text:style-name="P3"><text:span text:style-name="T2">134</text:span> Eu</text:p>
      <text:p text:style-name="P3"><text:span text:style-name="T2">135</text:span> eu</text:p>
      <text:p text:style-name="P3"><text:span text:style-name="T2">136</text:span> euforia</text:p>
      <text:p text:style-name="P3"><text:span text:style-name="T2">141</text:span> eugenia</text:p>
      <text:p text:style-name="P3"><text:span text:style-name="T2">142</text:span> euro</text:p>
      <text:p text:style-name="P3"><text:span text:style-name="T2">143</text:span> europa</text:p>
      <text:p text:style-name="P3"><text:span text:style-name="T2">144</text:span> europeu</text:p>
      <text:p text:style-name="P3"><text:span text:style-name="T2">145</text:span> ev</text:p>
      <text:p text:style-name="P3"><text:span text:style-name="T2">146</text:span> evacuar</text:p>
      <text:p text:style-name="P3"><text:span text:style-name="T2">151</text:span> evadir</text:p>
      <text:p text:style-name="P3"><text:span text:style-name="T2">152</text:span> evasivo</text:p>
      <text:p text:style-name="P3"><text:span text:style-name="T2">153</text:span> evento</text:p>
      <text:p text:style-name="P3"><text:span text:style-name="T2">154</text:span> evitado</text:p>
      <text:p text:style-name="P3"><text:span text:style-name="T2">155</text:span> evitar</text:p>
      <text:p text:style-name="P3"><text:span text:style-name="T2">156</text:span> evocado</text:p>
      <text:p text:style-name="P3"><text:span text:style-name="T2">161</text:span> evocar</text:p>
      <text:p text:style-name="P3"><text:span text:style-name="T2">162</text:span> evolar</text:p>
      <text:p text:style-name="P3"><text:span text:style-name="T2">163</text:span> evoluir</text:p>
      <text:p text:style-name="P3"><text:span text:style-name="T2">164</text:span> ew</text:p>
      <text:p text:style-name="P3"><text:span text:style-name="T2">165</text:span> ex</text:p>
      <text:p text:style-name="P3"><text:span text:style-name="T2">166</text:span> exacto</text:p>
      <text:p text:style-name="P3"><text:span text:style-name="T2">211</text:span> exagero</text:p>
      <text:p text:style-name="P3"><text:span text:style-name="T2">212</text:span> exalar</text:p>
      <text:p text:style-name="P3"><text:span text:style-name="T2">213</text:span> exaltar</text:p>
      <text:p text:style-name="P3"><text:span text:style-name="T2">214</text:span> exame</text:p>
      <text:p text:style-name="P3"><text:span text:style-name="T2">215</text:span> exangue</text:p>
      <text:p text:style-name="P3"><text:span text:style-name="T2">216</text:span> exaurir</text:p>
      <text:p text:style-name="P3"><text:span text:style-name="T2">221</text:span> exausto</text:p>
      <text:p text:style-name="P3"><text:span text:style-name="T2">222</text:span> exceder</text:p>
      <text:p text:style-name="P3"><text:span text:style-name="T2">223</text:span> excelso</text:p>
      <text:p text:style-name="P3"><text:span text:style-name="T2">224</text:span> excepto</text:p>
      <text:p text:style-name="P3"><text:span text:style-name="T2">225</text:span> excerto</text:p>
      <text:p text:style-name="P3"><text:span text:style-name="T2">226</text:span> excesso</text:p>
      <text:p text:style-name="P3"><text:span text:style-name="T2">231</text:span> excitar</text:p>
      <text:p text:style-name="P3"><text:span text:style-name="T2">232</text:span> excluir</text:p>
      <text:p text:style-name="P3"><text:span text:style-name="T2">233</text:span> exemplo</text:p>
      <text:p text:style-name="P3"><text:span text:style-name="T2">234</text:span> exercer</text:p>
      <text:p text:style-name="P3"><text:span text:style-name="T2">235</text:span> exibido</text:p>
      <text:p text:style-name="P3"><text:span text:style-name="T2">236</text:span> exibir</text:p>
      <text:p text:style-name="P3"><text:span text:style-name="T2">241</text:span> exigido</text:p>
      <text:p text:style-name="P3"><text:span text:style-name="T2">242</text:span> exigir</text:p>
      <text:p text:style-name="P3"><text:span text:style-name="T2">243</text:span> exilado</text:p>
      <text:p text:style-name="P3"><text:span text:style-name="T2">244</text:span> exilar</text:p>
      <text:p text:style-name="P3"><text:span text:style-name="T2">245</text:span> eximir</text:p>
      <text:p text:style-name="P3"><text:span text:style-name="T2">246</text:span> existir</text:p>
      <text:p text:style-name="P3"><text:span text:style-name="T2">251</text:span> exortar</text:p>
      <text:p text:style-name="P3"><text:span text:style-name="T2">252</text:span> expedir</text:p>
      <text:p text:style-name="P3"><text:span text:style-name="T2">253</text:span> expelir</text:p>
      <text:p text:style-name="P3"><text:span text:style-name="T2">254</text:span> expensa</text:p>
      <text:p text:style-name="P3"><text:span text:style-name="T2">255</text:span> expert</text:p>
      <text:p text:style-name="P3"><text:span text:style-name="T2">256</text:span> expirar</text:p>
      <text:p text:style-name="P3"><text:span text:style-name="T2">261</text:span> expo</text:p>
      <text:p text:style-name="P3"><text:span text:style-name="T2">262</text:span> expor</text:p>
      <text:p text:style-name="P3"><text:span text:style-name="T2">263</text:span> exposto</text:p>
      <text:p text:style-name="P3"><text:span text:style-name="T2">264</text:span> expulso</text:p>
      <text:p text:style-name="P3"><text:span text:style-name="T2">265</text:span> extenso</text:p>
      <text:p text:style-name="P3"><text:span text:style-name="T2">266</text:span> externo</text:p>
      <text:p text:style-name="P3"><text:span text:style-name="T2">311</text:span> extinto</text:p>
      <text:p text:style-name="P3"><text:span text:style-name="T2">312</text:span> extra</text:p>
      <text:p text:style-name="P3"><text:span text:style-name="T2">313</text:span> extrair</text:p>
      <text:p text:style-name="P3"><text:span text:style-name="T2">314</text:span> extremo</text:p>
      <text:p text:style-name="P3"><text:span text:style-name="T2">315</text:span> exultar</text:p>
      <text:p text:style-name="P3"><text:span text:style-name="T2">316</text:span> ey</text:p>
      <text:p text:style-name="P3"><text:span text:style-name="T2">321</text:span> ez</text:p>
      <text:p text:style-name="P3"><text:span text:style-name="T2">322</text:span> F</text:p>
      <text:p text:style-name="P3"><text:span text:style-name="T2">323</text:span> f</text:p>
      <text:p text:style-name="P3"><text:span text:style-name="T2">324</text:span> fabiano</text:p>
      <text:p text:style-name="P3"><text:span text:style-name="T2">325</text:span> fabrico</text:p>
      <text:p text:style-name="P3"><text:span text:style-name="T2">326</text:span> fabril</text:p>
      <text:p text:style-name="P3"><text:span text:style-name="T2">331</text:span> faca</text:p>
      <text:p text:style-name="P3"><text:span text:style-name="T2">332</text:span> facada</text:p>
      <text:p text:style-name="P3"><text:span text:style-name="T2">333</text:span> face</text:p>
      <text:p text:style-name="P3"><text:span text:style-name="T2">334</text:span> faceta</text:p>
      <text:p text:style-name="P3"><text:span text:style-name="T2">335</text:span> fachada</text:p>
      <text:p text:style-name="P3"><text:span text:style-name="T2">336</text:span> facho</text:p>
      <text:p text:style-name="P3"><text:span text:style-name="T2">341</text:span> facial</text:p>
      <text:p text:style-name="P3"><text:span text:style-name="T2">342</text:span> facto</text:p>
      <text:p text:style-name="P3"><text:span text:style-name="T2">343</text:span> factor</text:p>
      <text:p text:style-name="P3"><text:span text:style-name="T2">344</text:span> factual</text:p>
      <text:p text:style-name="P3"><text:span text:style-name="T2">345</text:span> factura</text:p>
      <text:p text:style-name="P3"><text:span text:style-name="T2">346</text:span> fada</text:p>
      <text:p text:style-name="P3"><text:span text:style-name="T2">351</text:span> fadado</text:p>
      <text:p text:style-name="P3"><text:span text:style-name="T2">352</text:span> fadiga</text:p>
      <text:p text:style-name="P3"><text:span text:style-name="T2">353</text:span> fadista</text:p>
      <text:p text:style-name="P3"><text:span text:style-name="T2">354</text:span> fado</text:p>
      <text:p text:style-name="P3"><text:span text:style-name="T2">355</text:span> faia</text:p>
      <text:p text:style-name="P3"><text:span text:style-name="T2">356</text:span> faial</text:p>
      <text:p text:style-name="P3"><text:span text:style-name="T2">361</text:span> faina</text:p>
      <text:p text:style-name="P3"><text:span text:style-name="T2">362</text:span> faiscar</text:p>
      <text:p text:style-name="P3"><text:span text:style-name="T2">363</text:span> faixa</text:p>
      <text:p text:style-name="P3"><text:span text:style-name="T2">364</text:span> fala</text:p>
      <text:p text:style-name="P3"><text:span text:style-name="T2">365</text:span> falado</text:p>
      <text:p text:style-name="P3"><text:span text:style-name="T2">366</text:span> falange</text:p>
      <text:p text:style-name="P3"><text:span text:style-name="T2">411</text:span> falante</text:p>
      <text:p text:style-name="P3"><text:span text:style-name="T2">412</text:span> falar</text:p>
      <text:p text:style-name="P3"><text:span text:style-name="T2">413</text:span> falecer</text:p>
      <text:p text:style-name="P3"><text:span text:style-name="T2">414</text:span> falha</text:p>
      <text:p text:style-name="P3"><text:span text:style-name="T2">415</text:span> falhar</text:p>
      <text:p text:style-name="P3"><text:span text:style-name="T2">416</text:span> falho</text:p>
      <text:p text:style-name="P3"><text:span text:style-name="T2">421</text:span> falido</text:p>
      <text:p text:style-name="P3"><text:span text:style-name="T2">422</text:span> falir</text:p>
      <text:p text:style-name="P3"><text:span text:style-name="T2">423</text:span> falsa</text:p>
      <text:p text:style-name="P3"><text:span text:style-name="T2">424</text:span> falsear</text:p>
      <text:p text:style-name="P3"><text:span text:style-name="T2">425</text:span> falsete</text:p>
      <text:p text:style-name="P3"><text:span text:style-name="T2">426</text:span> falso</text:p>
      <text:p text:style-name="P3"><text:span text:style-name="T2">431</text:span> falta</text:p>
      <text:p text:style-name="P3"><text:span text:style-name="T2">432</text:span> faltar</text:p>
      <text:p text:style-name="P3"><text:span text:style-name="T2">433</text:span> faltoso</text:p>
      <text:p text:style-name="P3"><text:span text:style-name="T2">434</text:span> fama</text:p>
      <text:p text:style-name="P3"><text:span text:style-name="T2">435</text:span> family</text:p>
      <text:p text:style-name="P3"><text:span text:style-name="T2">436</text:span> faminto</text:p>
      <text:p text:style-name="P3"><text:span text:style-name="T2">441</text:span> famoso</text:p>
      <text:p text:style-name="P3"><text:span text:style-name="T2">442</text:span> fan</text:p>
      <text:p text:style-name="P3"><text:span text:style-name="T2">443</text:span> faneco</text:p>
      <text:p text:style-name="P3"><text:span text:style-name="T2">444</text:span> fanhoso</text:p>
      <text:p text:style-name="P3"><text:span text:style-name="T2">445</text:span> far</text:p>
      <text:p text:style-name="P3"><text:span text:style-name="T2">446</text:span> faraday</text:p>
      <text:p text:style-name="P3"><text:span text:style-name="T2">451</text:span> farda</text:p>
      <text:p text:style-name="P3"><text:span text:style-name="T2">452</text:span> fardado</text:p>
      <text:p text:style-name="P3"><text:span text:style-name="T2">453</text:span> fardo</text:p>
      <text:p text:style-name="P3"><text:span text:style-name="T2">454</text:span> farejar</text:p>
      <text:p text:style-name="P3"><text:span text:style-name="T2">455</text:span> farelo</text:p>
      <text:p text:style-name="P3"><text:span text:style-name="T2">456</text:span> farense</text:p>
      <text:p text:style-name="P3"><text:span text:style-name="T2">461</text:span> faringe</text:p>
      <text:p text:style-name="P3"><text:span text:style-name="T2">462</text:span> farinha</text:p>
      <text:p text:style-name="P3"><text:span text:style-name="T2">463</text:span> farnel</text:p>
      <text:p text:style-name="P3"><text:span text:style-name="T2">464</text:span> farofa</text:p>
      <text:p text:style-name="P3"><text:span text:style-name="T2">465</text:span> farol</text:p>
      <text:p text:style-name="P3"><text:span text:style-name="T2">466</text:span> farpa</text:p>
      <text:p text:style-name="P3"><text:span text:style-name="T2">511</text:span> farpado</text:p>
      <text:p text:style-name="P3"><text:span text:style-name="T2">512</text:span> farra</text:p>
      <text:p text:style-name="P3"><text:span text:style-name="T2">513</text:span> farrapo</text:p>
      <text:p text:style-name="P3"><text:span text:style-name="T2">514</text:span> farsa</text:p>
      <text:p text:style-name="P3"><text:span text:style-name="T2">515</text:span> farta</text:p>
      <text:p text:style-name="P3"><text:span text:style-name="T2">516</text:span> fartar</text:p>
      <text:p text:style-name="P3"><text:span text:style-name="T2">521</text:span> farto</text:p>
      <text:p text:style-name="P3"><text:span text:style-name="T2">522</text:span> fartura</text:p>
      <text:p text:style-name="P3"><text:span text:style-name="T2">523</text:span> fase</text:p>
      <text:p text:style-name="P3"><text:span text:style-name="T2">524</text:span> fasquia</text:p>
      <text:p text:style-name="P3"><text:span text:style-name="T2">525</text:span> fast</text:p>
      <text:p text:style-name="P3"><text:span text:style-name="T2">526</text:span> fastio</text:p>
      <text:p text:style-name="P3"><text:span text:style-name="T2">531</text:span> fatal</text:p>
      <text:p text:style-name="P3"><text:span text:style-name="T2">532</text:span> fatia</text:p>
      <text:p text:style-name="P3"><text:span text:style-name="T2">533</text:span> fatigar</text:p>
      <text:p text:style-name="P3"><text:span text:style-name="T2">534</text:span> fauna</text:p>
      <text:p text:style-name="P3"><text:span text:style-name="T2">535</text:span> fausto</text:p>
      <text:p text:style-name="P3"><text:span text:style-name="T2">536</text:span> fava</text:p>
      <text:p text:style-name="P3"><text:span text:style-name="T2">541</text:span> favela</text:p>
      <text:p text:style-name="P3"><text:span text:style-name="T2">542</text:span> favo</text:p>
      <text:p text:style-name="P3"><text:span text:style-name="T2">543</text:span> favor</text:p>
      <text:p text:style-name="P3"><text:span text:style-name="T2">544</text:span> fax</text:p>
      <text:p text:style-name="P3"><text:span text:style-name="T2">545</text:span> faxina</text:p>
      <text:p text:style-name="P3"><text:span text:style-name="T2">546</text:span> fazedor</text:p>
      <text:p text:style-name="P3"><text:span text:style-name="T2">551</text:span> fazenda</text:p>
      <text:p text:style-name="P3"><text:span text:style-name="T2">552</text:span> fazer</text:p>
      <text:p text:style-name="P3"><text:span text:style-name="T2">553</text:span> fb</text:p>
      <text:p text:style-name="P3"><text:span text:style-name="T2">554</text:span> fc</text:p>
      <text:p text:style-name="P3"><text:span text:style-name="T2">555</text:span> fd</text:p>
      <text:p text:style-name="P3"><text:span text:style-name="T2">556</text:span> Fe</text:p>
      <text:p text:style-name="P3"><text:span text:style-name="T2">561</text:span> fe</text:p>
      <text:p text:style-name="P3"><text:span text:style-name="T2">562</text:span> febra</text:p>
      <text:p text:style-name="P3"><text:span text:style-name="T2">563</text:span> febre</text:p>
      <text:p text:style-name="P3"><text:span text:style-name="T2">564</text:span> febril</text:p>
      <text:p text:style-name="P3"><text:span text:style-name="T2">565</text:span> fecal</text:p>
      <text:p text:style-name="P3"><text:span text:style-name="T2">566</text:span> fechado</text:p>
      <text:p text:style-name="P3"><text:span text:style-name="T2">611</text:span> fechar</text:p>
      <text:p text:style-name="P3"><text:span text:style-name="T2">612</text:span> fecho</text:p>
      <text:p text:style-name="P3"><text:span text:style-name="T2">613</text:span> fecundo</text:p>
      <text:p text:style-name="P3"><text:span text:style-name="T2">614</text:span> fedelho</text:p>
      <text:p text:style-name="P3"><text:span text:style-name="T2">615</text:span> feder</text:p>
      <text:p text:style-name="P3"><text:span text:style-name="T2">616</text:span> federal</text:p>
      <text:p text:style-name="P3"><text:span text:style-name="T2">621</text:span> feira</text:p>
      <text:p text:style-name="P3"><text:span text:style-name="T2">622</text:span> feitio</text:p>
      <text:p text:style-name="P3"><text:span text:style-name="T2">623</text:span> feito</text:p>
      <text:p text:style-name="P3"><text:span text:style-name="T2">624</text:span> feitor</text:p>
      <text:p text:style-name="P3"><text:span text:style-name="T2">625</text:span> feitura</text:p>
      <text:p text:style-name="P3"><text:span text:style-name="T2">626</text:span> feixe</text:p>
      <text:p text:style-name="P3"><text:span text:style-name="T2">631</text:span> fel</text:p>
      <text:p text:style-name="P3"><text:span text:style-name="T2">632</text:span> felino</text:p>
      <text:p text:style-name="P3"><text:span text:style-name="T2">633</text:span> feliz</text:p>
      <text:p text:style-name="P3"><text:span text:style-name="T2">634</text:span> felpudo</text:p>
      <text:p text:style-name="P3"><text:span text:style-name="T2">635</text:span> feltro</text:p>
      <text:p text:style-name="P3"><text:span text:style-name="T2">636</text:span> fender</text:p>
      <text:p text:style-name="P3"><text:span text:style-name="T2">641</text:span> fendido</text:p>
      <text:p text:style-name="P3"><text:span text:style-name="T2">642</text:span> fenecer</text:p>
      <text:p text:style-name="P3"><text:span text:style-name="T2">643</text:span> feno</text:p>
      <text:p text:style-name="P3"><text:span text:style-name="T2">644</text:span> fenol</text:p>
      <text:p text:style-name="P3"><text:span text:style-name="T2">645</text:span> fera</text:p>
      <text:p text:style-name="P3"><text:span text:style-name="T2">646</text:span> feriado</text:p>
      <text:p text:style-name="P3"><text:span text:style-name="T2">651</text:span> feriar</text:p>
      <text:p text:style-name="P3"><text:span text:style-name="T2">652</text:span> ferido</text:p>
      <text:p text:style-name="P3"><text:span text:style-name="T2">653</text:span> ferir</text:p>
      <text:p text:style-name="P3"><text:span text:style-name="T2">654</text:span> feroz</text:p>
      <text:p text:style-name="P3"><text:span text:style-name="T2">655</text:span> ferra</text:p>
      <text:p text:style-name="P3"><text:span text:style-name="T2">656</text:span> ferrado</text:p>
      <text:p text:style-name="P3"><text:span text:style-name="T2">661</text:span> ferrar</text:p>
      <text:p text:style-name="P3"><text:span text:style-name="T2">662</text:span> ferro</text:p>
      <text:p text:style-name="P3"><text:span text:style-name="T2">663</text:span> ferver</text:p>
      <text:p text:style-name="P3"><text:span text:style-name="T2">664</text:span> fervor</text:p>
      <text:p text:style-name="P3"><text:span text:style-name="T2">665</text:span> fervura</text:p>
      <text:p text:style-name="P3"><text:span text:style-name="T2">666</text:span> festa</text:p>
      <text:p text:style-name="P3"><text:soft-page-break/><text:span text:style-name="T2">111</text:span> festejo</text:p>
      <text:p text:style-name="P3"><text:span text:style-name="T2">112</text:span> festim</text:p>
      <text:p text:style-name="P3"><text:span text:style-name="T2">113</text:span> festivo</text:p>
      <text:p text:style-name="P3"><text:span text:style-name="T2">114</text:span> fetal</text:p>
      <text:p text:style-name="P3"><text:span text:style-name="T2">115</text:span> fetiche</text:p>
      <text:p text:style-name="P3"><text:span text:style-name="T2">116</text:span> feto</text:p>
      <text:p text:style-name="P3"><text:span text:style-name="T2">121</text:span> feudal</text:p>
      <text:p text:style-name="P3"><text:span text:style-name="T2">122</text:span> feudo</text:p>
      <text:p text:style-name="P3"><text:span text:style-name="T2">123</text:span> fez</text:p>
      <text:p text:style-name="P3"><text:span text:style-name="T2">124</text:span> ff</text:p>
      <text:p text:style-name="P3"><text:span text:style-name="T2">125</text:span> fff</text:p>
      <text:p text:style-name="P3"><text:span text:style-name="T2">126</text:span> ffff</text:p>
      <text:p text:style-name="P3"><text:span text:style-name="T2">131</text:span> fg</text:p>
      <text:p text:style-name="P3"><text:span text:style-name="T2">132</text:span> fgh</text:p>
      <text:p text:style-name="P3"><text:span text:style-name="T2">133</text:span> fh</text:p>
      <text:p text:style-name="P3"><text:span text:style-name="T2">134</text:span> fi</text:p>
      <text:p text:style-name="P3"><text:span text:style-name="T2">135</text:span> fiada</text:p>
      <text:p text:style-name="P3"><text:span text:style-name="T2">136</text:span> fiado</text:p>
      <text:p text:style-name="P3"><text:span text:style-name="T2">141</text:span> fiador</text:p>
      <text:p text:style-name="P3"><text:span text:style-name="T2">142</text:span> fiapo</text:p>
      <text:p text:style-name="P3"><text:span text:style-name="T2">143</text:span> fiar</text:p>
      <text:p text:style-name="P3"><text:span text:style-name="T2">144</text:span> fiasco</text:p>
      <text:p text:style-name="P3"><text:span text:style-name="T2">145</text:span> fibra</text:p>
      <text:p text:style-name="P3"><text:span text:style-name="T2">146</text:span> fibrose</text:p>
      <text:p text:style-name="P3"><text:span text:style-name="T2">151</text:span> fibroso</text:p>
      <text:p text:style-name="P3"><text:span text:style-name="T2">152</text:span> ficar</text:p>
      <text:p text:style-name="P3"><text:span text:style-name="T2">153</text:span> ficha</text:p>
      <text:p text:style-name="P3"><text:span text:style-name="T2">154</text:span> fidalgo</text:p>
      <text:p text:style-name="P3"><text:span text:style-name="T2">155</text:span> fieira</text:p>
      <text:p text:style-name="P3"><text:span text:style-name="T2">156</text:span> fiel</text:p>
      <text:p text:style-name="P3"><text:span text:style-name="T2">161</text:span> figa</text:p>
      <text:p text:style-name="P3"><text:span text:style-name="T2">162</text:span> figo</text:p>
      <text:p text:style-name="P3"><text:span text:style-name="T2">163</text:span> figura</text:p>
      <text:p text:style-name="P3"><text:span text:style-name="T2">164</text:span> figurar</text:p>
      <text:p text:style-name="P3"><text:span text:style-name="T2">165</text:span> fila</text:p>
      <text:p text:style-name="P3"><text:span text:style-name="T2">166</text:span> filar</text:p>
      <text:p text:style-name="P3"><text:span text:style-name="T2">211</text:span> fileira</text:p>
      <text:p text:style-name="P3"><text:span text:style-name="T2">212</text:span> filete</text:p>
      <text:p text:style-name="P3"><text:span text:style-name="T2">213</text:span> filha</text:p>
      <text:p text:style-name="P3"><text:span text:style-name="T2">214</text:span> filho</text:p>
      <text:p text:style-name="P3"><text:span text:style-name="T2">215</text:span> filhote</text:p>
      <text:p text:style-name="P3"><text:span text:style-name="T2">216</text:span> filiado</text:p>
      <text:p text:style-name="P3"><text:span text:style-name="T2">221</text:span> filial</text:p>
      <text:p text:style-name="P3"><text:span text:style-name="T2">222</text:span> filiar</text:p>
      <text:p text:style-name="P3"><text:span text:style-name="T2">223</text:span> film</text:p>
      <text:p text:style-name="P3"><text:span text:style-name="T2">224</text:span> filmar</text:p>
      <text:p text:style-name="P3"><text:span text:style-name="T2">225</text:span> filme</text:p>
      <text:p text:style-name="P3"><text:span text:style-name="T2">226</text:span> filo</text:p>
      <text:p text:style-name="P3"><text:span text:style-name="T2">231</text:span> filtrar</text:p>
      <text:p text:style-name="P3"><text:span text:style-name="T2">232</text:span> filtro</text:p>
      <text:p text:style-name="P3"><text:span text:style-name="T2">233</text:span> fim</text:p>
      <text:p text:style-name="P3"><text:span text:style-name="T2">234</text:span> fina</text:p>
      <text:p text:style-name="P3"><text:span text:style-name="T2">235</text:span> finado</text:p>
      <text:p text:style-name="P3"><text:span text:style-name="T2">236</text:span> final</text:p>
      <text:p text:style-name="P3"><text:span text:style-name="T2">241</text:span> finar</text:p>
      <text:p text:style-name="P3"><text:span text:style-name="T2">242</text:span> fincado</text:p>
      <text:p text:style-name="P3"><text:span text:style-name="T2">243</text:span> fincar</text:p>
      <text:p text:style-name="P3"><text:span text:style-name="T2">244</text:span> findar</text:p>
      <text:p text:style-name="P3"><text:span text:style-name="T2">245</text:span> fineza</text:p>
      <text:p text:style-name="P3"><text:span text:style-name="T2">246</text:span> fingido</text:p>
      <text:p text:style-name="P3"><text:span text:style-name="T2">251</text:span> fingir</text:p>
      <text:p text:style-name="P3"><text:span text:style-name="T2">252</text:span> finito</text:p>
      <text:p text:style-name="P3"><text:span text:style-name="T2">253</text:span> fino</text:p>
      <text:p text:style-name="P3"><text:span text:style-name="T2">254</text:span> finta</text:p>
      <text:p text:style-name="P3"><text:span text:style-name="T2">255</text:span> fintar</text:p>
      <text:p text:style-name="P3"><text:span text:style-name="T2">256</text:span> finura</text:p>
      <text:p text:style-name="P3"><text:span text:style-name="T2">261</text:span> fio</text:p>
      <text:p text:style-name="P3"><text:span text:style-name="T2">262</text:span> firma</text:p>
      <text:p text:style-name="P3"><text:span text:style-name="T2">263</text:span> firmar</text:p>
      <text:p text:style-name="P3"><text:span text:style-name="T2">264</text:span> firme</text:p>
      <text:p text:style-name="P3"><text:span text:style-name="T2">265</text:span> firmeza</text:p>
      <text:p text:style-name="P3"><text:span text:style-name="T2">266</text:span> fiscal</text:p>
      <text:p text:style-name="P3"><text:span text:style-name="T2">311</text:span> fisco</text:p>
      <text:p text:style-name="P3"><text:span text:style-name="T2">312</text:span> fisga</text:p>
      <text:p text:style-name="P3"><text:span text:style-name="T2">313</text:span> fissura</text:p>
      <text:p text:style-name="P3"><text:span text:style-name="T2">314</text:span> fita</text:p>
      <text:p text:style-name="P3"><text:span text:style-name="T2">315</text:span> fitar</text:p>
      <text:p text:style-name="P3"><text:span text:style-name="T2">316</text:span> fito</text:p>
      <text:p text:style-name="P3"><text:span text:style-name="T2">321</text:span> fivela</text:p>
      <text:p text:style-name="P3"><text:span text:style-name="T2">322</text:span> fixado</text:p>
      <text:p text:style-name="P3"><text:span text:style-name="T2">323</text:span> fixar</text:p>
      <text:p text:style-name="P3"><text:span text:style-name="T2">324</text:span> fixe</text:p>
      <text:p text:style-name="P3"><text:span text:style-name="T2">325</text:span> fixidez</text:p>
      <text:p text:style-name="P3"><text:span text:style-name="T2">326</text:span> fixo</text:p>
      <text:p text:style-name="P3"><text:span text:style-name="T2">331</text:span> fj</text:p>
      <text:p text:style-name="P3"><text:span text:style-name="T2">332</text:span> fk</text:p>
      <text:p text:style-name="P3"><text:span text:style-name="T2">333</text:span> fl</text:p>
      <text:p text:style-name="P3"><text:span text:style-name="T2">334</text:span> Fl</text:p>
      <text:p text:style-name="P3"><text:span text:style-name="T2">335</text:span> flagelo</text:p>
      <text:p text:style-name="P3"><text:span text:style-name="T2">336</text:span> flagrar</text:p>
      <text:p text:style-name="P3"><text:span text:style-name="T2">341</text:span> flanco</text:p>
      <text:p text:style-name="P3"><text:span text:style-name="T2">342</text:span> flanela</text:p>
      <text:p text:style-name="P3"><text:span text:style-name="T2">343</text:span> flash</text:p>
      <text:p text:style-name="P3"><text:span text:style-name="T2">344</text:span> flauta</text:p>
      <text:p text:style-name="P3"><text:span text:style-name="T2">345</text:span> flecha</text:p>
      <text:p text:style-name="P3"><text:span text:style-name="T2">346</text:span> flechar</text:p>
      <text:p text:style-name="P3"><text:span text:style-name="T2">351</text:span> floco</text:p>
      <text:p text:style-name="P3"><text:span text:style-name="T2">352</text:span> floema</text:p>
      <text:p text:style-name="P3"><text:span text:style-name="T2">353</text:span> flor</text:p>
      <text:p text:style-name="P3"><text:span text:style-name="T2">354</text:span> flora</text:p>
      <text:p text:style-name="P3"><text:span text:style-name="T2">355</text:span> floral</text:p>
      <text:p text:style-name="P3"><text:span text:style-name="T2">356</text:span> florido</text:p>
      <text:p text:style-name="P3"><text:span text:style-name="T2">361</text:span> florir</text:p>
      <text:p text:style-name="P3"><text:span text:style-name="T2">362</text:span> fluente</text:p>
      <text:p text:style-name="P3"><text:span text:style-name="T2">363</text:span> fluidez</text:p>
      <text:p text:style-name="P3"><text:span text:style-name="T2">364</text:span> fluido</text:p>
      <text:p text:style-name="P3"><text:span text:style-name="T2">365</text:span> fluir</text:p>
      <text:p text:style-name="P3"><text:span text:style-name="T2">366</text:span> flutuar</text:p>
      <text:p text:style-name="P3"><text:span text:style-name="T2">411</text:span> fluvial</text:p>
      <text:p text:style-name="P3"><text:span text:style-name="T2">412</text:span> fluxo</text:p>
      <text:p text:style-name="P3"><text:span text:style-name="T2">413</text:span> Fm</text:p>
      <text:p text:style-name="P3"><text:span text:style-name="T2">414</text:span> fm</text:p>
      <text:p text:style-name="P3"><text:span text:style-name="T2">415</text:span> fn</text:p>
      <text:p text:style-name="P3"><text:span text:style-name="T2">416</text:span> fo</text:p>
      <text:p text:style-name="P3"><text:span text:style-name="T2">421</text:span> fobia</text:p>
      <text:p text:style-name="P3"><text:span text:style-name="T2">422</text:span> foca</text:p>
      <text:p text:style-name="P3"><text:span text:style-name="T2">423</text:span> focado</text:p>
      <text:p text:style-name="P3"><text:span text:style-name="T2">424</text:span> focal</text:p>
      <text:p text:style-name="P3"><text:span text:style-name="T2">425</text:span> focar</text:p>
      <text:p text:style-name="P3"><text:span text:style-name="T2">426</text:span> focinho</text:p>
      <text:p text:style-name="P3"><text:span text:style-name="T2">431</text:span> foco</text:p>
      <text:p text:style-name="P3"><text:span text:style-name="T2">432</text:span> foder</text:p>
      <text:p text:style-name="P3"><text:span text:style-name="T2">433</text:span> fofo</text:p>
      <text:p text:style-name="P3"><text:span text:style-name="T2">434</text:span> fofoca</text:p>
      <text:p text:style-name="P3"><text:span text:style-name="T2">435</text:span> fogo</text:p>
      <text:p text:style-name="P3"><text:span text:style-name="T2">436</text:span> fogoso</text:p>
      <text:p text:style-name="P3"><text:span text:style-name="T2">441</text:span> foguete</text:p>
      <text:p text:style-name="P3"><text:span text:style-name="T2">442</text:span> foice</text:p>
      <text:p text:style-name="P3"><text:span text:style-name="T2">443</text:span> fole</text:p>
      <text:p text:style-name="P3"><text:span text:style-name="T2">444</text:span> folga</text:p>
      <text:p text:style-name="P3"><text:span text:style-name="T2">445</text:span> folgado</text:p>
      <text:p text:style-name="P3"><text:span text:style-name="T2">446</text:span> folgar</text:p>
      <text:p text:style-name="P3"><text:span text:style-name="T2">451</text:span> folha</text:p>
      <text:p text:style-name="P3"><text:span text:style-name="T2">452</text:span> folhar</text:p>
      <text:p text:style-name="P3"><text:span text:style-name="T2">453</text:span> folhear</text:p>
      <text:p text:style-name="P3"><text:span text:style-name="T2">454</text:span> folheto</text:p>
      <text:p text:style-name="P3"><text:span text:style-name="T2">455</text:span> folho</text:p>
      <text:p text:style-name="P3"><text:span text:style-name="T2">456</text:span> folia</text:p>
      <text:p text:style-name="P3"><text:span text:style-name="T2">461</text:span> folk</text:p>
      <text:p text:style-name="P3"><text:span text:style-name="T2">462</text:span> fome</text:p>
      <text:p text:style-name="P3"><text:span text:style-name="T2">463</text:span> fomento</text:p>
      <text:p text:style-name="P3"><text:span text:style-name="T2">464</text:span> fone</text:p>
      <text:p text:style-name="P3"><text:span text:style-name="T2">465</text:span> fonema</text:p>
      <text:p text:style-name="P3"><text:span text:style-name="T2">466</text:span> fonte</text:p>
      <text:p text:style-name="P3"><text:span text:style-name="T2">511</text:span> fora</text:p>
      <text:p text:style-name="P3"><text:span text:style-name="T2">512</text:span> foral</text:p>
      <text:p text:style-name="P3"><text:span text:style-name="T2">513</text:span> forca</text:p>
      <text:p text:style-name="P3"><text:span text:style-name="T2">514</text:span> forcado</text:p>
      <text:p text:style-name="P3"><text:span text:style-name="T2">515</text:span> forense</text:p>
      <text:p text:style-name="P3"><text:span text:style-name="T2">516</text:span> forja</text:p>
      <text:p text:style-name="P3"><text:span text:style-name="T2">521</text:span> forjar</text:p>
      <text:p text:style-name="P3"><text:span text:style-name="T2">522</text:span> forma</text:p>
      <text:p text:style-name="P3"><text:span text:style-name="T2">523</text:span> formado</text:p>
      <text:p text:style-name="P3"><text:span text:style-name="T2">524</text:span> formal</text:p>
      <text:p text:style-name="P3"><text:span text:style-name="T2">525</text:span> formar</text:p>
      <text:p text:style-name="P3"><text:span text:style-name="T2">526</text:span> formato</text:p>
      <text:p text:style-name="P3"><text:span text:style-name="T2">531</text:span> formiga</text:p>
      <text:p text:style-name="P3"><text:span text:style-name="T2">532</text:span> formoso</text:p>
      <text:p text:style-name="P3"><text:span text:style-name="T2">533</text:span> forno</text:p>
      <text:p text:style-name="P3"><text:span text:style-name="T2">534</text:span> foro</text:p>
      <text:p text:style-name="P3"><text:span text:style-name="T2">535</text:span> forrado</text:p>
      <text:p text:style-name="P3"><text:span text:style-name="T2">536</text:span> forrar</text:p>
      <text:p text:style-name="P3"><text:span text:style-name="T2">541</text:span> forro</text:p>
      <text:p text:style-name="P3"><text:span text:style-name="T2">542</text:span> forte</text:p>
      <text:p text:style-name="P3"><text:span text:style-name="T2">543</text:span> fortuna</text:p>
      <text:p text:style-name="P3"><text:span text:style-name="T2">544</text:span> forum</text:p>
      <text:p text:style-name="P3"><text:span text:style-name="T2">545</text:span> fosca</text:p>
      <text:p text:style-name="P3"><text:span text:style-name="T2">546</text:span> fosfato</text:p>
      <text:p text:style-name="P3"><text:span text:style-name="T2">551</text:span> fossa</text:p>
      <text:p text:style-name="P3"><text:span text:style-name="T2">552</text:span> fosso</text:p>
      <text:p text:style-name="P3"><text:span text:style-name="T2">553</text:span> foto</text:p>
      <text:p text:style-name="P3"><text:span text:style-name="T2">554</text:span> foxtrot</text:p>
      <text:p text:style-name="P3"><text:span text:style-name="T2">555</text:span> foz</text:p>
      <text:p text:style-name="P3"><text:span text:style-name="T2">556</text:span> fp</text:p>
      <text:p text:style-name="P3"><text:span text:style-name="T2">561</text:span> fq</text:p>
      <text:p text:style-name="P3"><text:span text:style-name="T2">562</text:span> fr</text:p>
      <text:p text:style-name="P3"><text:span text:style-name="T2">563</text:span> Fr</text:p>
      <text:p text:style-name="P3"><text:span text:style-name="T2">564</text:span> fraco</text:p>
      <text:p text:style-name="P3"><text:span text:style-name="T2">565</text:span> fractal</text:p>
      <text:p text:style-name="P3"><text:span text:style-name="T2">566</text:span> frade</text:p>
      <text:p text:style-name="P3"><text:span text:style-name="T2">611</text:span> fraga</text:p>
      <text:p text:style-name="P3"><text:span text:style-name="T2">612</text:span> fragata</text:p>
      <text:p text:style-name="P3"><text:span text:style-name="T2">613</text:span> fragor</text:p>
      <text:p text:style-name="P3"><text:span text:style-name="T2">614</text:span> fragoso</text:p>
      <text:p text:style-name="P3"><text:span text:style-name="T2">615</text:span> fralda</text:p>
      <text:p text:style-name="P3"><text:span text:style-name="T2">616</text:span> frances</text:p>
      <text:p text:style-name="P3"><text:span text:style-name="T2">621</text:span> franco</text:p>
      <text:p text:style-name="P3"><text:span text:style-name="T2">622</text:span> frango</text:p>
      <text:p text:style-name="P3"><text:span text:style-name="T2">623</text:span> franja</text:p>
      <text:p text:style-name="P3"><text:span text:style-name="T2">624</text:span> franzir</text:p>
      <text:p text:style-name="P3"><text:span text:style-name="T2">625</text:span> fraque</text:p>
      <text:p text:style-name="P3"><text:span text:style-name="T2">626</text:span> frasco</text:p>
      <text:p text:style-name="P3"><text:span text:style-name="T2">631</text:span> frase</text:p>
      <text:p text:style-name="P3"><text:span text:style-name="T2">632</text:span> fraude</text:p>
      <text:p text:style-name="P3"><text:span text:style-name="T2">633</text:span> frear</text:p>
      <text:p text:style-name="P3"><text:span text:style-name="T2">634</text:span> frecha</text:p>
      <text:p text:style-name="P3"><text:span text:style-name="T2">635</text:span> frege</text:p>
      <text:p text:style-name="P3"><text:span text:style-name="T2">636</text:span> frei</text:p>
      <text:p text:style-name="P3"><text:span text:style-name="T2">641</text:span> freio</text:p>
      <text:p text:style-name="P3"><text:span text:style-name="T2">642</text:span> freira</text:p>
      <text:p text:style-name="P3"><text:span text:style-name="T2">643</text:span> freixo</text:p>
      <text:p text:style-name="P3"><text:span text:style-name="T2">644</text:span> fremir</text:p>
      <text:p text:style-name="P3"><text:span text:style-name="T2">645</text:span> frenesi</text:p>
      <text:p text:style-name="P3"><text:span text:style-name="T2">646</text:span> frente</text:p>
      <text:p text:style-name="P3"><text:span text:style-name="T2">651</text:span> fresca</text:p>
      <text:p text:style-name="P3"><text:span text:style-name="T2">652</text:span> fresco</text:p>
      <text:p text:style-name="P3"><text:span text:style-name="T2">653</text:span> frescor</text:p>
      <text:p text:style-name="P3"><text:span text:style-name="T2">654</text:span> fresta</text:p>
      <text:p text:style-name="P3"><text:span text:style-name="T2">655</text:span> frete</text:p>
      <text:p text:style-name="P3"><text:span text:style-name="T2">656</text:span> friagem</text:p>
      <text:p text:style-name="P3"><text:span text:style-name="T2">661</text:span> frieza</text:p>
      <text:p text:style-name="P3"><text:span text:style-name="T2">662</text:span> frincha</text:p>
      <text:p text:style-name="P3"><text:span text:style-name="T2">663</text:span> frio</text:p>
      <text:p text:style-name="P3"><text:span text:style-name="T2">664</text:span> frisa</text:p>
      <text:p text:style-name="P3"><text:span text:style-name="T2">665</text:span> frisar</text:p>
      <text:p text:style-name="P3"><text:span text:style-name="T2">666</text:span> friso</text:p>
      <text:p text:style-name="P3"><text:soft-page-break/><text:span text:style-name="T2">111</text:span> fritar</text:p>
      <text:p text:style-name="P3"><text:span text:style-name="T2">112</text:span> frito</text:p>
      <text:p text:style-name="P3"><text:span text:style-name="T2">113</text:span> from</text:p>
      <text:p text:style-name="P3"><text:span text:style-name="T2">114</text:span> fronde</text:p>
      <text:p text:style-name="P3"><text:span text:style-name="T2">115</text:span> fronho</text:p>
      <text:p text:style-name="P3"><text:span text:style-name="T2">116</text:span> front</text:p>
      <text:p text:style-name="P3"><text:span text:style-name="T2">121</text:span> frontal</text:p>
      <text:p text:style-name="P3"><text:span text:style-name="T2">122</text:span> fronte</text:p>
      <text:p text:style-name="P3"><text:span text:style-name="T2">123</text:span> frota</text:p>
      <text:p text:style-name="P3"><text:span text:style-name="T2">124</text:span> frouxo</text:p>
      <text:p text:style-name="P3"><text:span text:style-name="T2">125</text:span> fruir</text:p>
      <text:p text:style-name="P3"><text:span text:style-name="T2">126</text:span> fruta</text:p>
      <text:p text:style-name="P3"><text:span text:style-name="T2">131</text:span> fruto</text:p>
      <text:p text:style-name="P3"><text:span text:style-name="T2">132</text:span> fs</text:p>
      <text:p text:style-name="P3"><text:span text:style-name="T2">133</text:span> ft</text:p>
      <text:p text:style-name="P3"><text:span text:style-name="T2">134</text:span> FTW</text:p>
      <text:p text:style-name="P3"><text:span text:style-name="T2">135</text:span> fu</text:p>
      <text:p text:style-name="P3"><text:span text:style-name="T2">136</text:span> fuga</text:p>
      <text:p text:style-name="P3"><text:span text:style-name="T2">141</text:span> fugaz</text:p>
      <text:p text:style-name="P3"><text:span text:style-name="T2">142</text:span> fugidio</text:p>
      <text:p text:style-name="P3"><text:span text:style-name="T2">143</text:span> fugir</text:p>
      <text:p text:style-name="P3"><text:span text:style-name="T2">144</text:span> fulano</text:p>
      <text:p text:style-name="P3"><text:span text:style-name="T2">145</text:span> fulcral</text:p>
      <text:p text:style-name="P3"><text:span text:style-name="T2">146</text:span> fulgir</text:p>
      <text:p text:style-name="P3"><text:span text:style-name="T2">151</text:span> fulgor</text:p>
      <text:p text:style-name="P3"><text:span text:style-name="T2">152</text:span> fuligem</text:p>
      <text:p text:style-name="P3"><text:span text:style-name="T2">153</text:span> fulo</text:p>
      <text:p text:style-name="P3"><text:span text:style-name="T2">154</text:span> fulvo</text:p>
      <text:p text:style-name="P3"><text:span text:style-name="T2">155</text:span> fumador</text:p>
      <text:p text:style-name="P3"><text:span text:style-name="T2">156</text:span> fumante</text:p>
      <text:p text:style-name="P3"><text:span text:style-name="T2">161</text:span> fumar</text:p>
      <text:p text:style-name="P3"><text:span text:style-name="T2">162</text:span> fumegar</text:p>
      <text:p text:style-name="P3"><text:span text:style-name="T2">163</text:span> fumo</text:p>
      <text:p text:style-name="P3"><text:span text:style-name="T2">164</text:span> funda</text:p>
      <text:p text:style-name="P3"><text:span text:style-name="T2">165</text:span> fundado</text:p>
      <text:p text:style-name="P3"><text:span text:style-name="T2">166</text:span> fundar</text:p>
      <text:p text:style-name="P3"><text:span text:style-name="T2">211</text:span> fundido</text:p>
      <text:p text:style-name="P3"><text:span text:style-name="T2">212</text:span> fundir</text:p>
      <text:p text:style-name="P3"><text:span text:style-name="T2">213</text:span> fundo</text:p>
      <text:p text:style-name="P3"><text:span text:style-name="T2">214</text:span> fundura</text:p>
      <text:p text:style-name="P3"><text:span text:style-name="T2">215</text:span> funeral</text:p>
      <text:p text:style-name="P3"><text:span text:style-name="T2">216</text:span> funesto</text:p>
      <text:p text:style-name="P3"><text:span text:style-name="T2">221</text:span> fungar</text:p>
      <text:p text:style-name="P3"><text:span text:style-name="T2">222</text:span> fungo</text:p>
      <text:p text:style-name="P3"><text:span text:style-name="T2">223</text:span> funil</text:p>
      <text:p text:style-name="P3"><text:span text:style-name="T2">224</text:span> funk</text:p>
      <text:p text:style-name="P3"><text:span text:style-name="T2">225</text:span> furar</text:p>
      <text:p text:style-name="P3"><text:span text:style-name="T2">226</text:span> furioso</text:p>
      <text:p text:style-name="P3"><text:span text:style-name="T2">231</text:span> furna</text:p>
      <text:p text:style-name="P3"><text:span text:style-name="T2">232</text:span> furor</text:p>
      <text:p text:style-name="P3"><text:span text:style-name="T2">233</text:span> furriel</text:p>
      <text:p text:style-name="P3"><text:span text:style-name="T2">234</text:span> furtado</text:p>
      <text:p text:style-name="P3"><text:span text:style-name="T2">235</text:span> furtar</text:p>
      <text:p text:style-name="P3"><text:span text:style-name="T2">236</text:span> furtivo</text:p>
      <text:p text:style-name="P3"><text:span text:style-name="T2">241</text:span> furto</text:p>
      <text:p text:style-name="P3"><text:span text:style-name="T2">242</text:span> fusca</text:p>
      <text:p text:style-name="P3"><text:span text:style-name="T2">243</text:span> fuso</text:p>
      <text:p text:style-name="P3"><text:span text:style-name="T2">244</text:span> futebol</text:p>
      <text:p text:style-name="P3"><text:span text:style-name="T2">245</text:span> futre</text:p>
      <text:p text:style-name="P3"><text:span text:style-name="T2">246</text:span> futurar</text:p>
      <text:p text:style-name="P3"><text:span text:style-name="T2">251</text:span> futuro</text:p>
      <text:p text:style-name="P3"><text:span text:style-name="T2">252</text:span> fuzil</text:p>
      <text:p text:style-name="P3"><text:span text:style-name="T2">253</text:span> fuzilar</text:p>
      <text:p text:style-name="P3"><text:span text:style-name="T2">254</text:span> fv</text:p>
      <text:p text:style-name="P3"><text:span text:style-name="T2">255</text:span> fw</text:p>
      <text:p text:style-name="P3"><text:span text:style-name="T2">256</text:span> fx</text:p>
      <text:p text:style-name="P3"><text:span text:style-name="T2">261</text:span> fy</text:p>
      <text:p text:style-name="P3"><text:span text:style-name="T2">262</text:span> fz</text:p>
      <text:p text:style-name="P3"><text:span text:style-name="T2">263</text:span> g</text:p>
      <text:p text:style-name="P3"><text:span text:style-name="T2">264</text:span> Ga</text:p>
      <text:p text:style-name="P3"><text:span text:style-name="T2">265</text:span> gabar</text:p>
      <text:p text:style-name="P3"><text:span text:style-name="T2">266</text:span> gabo</text:p>
      <text:p text:style-name="P3"><text:span text:style-name="T2">311</text:span> gado</text:p>
      <text:p text:style-name="P3"><text:span text:style-name="T2">312</text:span> gago</text:p>
      <text:p text:style-name="P3"><text:span text:style-name="T2">313</text:span> gaiola</text:p>
      <text:p text:style-name="P3"><text:span text:style-name="T2">314</text:span> gaita</text:p>
      <text:p text:style-name="P3"><text:span text:style-name="T2">315</text:span> gaivota</text:p>
      <text:p text:style-name="P3"><text:span text:style-name="T2">316</text:span> gajo</text:p>
      <text:p text:style-name="P3"><text:span text:style-name="T2">321</text:span> gala</text:p>
      <text:p text:style-name="P3"><text:span text:style-name="T2">322</text:span> galante</text:p>
      <text:p text:style-name="P3"><text:span text:style-name="T2">323</text:span> galar</text:p>
      <text:p text:style-name="P3"><text:span text:style-name="T2">324</text:span> galego</text:p>
      <text:p text:style-name="P3"><text:span text:style-name="T2">325</text:span> galera</text:p>
      <text:p text:style-name="P3"><text:span text:style-name="T2">326</text:span> galeria</text:p>
      <text:p text:style-name="P3"><text:span text:style-name="T2">331</text:span> galgar</text:p>
      <text:p text:style-name="P3"><text:span text:style-name="T2">332</text:span> galgo</text:p>
      <text:p text:style-name="P3"><text:span text:style-name="T2">333</text:span> galho</text:p>
      <text:p text:style-name="P3"><text:span text:style-name="T2">334</text:span> galhofa</text:p>
      <text:p text:style-name="P3"><text:span text:style-name="T2">335</text:span> galinha</text:p>
      <text:p text:style-name="P3"><text:span text:style-name="T2">336</text:span> galo</text:p>
      <text:p text:style-name="P3"><text:span text:style-name="T2">341</text:span> galocha</text:p>
      <text:p text:style-name="P3"><text:span text:style-name="T2">342</text:span> galopar</text:p>
      <text:p text:style-name="P3"><text:span text:style-name="T2">343</text:span> galope</text:p>
      <text:p text:style-name="P3"><text:span text:style-name="T2">344</text:span> gamarra</text:p>
      <text:p text:style-name="P3"><text:span text:style-name="T2">345</text:span> gamboa</text:p>
      <text:p text:style-name="P3"><text:span text:style-name="T2">346</text:span> game</text:p>
      <text:p text:style-name="P3"><text:span text:style-name="T2">351</text:span> gamela</text:p>
      <text:p text:style-name="P3"><text:span text:style-name="T2">352</text:span> gameta</text:p>
      <text:p text:style-name="P3"><text:span text:style-name="T2">353</text:span> gamo</text:p>
      <text:p text:style-name="P3"><text:span text:style-name="T2">354</text:span> gana</text:p>
      <text:p text:style-name="P3"><text:span text:style-name="T2">355</text:span> ganapo</text:p>
      <text:p text:style-name="P3"><text:span text:style-name="T2">356</text:span> gancho</text:p>
      <text:p text:style-name="P3"><text:span text:style-name="T2">361</text:span> gang</text:p>
      <text:p text:style-name="P3"><text:span text:style-name="T2">362</text:span> ganga</text:p>
      <text:p text:style-name="P3"><text:span text:style-name="T2">363</text:span> gangue</text:p>
      <text:p text:style-name="P3"><text:span text:style-name="T2">364</text:span> ganhar</text:p>
      <text:p text:style-name="P3"><text:span text:style-name="T2">365</text:span> ganho</text:p>
      <text:p text:style-name="P3"><text:span text:style-name="T2">366</text:span> ganir</text:p>
      <text:p text:style-name="P3"><text:span text:style-name="T2">411</text:span> ganso</text:p>
      <text:p text:style-name="P3"><text:span text:style-name="T2">412</text:span> garagem</text:p>
      <text:p text:style-name="P3"><text:span text:style-name="T2">413</text:span> garbo</text:p>
      <text:p text:style-name="P3"><text:span text:style-name="T2">414</text:span> gare</text:p>
      <text:p text:style-name="P3"><text:span text:style-name="T2">415</text:span> garfo</text:p>
      <text:p text:style-name="P3"><text:span text:style-name="T2">416</text:span> gargalo</text:p>
      <text:p text:style-name="P3"><text:span text:style-name="T2">421</text:span> garimpo</text:p>
      <text:p text:style-name="P3"><text:span text:style-name="T2">422</text:span> garota</text:p>
      <text:p text:style-name="P3"><text:span text:style-name="T2">423</text:span> garoto</text:p>
      <text:p text:style-name="P3"><text:span text:style-name="T2">424</text:span> garra</text:p>
      <text:p text:style-name="P3"><text:span text:style-name="T2">425</text:span> garrafa</text:p>
      <text:p text:style-name="P3"><text:span text:style-name="T2">426</text:span> garrar</text:p>
      <text:p text:style-name="P3"><text:span text:style-name="T2">431</text:span> garrido</text:p>
      <text:p text:style-name="P3"><text:span text:style-name="T2">432</text:span> garro</text:p>
      <text:p text:style-name="P3"><text:span text:style-name="T2">433</text:span> garupa</text:p>
      <text:p text:style-name="P3"><text:span text:style-name="T2">434</text:span> gasosa</text:p>
      <text:p text:style-name="P3"><text:span text:style-name="T2">435</text:span> gasoso</text:p>
      <text:p text:style-name="P3"><text:span text:style-name="T2">436</text:span> gastar</text:p>
      <text:p text:style-name="P3"><text:span text:style-name="T2">441</text:span> gasto</text:p>
      <text:p text:style-name="P3"><text:span text:style-name="T2">442</text:span> gata</text:p>
      <text:p text:style-name="P3"><text:span text:style-name="T2">443</text:span> gatar</text:p>
      <text:p text:style-name="P3"><text:span text:style-name="T2">444</text:span> gatilho</text:p>
      <text:p text:style-name="P3"><text:span text:style-name="T2">445</text:span> gato</text:p>
      <text:p text:style-name="P3"><text:span text:style-name="T2">446</text:span> gatuno</text:p>
      <text:p text:style-name="P3"><text:span text:style-name="T2">451</text:span> gauss</text:p>
      <text:p text:style-name="P3"><text:span text:style-name="T2">452</text:span> gaveta</text:p>
      <text:p text:style-name="P3"><text:span text:style-name="T2">453</text:span> gaza</text:p>
      <text:p text:style-name="P3"><text:span text:style-name="T2">454</text:span> gaze</text:p>
      <text:p text:style-name="P3"><text:span text:style-name="T2">455</text:span> gazeta</text:p>
      <text:p text:style-name="P3"><text:span text:style-name="T2">456</text:span> gb</text:p>
      <text:p text:style-name="P3"><text:span text:style-name="T2">461</text:span> gc</text:p>
      <text:p text:style-name="P3"><text:span text:style-name="T2">462</text:span> Gd</text:p>
      <text:p text:style-name="P3"><text:span text:style-name="T2">463</text:span> gd</text:p>
      <text:p text:style-name="P3"><text:span text:style-name="T2">464</text:span> ge</text:p>
      <text:p text:style-name="P3"><text:span text:style-name="T2">465</text:span> Ge</text:p>
      <text:p text:style-name="P3"><text:span text:style-name="T2">466</text:span> geada</text:p>
      <text:p text:style-name="P3"><text:span text:style-name="T2">511</text:span> geado</text:p>
      <text:p text:style-name="P3"><text:span text:style-name="T2">512</text:span> gel</text:p>
      <text:p text:style-name="P3"><text:span text:style-name="T2">513</text:span> gelado</text:p>
      <text:p text:style-name="P3"><text:span text:style-name="T2">514</text:span> gelar</text:p>
      <text:p text:style-name="P3"><text:span text:style-name="T2">515</text:span> geleia</text:p>
      <text:p text:style-name="P3"><text:span text:style-name="T2">516</text:span> geleira</text:p>
      <text:p text:style-name="P3"><text:span text:style-name="T2">521</text:span> gelo</text:p>
      <text:p text:style-name="P3"><text:span text:style-name="T2">522</text:span> gema</text:p>
      <text:p text:style-name="P3"><text:span text:style-name="T2">523</text:span> gemar</text:p>
      <text:p text:style-name="P3"><text:span text:style-name="T2">524</text:span> gemer</text:p>
      <text:p text:style-name="P3"><text:span text:style-name="T2">525</text:span> gemido</text:p>
      <text:p text:style-name="P3"><text:span text:style-name="T2">526</text:span> gene</text:p>
      <text:p text:style-name="P3"><text:span text:style-name="T2">531</text:span> general</text:p>
      <text:p text:style-name="P3"><text:span text:style-name="T2">532</text:span> gengiva</text:p>
      <text:p text:style-name="P3"><text:span text:style-name="T2">533</text:span> genial</text:p>
      <text:p text:style-name="P3"><text:span text:style-name="T2">534</text:span> genital</text:p>
      <text:p text:style-name="P3"><text:span text:style-name="T2">535</text:span> genoma</text:p>
      <text:p text:style-name="P3"><text:span text:style-name="T2">536</text:span> genro</text:p>
      <text:p text:style-name="P3"><text:span text:style-name="T2">541</text:span> gente</text:p>
      <text:p text:style-name="P3"><text:span text:style-name="T2">542</text:span> gentil</text:p>
      <text:p text:style-name="P3"><text:span text:style-name="T2">543</text:span> gentio</text:p>
      <text:p text:style-name="P3"><text:span text:style-name="T2">544</text:span> gerado</text:p>
      <text:p text:style-name="P3"><text:span text:style-name="T2">545</text:span> gerador</text:p>
      <text:p text:style-name="P3"><text:span text:style-name="T2">546</text:span> geral</text:p>
      <text:p text:style-name="P3"><text:span text:style-name="T2">551</text:span> gerar</text:p>
      <text:p text:style-name="P3"><text:span text:style-name="T2">552</text:span> gerente</text:p>
      <text:p text:style-name="P3"><text:span text:style-name="T2">553</text:span> gerido</text:p>
      <text:p text:style-name="P3"><text:span text:style-name="T2">554</text:span> gerir</text:p>
      <text:p text:style-name="P3"><text:span text:style-name="T2">555</text:span> germe</text:p>
      <text:p text:style-name="P3"><text:span text:style-name="T2">556</text:span> gesso</text:p>
      <text:p text:style-name="P3"><text:span text:style-name="T2">561</text:span> gesta</text:p>
      <text:p text:style-name="P3"><text:span text:style-name="T2">562</text:span> gesto</text:p>
      <text:p text:style-name="P3"><text:span text:style-name="T2">563</text:span> gestor</text:p>
      <text:p text:style-name="P3"><text:span text:style-name="T2">564</text:span> gestora</text:p>
      <text:p text:style-name="P3"><text:span text:style-name="T2">565</text:span> gestual</text:p>
      <text:p text:style-name="P3"><text:span text:style-name="T2">566</text:span> get</text:p>
      <text:p text:style-name="P3"><text:span text:style-name="T2">611</text:span> gf</text:p>
      <text:p text:style-name="P3"><text:span text:style-name="T2">612</text:span> gg</text:p>
      <text:p text:style-name="P3"><text:span text:style-name="T2">613</text:span> ggg</text:p>
      <text:p text:style-name="P3"><text:span text:style-name="T2">614</text:span> gggg</text:p>
      <text:p text:style-name="P3"><text:span text:style-name="T2">615</text:span> gh</text:p>
      <text:p text:style-name="P3"><text:span text:style-name="T2">616</text:span> ghi</text:p>
      <text:p text:style-name="P3"><text:span text:style-name="T2">621</text:span> gi</text:p>
      <text:p text:style-name="P3"><text:span text:style-name="T2">622</text:span> giesta</text:p>
      <text:p text:style-name="P3"><text:span text:style-name="T2">623</text:span> GIF</text:p>
      <text:p text:style-name="P3"><text:span text:style-name="T2">624</text:span> gigante</text:p>
      <text:p text:style-name="P3"><text:span text:style-name="T2">625</text:span> gin</text:p>
      <text:p text:style-name="P3"><text:span text:style-name="T2">626</text:span> ginete</text:p>
      <text:p text:style-name="P3"><text:span text:style-name="T2">631</text:span> gingar</text:p>
      <text:p text:style-name="P3"><text:span text:style-name="T2">632</text:span> girafa</text:p>
      <text:p text:style-name="P3"><text:span text:style-name="T2">633</text:span> girar</text:p>
      <text:p text:style-name="P3"><text:span text:style-name="T2">634</text:span> girl</text:p>
      <text:p text:style-name="P3"><text:span text:style-name="T2">635</text:span> giro</text:p>
      <text:p text:style-name="P3"><text:span text:style-name="T2">636</text:span> giz</text:p>
      <text:p text:style-name="P3"><text:span text:style-name="T2">641</text:span> gizar</text:p>
      <text:p text:style-name="P3"><text:span text:style-name="T2">642</text:span> gj</text:p>
      <text:p text:style-name="P3"><text:span text:style-name="T2">643</text:span> gk</text:p>
      <text:p text:style-name="P3"><text:span text:style-name="T2">644</text:span> gl</text:p>
      <text:p text:style-name="P3"><text:span text:style-name="T2">645</text:span> glabro</text:p>
      <text:p text:style-name="P3"><text:span text:style-name="T2">646</text:span> glacial</text:p>
      <text:p text:style-name="P3"><text:span text:style-name="T2">651</text:span> glaciar</text:p>
      <text:p text:style-name="P3"><text:span text:style-name="T2">652</text:span> glamour</text:p>
      <text:p text:style-name="P3"><text:span text:style-name="T2">653</text:span> glauco</text:p>
      <text:p text:style-name="P3"><text:span text:style-name="T2">654</text:span> gleba</text:p>
      <text:p text:style-name="P3"><text:span text:style-name="T2">655</text:span> glicose</text:p>
      <text:p text:style-name="P3"><text:span text:style-name="T2">656</text:span> global</text:p>
      <text:p text:style-name="P3"><text:span text:style-name="T2">661</text:span> globo</text:p>
      <text:p text:style-name="P3"><text:span text:style-name="T2">662</text:span> globoso</text:p>
      <text:p text:style-name="P3"><text:span text:style-name="T2">663</text:span> gloriar</text:p>
      <text:p text:style-name="P3"><text:span text:style-name="T2">664</text:span> glucose</text:p>
      <text:p text:style-name="P3"><text:span text:style-name="T2">665</text:span> gm</text:p>
      <text:p text:style-name="P3"><text:span text:style-name="T2">666</text:span> gn</text:p>
      <text:p text:style-name="P3"><text:soft-page-break/><text:span text:style-name="T2">111</text:span> gnomo</text:p>
      <text:p text:style-name="P3"><text:span text:style-name="T2">112</text:span> GO</text:p>
      <text:p text:style-name="P3"><text:span text:style-name="T2">113</text:span> godo</text:p>
      <text:p text:style-name="P3"><text:span text:style-name="T2">114</text:span> goela</text:p>
      <text:p text:style-name="P3"><text:span text:style-name="T2">115</text:span> goelar</text:p>
      <text:p text:style-name="P3"><text:span text:style-name="T2">116</text:span> goiaba</text:p>
      <text:p text:style-name="P3"><text:span text:style-name="T2">121</text:span> goiano</text:p>
      <text:p text:style-name="P3"><text:span text:style-name="T2">122</text:span> gol</text:p>
      <text:p text:style-name="P3"><text:span text:style-name="T2">123</text:span> gola</text:p>
      <text:p text:style-name="P3"><text:span text:style-name="T2">124</text:span> golada</text:p>
      <text:p text:style-name="P3"><text:span text:style-name="T2">125</text:span> gole</text:p>
      <text:p text:style-name="P3"><text:span text:style-name="T2">126</text:span> goleado</text:p>
      <text:p text:style-name="P3"><text:span text:style-name="T2">131</text:span> golear</text:p>
      <text:p text:style-name="P3"><text:span text:style-name="T2">132</text:span> goleiro</text:p>
      <text:p text:style-name="P3"><text:span text:style-name="T2">133</text:span> golf</text:p>
      <text:p text:style-name="P3"><text:span text:style-name="T2">134</text:span> golfada</text:p>
      <text:p text:style-name="P3"><text:span text:style-name="T2">135</text:span> golfe</text:p>
      <text:p text:style-name="P3"><text:span text:style-name="T2">136</text:span> golfo</text:p>
      <text:p text:style-name="P3"><text:span text:style-name="T2">141</text:span> golo</text:p>
      <text:p text:style-name="P3"><text:span text:style-name="T2">142</text:span> golpe</text:p>
      <text:p text:style-name="P3"><text:span text:style-name="T2">143</text:span> golpear</text:p>
      <text:p text:style-name="P3"><text:span text:style-name="T2">144</text:span> goma</text:p>
      <text:p text:style-name="P3"><text:span text:style-name="T2">145</text:span> gomo</text:p>
      <text:p text:style-name="P3"><text:span text:style-name="T2">146</text:span> gonzo</text:p>
      <text:p text:style-name="P3"><text:span text:style-name="T2">151</text:span> gorado</text:p>
      <text:p text:style-name="P3"><text:span text:style-name="T2">152</text:span> gorar</text:p>
      <text:p text:style-name="P3"><text:span text:style-name="T2">153</text:span> goraz</text:p>
      <text:p text:style-name="P3"><text:span text:style-name="T2">154</text:span> gordo</text:p>
      <text:p text:style-name="P3"><text:span text:style-name="T2">155</text:span> gordura</text:p>
      <text:p text:style-name="P3"><text:span text:style-name="T2">156</text:span> gorila</text:p>
      <text:p text:style-name="P3"><text:span text:style-name="T2">161</text:span> gorjeio</text:p>
      <text:p text:style-name="P3"><text:span text:style-name="T2">162</text:span> gorjeta</text:p>
      <text:p text:style-name="P3"><text:span text:style-name="T2">163</text:span> gorro</text:p>
      <text:p text:style-name="P3"><text:span text:style-name="T2">164</text:span> gospel</text:p>
      <text:p text:style-name="P3"><text:span text:style-name="T2">165</text:span> gostar</text:p>
      <text:p text:style-name="P3"><text:span text:style-name="T2">166</text:span> gosto</text:p>
      <text:p text:style-name="P3"><text:span text:style-name="T2">211</text:span> gostoso</text:p>
      <text:p text:style-name="P3"><text:span text:style-name="T2">212</text:span> gota</text:p>
      <text:p text:style-name="P3"><text:span text:style-name="T2">213</text:span> goteira</text:p>
      <text:p text:style-name="P3"><text:span text:style-name="T2">214</text:span> gotejar</text:p>
      <text:p text:style-name="P3"><text:span text:style-name="T2">215</text:span> governo</text:p>
      <text:p text:style-name="P3"><text:span text:style-name="T2">216</text:span> gozar</text:p>
      <text:p text:style-name="P3"><text:span text:style-name="T2">221</text:span> gozo</text:p>
      <text:p text:style-name="P3"><text:span text:style-name="T2">222</text:span> gp</text:p>
      <text:p text:style-name="P3"><text:span text:style-name="T2">223</text:span> gq</text:p>
      <text:p text:style-name="P3"><text:span text:style-name="T2">224</text:span> gr</text:p>
      <text:p text:style-name="P3"><text:span text:style-name="T2">225</text:span> graal</text:p>
      <text:p text:style-name="P3"><text:span text:style-name="T2">226</text:span> gracejo</text:p>
      <text:p text:style-name="P3"><text:span text:style-name="T2">231</text:span> grade</text:p>
      <text:p text:style-name="P3"><text:span text:style-name="T2">232</text:span> grado</text:p>
      <text:p text:style-name="P3"><text:span text:style-name="T2">233</text:span> gradual</text:p>
      <text:p text:style-name="P3"><text:span text:style-name="T2">234</text:span> graduar</text:p>
      <text:p text:style-name="P3"><text:span text:style-name="T2">235</text:span> grafar</text:p>
      <text:p text:style-name="P3"><text:span text:style-name="T2">236</text:span> grafia</text:p>
      <text:p text:style-name="P3"><text:span text:style-name="T2">241</text:span> grafite</text:p>
      <text:p text:style-name="P3"><text:span text:style-name="T2">242</text:span> gralha</text:p>
      <text:p text:style-name="P3"><text:span text:style-name="T2">243</text:span> grama</text:p>
      <text:p text:style-name="P3"><text:span text:style-name="T2">244</text:span> gramado</text:p>
      <text:p text:style-name="P3"><text:span text:style-name="T2">245</text:span> grampo</text:p>
      <text:p text:style-name="P3"><text:span text:style-name="T2">246</text:span> gran</text:p>
      <text:p text:style-name="P3"><text:span text:style-name="T2">251</text:span> grana</text:p>
      <text:p text:style-name="P3"><text:span text:style-name="T2">252</text:span> granada</text:p>
      <text:p text:style-name="P3"><text:span text:style-name="T2">253</text:span> grand</text:p>
      <text:p text:style-name="P3"><text:span text:style-name="T2">254</text:span> grande</text:p>
      <text:p text:style-name="P3"><text:span text:style-name="T2">255</text:span> granito</text:p>
      <text:p text:style-name="P3"><text:span text:style-name="T2">256</text:span> granizo</text:p>
      <text:p text:style-name="P3"><text:span text:style-name="T2">261</text:span> granja</text:p>
      <text:p text:style-name="P3"><text:span text:style-name="T2">262</text:span> grasnar</text:p>
      <text:p text:style-name="P3"><text:span text:style-name="T2">263</text:span> grato</text:p>
      <text:p text:style-name="P3"><text:span text:style-name="T2">264</text:span> grau</text:p>
      <text:p text:style-name="P3"><text:span text:style-name="T2">265</text:span> gravado</text:p>
      <text:p text:style-name="P3"><text:span text:style-name="T2">266</text:span> gravar</text:p>
      <text:p text:style-name="P3"><text:span text:style-name="T2">311</text:span> gravata</text:p>
      <text:p text:style-name="P3"><text:span text:style-name="T2">312</text:span> grave</text:p>
      <text:p text:style-name="P3"><text:span text:style-name="T2">313</text:span> graveto</text:p>
      <text:p text:style-name="P3"><text:span text:style-name="T2">314</text:span> gravura</text:p>
      <text:p text:style-name="P3"><text:span text:style-name="T2">315</text:span> graxa</text:p>
      <text:p text:style-name="P3"><text:span text:style-name="T2">316</text:span> graxo</text:p>
      <text:p text:style-name="P3"><text:span text:style-name="T2">321</text:span> grego</text:p>
      <text:p text:style-name="P3"><text:span text:style-name="T2">322</text:span> grelha</text:p>
      <text:p text:style-name="P3"><text:span text:style-name="T2">323</text:span> greta</text:p>
      <text:p text:style-name="P3"><text:span text:style-name="T2">324</text:span> gretado</text:p>
      <text:p text:style-name="P3"><text:span text:style-name="T2">325</text:span> greve</text:p>
      <text:p text:style-name="P3"><text:span text:style-name="T2">326</text:span> grifar</text:p>
      <text:p text:style-name="P3"><text:span text:style-name="T2">331</text:span> grifo</text:p>
      <text:p text:style-name="P3"><text:span text:style-name="T2">332</text:span> grilo</text:p>
      <text:p text:style-name="P3"><text:span text:style-name="T2">333</text:span> gringo</text:p>
      <text:p text:style-name="P3"><text:span text:style-name="T2">334</text:span> gripe</text:p>
      <text:p text:style-name="P3"><text:span text:style-name="T2">335</text:span> grita</text:p>
      <text:p text:style-name="P3"><text:span text:style-name="T2">336</text:span> gritar</text:p>
      <text:p text:style-name="P3"><text:span text:style-name="T2">341</text:span> grito</text:p>
      <text:p text:style-name="P3"><text:span text:style-name="T2">342</text:span> grosso</text:p>
      <text:p text:style-name="P3"><text:span text:style-name="T2">343</text:span> group</text:p>
      <text:p text:style-name="P3"><text:span text:style-name="T2">344</text:span> grua</text:p>
      <text:p text:style-name="P3"><text:span text:style-name="T2">345</text:span> grudado</text:p>
      <text:p text:style-name="P3"><text:span text:style-name="T2">346</text:span> grudar</text:p>
      <text:p text:style-name="P3"><text:span text:style-name="T2">351</text:span> grunge</text:p>
      <text:p text:style-name="P3"><text:span text:style-name="T2">352</text:span> grunhir</text:p>
      <text:p text:style-name="P3"><text:span text:style-name="T2">353</text:span> grupo</text:p>
      <text:p text:style-name="P3"><text:span text:style-name="T2">354</text:span> gruta</text:p>
      <text:p text:style-name="P3"><text:span text:style-name="T2">355</text:span> gs</text:p>
      <text:p text:style-name="P3"><text:span text:style-name="T2">356</text:span> gt</text:p>
      <text:p text:style-name="P3"><text:span text:style-name="T2">361</text:span> gu</text:p>
      <text:p text:style-name="P3"><text:span text:style-name="T2">362</text:span> guarani</text:p>
      <text:p text:style-name="P3"><text:span text:style-name="T2">363</text:span> guarda</text:p>
      <text:p text:style-name="P3"><text:span text:style-name="T2">364</text:span> guardar</text:p>
      <text:p text:style-name="P3"><text:span text:style-name="T2">365</text:span> guarida</text:p>
      <text:p text:style-name="P3"><text:span text:style-name="T2">366</text:span> guarita</text:p>
      <text:p text:style-name="P3"><text:span text:style-name="T2">411</text:span> guelra</text:p>
      <text:p text:style-name="P3"><text:span text:style-name="T2">412</text:span> guerra</text:p>
      <text:p text:style-name="P3"><text:span text:style-name="T2">413</text:span> gueto</text:p>
      <text:p text:style-name="P3"><text:span text:style-name="T2">414</text:span> guia</text:p>
      <text:p text:style-name="P3"><text:span text:style-name="T2">415</text:span> guiar</text:p>
      <text:p text:style-name="P3"><text:span text:style-name="T2">416</text:span> guinada</text:p>
      <text:p text:style-name="P3"><text:span text:style-name="T2">421</text:span> guincho</text:p>
      <text:p text:style-name="P3"><text:span text:style-name="T2">422</text:span> guisa</text:p>
      <text:p text:style-name="P3"><text:span text:style-name="T2">423</text:span> guizo</text:p>
      <text:p text:style-name="P3"><text:span text:style-name="T2">424</text:span> gula</text:p>
      <text:p text:style-name="P3"><text:span text:style-name="T2">425</text:span> guloso</text:p>
      <text:p text:style-name="P3"><text:span text:style-name="T2">426</text:span> gume</text:p>
      <text:p text:style-name="P3"><text:span text:style-name="T2">431</text:span> guri</text:p>
      <text:p text:style-name="P3"><text:span text:style-name="T2">432</text:span> guru</text:p>
      <text:p text:style-name="P3"><text:span text:style-name="T2">433</text:span> gutural</text:p>
      <text:p text:style-name="P3"><text:span text:style-name="T2">434</text:span> gv</text:p>
      <text:p text:style-name="P3"><text:span text:style-name="T2">435</text:span> gw</text:p>
      <text:p text:style-name="P3"><text:span text:style-name="T2">436</text:span> gx</text:p>
      <text:p text:style-name="P3"><text:span text:style-name="T2">441</text:span> gy</text:p>
      <text:p text:style-name="P3"><text:span text:style-name="T2">442</text:span> gz</text:p>
      <text:p text:style-name="P3"><text:span text:style-name="T2">443</text:span> h</text:p>
      <text:p text:style-name="P3"><text:span text:style-name="T2">444</text:span> H</text:p>
      <text:p text:style-name="P3"><text:span text:style-name="T2">445</text:span> habeas</text:p>
      <text:p text:style-name="P3"><text:span text:style-name="T2">446</text:span> habitar</text:p>
      <text:p text:style-name="P3"><text:span text:style-name="T2">451</text:span> habitat</text:p>
      <text:p text:style-name="P3"><text:span text:style-name="T2">452</text:span> hall</text:p>
      <text:p text:style-name="P3"><text:span text:style-name="T2">453</text:span> halo</text:p>
      <text:p text:style-name="P3"><text:span text:style-name="T2">454</text:span> ham</text:p>
      <text:p text:style-name="P3"><text:span text:style-name="T2">455</text:span> happy</text:p>
      <text:p text:style-name="P3"><text:span text:style-name="T2">456</text:span> haras</text:p>
      <text:p text:style-name="P3"><text:span text:style-name="T2">461</text:span> hard</text:p>
      <text:p text:style-name="P3"><text:span text:style-name="T2">462</text:span> harpa</text:p>
      <text:p text:style-name="P3"><text:span text:style-name="T2">463</text:span> hasta</text:p>
      <text:p text:style-name="P3"><text:span text:style-name="T2">464</text:span> haste</text:p>
      <text:p text:style-name="P3"><text:span text:style-name="T2">465</text:span> hausto</text:p>
      <text:p text:style-name="P3"><text:span text:style-name="T2">466</text:span> havana</text:p>
      <text:p text:style-name="P3"><text:span text:style-name="T2">511</text:span> haver</text:p>
      <text:p text:style-name="P3"><text:span text:style-name="T2">512</text:span> haveres</text:p>
      <text:p text:style-name="P3"><text:span text:style-name="T2">513</text:span> haxixe</text:p>
      <text:p text:style-name="P3"><text:span text:style-name="T2">514</text:span> hay</text:p>
      <text:p text:style-name="P3"><text:span text:style-name="T2">515</text:span> hb</text:p>
      <text:p text:style-name="P3"><text:span text:style-name="T2">516</text:span> hc</text:p>
      <text:p text:style-name="P3"><text:span text:style-name="T2">521</text:span> hd</text:p>
      <text:p text:style-name="P3"><text:span text:style-name="T2">522</text:span> HDMI</text:p>
      <text:p text:style-name="P3"><text:span text:style-name="T2">523</text:span> HDTV</text:p>
      <text:p text:style-name="P3"><text:span text:style-name="T2">524</text:span> he</text:p>
      <text:p text:style-name="P3"><text:span text:style-name="T2">525</text:span> He</text:p>
      <text:p text:style-name="P3"><text:span text:style-name="T2">526</text:span> heart</text:p>
      <text:p text:style-name="P3"><text:span text:style-name="T2">531</text:span> heavy</text:p>
      <text:p text:style-name="P3"><text:span text:style-name="T2">532</text:span> hebreu</text:p>
      <text:p text:style-name="P3"><text:span text:style-name="T2">533</text:span> hectare</text:p>
      <text:p text:style-name="P3"><text:span text:style-name="T2">534</text:span> hein</text:p>
      <text:p text:style-name="P3"><text:span text:style-name="T2">535</text:span> hem</text:p>
      <text:p text:style-name="P3"><text:span text:style-name="T2">536</text:span> herdade</text:p>
      <text:p text:style-name="P3"><text:span text:style-name="T2">541</text:span> herdar</text:p>
      <text:p text:style-name="P3"><text:span text:style-name="T2">542</text:span> herege</text:p>
      <text:p text:style-name="P3"><text:span text:style-name="T2">543</text:span> heresia</text:p>
      <text:p text:style-name="P3"><text:span text:style-name="T2">544</text:span> hermes</text:p>
      <text:p text:style-name="P3"><text:span text:style-name="T2">545</text:span> herpes</text:p>
      <text:p text:style-name="P3"><text:span text:style-name="T2">546</text:span> hertz</text:p>
      <text:p text:style-name="P3"><text:span text:style-name="T2">551</text:span> hesitar</text:p>
      <text:p text:style-name="P3"><text:span text:style-name="T2">552</text:span> Hf</text:p>
      <text:p text:style-name="P3"><text:span text:style-name="T2">553</text:span> hf</text:p>
      <text:p text:style-name="P3"><text:span text:style-name="T2">554</text:span> Hg</text:p>
      <text:p text:style-name="P3"><text:span text:style-name="T2">555</text:span> hg</text:p>
      <text:p text:style-name="P3"><text:span text:style-name="T2">556</text:span> hh</text:p>
      <text:p text:style-name="P3"><text:span text:style-name="T2">561</text:span> hhh</text:p>
      <text:p text:style-name="P3"><text:span text:style-name="T2">562</text:span> hhhh</text:p>
      <text:p text:style-name="P3"><text:span text:style-name="T2">563</text:span> hi</text:p>
      <text:p text:style-name="P3"><text:span text:style-name="T2">564</text:span> hiato</text:p>
      <text:p text:style-name="P3"><text:span text:style-name="T2">565</text:span> hidra</text:p>
      <text:p text:style-name="P3"><text:span text:style-name="T2">566</text:span> hidrato</text:p>
      <text:p text:style-name="P3"><text:span text:style-name="T2">611</text:span> hiena</text:p>
      <text:p text:style-name="P3"><text:span text:style-name="T2">612</text:span> hifa</text:p>
      <text:p text:style-name="P3"><text:span text:style-name="T2">613</text:span> higiene</text:p>
      <text:p text:style-name="P3"><text:span text:style-name="T2">614</text:span> hij</text:p>
      <text:p text:style-name="P3"><text:span text:style-name="T2">615</text:span> hindi</text:p>
      <text:p text:style-name="P3"><text:span text:style-name="T2">616</text:span> hindu</text:p>
      <text:p text:style-name="P3"><text:span text:style-name="T2">621</text:span> hino</text:p>
      <text:p text:style-name="P3"><text:span text:style-name="T2">622</text:span> hip</text:p>
      <text:p text:style-name="P3"><text:span text:style-name="T2">623</text:span> hipnose</text:p>
      <text:p text:style-name="P3"><text:span text:style-name="T2">624</text:span> hippie</text:p>
      <text:p text:style-name="P3"><text:span text:style-name="T2">625</text:span> hirsuto</text:p>
      <text:p text:style-name="P3"><text:span text:style-name="T2">626</text:span> hirto</text:p>
      <text:p text:style-name="P3"><text:span text:style-name="T2">631</text:span> hissope</text:p>
      <text:p text:style-name="P3"><text:span text:style-name="T2">632</text:span> hit</text:p>
      <text:p text:style-name="P3"><text:span text:style-name="T2">633</text:span> hitita</text:p>
      <text:p text:style-name="P3"><text:span text:style-name="T2">634</text:span> hj</text:p>
      <text:p text:style-name="P3"><text:span text:style-name="T2">635</text:span> hk</text:p>
      <text:p text:style-name="P3"><text:span text:style-name="T2">636</text:span> hl</text:p>
      <text:p text:style-name="P3"><text:span text:style-name="T2">641</text:span> hm</text:p>
      <text:p text:style-name="P3"><text:span text:style-name="T2">642</text:span> hn</text:p>
      <text:p text:style-name="P3"><text:span text:style-name="T2">643</text:span> Ho</text:p>
      <text:p text:style-name="P3"><text:span text:style-name="T2">644</text:span> ho</text:p>
      <text:p text:style-name="P3"><text:span text:style-name="T2">645</text:span> hobby</text:p>
      <text:p text:style-name="P3"><text:span text:style-name="T2">646</text:span> hoc</text:p>
      <text:p text:style-name="P3"><text:span text:style-name="T2">651</text:span> hoje</text:p>
      <text:p text:style-name="P3"><text:span text:style-name="T2">652</text:span> holanda</text:p>
      <text:p text:style-name="P3"><text:span text:style-name="T2">653</text:span> holding</text:p>
      <text:p text:style-name="P3"><text:span text:style-name="T2">654</text:span> homem</text:p>
      <text:p text:style-name="P3"><text:span text:style-name="T2">655</text:span> hommer</text:p>
      <text:p text:style-name="P3"><text:span text:style-name="T2">656</text:span> homo</text:p>
      <text:p text:style-name="P3"><text:span text:style-name="T2">661</text:span> honesto</text:p>
      <text:p text:style-name="P3"><text:span text:style-name="T2">662</text:span> honoris</text:p>
      <text:p text:style-name="P3"><text:span text:style-name="T2">663</text:span> honra</text:p>
      <text:p text:style-name="P3"><text:span text:style-name="T2">664</text:span> honrado</text:p>
      <text:p text:style-name="P3"><text:span text:style-name="T2">665</text:span> honrar</text:p>
      <text:p text:style-name="P3"><text:span text:style-name="T2">666</text:span> honroso</text:p>
      <text:p text:style-name="P3"><text:soft-page-break/><text:span text:style-name="T2">111</text:span> hora</text:p>
      <text:p text:style-name="P3"><text:span text:style-name="T2">112</text:span> horda</text:p>
      <text:p text:style-name="P3"><text:span text:style-name="T2">113</text:span> hormona</text:p>
      <text:p text:style-name="P3"><text:span text:style-name="T2">114</text:span> horror</text:p>
      <text:p text:style-name="P3"><text:span text:style-name="T2">115</text:span> horta</text:p>
      <text:p text:style-name="P3"><text:span text:style-name="T2">116</text:span> horto</text:p>
      <text:p text:style-name="P3"><text:span text:style-name="T2">121</text:span> hoste</text:p>
      <text:p text:style-name="P3"><text:span text:style-name="T2">122</text:span> hostil</text:p>
      <text:p text:style-name="P3"><text:span text:style-name="T2">123</text:span> hot</text:p>
      <text:p text:style-name="P3"><text:span text:style-name="T2">124</text:span> hotel</text:p>
      <text:p text:style-name="P3"><text:span text:style-name="T2">125</text:span> house</text:p>
      <text:p text:style-name="P3"><text:span text:style-name="T2">126</text:span> hp</text:p>
      <text:p text:style-name="P3"><text:span text:style-name="T2">131</text:span> hq</text:p>
      <text:p text:style-name="P3"><text:span text:style-name="T2">132</text:span> hr</text:p>
      <text:p text:style-name="P3"><text:span text:style-name="T2">133</text:span> hs</text:p>
      <text:p text:style-name="P3"><text:span text:style-name="T2">134</text:span> Hs</text:p>
      <text:p text:style-name="P3"><text:span text:style-name="T2">135</text:span> ht</text:p>
      <text:p text:style-name="P3"><text:span text:style-name="T2">136</text:span> HTTP</text:p>
      <text:p text:style-name="P3"><text:span text:style-name="T2">141</text:span> hu</text:p>
      <text:p text:style-name="P3"><text:span text:style-name="T2">142</text:span> hulha</text:p>
      <text:p text:style-name="P3"><text:span text:style-name="T2">143</text:span> humano</text:p>
      <text:p text:style-name="P3"><text:span text:style-name="T2">144</text:span> humilde</text:p>
      <text:p text:style-name="P3"><text:span text:style-name="T2">145</text:span> humor</text:p>
      <text:p text:style-name="P3"><text:span text:style-name="T2">146</text:span> huno</text:p>
      <text:p text:style-name="P3"><text:span text:style-name="T2">151</text:span> hutu</text:p>
      <text:p text:style-name="P3"><text:span text:style-name="T2">152</text:span> hv</text:p>
      <text:p text:style-name="P3"><text:span text:style-name="T2">153</text:span> hw</text:p>
      <text:p text:style-name="P3"><text:span text:style-name="T2">154</text:span> hx</text:p>
      <text:p text:style-name="P3"><text:span text:style-name="T2">155</text:span> hy</text:p>
      <text:p text:style-name="P3"><text:span text:style-name="T2">156</text:span> hz</text:p>
      <text:p text:style-name="P3"><text:span text:style-name="T2">161</text:span> i</text:p>
      <text:p text:style-name="P3"><text:span text:style-name="T2">162</text:span> I</text:p>
      <text:p text:style-name="P3"><text:span text:style-name="T2">163</text:span> iate</text:p>
      <text:p text:style-name="P3"><text:span text:style-name="T2">164</text:span> ib</text:p>
      <text:p text:style-name="P3"><text:span text:style-name="T2">165</text:span> ibope</text:p>
      <text:p text:style-name="P3"><text:span text:style-name="T2">166</text:span> ic</text:p>
      <text:p text:style-name="P3"><text:span text:style-name="T2">211</text:span> iceberg</text:p>
      <text:p text:style-name="P3"><text:span text:style-name="T2">212</text:span> id</text:p>
      <text:p text:style-name="P3"><text:span text:style-name="T2">213</text:span> ida</text:p>
      <text:p text:style-name="P3"><text:span text:style-name="T2">214</text:span> idade</text:p>
      <text:p text:style-name="P3"><text:span text:style-name="T2">215</text:span> ideal</text:p>
      <text:p text:style-name="P3"><text:span text:style-name="T2">216</text:span> ideia</text:p>
      <text:p text:style-name="P3"><text:span text:style-name="T2">221</text:span> idem</text:p>
      <text:p text:style-name="P3"><text:span text:style-name="T2">222</text:span> IDH</text:p>
      <text:p text:style-name="P3"><text:span text:style-name="T2">223</text:span> idioma</text:p>
      <text:p text:style-name="P3"><text:span text:style-name="T2">224</text:span> idoso</text:p>
      <text:p text:style-name="P3"><text:span text:style-name="T2">225</text:span> ie</text:p>
      <text:p text:style-name="P3"><text:span text:style-name="T2">226</text:span> iene</text:p>
      <text:p text:style-name="P3"><text:span text:style-name="T2">231</text:span> if</text:p>
      <text:p text:style-name="P3"><text:span text:style-name="T2">232</text:span> ig</text:p>
      <text:p text:style-name="P3"><text:span text:style-name="T2">233</text:span> ignorar</text:p>
      <text:p text:style-name="P3"><text:span text:style-name="T2">234</text:span> igreja</text:p>
      <text:p text:style-name="P3"><text:span text:style-name="T2">235</text:span> igual</text:p>
      <text:p text:style-name="P3"><text:span text:style-name="T2">236</text:span> igualar</text:p>
      <text:p text:style-name="P3"><text:span text:style-name="T2">241</text:span> iguaria</text:p>
      <text:p text:style-name="P3"><text:span text:style-name="T2">242</text:span> ih</text:p>
      <text:p text:style-name="P3"><text:span text:style-name="T2">243</text:span> ii</text:p>
      <text:p text:style-name="P3"><text:span text:style-name="T2">244</text:span> II</text:p>
      <text:p text:style-name="P3"><text:span text:style-name="T2">245</text:span> III</text:p>
      <text:p text:style-name="P3"><text:span text:style-name="T2">246</text:span> iii</text:p>
      <text:p text:style-name="P3"><text:span text:style-name="T2">251</text:span> iiii</text:p>
      <text:p text:style-name="P3"><text:span text:style-name="T2">252</text:span> ij</text:p>
      <text:p text:style-name="P3"><text:span text:style-name="T2">253</text:span> ijk</text:p>
      <text:p text:style-name="P3"><text:span text:style-name="T2">254</text:span> ik</text:p>
      <text:p text:style-name="P3"><text:span text:style-name="T2">255</text:span> il</text:p>
      <text:p text:style-name="P3"><text:span text:style-name="T2">256</text:span> ilegal</text:p>
      <text:p text:style-name="P3"><text:span text:style-name="T2">261</text:span> ileso</text:p>
      <text:p text:style-name="P3"><text:span text:style-name="T2">262</text:span> ilha</text:p>
      <text:p text:style-name="P3"><text:span text:style-name="T2">263</text:span> ilharga</text:p>
      <text:p text:style-name="P3"><text:span text:style-name="T2">264</text:span> ilhota</text:p>
      <text:p text:style-name="P3"><text:span text:style-name="T2">265</text:span> ilibado</text:p>
      <text:p text:style-name="P3"><text:span text:style-name="T2">266</text:span> iludido</text:p>
      <text:p text:style-name="P3"><text:span text:style-name="T2">311</text:span> iludir</text:p>
      <text:p text:style-name="P3"><text:span text:style-name="T2">312</text:span> ilustre</text:p>
      <text:p text:style-name="P3"><text:span text:style-name="T2">313</text:span> im</text:p>
      <text:p text:style-name="P3"><text:span text:style-name="T2">314</text:span> imagem</text:p>
      <text:p text:style-name="P3"><text:span text:style-name="T2">315</text:span> imaturo</text:p>
      <text:p text:style-name="P3"><text:span text:style-name="T2">316</text:span> IMC</text:p>
      <text:p text:style-name="P3"><text:span text:style-name="T2">321</text:span> imenso</text:p>
      <text:p text:style-name="P3"><text:span text:style-name="T2">322</text:span> imerso</text:p>
      <text:p text:style-name="P3"><text:span text:style-name="T2">323</text:span> imitar</text:p>
      <text:p text:style-name="P3"><text:span text:style-name="T2">324</text:span> imolar</text:p>
      <text:p text:style-name="P3"><text:span text:style-name="T2">325</text:span> imoral</text:p>
      <text:p text:style-name="P3"><text:span text:style-name="T2">326</text:span> imortal</text:p>
      <text:p text:style-name="P3"><text:span text:style-name="T2">331</text:span> impacte</text:p>
      <text:p text:style-name="P3"><text:span text:style-name="T2">332</text:span> impacto</text:p>
      <text:p text:style-name="P3"><text:span text:style-name="T2">333</text:span> impasse</text:p>
      <text:p text:style-name="P3"><text:span text:style-name="T2">334</text:span> impedir</text:p>
      <text:p text:style-name="P3"><text:span text:style-name="T2">335</text:span> impelir</text:p>
      <text:p text:style-name="P3"><text:span text:style-name="T2">336</text:span> imperar</text:p>
      <text:p text:style-name="P3"><text:span text:style-name="T2">341</text:span> impo</text:p>
      <text:p text:style-name="P3"><text:span text:style-name="T2">342</text:span> impor</text:p>
      <text:p text:style-name="P3"><text:span text:style-name="T2">343</text:span> importe</text:p>
      <text:p text:style-name="P3"><text:span text:style-name="T2">344</text:span> imposta</text:p>
      <text:p text:style-name="P3"><text:span text:style-name="T2">345</text:span> imposto</text:p>
      <text:p text:style-name="P3"><text:span text:style-name="T2">346</text:span> impulso</text:p>
      <text:p text:style-name="P3"><text:span text:style-name="T2">351</text:span> impune</text:p>
      <text:p text:style-name="P3"><text:span text:style-name="T2">352</text:span> impuro</text:p>
      <text:p text:style-name="P3"><text:span text:style-name="T2">353</text:span> imputar</text:p>
      <text:p text:style-name="P3"><text:span text:style-name="T2">354</text:span> imundo</text:p>
      <text:p text:style-name="P3"><text:span text:style-name="T2">355</text:span> imune</text:p>
      <text:p text:style-name="P3"><text:span text:style-name="T2">356</text:span> In</text:p>
      <text:p text:style-name="P3"><text:span text:style-name="T2">361</text:span> in</text:p>
      <text:p text:style-name="P3"><text:span text:style-name="T2">362</text:span> inapto</text:p>
      <text:p text:style-name="P3"><text:span text:style-name="T2">363</text:span> inca</text:p>
      <text:p text:style-name="P3"><text:span text:style-name="T2">364</text:span> incapaz</text:p>
      <text:p text:style-name="P3"><text:span text:style-name="T2">365</text:span> incauto</text:p>
      <text:p text:style-name="P3"><text:span text:style-name="T2">366</text:span> incenso</text:p>
      <text:p text:style-name="P3"><text:span text:style-name="T2">411</text:span> incerto</text:p>
      <text:p text:style-name="P3"><text:span text:style-name="T2">412</text:span> incesto</text:p>
      <text:p text:style-name="P3"><text:span text:style-name="T2">413</text:span> inchado</text:p>
      <text:p text:style-name="P3"><text:span text:style-name="T2">414</text:span> inchar</text:p>
      <text:p text:style-name="P3"><text:span text:style-name="T2">415</text:span> incidir</text:p>
      <text:p text:style-name="P3"><text:span text:style-name="T2">416</text:span> inciso</text:p>
      <text:p text:style-name="P3"><text:span text:style-name="T2">421</text:span> incitar</text:p>
      <text:p text:style-name="P3"><text:span text:style-name="T2">422</text:span> incluir</text:p>
      <text:p text:style-name="P3"><text:span text:style-name="T2">423</text:span> incolor</text:p>
      <text:p text:style-name="P3"><text:span text:style-name="T2">424</text:span> inculto</text:p>
      <text:p text:style-name="P3"><text:span text:style-name="T2">425</text:span> incutir</text:p>
      <text:p text:style-name="P3"><text:span text:style-name="T2">426</text:span> inda</text:p>
      <text:p text:style-name="P3"><text:span text:style-name="T2">431</text:span> indagar</text:p>
      <text:p text:style-name="P3"><text:span text:style-name="T2">432</text:span> india</text:p>
      <text:p text:style-name="P3"><text:span text:style-name="T2">433</text:span> indiano</text:p>
      <text:p text:style-name="P3"><text:span text:style-name="T2">434</text:span> indicar</text:p>
      <text:p text:style-name="P3"><text:span text:style-name="T2">435</text:span> indice</text:p>
      <text:p text:style-name="P3"><text:span text:style-name="T2">436</text:span> indigno</text:p>
      <text:p text:style-name="P3"><text:span text:style-name="T2">441</text:span> indutor</text:p>
      <text:p text:style-name="P3"><text:span text:style-name="T2">442</text:span> induzir</text:p>
      <text:p text:style-name="P3"><text:span text:style-name="T2">443</text:span> inerte</text:p>
      <text:p text:style-name="P3"><text:span text:style-name="T2">444</text:span> inf</text:p>
      <text:p text:style-name="P3"><text:span text:style-name="T2">445</text:span> infame</text:p>
      <text:p text:style-name="P3"><text:span text:style-name="T2">446</text:span> infanta</text:p>
      <text:p text:style-name="P3"><text:span text:style-name="T2">451</text:span> infante</text:p>
      <text:p text:style-name="P3"><text:span text:style-name="T2">452</text:span> infeliz</text:p>
      <text:p text:style-name="P3"><text:span text:style-name="T2">453</text:span> inferir</text:p>
      <text:p text:style-name="P3"><text:span text:style-name="T2">454</text:span> inferno</text:p>
      <text:p text:style-name="P3"><text:span text:style-name="T2">455</text:span> infiel</text:p>
      <text:p text:style-name="P3"><text:span text:style-name="T2">456</text:span> inflar</text:p>
      <text:p text:style-name="P3"><text:span text:style-name="T2">461</text:span> influir</text:p>
      <text:p text:style-name="P3"><text:span text:style-name="T2">462</text:span> influxo</text:p>
      <text:p text:style-name="P3"><text:span text:style-name="T2">463</text:span> informe</text:p>
      <text:p text:style-name="P3"><text:span text:style-name="T2">464</text:span> ingerir</text:p>
      <text:p text:style-name="P3"><text:span text:style-name="T2">465</text:span> ingrato</text:p>
      <text:p text:style-name="P3"><text:span text:style-name="T2">466</text:span> inhame</text:p>
      <text:p text:style-name="P3"><text:span text:style-name="T2">511</text:span> inibido</text:p>
      <text:p text:style-name="P3"><text:span text:style-name="T2">512</text:span> inibir</text:p>
      <text:p text:style-name="P3"><text:span text:style-name="T2">513</text:span> inicial</text:p>
      <text:p text:style-name="P3"><text:span text:style-name="T2">514</text:span> iniciar</text:p>
      <text:p text:style-name="P3"><text:span text:style-name="T2">515</text:span> inimigo</text:p>
      <text:p text:style-name="P3"><text:span text:style-name="T2">516</text:span> injusto</text:p>
      <text:p text:style-name="P3"><text:span text:style-name="T2">521</text:span> inodoro</text:p>
      <text:p text:style-name="P3"><text:span text:style-name="T2">522</text:span> inovar</text:p>
      <text:p text:style-name="P3"><text:span text:style-name="T2">523</text:span> inq</text:p>
      <text:p text:style-name="P3"><text:span text:style-name="T2">524</text:span> insano</text:p>
      <text:p text:style-name="P3"><text:span text:style-name="T2">525</text:span> insecto</text:p>
      <text:p text:style-name="P3"><text:span text:style-name="T2">526</text:span> inserir</text:p>
      <text:p text:style-name="P3"><text:span text:style-name="T2">531</text:span> instado</text:p>
      <text:p text:style-name="P3"><text:span text:style-name="T2">532</text:span> instar</text:p>
      <text:p text:style-name="P3"><text:span text:style-name="T2">533</text:span> insular</text:p>
      <text:p text:style-name="P3"><text:span text:style-name="T2">534</text:span> insulto</text:p>
      <text:p text:style-name="P3"><text:span text:style-name="T2">535</text:span> insumo</text:p>
      <text:p text:style-name="P3"><text:span text:style-name="T2">536</text:span> intacto</text:p>
      <text:p text:style-name="P3"><text:span text:style-name="T2">541</text:span> inteira</text:p>
      <text:p text:style-name="P3"><text:span text:style-name="T2">542</text:span> inteiro</text:p>
      <text:p text:style-name="P3"><text:span text:style-name="T2">543</text:span> intenso</text:p>
      <text:p text:style-name="P3"><text:span text:style-name="T2">544</text:span> intento</text:p>
      <text:p text:style-name="P3"><text:span text:style-name="T2">545</text:span> interno</text:p>
      <text:p text:style-name="P3"><text:span text:style-name="T2">546</text:span> intimar</text:p>
      <text:p text:style-name="P3"><text:span text:style-name="T2">551</text:span> intriga</text:p>
      <text:p text:style-name="P3"><text:span text:style-name="T2">552</text:span> intruso</text:p>
      <text:p text:style-name="P3"><text:span text:style-name="T2">553</text:span> intuir</text:p>
      <text:p text:style-name="P3"><text:span text:style-name="T2">554</text:span> intuito</text:p>
      <text:p text:style-name="P3"><text:span text:style-name="T2">555</text:span> inundar</text:p>
      <text:p text:style-name="P3"><text:span text:style-name="T2">556</text:span> invadir</text:p>
      <text:p text:style-name="P3"><text:span text:style-name="T2">561</text:span> invasor</text:p>
      <text:p text:style-name="P3"><text:span text:style-name="T2">562</text:span> inveja</text:p>
      <text:p text:style-name="P3"><text:span text:style-name="T2">563</text:span> invejar</text:p>
      <text:p text:style-name="P3"><text:span text:style-name="T2">564</text:span> invento</text:p>
      <text:p text:style-name="P3"><text:span text:style-name="T2">565</text:span> inverno</text:p>
      <text:p text:style-name="P3"><text:span text:style-name="T2">566</text:span> inverso</text:p>
      <text:p text:style-name="P3"><text:span text:style-name="T2">611</text:span> invicto</text:p>
      <text:p text:style-name="P3"><text:span text:style-name="T2">612</text:span> invocar</text:p>
      <text:p text:style-name="P3"><text:span text:style-name="T2">613</text:span> io</text:p>
      <text:p text:style-name="P3"><text:span text:style-name="T2">614</text:span> iodo</text:p>
      <text:p text:style-name="P3"><text:span text:style-name="T2">615</text:span> ioga</text:p>
      <text:p text:style-name="P3"><text:span text:style-name="T2">616</text:span> iogurte</text:p>
      <text:p text:style-name="P3"><text:span text:style-name="T2">621</text:span> ip</text:p>
      <text:p text:style-name="P3"><text:span text:style-name="T2">622</text:span> iq</text:p>
      <text:p text:style-name="P3"><text:span text:style-name="T2">623</text:span> Ir</text:p>
      <text:p text:style-name="P3"><text:span text:style-name="T2">624</text:span> ir</text:p>
      <text:p text:style-name="P3"><text:span text:style-name="T2">625</text:span> ira</text:p>
      <text:p text:style-name="P3"><text:span text:style-name="T2">626</text:span> irado</text:p>
      <text:p text:style-name="P3"><text:span text:style-name="T2">631</text:span> irar</text:p>
      <text:p text:style-name="P3"><text:span text:style-name="T2">632</text:span> irmanar</text:p>
      <text:p text:style-name="P3"><text:span text:style-name="T2">633</text:span> ironia</text:p>
      <text:p text:style-name="P3"><text:span text:style-name="T2">634</text:span> IRPJ</text:p>
      <text:p text:style-name="P3"><text:span text:style-name="T2">635</text:span> irreal</text:p>
      <text:p text:style-name="P3"><text:span text:style-name="T2">636</text:span> irrigar</text:p>
      <text:p text:style-name="P3"><text:span text:style-name="T2">641</text:span> irritar</text:p>
      <text:p text:style-name="P3"><text:span text:style-name="T2">642</text:span> is</text:p>
      <text:p text:style-name="P3"><text:span text:style-name="T2">643</text:span> isca</text:p>
      <text:p text:style-name="P3"><text:span text:style-name="T2">644</text:span> isco</text:p>
      <text:p text:style-name="P3"><text:span text:style-name="T2">645</text:span> isentar</text:p>
      <text:p text:style-name="P3"><text:span text:style-name="T2">646</text:span> isento</text:p>
      <text:p text:style-name="P3"><text:span text:style-name="T2">651</text:span> isolado</text:p>
      <text:p text:style-name="P3"><text:span text:style-name="T2">652</text:span> isolar</text:p>
      <text:p text:style-name="P3"><text:span text:style-name="T2">653</text:span> israel</text:p>
      <text:p text:style-name="P3"><text:span text:style-name="T2">654</text:span> isso</text:p>
      <text:p text:style-name="P3"><text:span text:style-name="T2">655</text:span> istmo</text:p>
      <text:p text:style-name="P3"><text:span text:style-name="T2">656</text:span> isto</text:p>
      <text:p text:style-name="P3"><text:span text:style-name="T2">661</text:span> it</text:p>
      <text:p text:style-name="P3"><text:span text:style-name="T2">662</text:span> ita</text:p>
      <text:p text:style-name="P3"><text:span text:style-name="T2">663</text:span> item</text:p>
      <text:p text:style-name="P3"><text:span text:style-name="T2">664</text:span> iu</text:p>
      <text:p text:style-name="P3"><text:span text:style-name="T2">665</text:span> IV</text:p>
      <text:p text:style-name="P3"><text:span text:style-name="T2">666</text:span> iv</text:p>
      <text:p text:style-name="P3"><text:soft-page-break/><text:span text:style-name="T2">111</text:span> iva</text:p>
      <text:p text:style-name="P3"><text:span text:style-name="T2">112</text:span> iw</text:p>
      <text:p text:style-name="P3"><text:span text:style-name="T2">113</text:span> IX</text:p>
      <text:p text:style-name="P3"><text:span text:style-name="T2">114</text:span> ix</text:p>
      <text:p text:style-name="P3"><text:span text:style-name="T2">115</text:span> iy</text:p>
      <text:p text:style-name="P3"><text:span text:style-name="T2">116</text:span> iz</text:p>
      <text:p text:style-name="P3"><text:span text:style-name="T2">121</text:span> j</text:p>
      <text:p text:style-name="P3"><text:span text:style-name="T2">122</text:span> jacto</text:p>
      <text:p text:style-name="P3"><text:span text:style-name="T2">123</text:span> jade</text:p>
      <text:p text:style-name="P3"><text:span text:style-name="T2">124</text:span> jaguar</text:p>
      <text:p text:style-name="P3"><text:span text:style-name="T2">125</text:span> jamais</text:p>
      <text:p text:style-name="P3"><text:span text:style-name="T2">126</text:span> janela</text:p>
      <text:p text:style-name="P3"><text:span text:style-name="T2">131</text:span> jangada</text:p>
      <text:p text:style-name="P3"><text:span text:style-name="T2">132</text:span> janota</text:p>
      <text:p text:style-name="P3"><text:span text:style-name="T2">133</text:span> jantar</text:p>
      <text:p text:style-name="P3"><text:span text:style-name="T2">134</text:span> jaque</text:p>
      <text:p text:style-name="P3"><text:span text:style-name="T2">135</text:span> jaqueta</text:p>
      <text:p text:style-name="P3"><text:span text:style-name="T2">136</text:span> jardim</text:p>
      <text:p text:style-name="P3"><text:span text:style-name="T2">141</text:span> jarra</text:p>
      <text:p text:style-name="P3"><text:span text:style-name="T2">142</text:span> jarro</text:p>
      <text:p text:style-name="P3"><text:span text:style-name="T2">143</text:span> jasmim</text:p>
      <text:p text:style-name="P3"><text:span text:style-name="T2">144</text:span> jaula</text:p>
      <text:p text:style-name="P3"><text:span text:style-name="T2">145</text:span> javali</text:p>
      <text:p text:style-name="P3"><text:span text:style-name="T2">146</text:span> javardo</text:p>
      <text:p text:style-name="P3"><text:span text:style-name="T2">151</text:span> jazer</text:p>
      <text:p text:style-name="P3"><text:span text:style-name="T2">152</text:span> jazida</text:p>
      <text:p text:style-name="P3"><text:span text:style-name="T2">153</text:span> jazigo</text:p>
      <text:p text:style-name="P3"><text:span text:style-name="T2">154</text:span> jazz</text:p>
      <text:p text:style-name="P3"><text:span text:style-name="T2">155</text:span> jb</text:p>
      <text:p text:style-name="P3"><text:span text:style-name="T2">156</text:span> jc</text:p>
      <text:p text:style-name="P3"><text:span text:style-name="T2">161</text:span> jd</text:p>
      <text:p text:style-name="P3"><text:span text:style-name="T2">162</text:span> je</text:p>
      <text:p text:style-name="P3"><text:span text:style-name="T2">163</text:span> jeans</text:p>
      <text:p text:style-name="P3"><text:span text:style-name="T2">164</text:span> jeito</text:p>
      <text:p text:style-name="P3"><text:span text:style-name="T2">165</text:span> jeitoso</text:p>
      <text:p text:style-name="P3"><text:span text:style-name="T2">166</text:span> jejum</text:p>
      <text:p text:style-name="P3"><text:span text:style-name="T2">211</text:span> jet</text:p>
      <text:p text:style-name="P3"><text:span text:style-name="T2">212</text:span> jf</text:p>
      <text:p text:style-name="P3"><text:span text:style-name="T2">213</text:span> jg</text:p>
      <text:p text:style-name="P3"><text:span text:style-name="T2">214</text:span> jh</text:p>
      <text:p text:style-name="P3"><text:span text:style-name="T2">215</text:span> ji</text:p>
      <text:p text:style-name="P3"><text:span text:style-name="T2">216</text:span> jihad</text:p>
      <text:p text:style-name="P3"><text:span text:style-name="T2">221</text:span> jipe</text:p>
      <text:p text:style-name="P3"><text:span text:style-name="T2">222</text:span> jj</text:p>
      <text:p text:style-name="P3"><text:span text:style-name="T2">223</text:span> jjj</text:p>
      <text:p text:style-name="P3"><text:span text:style-name="T2">224</text:span> jjjj</text:p>
      <text:p text:style-name="P3"><text:span text:style-name="T2">225</text:span> jk</text:p>
      <text:p text:style-name="P3"><text:span text:style-name="T2">226</text:span> jkl</text:p>
      <text:p text:style-name="P3"><text:span text:style-name="T2">231</text:span> jl</text:p>
      <text:p text:style-name="P3"><text:span text:style-name="T2">232</text:span> jm</text:p>
      <text:p text:style-name="P3"><text:span text:style-name="T2">233</text:span> jn</text:p>
      <text:p text:style-name="P3"><text:span text:style-name="T2">234</text:span> jo</text:p>
      <text:p text:style-name="P3"><text:span text:style-name="T2">235</text:span> job</text:p>
      <text:p text:style-name="P3"><text:span text:style-name="T2">236</text:span> jockey</text:p>
      <text:p text:style-name="P3"><text:span text:style-name="T2">241</text:span> jocoso</text:p>
      <text:p text:style-name="P3"><text:span text:style-name="T2">242</text:span> joelho</text:p>
      <text:p text:style-name="P3"><text:span text:style-name="T2">243</text:span> jogada</text:p>
      <text:p text:style-name="P3"><text:span text:style-name="T2">244</text:span> jogado</text:p>
      <text:p text:style-name="P3"><text:span text:style-name="T2">245</text:span> jogador</text:p>
      <text:p text:style-name="P3"><text:span text:style-name="T2">246</text:span> jogar</text:p>
      <text:p text:style-name="P3"><text:span text:style-name="T2">251</text:span> jogo</text:p>
      <text:p text:style-name="P3"><text:span text:style-name="T2">252</text:span> joio</text:p>
      <text:p text:style-name="P3"><text:span text:style-name="T2">253</text:span> jorna</text:p>
      <text:p text:style-name="P3"><text:span text:style-name="T2">254</text:span> jornada</text:p>
      <text:p text:style-name="P3"><text:span text:style-name="T2">255</text:span> jornal</text:p>
      <text:p text:style-name="P3"><text:span text:style-name="T2">256</text:span> jorrar</text:p>
      <text:p text:style-name="P3"><text:span text:style-name="T2">261</text:span> jorro</text:p>
      <text:p text:style-name="P3"><text:span text:style-name="T2">262</text:span> jota</text:p>
      <text:p text:style-name="P3"><text:span text:style-name="T2">263</text:span> joule</text:p>
      <text:p text:style-name="P3"><text:span text:style-name="T2">264</text:span> jovem</text:p>
      <text:p text:style-name="P3"><text:span text:style-name="T2">265</text:span> jovial</text:p>
      <text:p text:style-name="P3"><text:span text:style-name="T2">266</text:span> jp</text:p>
      <text:p text:style-name="P3"><text:span text:style-name="T2">311</text:span> jq</text:p>
      <text:p text:style-name="P3"><text:span text:style-name="T2">312</text:span> jr</text:p>
      <text:p text:style-name="P3"><text:span text:style-name="T2">313</text:span> js</text:p>
      <text:p text:style-name="P3"><text:span text:style-name="T2">314</text:span> jt</text:p>
      <text:p text:style-name="P3"><text:span text:style-name="T2">315</text:span> ju</text:p>
      <text:p text:style-name="P3"><text:span text:style-name="T2">316</text:span> juba</text:p>
      <text:p text:style-name="P3"><text:span text:style-name="T2">321</text:span> judaico</text:p>
      <text:p text:style-name="P3"><text:span text:style-name="T2">322</text:span> judas</text:p>
      <text:p text:style-name="P3"><text:span text:style-name="T2">323</text:span> judeu</text:p>
      <text:p text:style-name="P3"><text:span text:style-name="T2">324</text:span> judia</text:p>
      <text:p text:style-name="P3"><text:span text:style-name="T2">325</text:span> judo</text:p>
      <text:p text:style-name="P3"><text:span text:style-name="T2">326</text:span> jugo</text:p>
      <text:p text:style-name="P3"><text:span text:style-name="T2">331</text:span> juiz</text:p>
      <text:p text:style-name="P3"><text:span text:style-name="T2">332</text:span> juizado</text:p>
      <text:p text:style-name="P3"><text:span text:style-name="T2">333</text:span> julgar</text:p>
      <text:p text:style-name="P3"><text:span text:style-name="T2">334</text:span> juliana</text:p>
      <text:p text:style-name="P3"><text:span text:style-name="T2">335</text:span> juliano</text:p>
      <text:p text:style-name="P3"><text:span text:style-name="T2">336</text:span> juliet</text:p>
      <text:p text:style-name="P3"><text:span text:style-name="T2">341</text:span> jumento</text:p>
      <text:p text:style-name="P3"><text:span text:style-name="T2">342</text:span> juncal</text:p>
      <text:p text:style-name="P3"><text:span text:style-name="T2">343</text:span> junco</text:p>
      <text:p text:style-name="P3"><text:span text:style-name="T2">344</text:span> jungle</text:p>
      <text:p text:style-name="P3"><text:span text:style-name="T2">345</text:span> junta</text:p>
      <text:p text:style-name="P3"><text:span text:style-name="T2">346</text:span> juntar</text:p>
      <text:p text:style-name="P3"><text:span text:style-name="T2">351</text:span> junto</text:p>
      <text:p text:style-name="P3"><text:span text:style-name="T2">352</text:span> jurado</text:p>
      <text:p text:style-name="P3"><text:span text:style-name="T2">353</text:span> jurar</text:p>
      <text:p text:style-name="P3"><text:span text:style-name="T2">354</text:span> jurema</text:p>
      <text:p text:style-name="P3"><text:span text:style-name="T2">355</text:span> jurista</text:p>
      <text:p text:style-name="P3"><text:span text:style-name="T2">356</text:span> juro</text:p>
      <text:p text:style-name="P3"><text:span text:style-name="T2">361</text:span> jus</text:p>
      <text:p text:style-name="P3"><text:span text:style-name="T2">362</text:span> jusante</text:p>
      <text:p text:style-name="P3"><text:span text:style-name="T2">363</text:span> just</text:p>
      <text:p text:style-name="P3"><text:span text:style-name="T2">364</text:span> justa</text:p>
      <text:p text:style-name="P3"><text:span text:style-name="T2">365</text:span> justeza</text:p>
      <text:p text:style-name="P3"><text:span text:style-name="T2">366</text:span> justo</text:p>
      <text:p text:style-name="P3"><text:span text:style-name="T2">411</text:span> juvenil</text:p>
      <text:p text:style-name="P3"><text:span text:style-name="T2">412</text:span> jv</text:p>
      <text:p text:style-name="P3"><text:span text:style-name="T2">413</text:span> jw</text:p>
      <text:p text:style-name="P3"><text:span text:style-name="T2">414</text:span> jx</text:p>
      <text:p text:style-name="P3"><text:span text:style-name="T2">415</text:span> jy</text:p>
      <text:p text:style-name="P3"><text:span text:style-name="T2">416</text:span> jz</text:p>
      <text:p text:style-name="P3"><text:span text:style-name="T2">421</text:span> k</text:p>
      <text:p text:style-name="P3"><text:span text:style-name="T2">422</text:span> K</text:p>
      <text:p text:style-name="P3"><text:span text:style-name="T2">423</text:span> kaiser</text:p>
      <text:p text:style-name="P3"><text:span text:style-name="T2">424</text:span> kart</text:p>
      <text:p text:style-name="P3"><text:span text:style-name="T2">425</text:span> kb</text:p>
      <text:p text:style-name="P3"><text:span text:style-name="T2">426</text:span> kc</text:p>
      <text:p text:style-name="P3"><text:span text:style-name="T2">431</text:span> kd</text:p>
      <text:p text:style-name="P3"><text:span text:style-name="T2">432</text:span> ke</text:p>
      <text:p text:style-name="P3"><text:span text:style-name="T2">433</text:span> kelvin</text:p>
      <text:p text:style-name="P3"><text:span text:style-name="T2">434</text:span> kent</text:p>
      <text:p text:style-name="P3"><text:span text:style-name="T2">435</text:span> kf</text:p>
      <text:p text:style-name="P3"><text:span text:style-name="T2">436</text:span> kg</text:p>
      <text:p text:style-name="P3"><text:span text:style-name="T2">441</text:span> kh</text:p>
      <text:p text:style-name="P3"><text:span text:style-name="T2">442</text:span> khmer</text:p>
      <text:p text:style-name="P3"><text:span text:style-name="T2">443</text:span> ki</text:p>
      <text:p text:style-name="P3"><text:span text:style-name="T2">444</text:span> kilo</text:p>
      <text:p text:style-name="P3"><text:span text:style-name="T2">445</text:span> king</text:p>
      <text:p text:style-name="P3"><text:span text:style-name="T2">446</text:span> kit</text:p>
      <text:p text:style-name="P3"><text:span text:style-name="T2">451</text:span> kiwi</text:p>
      <text:p text:style-name="P3"><text:span text:style-name="T2">452</text:span> kj</text:p>
      <text:p text:style-name="P3"><text:span text:style-name="T2">453</text:span> kk</text:p>
      <text:p text:style-name="P3"><text:span text:style-name="T2">454</text:span> kkk</text:p>
      <text:p text:style-name="P3"><text:span text:style-name="T2">455</text:span> kkkk</text:p>
      <text:p text:style-name="P3"><text:span text:style-name="T2">456</text:span> kl</text:p>
      <text:p text:style-name="P3"><text:span text:style-name="T2">461</text:span> klm</text:p>
      <text:p text:style-name="P3"><text:span text:style-name="T2">462</text:span> km</text:p>
      <text:p text:style-name="P3"><text:span text:style-name="T2">463</text:span> km/h</text:p>
      <text:p text:style-name="P3"><text:span text:style-name="T2">464</text:span> kn</text:p>
      <text:p text:style-name="P3"><text:span text:style-name="T2">465</text:span> know</text:p>
      <text:p text:style-name="P3"><text:span text:style-name="T2">466</text:span> ko</text:p>
      <text:p text:style-name="P3"><text:span text:style-name="T2">511</text:span> kp</text:p>
      <text:p text:style-name="P3"><text:span text:style-name="T2">512</text:span> kq</text:p>
      <text:p text:style-name="P3"><text:span text:style-name="T2">513</text:span> Kr</text:p>
      <text:p text:style-name="P3"><text:span text:style-name="T2">514</text:span> kr</text:p>
      <text:p text:style-name="P3"><text:span text:style-name="T2">515</text:span> krill</text:p>
      <text:p text:style-name="P3"><text:span text:style-name="T2">516</text:span> ks</text:p>
      <text:p text:style-name="P3"><text:span text:style-name="T2">521</text:span> kt</text:p>
      <text:p text:style-name="P3"><text:span text:style-name="T2">522</text:span> ku</text:p>
      <text:p text:style-name="P3"><text:span text:style-name="T2">523</text:span> kv</text:p>
      <text:p text:style-name="P3"><text:span text:style-name="T2">524</text:span> kw</text:p>
      <text:p text:style-name="P3"><text:span text:style-name="T2">525</text:span> kx</text:p>
      <text:p text:style-name="P3"><text:span text:style-name="T2">526</text:span> ky</text:p>
      <text:p text:style-name="P3"><text:span text:style-name="T2">531</text:span> kz</text:p>
      <text:p text:style-name="P3"><text:span text:style-name="T2">532</text:span> l</text:p>
      <text:p text:style-name="P3"><text:span text:style-name="T2">533</text:span> L</text:p>
      <text:p text:style-name="P3"><text:span text:style-name="T2">534</text:span> La</text:p>
      <text:p text:style-name="P3"><text:span text:style-name="T2">535</text:span> labor</text:p>
      <text:p text:style-name="P3"><text:span text:style-name="T2">536</text:span> laboral</text:p>
      <text:p text:style-name="P3"><text:span text:style-name="T2">541</text:span> laborar</text:p>
      <text:p text:style-name="P3"><text:span text:style-name="T2">542</text:span> labrego</text:p>
      <text:p text:style-name="P3"><text:span text:style-name="T2">543</text:span> labuta</text:p>
      <text:p text:style-name="P3"><text:span text:style-name="T2">544</text:span> labutar</text:p>
      <text:p text:style-name="P3"><text:span text:style-name="T2">545</text:span> laca</text:p>
      <text:p text:style-name="P3"><text:span text:style-name="T2">546</text:span> lacrado</text:p>
      <text:p text:style-name="P3"><text:span text:style-name="T2">551</text:span> lacuna</text:p>
      <text:p text:style-name="P3"><text:span text:style-name="T2">552</text:span> ladeado</text:p>
      <text:p text:style-name="P3"><text:span text:style-name="T2">553</text:span> ladear</text:p>
      <text:p text:style-name="P3"><text:span text:style-name="T2">554</text:span> ladeira</text:p>
      <text:p text:style-name="P3"><text:span text:style-name="T2">555</text:span> lado</text:p>
      <text:p text:style-name="P3"><text:span text:style-name="T2">556</text:span> ladrar</text:p>
      <text:p text:style-name="P3"><text:span text:style-name="T2">561</text:span> lady</text:p>
      <text:p text:style-name="P3"><text:span text:style-name="T2">562</text:span> lagar</text:p>
      <text:p text:style-name="P3"><text:span text:style-name="T2">563</text:span> lagarta</text:p>
      <text:p text:style-name="P3"><text:span text:style-name="T2">564</text:span> lagarto</text:p>
      <text:p text:style-name="P3"><text:span text:style-name="T2">565</text:span> lage</text:p>
      <text:p text:style-name="P3"><text:span text:style-name="T2">566</text:span> lago</text:p>
      <text:p text:style-name="P3"><text:span text:style-name="T2">611</text:span> lagoa</text:p>
      <text:p text:style-name="P3"><text:span text:style-name="T2">612</text:span> lagosta</text:p>
      <text:p text:style-name="P3"><text:span text:style-name="T2">613</text:span> laguna</text:p>
      <text:p text:style-name="P3"><text:span text:style-name="T2">614</text:span> laia</text:p>
      <text:p text:style-name="P3"><text:span text:style-name="T2">615</text:span> laico</text:p>
      <text:p text:style-name="P3"><text:span text:style-name="T2">616</text:span> laivo</text:p>
      <text:p text:style-name="P3"><text:span text:style-name="T2">621</text:span> laje</text:p>
      <text:p text:style-name="P3"><text:span text:style-name="T2">622</text:span> lajeado</text:p>
      <text:p text:style-name="P3"><text:span text:style-name="T2">623</text:span> lajedo</text:p>
      <text:p text:style-name="P3"><text:span text:style-name="T2">624</text:span> lama</text:p>
      <text:p text:style-name="P3"><text:span text:style-name="T2">625</text:span> lambada</text:p>
      <text:p text:style-name="P3"><text:span text:style-name="T2">626</text:span> lamber</text:p>
      <text:p text:style-name="P3"><text:span text:style-name="T2">631</text:span> lameiro</text:p>
      <text:p text:style-name="P3"><text:span text:style-name="T2">632</text:span> lamento</text:p>
      <text:p text:style-name="P3"><text:span text:style-name="T2">633</text:span> lampejo</text:p>
      <text:p text:style-name="P3"><text:span text:style-name="T2">634</text:span> lance</text:p>
      <text:p text:style-name="P3"><text:span text:style-name="T2">635</text:span> lancha</text:p>
      <text:p text:style-name="P3"><text:span text:style-name="T2">636</text:span> lanche</text:p>
      <text:p text:style-name="P3"><text:span text:style-name="T2">641</text:span> land</text:p>
      <text:p text:style-name="P3"><text:span text:style-name="T2">642</text:span> lapa</text:p>
      <text:p text:style-name="P3"><text:span text:style-name="T2">643</text:span> lapela</text:p>
      <text:p text:style-name="P3"><text:span text:style-name="T2">644</text:span> lapso</text:p>
      <text:p text:style-name="P3"><text:span text:style-name="T2">645</text:span> lar</text:p>
      <text:p text:style-name="P3"><text:span text:style-name="T2">646</text:span> laranja</text:p>
      <text:p text:style-name="P3"><text:span text:style-name="T2">651</text:span> lareira</text:p>
      <text:p text:style-name="P3"><text:span text:style-name="T2">652</text:span> largado</text:p>
      <text:p text:style-name="P3"><text:span text:style-name="T2">653</text:span> largar</text:p>
      <text:p text:style-name="P3"><text:span text:style-name="T2">654</text:span> largo</text:p>
      <text:p text:style-name="P3"><text:span text:style-name="T2">655</text:span> largura</text:p>
      <text:p text:style-name="P3"><text:span text:style-name="T2">656</text:span> laringe</text:p>
      <text:p text:style-name="P3"><text:span text:style-name="T2">661</text:span> larva</text:p>
      <text:p text:style-name="P3"><text:span text:style-name="T2">662</text:span> larvar</text:p>
      <text:p text:style-name="P3"><text:span text:style-name="T2">663</text:span> lasca</text:p>
      <text:p text:style-name="P3"><text:span text:style-name="T2">664</text:span> lascado</text:p>
      <text:p text:style-name="P3"><text:span text:style-name="T2">665</text:span> lascar</text:p>
      <text:p text:style-name="P3"><text:span text:style-name="T2">666</text:span> lascivo</text:p>
      <text:p text:style-name="P3"><text:soft-page-break/><text:span text:style-name="T2">111</text:span> laser</text:p>
      <text:p text:style-name="P3"><text:span text:style-name="T2">112</text:span> lasso</text:p>
      <text:p text:style-name="P3"><text:span text:style-name="T2">113</text:span> lastro</text:p>
      <text:p text:style-name="P3"><text:span text:style-name="T2">114</text:span> lata</text:p>
      <text:p text:style-name="P3"><text:span text:style-name="T2">115</text:span> latada</text:p>
      <text:p text:style-name="P3"><text:span text:style-name="T2">116</text:span> latejar</text:p>
      <text:p text:style-name="P3"><text:span text:style-name="T2">121</text:span> latente</text:p>
      <text:p text:style-name="P3"><text:span text:style-name="T2">122</text:span> lateral</text:p>
      <text:p text:style-name="P3"><text:span text:style-name="T2">123</text:span> latido</text:p>
      <text:p text:style-name="P3"><text:span text:style-name="T2">124</text:span> latim</text:p>
      <text:p text:style-name="P3"><text:span text:style-name="T2">125</text:span> latino</text:p>
      <text:p text:style-name="P3"><text:span text:style-name="T2">126</text:span> latir</text:p>
      <text:p text:style-name="P3"><text:span text:style-name="T2">131</text:span> lato</text:p>
      <text:p text:style-name="P3"><text:span text:style-name="T2">132</text:span> latrina</text:p>
      <text:p text:style-name="P3"><text:span text:style-name="T2">133</text:span> lauda</text:p>
      <text:p text:style-name="P3"><text:span text:style-name="T2">134</text:span> laudo</text:p>
      <text:p text:style-name="P3"><text:span text:style-name="T2">135</text:span> lava</text:p>
      <text:p text:style-name="P3"><text:span text:style-name="T2">136</text:span> lavado</text:p>
      <text:p text:style-name="P3"><text:span text:style-name="T2">141</text:span> lavagem</text:p>
      <text:p text:style-name="P3"><text:span text:style-name="T2">142</text:span> lavar</text:p>
      <text:p text:style-name="P3"><text:span text:style-name="T2">143</text:span> lavoura</text:p>
      <text:p text:style-name="P3"><text:span text:style-name="T2">144</text:span> lavra</text:p>
      <text:p text:style-name="P3"><text:span text:style-name="T2">145</text:span> lavrado</text:p>
      <text:p text:style-name="P3"><text:span text:style-name="T2">146</text:span> lavrar</text:p>
      <text:p text:style-name="P3"><text:span text:style-name="T2">151</text:span> lazer</text:p>
      <text:p text:style-name="P3"><text:span text:style-name="T2">152</text:span> lb</text:p>
      <text:p text:style-name="P3"><text:span text:style-name="T2">153</text:span> lc</text:p>
      <text:p text:style-name="P3"><text:span text:style-name="T2">154</text:span> LCD</text:p>
      <text:p text:style-name="P3"><text:span text:style-name="T2">155</text:span> ld</text:p>
      <text:p text:style-name="P3"><text:span text:style-name="T2">156</text:span> le</text:p>
      <text:p text:style-name="P3"><text:span text:style-name="T2">161</text:span> leader</text:p>
      <text:p text:style-name="P3"><text:span text:style-name="T2">162</text:span> leal</text:p>
      <text:p text:style-name="P3"><text:span text:style-name="T2">163</text:span> leasing</text:p>
      <text:p text:style-name="P3"><text:span text:style-name="T2">164</text:span> lebre</text:p>
      <text:p text:style-name="P3"><text:span text:style-name="T2">165</text:span> lectivo</text:p>
      <text:p text:style-name="P3"><text:span text:style-name="T2">166</text:span> led</text:p>
      <text:p text:style-name="P3"><text:span text:style-name="T2">211</text:span> ledo</text:p>
      <text:p text:style-name="P3"><text:span text:style-name="T2">212</text:span> legado</text:p>
      <text:p text:style-name="P3"><text:span text:style-name="T2">213</text:span> legal</text:p>
      <text:p text:style-name="P3"><text:span text:style-name="T2">214</text:span> legar</text:p>
      <text:p text:style-name="P3"><text:span text:style-name="T2">215</text:span> legenda</text:p>
      <text:p text:style-name="P3"><text:span text:style-name="T2">216</text:span> legista</text:p>
      <text:p text:style-name="P3"><text:span text:style-name="T2">221</text:span> legume</text:p>
      <text:p text:style-name="P3"><text:span text:style-name="T2">222</text:span> lei</text:p>
      <text:p text:style-name="P3"><text:span text:style-name="T2">223</text:span> leigo</text:p>
      <text:p text:style-name="P3"><text:span text:style-name="T2">224</text:span> leiloar</text:p>
      <text:p text:style-name="P3"><text:span text:style-name="T2">225</text:span> leira</text:p>
      <text:p text:style-name="P3"><text:span text:style-name="T2">226</text:span> leite</text:p>
      <text:p text:style-name="P3"><text:span text:style-name="T2">231</text:span> leito</text:p>
      <text:p text:style-name="P3"><text:span text:style-name="T2">232</text:span> leitor</text:p>
      <text:p text:style-name="P3"><text:span text:style-name="T2">233</text:span> leitora</text:p>
      <text:p text:style-name="P3"><text:span text:style-name="T2">234</text:span> leitoso</text:p>
      <text:p text:style-name="P3"><text:span text:style-name="T2">235</text:span> leitura</text:p>
      <text:p text:style-name="P3"><text:span text:style-name="T2">236</text:span> leiva</text:p>
      <text:p text:style-name="P3"><text:span text:style-name="T2">241</text:span> lema</text:p>
      <text:p text:style-name="P3"><text:span text:style-name="T2">242</text:span> lembrar</text:p>
      <text:p text:style-name="P3"><text:span text:style-name="T2">243</text:span> leme</text:p>
      <text:p text:style-name="P3"><text:span text:style-name="T2">244</text:span> lenda</text:p>
      <text:p text:style-name="P3"><text:span text:style-name="T2">245</text:span> lenha</text:p>
      <text:p text:style-name="P3"><text:span text:style-name="T2">246</text:span> lenho</text:p>
      <text:p text:style-name="P3"><text:span text:style-name="T2">251</text:span> lenhoso</text:p>
      <text:p text:style-name="P3"><text:span text:style-name="T2">252</text:span> lente</text:p>
      <text:p text:style-name="P3"><text:span text:style-name="T2">253</text:span> lento</text:p>
      <text:p text:style-name="P3"><text:span text:style-name="T2">254</text:span> leoa</text:p>
      <text:p text:style-name="P3"><text:span text:style-name="T2">255</text:span> lepra</text:p>
      <text:p text:style-name="P3"><text:span text:style-name="T2">256</text:span> leque</text:p>
      <text:p text:style-name="P3"><text:span text:style-name="T2">261</text:span> ler</text:p>
      <text:p text:style-name="P3"><text:span text:style-name="T2">262</text:span> lerdo</text:p>
      <text:p text:style-name="P3"><text:span text:style-name="T2">263</text:span> lesado</text:p>
      <text:p text:style-name="P3"><text:span text:style-name="T2">264</text:span> lesar</text:p>
      <text:p text:style-name="P3"><text:span text:style-name="T2">265</text:span> lesivo</text:p>
      <text:p text:style-name="P3"><text:span text:style-name="T2">266</text:span> lesma</text:p>
      <text:p text:style-name="P3"><text:span text:style-name="T2">311</text:span> leste</text:p>
      <text:p text:style-name="P3"><text:span text:style-name="T2">312</text:span> lesto</text:p>
      <text:p text:style-name="P3"><text:span text:style-name="T2">313</text:span> letal</text:p>
      <text:p text:style-name="P3"><text:span text:style-name="T2">314</text:span> letra</text:p>
      <text:p text:style-name="P3"><text:span text:style-name="T2">315</text:span> letrado</text:p>
      <text:p text:style-name="P3"><text:span text:style-name="T2">316</text:span> levado</text:p>
      <text:p text:style-name="P3"><text:span text:style-name="T2">321</text:span> levante</text:p>
      <text:p text:style-name="P3"><text:span text:style-name="T2">322</text:span> levar</text:p>
      <text:p text:style-name="P3"><text:span text:style-name="T2">323</text:span> leve</text:p>
      <text:p text:style-name="P3"><text:span text:style-name="T2">324</text:span> leveza</text:p>
      <text:p text:style-name="P3"><text:span text:style-name="T2">325</text:span> leviano</text:p>
      <text:p text:style-name="P3"><text:span text:style-name="T2">326</text:span> lexical</text:p>
      <text:p text:style-name="P3"><text:span text:style-name="T2">331</text:span> lf</text:p>
      <text:p text:style-name="P3"><text:span text:style-name="T2">332</text:span> lg</text:p>
      <text:p text:style-name="P3"><text:span text:style-name="T2">333</text:span> lh</text:p>
      <text:p text:style-name="P3"><text:span text:style-name="T2">334</text:span> lhe</text:p>
      <text:p text:style-name="P3"><text:span text:style-name="T2">335</text:span> Li</text:p>
      <text:p text:style-name="P3"><text:span text:style-name="T2">336</text:span> li</text:p>
      <text:p text:style-name="P3"><text:span text:style-name="T2">341</text:span> liana</text:p>
      <text:p text:style-name="P3"><text:span text:style-name="T2">342</text:span> liar</text:p>
      <text:p text:style-name="P3"><text:span text:style-name="T2">343</text:span> liberal</text:p>
      <text:p text:style-name="P3"><text:span text:style-name="T2">344</text:span> liberar</text:p>
      <text:p text:style-name="P3"><text:span text:style-name="T2">345</text:span> liberto</text:p>
      <text:p text:style-name="P3"><text:span text:style-name="T2">346</text:span> libra</text:p>
      <text:p text:style-name="P3"><text:span text:style-name="T2">351</text:span> librar</text:p>
      <text:p text:style-name="P3"><text:span text:style-name="T2">352</text:span> liceal</text:p>
      <text:p text:style-name="P3"><text:span text:style-name="T2">353</text:span> liceu</text:p>
      <text:p text:style-name="P3"><text:span text:style-name="T2">354</text:span> licor</text:p>
      <text:p text:style-name="P3"><text:span text:style-name="T2">355</text:span> lida</text:p>
      <text:p text:style-name="P3"><text:span text:style-name="T2">356</text:span> lidar</text:p>
      <text:p text:style-name="P3"><text:span text:style-name="T2">361</text:span> lide</text:p>
      <text:p text:style-name="P3"><text:span text:style-name="T2">362</text:span> lider</text:p>
      <text:p text:style-name="P3"><text:span text:style-name="T2">363</text:span> liderar</text:p>
      <text:p text:style-name="P3"><text:span text:style-name="T2">364</text:span> lido</text:p>
      <text:p text:style-name="P3"><text:span text:style-name="T2">365</text:span> liga</text:p>
      <text:p text:style-name="P3"><text:span text:style-name="T2">366</text:span> ligada</text:p>
      <text:p text:style-name="P3"><text:span text:style-name="T2">411</text:span> ligado</text:p>
      <text:p text:style-name="P3"><text:span text:style-name="T2">412</text:span> ligar</text:p>
      <text:p text:style-name="P3"><text:span text:style-name="T2">413</text:span> ligeiro</text:p>
      <text:p text:style-name="P3"><text:span text:style-name="T2">414</text:span> light</text:p>
      <text:p text:style-name="P3"><text:span text:style-name="T2">415</text:span> like</text:p>
      <text:p text:style-name="P3"><text:span text:style-name="T2">416</text:span> lima</text:p>
      <text:p text:style-name="P3"><text:span text:style-name="T2">421</text:span> limar</text:p>
      <text:p text:style-name="P3"><text:span text:style-name="T2">422</text:span> limbo</text:p>
      <text:p text:style-name="P3"><text:span text:style-name="T2">423</text:span> limiar</text:p>
      <text:p text:style-name="P3"><text:span text:style-name="T2">424</text:span> liminar</text:p>
      <text:p text:style-name="P3"><text:span text:style-name="T2">425</text:span> limitar</text:p>
      <text:p text:style-name="P3"><text:span text:style-name="T2">426</text:span> limite</text:p>
      <text:p text:style-name="P3"><text:span text:style-name="T2">431</text:span> limo</text:p>
      <text:p text:style-name="P3"><text:span text:style-name="T2">432</text:span> limpar</text:p>
      <text:p text:style-name="P3"><text:span text:style-name="T2">433</text:span> limpeza</text:p>
      <text:p text:style-name="P3"><text:span text:style-name="T2">434</text:span> limpo</text:p>
      <text:p text:style-name="P3"><text:span text:style-name="T2">435</text:span> linda</text:p>
      <text:p text:style-name="P3"><text:span text:style-name="T2">436</text:span> lindeza</text:p>
      <text:p text:style-name="P3"><text:span text:style-name="T2">441</text:span> lindo</text:p>
      <text:p text:style-name="P3"><text:span text:style-name="T2">442</text:span> line</text:p>
      <text:p text:style-name="P3"><text:span text:style-name="T2">443</text:span> linear</text:p>
      <text:p text:style-name="P3"><text:span text:style-name="T2">444</text:span> linfa</text:p>
      <text:p text:style-name="P3"><text:span text:style-name="T2">445</text:span> linha</text:p>
      <text:p text:style-name="P3"><text:span text:style-name="T2">446</text:span> linho</text:p>
      <text:p text:style-name="P3"><text:span text:style-name="T2">451</text:span> link</text:p>
      <text:p text:style-name="P3"><text:span text:style-name="T2">452</text:span> lira</text:p>
      <text:p text:style-name="P3"><text:span text:style-name="T2">453</text:span> lirismo</text:p>
      <text:p text:style-name="P3"><text:span text:style-name="T2">454</text:span> lisboa</text:p>
      <text:p text:style-name="P3"><text:span text:style-name="T2">455</text:span> lise</text:p>
      <text:p text:style-name="P3"><text:span text:style-name="T2">456</text:span> liso</text:p>
      <text:p text:style-name="P3"><text:span text:style-name="T2">461</text:span> lisonja</text:p>
      <text:p text:style-name="P3"><text:span text:style-name="T2">462</text:span> lista</text:p>
      <text:p text:style-name="P3"><text:span text:style-name="T2">463</text:span> listado</text:p>
      <text:p text:style-name="P3"><text:span text:style-name="T2">464</text:span> listra</text:p>
      <text:p text:style-name="P3"><text:span text:style-name="T2">465</text:span> lisura</text:p>
      <text:p text:style-name="P3"><text:span text:style-name="T2">466</text:span> liteira</text:p>
      <text:p text:style-name="P3"><text:span text:style-name="T2">511</text:span> literal</text:p>
      <text:p text:style-name="P3"><text:span text:style-name="T2">512</text:span> litoral</text:p>
      <text:p text:style-name="P3"><text:span text:style-name="T2">513</text:span> litro</text:p>
      <text:p text:style-name="P3"><text:span text:style-name="T2">514</text:span> little</text:p>
      <text:p text:style-name="P3"><text:span text:style-name="T2">515</text:span> lituano</text:p>
      <text:p text:style-name="P3"><text:span text:style-name="T2">516</text:span> living</text:p>
      <text:p text:style-name="P3"><text:span text:style-name="T2">521</text:span> livrar</text:p>
      <text:p text:style-name="P3"><text:span text:style-name="T2">522</text:span> livre</text:p>
      <text:p text:style-name="P3"><text:span text:style-name="T2">523</text:span> livro</text:p>
      <text:p text:style-name="P3"><text:span text:style-name="T2">524</text:span> lixa</text:p>
      <text:p text:style-name="P3"><text:span text:style-name="T2">525</text:span> lixar</text:p>
      <text:p text:style-name="P3"><text:span text:style-name="T2">526</text:span> lixeira</text:p>
      <text:p text:style-name="P3"><text:span text:style-name="T2">531</text:span> lixo</text:p>
      <text:p text:style-name="P3"><text:span text:style-name="T2">532</text:span> lj</text:p>
      <text:p text:style-name="P3"><text:span text:style-name="T2">533</text:span> lk</text:p>
      <text:p text:style-name="P3"><text:span text:style-name="T2">534</text:span> ll</text:p>
      <text:p text:style-name="P3"><text:span text:style-name="T2">535</text:span> lll</text:p>
      <text:p text:style-name="P3"><text:span text:style-name="T2">536</text:span> llll</text:p>
      <text:p text:style-name="P3"><text:span text:style-name="T2">541</text:span> lm</text:p>
      <text:p text:style-name="P3"><text:span text:style-name="T2">542</text:span> lmn</text:p>
      <text:p text:style-name="P3"><text:span text:style-name="T2">543</text:span> ln</text:p>
      <text:p text:style-name="P3"><text:span text:style-name="T2">544</text:span> lo</text:p>
      <text:p text:style-name="P3"><text:span text:style-name="T2">545</text:span> loa</text:p>
      <text:p text:style-name="P3"><text:span text:style-name="T2">546</text:span> lobato</text:p>
      <text:p text:style-name="P3"><text:span text:style-name="T2">551</text:span> lobbie</text:p>
      <text:p text:style-name="P3"><text:span text:style-name="T2">552</text:span> lobby</text:p>
      <text:p text:style-name="P3"><text:span text:style-name="T2">553</text:span> lobo</text:p>
      <text:p text:style-name="P3"><text:span text:style-name="T2">554</text:span> local</text:p>
      <text:p text:style-name="P3"><text:span text:style-name="T2">555</text:span> locar</text:p>
      <text:p text:style-name="P3"><text:span text:style-name="T2">556</text:span> locutor</text:p>
      <text:p text:style-name="P3"><text:span text:style-name="T2">561</text:span> lodo</text:p>
      <text:p text:style-name="P3"><text:span text:style-name="T2">562</text:span> lodoso</text:p>
      <text:p text:style-name="P3"><text:span text:style-name="T2">563</text:span> logo</text:p>
      <text:p text:style-name="P3"><text:span text:style-name="T2">564</text:span> logos</text:p>
      <text:p text:style-name="P3"><text:span text:style-name="T2">565</text:span> lograr</text:p>
      <text:p text:style-name="P3"><text:span text:style-name="T2">566</text:span> logro</text:p>
      <text:p text:style-name="P3"><text:span text:style-name="T2">611</text:span> loira</text:p>
      <text:p text:style-name="P3"><text:span text:style-name="T2">612</text:span> loiro</text:p>
      <text:p text:style-name="P3"><text:span text:style-name="T2">613</text:span> loja</text:p>
      <text:p text:style-name="P3"><text:span text:style-name="T2">614</text:span> lojista</text:p>
      <text:p text:style-name="P3"><text:span text:style-name="T2">615</text:span> lomba</text:p>
      <text:p text:style-name="P3"><text:span text:style-name="T2">616</text:span> lombada</text:p>
      <text:p text:style-name="P3"><text:span text:style-name="T2">621</text:span> lombar</text:p>
      <text:p text:style-name="P3"><text:span text:style-name="T2">622</text:span> lombo</text:p>
      <text:p text:style-name="P3"><text:span text:style-name="T2">623</text:span> lona</text:p>
      <text:p text:style-name="P3"><text:span text:style-name="T2">624</text:span> longe</text:p>
      <text:p text:style-name="P3"><text:span text:style-name="T2">625</text:span> longes</text:p>
      <text:p text:style-name="P3"><text:span text:style-name="T2">626</text:span> longo</text:p>
      <text:p text:style-name="P3"><text:span text:style-name="T2">631</text:span> lonjura</text:p>
      <text:p text:style-name="P3"><text:span text:style-name="T2">632</text:span> lontra</text:p>
      <text:p text:style-name="P3"><text:span text:style-name="T2">633</text:span> look</text:p>
      <text:p text:style-name="P3"><text:span text:style-name="T2">634</text:span> lord</text:p>
      <text:p text:style-name="P3"><text:span text:style-name="T2">635</text:span> lorde</text:p>
      <text:p text:style-name="P3"><text:span text:style-name="T2">636</text:span> losango</text:p>
      <text:p text:style-name="P3"><text:span text:style-name="T2">641</text:span> lost</text:p>
      <text:p text:style-name="P3"><text:span text:style-name="T2">642</text:span> lotado</text:p>
      <text:p text:style-name="P3"><text:span text:style-name="T2">643</text:span> lotar</text:p>
      <text:p text:style-name="P3"><text:span text:style-name="T2">644</text:span> lotaria</text:p>
      <text:p text:style-name="P3"><text:span text:style-name="T2">645</text:span> lote</text:p>
      <text:p text:style-name="P3"><text:span text:style-name="T2">646</text:span> loteria</text:p>
      <text:p text:style-name="P3"><text:span text:style-name="T2">651</text:span> louco</text:p>
      <text:p text:style-name="P3"><text:span text:style-name="T2">652</text:span> loucura</text:p>
      <text:p text:style-name="P3"><text:span text:style-name="T2">653</text:span> loura</text:p>
      <text:p text:style-name="P3"><text:span text:style-name="T2">654</text:span> louro</text:p>
      <text:p text:style-name="P3"><text:span text:style-name="T2">655</text:span> lousa</text:p>
      <text:p text:style-name="P3"><text:span text:style-name="T2">656</text:span> louvado</text:p>
      <text:p text:style-name="P3"><text:span text:style-name="T2">661</text:span> louvar</text:p>
      <text:p text:style-name="P3"><text:span text:style-name="T2">662</text:span> louvor</text:p>
      <text:p text:style-name="P3"><text:span text:style-name="T2">663</text:span> lp</text:p>
      <text:p text:style-name="P3"><text:span text:style-name="T2">664</text:span> lq</text:p>
      <text:p text:style-name="P3"><text:span text:style-name="T2">665</text:span> Lr</text:p>
      <text:p text:style-name="P3"><text:span text:style-name="T2">666</text:span> lr</text:p>
      <text:p text:style-name="P3"><text:soft-page-break/><text:span text:style-name="T2">111</text:span> ls</text:p>
      <text:p text:style-name="P3"><text:span text:style-name="T2">112</text:span> lt</text:p>
      <text:p text:style-name="P3"><text:span text:style-name="T2">113</text:span> Lu</text:p>
      <text:p text:style-name="P3"><text:span text:style-name="T2">114</text:span> lu</text:p>
      <text:p text:style-name="P3"><text:span text:style-name="T2">115</text:span> lua</text:p>
      <text:p text:style-name="P3"><text:span text:style-name="T2">116</text:span> luar</text:p>
      <text:p text:style-name="P3"><text:span text:style-name="T2">121</text:span> lucidez</text:p>
      <text:p text:style-name="P3"><text:span text:style-name="T2">122</text:span> lucrar</text:p>
      <text:p text:style-name="P3"><text:span text:style-name="T2">123</text:span> lucro</text:p>
      <text:p text:style-name="P3"><text:span text:style-name="T2">124</text:span> lufada</text:p>
      <text:p text:style-name="P3"><text:span text:style-name="T2">125</text:span> lugar</text:p>
      <text:p text:style-name="P3"><text:span text:style-name="T2">126</text:span> lula</text:p>
      <text:p text:style-name="P3"><text:span text:style-name="T2">131</text:span> lume</text:p>
      <text:p text:style-name="P3"><text:span text:style-name="T2">132</text:span> lumiar</text:p>
      <text:p text:style-name="P3"><text:span text:style-name="T2">133</text:span> lunar</text:p>
      <text:p text:style-name="P3"><text:span text:style-name="T2">134</text:span> lunda</text:p>
      <text:p text:style-name="P3"><text:span text:style-name="T2">135</text:span> luneta</text:p>
      <text:p text:style-name="P3"><text:span text:style-name="T2">136</text:span> lupa</text:p>
      <text:p text:style-name="P3"><text:span text:style-name="T2">141</text:span> luso</text:p>
      <text:p text:style-name="P3"><text:span text:style-name="T2">142</text:span> lustre</text:p>
      <text:p text:style-name="P3"><text:span text:style-name="T2">143</text:span> lustro</text:p>
      <text:p text:style-name="P3"><text:span text:style-name="T2">144</text:span> luta</text:p>
      <text:p text:style-name="P3"><text:span text:style-name="T2">145</text:span> lutador</text:p>
      <text:p text:style-name="P3"><text:span text:style-name="T2">146</text:span> lutar</text:p>
      <text:p text:style-name="P3"><text:span text:style-name="T2">151</text:span> luto</text:p>
      <text:p text:style-name="P3"><text:span text:style-name="T2">152</text:span> luva</text:p>
      <text:p text:style-name="P3"><text:span text:style-name="T2">153</text:span> lux</text:p>
      <text:p text:style-name="P3"><text:span text:style-name="T2">154</text:span> luxo</text:p>
      <text:p text:style-name="P3"><text:span text:style-name="T2">155</text:span> luxuoso</text:p>
      <text:p text:style-name="P3"><text:span text:style-name="T2">156</text:span> luz</text:p>
      <text:p text:style-name="P3"><text:span text:style-name="T2">161</text:span> luzente</text:p>
      <text:p text:style-name="P3"><text:span text:style-name="T2">162</text:span> luzidio</text:p>
      <text:p text:style-name="P3"><text:span text:style-name="T2">163</text:span> luzir</text:p>
      <text:p text:style-name="P3"><text:span text:style-name="T2">164</text:span> lv</text:p>
      <text:p text:style-name="P3"><text:span text:style-name="T2">165</text:span> Lv</text:p>
      <text:p text:style-name="P3"><text:span text:style-name="T2">166</text:span> lw</text:p>
      <text:p text:style-name="P3"><text:span text:style-name="T2">211</text:span> lx</text:p>
      <text:p text:style-name="P3"><text:span text:style-name="T2">212</text:span> ly</text:p>
      <text:p text:style-name="P3"><text:span text:style-name="T2">213</text:span> lz</text:p>
      <text:p text:style-name="P3"><text:span text:style-name="T2">214</text:span> M</text:p>
      <text:p text:style-name="P3"><text:span text:style-name="T2">215</text:span> m</text:p>
      <text:p text:style-name="P3"><text:span text:style-name="T2">216</text:span> MA</text:p>
      <text:p text:style-name="P3"><text:span text:style-name="T2">221</text:span> maca</text:p>
      <text:p text:style-name="P3"><text:span text:style-name="T2">222</text:span> macabro</text:p>
      <text:p text:style-name="P3"><text:span text:style-name="T2">223</text:span> mach</text:p>
      <text:p text:style-name="P3"><text:span text:style-name="T2">224</text:span> machado</text:p>
      <text:p text:style-name="P3"><text:span text:style-name="T2">225</text:span> machine</text:p>
      <text:p text:style-name="P3"><text:span text:style-name="T2">226</text:span> macho</text:p>
      <text:p text:style-name="P3"><text:span text:style-name="T2">231</text:span> macio</text:p>
      <text:p text:style-name="P3"><text:span text:style-name="T2">232</text:span> maconha</text:p>
      <text:p text:style-name="P3"><text:span text:style-name="T2">233</text:span> macro</text:p>
      <text:p text:style-name="P3"><text:span text:style-name="T2">234</text:span> macular</text:p>
      <text:p text:style-name="P3"><text:span text:style-name="T2">235</text:span> madama</text:p>
      <text:p text:style-name="P3"><text:span text:style-name="T2">236</text:span> madame</text:p>
      <text:p text:style-name="P3"><text:span text:style-name="T2">241</text:span> madeira</text:p>
      <text:p text:style-name="P3"><text:span text:style-name="T2">242</text:span> madeiro</text:p>
      <text:p text:style-name="P3"><text:span text:style-name="T2">243</text:span> madeixa</text:p>
      <text:p text:style-name="P3"><text:span text:style-name="T2">244</text:span> madona</text:p>
      <text:p text:style-name="P3"><text:span text:style-name="T2">245</text:span> madre</text:p>
      <text:p text:style-name="P3"><text:span text:style-name="T2">246</text:span> maduro</text:p>
      <text:p text:style-name="P3"><text:span text:style-name="T2">251</text:span> maestro</text:p>
      <text:p text:style-name="P3"><text:span text:style-name="T2">252</text:span> mafia</text:p>
      <text:p text:style-name="P3"><text:span text:style-name="T2">253</text:span> mafioso</text:p>
      <text:p text:style-name="P3"><text:span text:style-name="T2">254</text:span> magia</text:p>
      <text:p text:style-name="P3"><text:span text:style-name="T2">255</text:span> magma</text:p>
      <text:p text:style-name="P3"><text:span text:style-name="T2">256</text:span> magnata</text:p>
      <text:p text:style-name="P3"><text:span text:style-name="T2">261</text:span> magnete</text:p>
      <text:p text:style-name="P3"><text:span text:style-name="T2">262</text:span> magno</text:p>
      <text:p text:style-name="P3"><text:span text:style-name="T2">263</text:span> mago</text:p>
      <text:p text:style-name="P3"><text:span text:style-name="T2">264</text:span> magoado</text:p>
      <text:p text:style-name="P3"><text:span text:style-name="T2">265</text:span> magoar</text:p>
      <text:p text:style-name="P3"><text:span text:style-name="T2">266</text:span> magote</text:p>
      <text:p text:style-name="P3"><text:span text:style-name="T2">311</text:span> magreza</text:p>
      <text:p text:style-name="P3"><text:span text:style-name="T2">312</text:span> magro</text:p>
      <text:p text:style-name="P3"><text:span text:style-name="T2">313</text:span> maia</text:p>
      <text:p text:style-name="P3"><text:span text:style-name="T2">314</text:span> mail</text:p>
      <text:p text:style-name="P3"><text:span text:style-name="T2">315</text:span> maior</text:p>
      <text:p text:style-name="P3"><text:span text:style-name="T2">316</text:span> maioral</text:p>
      <text:p text:style-name="P3"><text:span text:style-name="T2">321</text:span> maiores</text:p>
      <text:p text:style-name="P3"><text:span text:style-name="T2">322</text:span> maioria</text:p>
      <text:p text:style-name="P3"><text:span text:style-name="T2">323</text:span> mais</text:p>
      <text:p text:style-name="P3"><text:span text:style-name="T2">324</text:span> maison</text:p>
      <text:p text:style-name="P3"><text:span text:style-name="T2">325</text:span> major</text:p>
      <text:p text:style-name="P3"><text:span text:style-name="T2">326</text:span> mal</text:p>
      <text:p text:style-name="P3"><text:span text:style-name="T2">331</text:span> mala</text:p>
      <text:p text:style-name="P3"><text:span text:style-name="T2">332</text:span> malaio</text:p>
      <text:p text:style-name="P3"><text:span text:style-name="T2">333</text:span> malawi</text:p>
      <text:p text:style-name="P3"><text:span text:style-name="T2">334</text:span> maldade</text:p>
      <text:p text:style-name="P3"><text:span text:style-name="T2">335</text:span> maldito</text:p>
      <text:p text:style-name="P3"><text:span text:style-name="T2">336</text:span> maldoso</text:p>
      <text:p text:style-name="P3"><text:span text:style-name="T2">341</text:span> maleita</text:p>
      <text:p text:style-name="P3"><text:span text:style-name="T2">342</text:span> maleta</text:p>
      <text:p text:style-name="P3"><text:span text:style-name="T2">343</text:span> malga</text:p>
      <text:p text:style-name="P3"><text:span text:style-name="T2">344</text:span> malha</text:p>
      <text:p text:style-name="P3"><text:span text:style-name="T2">345</text:span> malhado</text:p>
      <text:p text:style-name="P3"><text:span text:style-name="T2">346</text:span> malhar</text:p>
      <text:p text:style-name="P3"><text:span text:style-name="T2">351</text:span> malho</text:p>
      <text:p text:style-name="P3"><text:span text:style-name="T2">352</text:span> maligno</text:p>
      <text:p text:style-name="P3"><text:span text:style-name="T2">353</text:span> maloca</text:p>
      <text:p text:style-name="P3"><text:span text:style-name="T2">354</text:span> malogro</text:p>
      <text:p text:style-name="P3"><text:span text:style-name="T2">355</text:span> malta</text:p>
      <text:p text:style-name="P3"><text:span text:style-name="T2">356</text:span> maluco</text:p>
      <text:p text:style-name="P3"><text:span text:style-name="T2">361</text:span> malva</text:p>
      <text:p text:style-name="P3"><text:span text:style-name="T2">362</text:span> malvado</text:p>
      <text:p text:style-name="P3"><text:span text:style-name="T2">363</text:span> mama</text:p>
      <text:p text:style-name="P3"><text:span text:style-name="T2">364</text:span> mamar</text:p>
      <text:p text:style-name="P3"><text:span text:style-name="T2">365</text:span> mamilo</text:p>
      <text:p text:style-name="P3"><text:span text:style-name="T2">366</text:span> mana</text:p>
      <text:p text:style-name="P3"><text:span text:style-name="T2">411</text:span> manada</text:p>
      <text:p text:style-name="P3"><text:span text:style-name="T2">412</text:span> manager</text:p>
      <text:p text:style-name="P3"><text:span text:style-name="T2">413</text:span> manar</text:p>
      <text:p text:style-name="P3"><text:span text:style-name="T2">414</text:span> manata</text:p>
      <text:p text:style-name="P3"><text:span text:style-name="T2">415</text:span> mancar</text:p>
      <text:p text:style-name="P3"><text:span text:style-name="T2">416</text:span> mancebo</text:p>
      <text:p text:style-name="P3"><text:span text:style-name="T2">421</text:span> mancha</text:p>
      <text:p text:style-name="P3"><text:span text:style-name="T2">422</text:span> manchar</text:p>
      <text:p text:style-name="P3"><text:span text:style-name="T2">423</text:span> manco</text:p>
      <text:p text:style-name="P3"><text:span text:style-name="T2">424</text:span> mandado</text:p>
      <text:p text:style-name="P3"><text:span text:style-name="T2">425</text:span> mandar</text:p>
      <text:p text:style-name="P3"><text:span text:style-name="T2">426</text:span> mandato</text:p>
      <text:p text:style-name="P3"><text:span text:style-name="T2">431</text:span> mando</text:p>
      <text:p text:style-name="P3"><text:span text:style-name="T2">432</text:span> maneira</text:p>
      <text:p text:style-name="P3"><text:span text:style-name="T2">433</text:span> manejar</text:p>
      <text:p text:style-name="P3"><text:span text:style-name="T2">434</text:span> manejo</text:p>
      <text:p text:style-name="P3"><text:span text:style-name="T2">435</text:span> manga</text:p>
      <text:p text:style-name="P3"><text:span text:style-name="T2">436</text:span> mangar</text:p>
      <text:p text:style-name="P3"><text:span text:style-name="T2">441</text:span> mangue</text:p>
      <text:p text:style-name="P3"><text:span text:style-name="T2">442</text:span> manha</text:p>
      <text:p text:style-name="P3"><text:span text:style-name="T2">443</text:span> manhoso</text:p>
      <text:p text:style-name="P3"><text:span text:style-name="T2">444</text:span> mania</text:p>
      <text:p text:style-name="P3"><text:span text:style-name="T2">445</text:span> maninho</text:p>
      <text:p text:style-name="P3"><text:span text:style-name="T2">446</text:span> manir</text:p>
      <text:p text:style-name="P3"><text:span text:style-name="T2">451</text:span> manjar</text:p>
      <text:p text:style-name="P3"><text:span text:style-name="T2">452</text:span> mano</text:p>
      <text:p text:style-name="P3"><text:span text:style-name="T2">453</text:span> manobra</text:p>
      <text:p text:style-name="P3"><text:span text:style-name="T2">454</text:span> manso</text:p>
      <text:p text:style-name="P3"><text:span text:style-name="T2">455</text:span> manta</text:p>
      <text:p text:style-name="P3"><text:span text:style-name="T2">456</text:span> manter</text:p>
      <text:p text:style-name="P3"><text:span text:style-name="T2">461</text:span> mantido</text:p>
      <text:p text:style-name="P3"><text:span text:style-name="T2">462</text:span> manto</text:p>
      <text:p text:style-name="P3"><text:span text:style-name="T2">463</text:span> manual</text:p>
      <text:p text:style-name="P3"><text:span text:style-name="T2">464</text:span> maori</text:p>
      <text:p text:style-name="P3"><text:span text:style-name="T2">465</text:span> mapa</text:p>
      <text:p text:style-name="P3"><text:span text:style-name="T2">466</text:span> mapear</text:p>
      <text:p text:style-name="P3"><text:span text:style-name="T2">511</text:span> maquete</text:p>
      <text:p text:style-name="P3"><text:span text:style-name="T2">512</text:span> maquia</text:p>
      <text:p text:style-name="P3"><text:span text:style-name="T2">513</text:span> mar</text:p>
      <text:p text:style-name="P3"><text:span text:style-name="T2">514</text:span> maranha</text:p>
      <text:p text:style-name="P3"><text:span text:style-name="T2">515</text:span> marca</text:p>
      <text:p text:style-name="P3"><text:span text:style-name="T2">516</text:span> marcado</text:p>
      <text:p text:style-name="P3"><text:span text:style-name="T2">521</text:span> marcar</text:p>
      <text:p text:style-name="P3"><text:span text:style-name="T2">522</text:span> marcha</text:p>
      <text:p text:style-name="P3"><text:span text:style-name="T2">523</text:span> marchar</text:p>
      <text:p text:style-name="P3"><text:span text:style-name="T2">524</text:span> marcial</text:p>
      <text:p text:style-name="P3"><text:span text:style-name="T2">525</text:span> marco</text:p>
      <text:p text:style-name="P3"><text:span text:style-name="T2">526</text:span> marear</text:p>
      <text:p text:style-name="P3"><text:span text:style-name="T2">531</text:span> maresia</text:p>
      <text:p text:style-name="P3"><text:span text:style-name="T2">532</text:span> marfim</text:p>
      <text:p text:style-name="P3"><text:span text:style-name="T2">533</text:span> margear</text:p>
      <text:p text:style-name="P3"><text:span text:style-name="T2">534</text:span> margem</text:p>
      <text:p text:style-name="P3"><text:span text:style-name="T2">535</text:span> maria</text:p>
      <text:p text:style-name="P3"><text:span text:style-name="T2">536</text:span> marido</text:p>
      <text:p text:style-name="P3"><text:span text:style-name="T2">541</text:span> marieta</text:p>
      <text:p text:style-name="P3"><text:span text:style-name="T2">542</text:span> marina</text:p>
      <text:p text:style-name="P3"><text:span text:style-name="T2">543</text:span> marinha</text:p>
      <text:p text:style-name="P3"><text:span text:style-name="T2">544</text:span> marinho</text:p>
      <text:p text:style-name="P3"><text:span text:style-name="T2">545</text:span> marino</text:p>
      <text:p text:style-name="P3"><text:span text:style-name="T2">546</text:span> mariola</text:p>
      <text:p text:style-name="P3"><text:span text:style-name="T2">551</text:span> market</text:p>
      <text:p text:style-name="P3"><text:span text:style-name="T2">552</text:span> maroto</text:p>
      <text:p text:style-name="P3"><text:span text:style-name="T2">553</text:span> marreca</text:p>
      <text:p text:style-name="P3"><text:span text:style-name="T2">554</text:span> marreco</text:p>
      <text:p text:style-name="P3"><text:span text:style-name="T2">555</text:span> marreta</text:p>
      <text:p text:style-name="P3"><text:span text:style-name="T2">556</text:span> marrom</text:p>
      <text:p text:style-name="P3"><text:span text:style-name="T2">561</text:span> marte</text:p>
      <text:p text:style-name="P3"><text:span text:style-name="T2">562</text:span> martelo</text:p>
      <text:p text:style-name="P3"><text:span text:style-name="T2">563</text:span> martim</text:p>
      <text:p text:style-name="P3"><text:span text:style-name="T2">564</text:span> martini</text:p>
      <text:p text:style-name="P3"><text:span text:style-name="T2">565</text:span> marujo</text:p>
      <text:p text:style-name="P3"><text:span text:style-name="T2">566</text:span> mas</text:p>
      <text:p text:style-name="P3"><text:span text:style-name="T2">611</text:span> mascar</text:p>
      <text:p text:style-name="P3"><text:span text:style-name="T2">612</text:span> mascate</text:p>
      <text:p text:style-name="P3"><text:span text:style-name="T2">613</text:span> mascote</text:p>
      <text:p text:style-name="P3"><text:span text:style-name="T2">614</text:span> MASP</text:p>
      <text:p text:style-name="P3"><text:span text:style-name="T2">615</text:span> massa</text:p>
      <text:p text:style-name="P3"><text:span text:style-name="T2">616</text:span> massivo</text:p>
      <text:p text:style-name="P3"><text:span text:style-name="T2">621</text:span> master</text:p>
      <text:p text:style-name="P3"><text:span text:style-name="T2">622</text:span> mastro</text:p>
      <text:p text:style-name="P3"><text:span text:style-name="T2">623</text:span> mata</text:p>
      <text:p text:style-name="P3"><text:span text:style-name="T2">624</text:span> matador</text:p>
      <text:p text:style-name="P3"><text:span text:style-name="T2">625</text:span> matagal</text:p>
      <text:p text:style-name="P3"><text:span text:style-name="T2">626</text:span> matar</text:p>
      <text:p text:style-name="P3"><text:span text:style-name="T2">631</text:span> match</text:p>
      <text:p text:style-name="P3"><text:span text:style-name="T2">632</text:span> mate</text:p>
      <text:p text:style-name="P3"><text:span text:style-name="T2">633</text:span> mateiro</text:p>
      <text:p text:style-name="P3"><text:span text:style-name="T2">634</text:span> materno</text:p>
      <text:p text:style-name="P3"><text:span text:style-name="T2">635</text:span> matilha</text:p>
      <text:p text:style-name="P3"><text:span text:style-name="T2">636</text:span> matina</text:p>
      <text:p text:style-name="P3"><text:span text:style-name="T2">641</text:span> matinal</text:p>
      <text:p text:style-name="P3"><text:span text:style-name="T2">642</text:span> matiz</text:p>
      <text:p text:style-name="P3"><text:span text:style-name="T2">643</text:span> mato</text:p>
      <text:p text:style-name="P3"><text:span text:style-name="T2">644</text:span> matriz</text:p>
      <text:p text:style-name="P3"><text:span text:style-name="T2">645</text:span> matrona</text:p>
      <text:p text:style-name="P3"><text:span text:style-name="T2">646</text:span> matutar</text:p>
      <text:p text:style-name="P3"><text:span text:style-name="T2">651</text:span> matuto</text:p>
      <text:p text:style-name="P3"><text:span text:style-name="T2">652</text:span> mau</text:p>
      <text:p text:style-name="P3"><text:span text:style-name="T2">653</text:span> maubere</text:p>
      <text:p text:style-name="P3"><text:span text:style-name="T2">654</text:span> mauro</text:p>
      <text:p text:style-name="P3"><text:span text:style-name="T2">655</text:span> mavioso</text:p>
      <text:p text:style-name="P3"><text:span text:style-name="T2">656</text:span> maxila</text:p>
      <text:p text:style-name="P3"><text:span text:style-name="T2">661</text:span> maxilar</text:p>
      <text:p text:style-name="P3"><text:span text:style-name="T2">662</text:span> maxim</text:p>
      <text:p text:style-name="P3"><text:span text:style-name="T2">663</text:span> mayor</text:p>
      <text:p text:style-name="P3"><text:span text:style-name="T2">664</text:span> mazela</text:p>
      <text:p text:style-name="P3"><text:span text:style-name="T2">665</text:span> mb</text:p>
      <text:p text:style-name="P3"><text:span text:style-name="T2">666</text:span> mc</text:p>
      <text:p text:style-name="P3"><text:soft-page-break/><text:span text:style-name="T2">111</text:span> md</text:p>
      <text:p text:style-name="P3"><text:span text:style-name="T2">112</text:span> Md</text:p>
      <text:p text:style-name="P3"><text:span text:style-name="T2">113</text:span> me</text:p>
      <text:p text:style-name="P3"><text:span text:style-name="T2">114</text:span> meado</text:p>
      <text:p text:style-name="P3"><text:span text:style-name="T2">115</text:span> meandro</text:p>
      <text:p text:style-name="P3"><text:span text:style-name="T2">116</text:span> mecha</text:p>
      <text:p text:style-name="P3"><text:span text:style-name="T2">121</text:span> meda</text:p>
      <text:p text:style-name="P3"><text:span text:style-name="T2">122</text:span> medalha</text:p>
      <text:p text:style-name="P3"><text:span text:style-name="T2">123</text:span> media</text:p>
      <text:p text:style-name="P3"><text:span text:style-name="T2">124</text:span> mediado</text:p>
      <text:p text:style-name="P3"><text:span text:style-name="T2">125</text:span> medial</text:p>
      <text:p text:style-name="P3"><text:span text:style-name="T2">126</text:span> mediana</text:p>
      <text:p text:style-name="P3"><text:span text:style-name="T2">131</text:span> mediano</text:p>
      <text:p text:style-name="P3"><text:span text:style-name="T2">132</text:span> mediar</text:p>
      <text:p text:style-name="P3"><text:span text:style-name="T2">133</text:span> medical</text:p>
      <text:p text:style-name="P3"><text:span text:style-name="T2">134</text:span> medicar</text:p>
      <text:p text:style-name="P3"><text:span text:style-name="T2">135</text:span> medida</text:p>
      <text:p text:style-name="P3"><text:span text:style-name="T2">136</text:span> medidor</text:p>
      <text:p text:style-name="P3"><text:span text:style-name="T2">141</text:span> medina</text:p>
      <text:p text:style-name="P3"><text:span text:style-name="T2">142</text:span> medir</text:p>
      <text:p text:style-name="P3"><text:span text:style-name="T2">143</text:span> meditar</text:p>
      <text:p text:style-name="P3"><text:span text:style-name="T2">144</text:span> medo</text:p>
      <text:p text:style-name="P3"><text:span text:style-name="T2">145</text:span> medonho</text:p>
      <text:p text:style-name="P3"><text:span text:style-name="T2">146</text:span> medrar</text:p>
      <text:p text:style-name="P3"><text:span text:style-name="T2">151</text:span> medroso</text:p>
      <text:p text:style-name="P3"><text:span text:style-name="T2">152</text:span> medula</text:p>
      <text:p text:style-name="P3"><text:span text:style-name="T2">153</text:span> medusa</text:p>
      <text:p text:style-name="P3"><text:span text:style-name="T2">154</text:span> meeting</text:p>
      <text:p text:style-name="P3"><text:span text:style-name="T2">155</text:span> meia</text:p>
      <text:p text:style-name="P3"><text:span text:style-name="T2">156</text:span> meias</text:p>
      <text:p text:style-name="P3"><text:span text:style-name="T2">161</text:span> meigo</text:p>
      <text:p text:style-name="P3"><text:span text:style-name="T2">162</text:span> meio</text:p>
      <text:p text:style-name="P3"><text:span text:style-name="T2">163</text:span> meiose</text:p>
      <text:p text:style-name="P3"><text:span text:style-name="T2">164</text:span> mel</text:p>
      <text:p text:style-name="P3"><text:span text:style-name="T2">165</text:span> melado</text:p>
      <text:p text:style-name="P3"><text:span text:style-name="T2">166</text:span> melena</text:p>
      <text:p text:style-name="P3"><text:span text:style-name="T2">211</text:span> melhor</text:p>
      <text:p text:style-name="P3"><text:span text:style-name="T2">212</text:span> melodia</text:p>
      <text:p text:style-name="P3"><text:span text:style-name="T2">213</text:span> melro</text:p>
      <text:p text:style-name="P3"><text:span text:style-name="T2">214</text:span> membro</text:p>
      <text:p text:style-name="P3"><text:span text:style-name="T2">215</text:span> mendigo</text:p>
      <text:p text:style-name="P3"><text:span text:style-name="T2">216</text:span> menear</text:p>
      <text:p text:style-name="P3"><text:span text:style-name="T2">221</text:span> menina</text:p>
      <text:p text:style-name="P3"><text:span text:style-name="T2">222</text:span> menino</text:p>
      <text:p text:style-name="P3"><text:span text:style-name="T2">223</text:span> menor</text:p>
      <text:p text:style-name="P3"><text:span text:style-name="T2">224</text:span> menos</text:p>
      <text:p text:style-name="P3"><text:span text:style-name="T2">225</text:span> mensal</text:p>
      <text:p text:style-name="P3"><text:span text:style-name="T2">226</text:span> mental</text:p>
      <text:p text:style-name="P3"><text:span text:style-name="T2">231</text:span> mente</text:p>
      <text:p text:style-name="P3"><text:span text:style-name="T2">232</text:span> mentir</text:p>
      <text:p text:style-name="P3"><text:span text:style-name="T2">233</text:span> mentira</text:p>
      <text:p text:style-name="P3"><text:span text:style-name="T2">234</text:span> mento</text:p>
      <text:p text:style-name="P3"><text:span text:style-name="T2">235</text:span> mentor</text:p>
      <text:p text:style-name="P3"><text:span text:style-name="T2">236</text:span> menu</text:p>
      <text:p text:style-name="P3"><text:span text:style-name="T2">241</text:span> mera</text:p>
      <text:p text:style-name="P3"><text:span text:style-name="T2">242</text:span> mercado</text:p>
      <text:p text:style-name="P3"><text:span text:style-name="T2">243</text:span> mercar</text:p>
      <text:p text:style-name="P3"><text:span text:style-name="T2">244</text:span> merecer</text:p>
      <text:p text:style-name="P3"><text:span text:style-name="T2">245</text:span> merenda</text:p>
      <text:p text:style-name="P3"><text:span text:style-name="T2">246</text:span> mero</text:p>
      <text:p text:style-name="P3"><text:span text:style-name="T2">251</text:span> mesa</text:p>
      <text:p text:style-name="P3"><text:span text:style-name="T2">252</text:span> mesada</text:p>
      <text:p text:style-name="P3"><text:span text:style-name="T2">253</text:span> mescla</text:p>
      <text:p text:style-name="P3"><text:span text:style-name="T2">254</text:span> mesclar</text:p>
      <text:p text:style-name="P3"><text:span text:style-name="T2">255</text:span> mesmo</text:p>
      <text:p text:style-name="P3"><text:span text:style-name="T2">256</text:span> messe</text:p>
      <text:p text:style-name="P3"><text:span text:style-name="T2">261</text:span> messias</text:p>
      <text:p text:style-name="P3"><text:span text:style-name="T2">262</text:span> mestra</text:p>
      <text:p text:style-name="P3"><text:span text:style-name="T2">263</text:span> mestre</text:p>
      <text:p text:style-name="P3"><text:span text:style-name="T2">264</text:span> mestria</text:p>
      <text:p text:style-name="P3"><text:span text:style-name="T2">265</text:span> mesura</text:p>
      <text:p text:style-name="P3"><text:span text:style-name="T2">266</text:span> meta</text:p>
      <text:p text:style-name="P3"><text:span text:style-name="T2">311</text:span> metade</text:p>
      <text:p text:style-name="P3"><text:span text:style-name="T2">312</text:span> metal</text:p>
      <text:p text:style-name="P3"><text:span text:style-name="T2">313</text:span> metano</text:p>
      <text:p text:style-name="P3"><text:span text:style-name="T2">314</text:span> meteoro</text:p>
      <text:p text:style-name="P3"><text:span text:style-name="T2">315</text:span> meter</text:p>
      <text:p text:style-name="P3"><text:span text:style-name="T2">316</text:span> metido</text:p>
      <text:p text:style-name="P3"><text:span text:style-name="T2">321</text:span> metro</text:p>
      <text:p text:style-name="P3"><text:span text:style-name="T2">322</text:span> meu</text:p>
      <text:p text:style-name="P3"><text:span text:style-name="T2">323</text:span> mexer</text:p>
      <text:p text:style-name="P3"><text:span text:style-name="T2">324</text:span> mexido</text:p>
      <text:p text:style-name="P3"><text:span text:style-name="T2">325</text:span> mezinha</text:p>
      <text:p text:style-name="P3"><text:span text:style-name="T2">326</text:span> mf</text:p>
      <text:p text:style-name="P3"><text:span text:style-name="T2">331</text:span> MG</text:p>
      <text:p text:style-name="P3"><text:span text:style-name="T2">332</text:span> Mg</text:p>
      <text:p text:style-name="P3"><text:span text:style-name="T2">333</text:span> mh</text:p>
      <text:p text:style-name="P3"><text:span text:style-name="T2">334</text:span> mi</text:p>
      <text:p text:style-name="P3"><text:span text:style-name="T2">335</text:span> miar</text:p>
      <text:p text:style-name="P3"><text:span text:style-name="T2">336</text:span> mica</text:p>
      <text:p text:style-name="P3"><text:span text:style-name="T2">341</text:span> micro</text:p>
      <text:p text:style-name="P3"><text:span text:style-name="T2">342</text:span> migalha</text:p>
      <text:p text:style-name="P3"><text:span text:style-name="T2">343</text:span> migrar</text:p>
      <text:p text:style-name="P3"><text:span text:style-name="T2">344</text:span> mijar</text:p>
      <text:p text:style-name="P3"><text:span text:style-name="T2">345</text:span> mike</text:p>
      <text:p text:style-name="P3"><text:span text:style-name="T2">346</text:span> mil</text:p>
      <text:p text:style-name="P3"><text:span text:style-name="T2">351</text:span> milagre</text:p>
      <text:p text:style-name="P3"><text:span text:style-name="T2">352</text:span> milenar</text:p>
      <text:p text:style-name="P3"><text:span text:style-name="T2">353</text:span> milha</text:p>
      <text:p text:style-name="P3"><text:span text:style-name="T2">354</text:span> milhar</text:p>
      <text:p text:style-name="P3"><text:span text:style-name="T2">355</text:span> milho</text:p>
      <text:p text:style-name="P3"><text:span text:style-name="T2">356</text:span> militar</text:p>
      <text:p text:style-name="P3"><text:span text:style-name="T2">361</text:span> mimado</text:p>
      <text:p text:style-name="P3"><text:span text:style-name="T2">362</text:span> mimar</text:p>
      <text:p text:style-name="P3"><text:span text:style-name="T2">363</text:span> mimo</text:p>
      <text:p text:style-name="P3"><text:span text:style-name="T2">364</text:span> mimoso</text:p>
      <text:p text:style-name="P3"><text:span text:style-name="T2">365</text:span> min</text:p>
      <text:p text:style-name="P3"><text:span text:style-name="T2">366</text:span> mina</text:p>
      <text:p text:style-name="P3"><text:span text:style-name="T2">411</text:span> minar</text:p>
      <text:p text:style-name="P3"><text:span text:style-name="T2">412</text:span> mind</text:p>
      <text:p text:style-name="P3"><text:span text:style-name="T2">413</text:span> mineiro</text:p>
      <text:p text:style-name="P3"><text:span text:style-name="T2">414</text:span> mineral</text:p>
      <text:p text:style-name="P3"><text:span text:style-name="T2">415</text:span> minerva</text:p>
      <text:p text:style-name="P3"><text:span text:style-name="T2">416</text:span> mingar</text:p>
      <text:p text:style-name="P3"><text:span text:style-name="T2">421</text:span> minguar</text:p>
      <text:p text:style-name="P3"><text:span text:style-name="T2">422</text:span> minhoca</text:p>
      <text:p text:style-name="P3"><text:span text:style-name="T2">423</text:span> minhoto</text:p>
      <text:p text:style-name="P3"><text:span text:style-name="T2">424</text:span> mini</text:p>
      <text:p text:style-name="P3"><text:span text:style-name="T2">425</text:span> minorar</text:p>
      <text:p text:style-name="P3"><text:span text:style-name="T2">426</text:span> minoria</text:p>
      <text:p text:style-name="P3"><text:span text:style-name="T2">431</text:span> minuta</text:p>
      <text:p text:style-name="P3"><text:span text:style-name="T2">432</text:span> minuto</text:p>
      <text:p text:style-name="P3"><text:span text:style-name="T2">433</text:span> miolo</text:p>
      <text:p text:style-name="P3"><text:span text:style-name="T2">434</text:span> miopia</text:p>
      <text:p text:style-name="P3"><text:span text:style-name="T2">435</text:span> mirante</text:p>
      <text:p text:style-name="P3"><text:span text:style-name="T2">436</text:span> mirar</text:p>
      <text:p text:style-name="P3"><text:span text:style-name="T2">441</text:span> mirim</text:p>
      <text:p text:style-name="P3"><text:span text:style-name="T2">442</text:span> mirrado</text:p>
      <text:p text:style-name="P3"><text:span text:style-name="T2">443</text:span> mirrar</text:p>
      <text:p text:style-name="P3"><text:span text:style-name="T2">444</text:span> miss</text:p>
      <text:p text:style-name="P3"><text:span text:style-name="T2">445</text:span> missa</text:p>
      <text:p text:style-name="P3"><text:span text:style-name="T2">446</text:span> missiva</text:p>
      <text:p text:style-name="P3"><text:span text:style-name="T2">451</text:span> mister</text:p>
      <text:p text:style-name="P3"><text:span text:style-name="T2">452</text:span> misto</text:p>
      <text:p text:style-name="P3"><text:span text:style-name="T2">453</text:span> mistura</text:p>
      <text:p text:style-name="P3"><text:span text:style-name="T2">454</text:span> mito</text:p>
      <text:p text:style-name="P3"><text:span text:style-name="T2">455</text:span> mitra</text:p>
      <text:p text:style-name="P3"><text:span text:style-name="T2">456</text:span> miudeza</text:p>
      <text:p text:style-name="P3"><text:span text:style-name="T2">461</text:span> mix</text:p>
      <text:p text:style-name="P3"><text:span text:style-name="T2">462</text:span> mj</text:p>
      <text:p text:style-name="P3"><text:span text:style-name="T2">463</text:span> mk</text:p>
      <text:p text:style-name="P3"><text:span text:style-name="T2">464</text:span> ml</text:p>
      <text:p text:style-name="P3"><text:span text:style-name="T2">465</text:span> mm</text:p>
      <text:p text:style-name="P3"><text:span text:style-name="T2">466</text:span> MMDC</text:p>
      <text:p text:style-name="P3"><text:span text:style-name="T2">511</text:span> mmm</text:p>
      <text:p text:style-name="P3"><text:span text:style-name="T2">512</text:span> mmmm</text:p>
      <text:p text:style-name="P3"><text:span text:style-name="T2">513</text:span> mn</text:p>
      <text:p text:style-name="P3"><text:span text:style-name="T2">514</text:span> Mn</text:p>
      <text:p text:style-name="P3"><text:span text:style-name="T2">515</text:span> mno</text:p>
      <text:p text:style-name="P3"><text:span text:style-name="T2">516</text:span> Mo</text:p>
      <text:p text:style-name="P3"><text:span text:style-name="T2">521</text:span> mo</text:p>
      <text:p text:style-name="P3"><text:span text:style-name="T2">522</text:span> moagem</text:p>
      <text:p text:style-name="P3"><text:span text:style-name="T2">523</text:span> mobilar</text:p>
      <text:p text:style-name="P3"><text:span text:style-name="T2">524</text:span> mochila</text:p>
      <text:p text:style-name="P3"><text:span text:style-name="T2">525</text:span> mocho</text:p>
      <text:p text:style-name="P3"><text:span text:style-name="T2">526</text:span> mocinha</text:p>
      <text:p text:style-name="P3"><text:span text:style-name="T2">531</text:span> mocinho</text:p>
      <text:p text:style-name="P3"><text:span text:style-name="T2">532</text:span> moda</text:p>
      <text:p text:style-name="P3"><text:span text:style-name="T2">533</text:span> modelar</text:p>
      <text:p text:style-name="P3"><text:span text:style-name="T2">534</text:span> modelo</text:p>
      <text:p text:style-name="P3"><text:span text:style-name="T2">535</text:span> modem</text:p>
      <text:p text:style-name="P3"><text:span text:style-name="T2">536</text:span> moderar</text:p>
      <text:p text:style-name="P3"><text:span text:style-name="T2">541</text:span> modern</text:p>
      <text:p text:style-name="P3"><text:span text:style-name="T2">542</text:span> moderno</text:p>
      <text:p text:style-name="P3"><text:span text:style-name="T2">543</text:span> modesto</text:p>
      <text:p text:style-name="P3"><text:span text:style-name="T2">544</text:span> modinha</text:p>
      <text:p text:style-name="P3"><text:span text:style-name="T2">545</text:span> modista</text:p>
      <text:p text:style-name="P3"><text:span text:style-name="T2">546</text:span> modo</text:p>
      <text:p text:style-name="P3"><text:span text:style-name="T2">551</text:span> modorro</text:p>
      <text:p text:style-name="P3"><text:span text:style-name="T2">552</text:span> modular</text:p>
      <text:p text:style-name="P3"><text:span text:style-name="T2">553</text:span> moeda</text:p>
      <text:p text:style-name="P3"><text:span text:style-name="T2">554</text:span> moenda</text:p>
      <text:p text:style-name="P3"><text:span text:style-name="T2">555</text:span> moer</text:p>
      <text:p text:style-name="P3"><text:span text:style-name="T2">556</text:span> mofo</text:p>
      <text:p text:style-name="P3"><text:span text:style-name="T2">561</text:span> mogno</text:p>
      <text:p text:style-name="P3"><text:span text:style-name="T2">562</text:span> moinha</text:p>
      <text:p text:style-name="P3"><text:span text:style-name="T2">563</text:span> moinho</text:p>
      <text:p text:style-name="P3"><text:span text:style-name="T2">564</text:span> moita</text:p>
      <text:p text:style-name="P3"><text:span text:style-name="T2">565</text:span> mola</text:p>
      <text:p text:style-name="P3"><text:span text:style-name="T2">566</text:span> molar</text:p>
      <text:p text:style-name="P3"><text:span text:style-name="T2">611</text:span> moldado</text:p>
      <text:p text:style-name="P3"><text:span text:style-name="T2">612</text:span> moldar</text:p>
      <text:p text:style-name="P3"><text:span text:style-name="T2">613</text:span> molde</text:p>
      <text:p text:style-name="P3"><text:span text:style-name="T2">614</text:span> moldura</text:p>
      <text:p text:style-name="P3"><text:span text:style-name="T2">615</text:span> mole</text:p>
      <text:p text:style-name="P3"><text:span text:style-name="T2">616</text:span> moleiro</text:p>
      <text:p text:style-name="P3"><text:span text:style-name="T2">621</text:span> moleza</text:p>
      <text:p text:style-name="P3"><text:span text:style-name="T2">622</text:span> molhado</text:p>
      <text:p text:style-name="P3"><text:span text:style-name="T2">623</text:span> molhar</text:p>
      <text:p text:style-name="P3"><text:span text:style-name="T2">624</text:span> molhe</text:p>
      <text:p text:style-name="P3"><text:span text:style-name="T2">625</text:span> molho</text:p>
      <text:p text:style-name="P3"><text:span text:style-name="T2">626</text:span> molusco</text:p>
      <text:p text:style-name="P3"><text:span text:style-name="T2">631</text:span> monarca</text:p>
      <text:p text:style-name="P3"><text:span text:style-name="T2">632</text:span> mondar</text:p>
      <text:p text:style-name="P3"><text:span text:style-name="T2">633</text:span> money</text:p>
      <text:p text:style-name="P3"><text:span text:style-name="T2">634</text:span> monge</text:p>
      <text:p text:style-name="P3"><text:span text:style-name="T2">635</text:span> mongol</text:p>
      <text:p text:style-name="P3"><text:span text:style-name="T2">636</text:span> monitor</text:p>
      <text:p text:style-name="P3"><text:span text:style-name="T2">641</text:span> mono</text:p>
      <text:p text:style-name="P3"><text:span text:style-name="T2">642</text:span> monstro</text:p>
      <text:p text:style-name="P3"><text:span text:style-name="T2">643</text:span> monta</text:p>
      <text:p text:style-name="P3"><text:span text:style-name="T2">644</text:span> montado</text:p>
      <text:p text:style-name="P3"><text:span text:style-name="T2">645</text:span> montano</text:p>
      <text:p text:style-name="P3"><text:span text:style-name="T2">646</text:span> montar</text:p>
      <text:p text:style-name="P3"><text:span text:style-name="T2">651</text:span> monte</text:p>
      <text:p text:style-name="P3"><text:span text:style-name="T2">652</text:span> montra</text:p>
      <text:p text:style-name="P3"><text:span text:style-name="T2">653</text:span> monturo</text:p>
      <text:p text:style-name="P3"><text:span text:style-name="T2">654</text:span> mor</text:p>
      <text:p text:style-name="P3"><text:span text:style-name="T2">655</text:span> moradia</text:p>
      <text:p text:style-name="P3"><text:span text:style-name="T2">656</text:span> morado</text:p>
      <text:p text:style-name="P3"><text:span text:style-name="T2">661</text:span> morador</text:p>
      <text:p text:style-name="P3"><text:span text:style-name="T2">662</text:span> moral</text:p>
      <text:p text:style-name="P3"><text:span text:style-name="T2">663</text:span> morango</text:p>
      <text:p text:style-name="P3"><text:span text:style-name="T2">664</text:span> morar</text:p>
      <text:p text:style-name="P3"><text:span text:style-name="T2">665</text:span> morcego</text:p>
      <text:p text:style-name="P3"><text:span text:style-name="T2">666</text:span> morcela</text:p>
      <text:p text:style-name="P3"><text:soft-page-break/><text:span text:style-name="T2">111</text:span> mordaz</text:p>
      <text:p text:style-name="P3"><text:span text:style-name="T2">112</text:span> morder</text:p>
      <text:p text:style-name="P3"><text:span text:style-name="T2">113</text:span> mordido</text:p>
      <text:p text:style-name="P3"><text:span text:style-name="T2">114</text:span> moreia</text:p>
      <text:p text:style-name="P3"><text:span text:style-name="T2">115</text:span> morena</text:p>
      <text:p text:style-name="P3"><text:span text:style-name="T2">116</text:span> moreno</text:p>
      <text:p text:style-name="P3"><text:span text:style-name="T2">121</text:span> morfina</text:p>
      <text:p text:style-name="P3"><text:span text:style-name="T2">122</text:span> morgado</text:p>
      <text:p text:style-name="P3"><text:span text:style-name="T2">123</text:span> morgue</text:p>
      <text:p text:style-name="P3"><text:span text:style-name="T2">124</text:span> morno</text:p>
      <text:p text:style-name="P3"><text:span text:style-name="T2">125</text:span> moroso</text:p>
      <text:p text:style-name="P3"><text:span text:style-name="T2">126</text:span> morrer</text:p>
      <text:p text:style-name="P3"><text:span text:style-name="T2">131</text:span> morro</text:p>
      <text:p text:style-name="P3"><text:span text:style-name="T2">132</text:span> mortal</text:p>
      <text:p text:style-name="P3"><text:span text:style-name="T2">133</text:span> morte</text:p>
      <text:p text:style-name="P3"><text:span text:style-name="T2">134</text:span> morto</text:p>
      <text:p text:style-name="P3"><text:span text:style-name="T2">135</text:span> mosaico</text:p>
      <text:p text:style-name="P3"><text:span text:style-name="T2">136</text:span> mosca</text:p>
      <text:p text:style-name="P3"><text:span text:style-name="T2">141</text:span> mossa</text:p>
      <text:p text:style-name="P3"><text:span text:style-name="T2">142</text:span> mosto</text:p>
      <text:p text:style-name="P3"><text:span text:style-name="T2">143</text:span> mostra</text:p>
      <text:p text:style-name="P3"><text:span text:style-name="T2">144</text:span> mostrar</text:p>
      <text:p text:style-name="P3"><text:span text:style-name="T2">145</text:span> mote</text:p>
      <text:p text:style-name="P3"><text:span text:style-name="T2">146</text:span> motel</text:p>
      <text:p text:style-name="P3"><text:span text:style-name="T2">151</text:span> motim</text:p>
      <text:p text:style-name="P3"><text:span text:style-name="T2">152</text:span> motivar</text:p>
      <text:p text:style-name="P3"><text:span text:style-name="T2">153</text:span> motivo</text:p>
      <text:p text:style-name="P3"><text:span text:style-name="T2">154</text:span> moto</text:p>
      <text:p text:style-name="P3"><text:span text:style-name="T2">155</text:span> motor</text:p>
      <text:p text:style-name="P3"><text:span text:style-name="T2">156</text:span> motriz</text:p>
      <text:p text:style-name="P3"><text:span text:style-name="T2">161</text:span> mouco</text:p>
      <text:p text:style-name="P3"><text:span text:style-name="T2">162</text:span> mouro</text:p>
      <text:p text:style-name="P3"><text:span text:style-name="T2">163</text:span> mouse</text:p>
      <text:p text:style-name="P3"><text:span text:style-name="T2">164</text:span> mover</text:p>
      <text:p text:style-name="P3"><text:span text:style-name="T2">165</text:span> movido</text:p>
      <text:p text:style-name="P3"><text:span text:style-name="T2">166</text:span> mp</text:p>
      <text:p text:style-name="P3"><text:span text:style-name="T2">211</text:span> mq</text:p>
      <text:p text:style-name="P3"><text:span text:style-name="T2">212</text:span> mr</text:p>
      <text:p text:style-name="P3"><text:span text:style-name="T2">213</text:span> MS</text:p>
      <text:p text:style-name="P3"><text:span text:style-name="T2">214</text:span> Mt</text:p>
      <text:p text:style-name="P3"><text:span text:style-name="T2">215</text:span> MT</text:p>
      <text:p text:style-name="P3"><text:span text:style-name="T2">216</text:span> mu</text:p>
      <text:p text:style-name="P3"><text:span text:style-name="T2">221</text:span> muar</text:p>
      <text:p text:style-name="P3"><text:span text:style-name="T2">222</text:span> mucama</text:p>
      <text:p text:style-name="P3"><text:span text:style-name="T2">223</text:span> muco</text:p>
      <text:p text:style-name="P3"><text:span text:style-name="T2">224</text:span> mucosa</text:p>
      <text:p text:style-name="P3"><text:span text:style-name="T2">225</text:span> mudado</text:p>
      <text:p text:style-name="P3"><text:span text:style-name="T2">226</text:span> mudar</text:p>
      <text:p text:style-name="P3"><text:span text:style-name="T2">231</text:span> mudez</text:p>
      <text:p text:style-name="P3"><text:span text:style-name="T2">232</text:span> mudo</text:p>
      <text:p text:style-name="P3"><text:span text:style-name="T2">233</text:span> mugido</text:p>
      <text:p text:style-name="P3"><text:span text:style-name="T2">234</text:span> mugir</text:p>
      <text:p text:style-name="P3"><text:span text:style-name="T2">235</text:span> muito</text:p>
      <text:p text:style-name="P3"><text:span text:style-name="T2">236</text:span> mula</text:p>
      <text:p text:style-name="P3"><text:span text:style-name="T2">241</text:span> mulata</text:p>
      <text:p text:style-name="P3"><text:span text:style-name="T2">242</text:span> mulato</text:p>
      <text:p text:style-name="P3"><text:span text:style-name="T2">243</text:span> muleta</text:p>
      <text:p text:style-name="P3"><text:span text:style-name="T2">244</text:span> mulher</text:p>
      <text:p text:style-name="P3"><text:span text:style-name="T2">245</text:span> mulo</text:p>
      <text:p text:style-name="P3"><text:span text:style-name="T2">246</text:span> multa</text:p>
      <text:p text:style-name="P3"><text:span text:style-name="T2">251</text:span> multar</text:p>
      <text:p text:style-name="P3"><text:span text:style-name="T2">252</text:span> mundana</text:p>
      <text:p text:style-name="P3"><text:span text:style-name="T2">253</text:span> mundano</text:p>
      <text:p text:style-name="P3"><text:span text:style-name="T2">254</text:span> mundial</text:p>
      <text:p text:style-name="P3"><text:span text:style-name="T2">255</text:span> mundo</text:p>
      <text:p text:style-name="P3"><text:span text:style-name="T2">256</text:span> munido</text:p>
      <text:p text:style-name="P3"><text:span text:style-name="T2">261</text:span> munir</text:p>
      <text:p text:style-name="P3"><text:span text:style-name="T2">262</text:span> mural</text:p>
      <text:p text:style-name="P3"><text:span text:style-name="T2">263</text:span> muralha</text:p>
      <text:p text:style-name="P3"><text:span text:style-name="T2">264</text:span> murar</text:p>
      <text:p text:style-name="P3"><text:span text:style-name="T2">265</text:span> murchar</text:p>
      <text:p text:style-name="P3"><text:span text:style-name="T2">266</text:span> murcho</text:p>
      <text:p text:style-name="P3"><text:span text:style-name="T2">311</text:span> muro</text:p>
      <text:p text:style-name="P3"><text:span text:style-name="T2">312</text:span> murro</text:p>
      <text:p text:style-name="P3"><text:span text:style-name="T2">313</text:span> musa</text:p>
      <text:p text:style-name="P3"><text:span text:style-name="T2">314</text:span> museu</text:p>
      <text:p text:style-name="P3"><text:span text:style-name="T2">315</text:span> musgo</text:p>
      <text:p text:style-name="P3"><text:span text:style-name="T2">316</text:span> music</text:p>
      <text:p text:style-name="P3"><text:span text:style-name="T2">321</text:span> musical</text:p>
      <text:p text:style-name="P3"><text:span text:style-name="T2">322</text:span> musicar</text:p>
      <text:p text:style-name="P3"><text:span text:style-name="T2">323</text:span> must</text:p>
      <text:p text:style-name="P3"><text:span text:style-name="T2">324</text:span> mutante</text:p>
      <text:p text:style-name="P3"><text:span text:style-name="T2">325</text:span> mutilar</text:p>
      <text:p text:style-name="P3"><text:span text:style-name="T2">326</text:span> mv</text:p>
      <text:p text:style-name="P3"><text:span text:style-name="T2">331</text:span> mw</text:p>
      <text:p text:style-name="P3"><text:span text:style-name="T2">332</text:span> mx</text:p>
      <text:p text:style-name="P3"><text:span text:style-name="T2">333</text:span> my</text:p>
      <text:p text:style-name="P3"><text:span text:style-name="T2">334</text:span> mz</text:p>
      <text:p text:style-name="P3"><text:span text:style-name="T2">335</text:span> n</text:p>
      <text:p text:style-name="P3"><text:span text:style-name="T2">336</text:span> N</text:p>
      <text:p text:style-name="P3"><text:span text:style-name="T2">341</text:span> Na</text:p>
      <text:p text:style-name="P3"><text:span text:style-name="T2">342</text:span> nabal</text:p>
      <text:p text:style-name="P3"><text:span text:style-name="T2">343</text:span> nabo</text:p>
      <text:p text:style-name="P3"><text:span text:style-name="T2">344</text:span> naco</text:p>
      <text:p text:style-name="P3"><text:span text:style-name="T2">345</text:span> nada</text:p>
      <text:p text:style-name="P3"><text:span text:style-name="T2">346</text:span> nadador</text:p>
      <text:p text:style-name="P3"><text:span text:style-name="T2">351</text:span> nadar</text:p>
      <text:p text:style-name="P3"><text:span text:style-name="T2">352</text:span> nado</text:p>
      <text:p text:style-name="P3"><text:span text:style-name="T2">353</text:span> nafta</text:p>
      <text:p text:style-name="P3"><text:span text:style-name="T2">354</text:span> naipe</text:p>
      <text:p text:style-name="P3"><text:span text:style-name="T2">355</text:span> namorar</text:p>
      <text:p text:style-name="P3"><text:span text:style-name="T2">356</text:span> namoro</text:p>
      <text:p text:style-name="P3"><text:span text:style-name="T2">361</text:span> nana</text:p>
      <text:p text:style-name="P3"><text:span text:style-name="T2">362</text:span> narina</text:p>
      <text:p text:style-name="P3"><text:span text:style-name="T2">363</text:span> nariz</text:p>
      <text:p text:style-name="P3"><text:span text:style-name="T2">364</text:span> narrado</text:p>
      <text:p text:style-name="P3"><text:span text:style-name="T2">365</text:span> narrar</text:p>
      <text:p text:style-name="P3"><text:span text:style-name="T2">366</text:span> nasal</text:p>
      <text:p text:style-name="P3"><text:span text:style-name="T2">411</text:span> nascer</text:p>
      <text:p text:style-name="P3"><text:span text:style-name="T2">412</text:span> nascido</text:p>
      <text:p text:style-name="P3"><text:span text:style-name="T2">413</text:span> nata</text:p>
      <text:p text:style-name="P3"><text:span text:style-name="T2">414</text:span> natal</text:p>
      <text:p text:style-name="P3"><text:span text:style-name="T2">415</text:span> nativo</text:p>
      <text:p text:style-name="P3"><text:span text:style-name="T2">416</text:span> nato</text:p>
      <text:p text:style-name="P3"><text:span text:style-name="T2">421</text:span> natura</text:p>
      <text:p text:style-name="P3"><text:span text:style-name="T2">422</text:span> natural</text:p>
      <text:p text:style-name="P3"><text:span text:style-name="T2">423</text:span> nau</text:p>
      <text:p text:style-name="P3"><text:span text:style-name="T2">424</text:span> nava</text:p>
      <text:p text:style-name="P3"><text:span text:style-name="T2">425</text:span> naval</text:p>
      <text:p text:style-name="P3"><text:span text:style-name="T2">426</text:span> navalha</text:p>
      <text:p text:style-name="P3"><text:span text:style-name="T2">431</text:span> navarro</text:p>
      <text:p text:style-name="P3"><text:span text:style-name="T2">432</text:span> nave</text:p>
      <text:p text:style-name="P3"><text:span text:style-name="T2">433</text:span> navegar</text:p>
      <text:p text:style-name="P3"><text:span text:style-name="T2">434</text:span> navio</text:p>
      <text:p text:style-name="P3"><text:span text:style-name="T2">435</text:span> nazi</text:p>
      <text:p text:style-name="P3"><text:span text:style-name="T2">436</text:span> nazismo</text:p>
      <text:p text:style-name="P3"><text:span text:style-name="T2">441</text:span> nazista</text:p>
      <text:p text:style-name="P3"><text:span text:style-name="T2">442</text:span> nb</text:p>
      <text:p text:style-name="P3"><text:span text:style-name="T2">443</text:span> Nb</text:p>
      <text:p text:style-name="P3"><text:span text:style-name="T2">444</text:span> nc</text:p>
      <text:p text:style-name="P3"><text:span text:style-name="T2">445</text:span> Nd</text:p>
      <text:p text:style-name="P3"><text:span text:style-name="T2">446</text:span> nd</text:p>
      <text:p text:style-name="P3"><text:span text:style-name="T2">451</text:span> ne</text:p>
      <text:p text:style-name="P3"><text:span text:style-name="T2">452</text:span> Ne</text:p>
      <text:p text:style-name="P3"><text:span text:style-name="T2">453</text:span> neblina</text:p>
      <text:p text:style-name="P3"><text:span text:style-name="T2">454</text:span> nefando</text:p>
      <text:p text:style-name="P3"><text:span text:style-name="T2">455</text:span> nefasto</text:p>
      <text:p text:style-name="P3"><text:span text:style-name="T2">456</text:span> negado</text:p>
      <text:p text:style-name="P3"><text:span text:style-name="T2">461</text:span> negar</text:p>
      <text:p text:style-name="P3"><text:span text:style-name="T2">462</text:span> negrada</text:p>
      <text:p text:style-name="P3"><text:span text:style-name="T2">463</text:span> negro</text:p>
      <text:p text:style-name="P3"><text:span text:style-name="T2">464</text:span> negrume</text:p>
      <text:p text:style-name="P3"><text:span text:style-name="T2">465</text:span> negrura</text:p>
      <text:p text:style-name="P3"><text:span text:style-name="T2">466</text:span> nem</text:p>
      <text:p text:style-name="P3"><text:span text:style-name="T2">511</text:span> nenhum</text:p>
      <text:p text:style-name="P3"><text:span text:style-name="T2">512</text:span> nervo</text:p>
      <text:p text:style-name="P3"><text:span text:style-name="T2">513</text:span> nervoso</text:p>
      <text:p text:style-name="P3"><text:span text:style-name="T2">514</text:span> nervura</text:p>
      <text:p text:style-name="P3"><text:span text:style-name="T2">515</text:span> nesga</text:p>
      <text:p text:style-name="P3"><text:span text:style-name="T2">516</text:span> nestor</text:p>
      <text:p text:style-name="P3"><text:span text:style-name="T2">521</text:span> net</text:p>
      <text:p text:style-name="P3"><text:span text:style-name="T2">522</text:span> neta</text:p>
      <text:p text:style-name="P3"><text:span text:style-name="T2">523</text:span> neto</text:p>
      <text:p text:style-name="P3"><text:span text:style-name="T2">524</text:span> network</text:p>
      <text:p text:style-name="P3"><text:span text:style-name="T2">525</text:span> neural</text:p>
      <text:p text:style-name="P3"><text:span text:style-name="T2">526</text:span> neurose</text:p>
      <text:p text:style-name="P3"><text:span text:style-name="T2">531</text:span> neutral</text:p>
      <text:p text:style-name="P3"><text:span text:style-name="T2">532</text:span> neutro</text:p>
      <text:p text:style-name="P3"><text:span text:style-name="T2">533</text:span> nevada</text:p>
      <text:p text:style-name="P3"><text:span text:style-name="T2">534</text:span> nevar</text:p>
      <text:p text:style-name="P3"><text:span text:style-name="T2">535</text:span> neve</text:p>
      <text:p text:style-name="P3"><text:span text:style-name="T2">536</text:span> never</text:p>
      <text:p text:style-name="P3"><text:span text:style-name="T2">541</text:span> nexo</text:p>
      <text:p text:style-name="P3"><text:span text:style-name="T2">542</text:span> NF</text:p>
      <text:p text:style-name="P3"><text:span text:style-name="T2">543</text:span> nf</text:p>
      <text:p text:style-name="P3"><text:span text:style-name="T2">544</text:span> ng</text:p>
      <text:p text:style-name="P3"><text:span text:style-name="T2">545</text:span> nh</text:p>
      <text:p text:style-name="P3"><text:span text:style-name="T2">546</text:span> ni</text:p>
      <text:p text:style-name="P3"><text:span text:style-name="T2">551</text:span> Ni</text:p>
      <text:p text:style-name="P3"><text:span text:style-name="T2">552</text:span> nicho</text:p>
      <text:p text:style-name="P3"><text:span text:style-name="T2">553</text:span> night</text:p>
      <text:p text:style-name="P3"><text:span text:style-name="T2">554</text:span> ninar</text:p>
      <text:p text:style-name="P3"><text:span text:style-name="T2">555</text:span> ninfa</text:p>
      <text:p text:style-name="P3"><text:span text:style-name="T2">556</text:span> ninhada</text:p>
      <text:p text:style-name="P3"><text:span text:style-name="T2">561</text:span> ninho</text:p>
      <text:p text:style-name="P3"><text:span text:style-name="T2">562</text:span> nini</text:p>
      <text:p text:style-name="P3"><text:span text:style-name="T2">563</text:span> nitidez</text:p>
      <text:p text:style-name="P3"><text:span text:style-name="T2">564</text:span> nitrato</text:p>
      <text:p text:style-name="P3"><text:span text:style-name="T2">565</text:span> nivel</text:p>
      <text:p text:style-name="P3"><text:span text:style-name="T2">566</text:span> nivelar</text:p>
      <text:p text:style-name="P3"><text:span text:style-name="T2">611</text:span> nj</text:p>
      <text:p text:style-name="P3"><text:span text:style-name="T2">612</text:span> nk</text:p>
      <text:p text:style-name="P3"><text:span text:style-name="T2">613</text:span> nl</text:p>
      <text:p text:style-name="P3"><text:span text:style-name="T2">614</text:span> nm</text:p>
      <text:p text:style-name="P3"><text:span text:style-name="T2">615</text:span> nn</text:p>
      <text:p text:style-name="P3"><text:span text:style-name="T2">616</text:span> nnn</text:p>
      <text:p text:style-name="P3"><text:span text:style-name="T2">621</text:span> nnnn</text:p>
      <text:p text:style-name="P3"><text:span text:style-name="T2">622</text:span> no</text:p>
      <text:p text:style-name="P3"><text:span text:style-name="T2">623</text:span> No</text:p>
      <text:p text:style-name="P3"><text:span text:style-name="T2">624</text:span> nobel</text:p>
      <text:p text:style-name="P3"><text:span text:style-name="T2">625</text:span> nobre</text:p>
      <text:p text:style-name="P3"><text:span text:style-name="T2">626</text:span> nobreza</text:p>
      <text:p text:style-name="P3"><text:span text:style-name="T2">631</text:span> nocivo</text:p>
      <text:p text:style-name="P3"><text:span text:style-name="T2">632</text:span> nodoso</text:p>
      <text:p text:style-name="P3"><text:span text:style-name="T2">633</text:span> noir</text:p>
      <text:p text:style-name="P3"><text:span text:style-name="T2">634</text:span> noitada</text:p>
      <text:p text:style-name="P3"><text:span text:style-name="T2">635</text:span> noite</text:p>
      <text:p text:style-name="P3"><text:span text:style-name="T2">636</text:span> noiva</text:p>
      <text:p text:style-name="P3"><text:span text:style-name="T2">641</text:span> noivado</text:p>
      <text:p text:style-name="P3"><text:span text:style-name="T2">642</text:span> noivo</text:p>
      <text:p text:style-name="P3"><text:span text:style-name="T2">643</text:span> nome</text:p>
      <text:p text:style-name="P3"><text:span text:style-name="T2">644</text:span> nomeado</text:p>
      <text:p text:style-name="P3"><text:span text:style-name="T2">645</text:span> nomear</text:p>
      <text:p text:style-name="P3"><text:span text:style-name="T2">646</text:span> nominal</text:p>
      <text:p text:style-name="P3"><text:span text:style-name="T2">651</text:span> nonato</text:p>
      <text:p text:style-name="P3"><text:span text:style-name="T2">652</text:span> nono</text:p>
      <text:p text:style-name="P3"><text:span text:style-name="T2">653</text:span> nop</text:p>
      <text:p text:style-name="P3"><text:span text:style-name="T2">654</text:span> nora</text:p>
      <text:p text:style-name="P3"><text:span text:style-name="T2">655</text:span> norma</text:p>
      <text:p text:style-name="P3"><text:span text:style-name="T2">656</text:span> normal</text:p>
      <text:p text:style-name="P3"><text:span text:style-name="T2">661</text:span> norte</text:p>
      <text:p text:style-name="P3"><text:span text:style-name="T2">662</text:span> nortear</text:p>
      <text:p text:style-name="P3"><text:span text:style-name="T2">663</text:span> nos</text:p>
      <text:p text:style-name="P3"><text:span text:style-name="T2">664</text:span> nosso</text:p>
      <text:p text:style-name="P3"><text:span text:style-name="T2">665</text:span> nota</text:p>
      <text:p text:style-name="P3"><text:span text:style-name="T2">666</text:span> notado</text:p>
      <text:p text:style-name="P3"><text:soft-page-break/><text:span text:style-name="T2">111</text:span> notar</text:p>
      <text:p text:style-name="P3"><text:span text:style-name="T2">112</text:span> notre</text:p>
      <text:p text:style-name="P3"><text:span text:style-name="T2">113</text:span> nouveau</text:p>
      <text:p text:style-name="P3"><text:span text:style-name="T2">114</text:span> nova</text:p>
      <text:p text:style-name="P3"><text:span text:style-name="T2">115</text:span> noval</text:p>
      <text:p text:style-name="P3"><text:span text:style-name="T2">116</text:span> novato</text:p>
      <text:p text:style-name="P3"><text:span text:style-name="T2">121</text:span> nove</text:p>
      <text:p text:style-name="P3"><text:span text:style-name="T2">122</text:span> novela</text:p>
      <text:p text:style-name="P3"><text:span text:style-name="T2">123</text:span> novelo</text:p>
      <text:p text:style-name="P3"><text:span text:style-name="T2">124</text:span> november</text:p>
      <text:p text:style-name="P3"><text:span text:style-name="T2">125</text:span> novena</text:p>
      <text:p text:style-name="P3"><text:span text:style-name="T2">126</text:span> noventa</text:p>
      <text:p text:style-name="P3"><text:span text:style-name="T2">131</text:span> novilho</text:p>
      <text:p text:style-name="P3"><text:span text:style-name="T2">132</text:span> novo</text:p>
      <text:p text:style-name="P3"><text:span text:style-name="T2">133</text:span> noz</text:p>
      <text:p text:style-name="P3"><text:span text:style-name="T2">134</text:span> np</text:p>
      <text:p text:style-name="P3"><text:span text:style-name="T2">135</text:span> Np</text:p>
      <text:p text:style-name="P3"><text:span text:style-name="T2">136</text:span> nq</text:p>
      <text:p text:style-name="P3"><text:span text:style-name="T2">141</text:span> nr</text:p>
      <text:p text:style-name="P3"><text:span text:style-name="T2">142</text:span> ns</text:p>
      <text:p text:style-name="P3"><text:span text:style-name="T2">143</text:span> nt</text:p>
      <text:p text:style-name="P3"><text:span text:style-name="T2">144</text:span> nu</text:p>
      <text:p text:style-name="P3"><text:span text:style-name="T2">145</text:span> nuance</text:p>
      <text:p text:style-name="P3"><text:span text:style-name="T2">146</text:span> nubente</text:p>
      <text:p text:style-name="P3"><text:span text:style-name="T2">151</text:span> nublado</text:p>
      <text:p text:style-name="P3"><text:span text:style-name="T2">152</text:span> nuca</text:p>
      <text:p text:style-name="P3"><text:span text:style-name="T2">153</text:span> nuclear</text:p>
      <text:p text:style-name="P3"><text:span text:style-name="T2">154</text:span> nudez</text:p>
      <text:p text:style-name="P3"><text:span text:style-name="T2">155</text:span> nulo</text:p>
      <text:p text:style-name="P3"><text:span text:style-name="T2">156</text:span> numeral</text:p>
      <text:p text:style-name="P3"><text:span text:style-name="T2">161</text:span> nunca</text:p>
      <text:p text:style-name="P3"><text:span text:style-name="T2">162</text:span> nupcial</text:p>
      <text:p text:style-name="P3"><text:span text:style-name="T2">163</text:span> nutrido</text:p>
      <text:p text:style-name="P3"><text:span text:style-name="T2">164</text:span> nutrir</text:p>
      <text:p text:style-name="P3"><text:span text:style-name="T2">165</text:span> nuvem</text:p>
      <text:p text:style-name="P3"><text:span text:style-name="T2">166</text:span> nv</text:p>
      <text:p text:style-name="P3"><text:span text:style-name="T2">211</text:span> nw</text:p>
      <text:p text:style-name="P3"><text:span text:style-name="T2">212</text:span> nx</text:p>
      <text:p text:style-name="P3"><text:span text:style-name="T2">213</text:span> ny</text:p>
      <text:p text:style-name="P3"><text:span text:style-name="T2">214</text:span> nylon</text:p>
      <text:p text:style-name="P3"><text:span text:style-name="T2">215</text:span> nz</text:p>
      <text:p text:style-name="P3"><text:span text:style-name="T2">216</text:span> o</text:p>
      <text:p text:style-name="P3"><text:span text:style-name="T2">221</text:span> O</text:p>
      <text:p text:style-name="P3"><text:span text:style-name="T2">222</text:span> ob</text:p>
      <text:p text:style-name="P3"><text:span text:style-name="T2">223</text:span> obeso</text:p>
      <text:p text:style-name="P3"><text:span text:style-name="T2">224</text:span> objecto</text:p>
      <text:p text:style-name="P3"><text:span text:style-name="T2">225</text:span> oblongo</text:p>
      <text:p text:style-name="P3"><text:span text:style-name="T2">226</text:span> obra</text:p>
      <text:p text:style-name="P3"><text:span text:style-name="T2">231</text:span> obrar</text:p>
      <text:p text:style-name="P3"><text:span text:style-name="T2">232</text:span> obreiro</text:p>
      <text:p text:style-name="P3"><text:span text:style-name="T2">233</text:span> obrigar</text:p>
      <text:p text:style-name="P3"><text:span text:style-name="T2">234</text:span> obsceno</text:p>
      <text:p text:style-name="P3"><text:span text:style-name="T2">235</text:span> obscuro</text:p>
      <text:p text:style-name="P3"><text:span text:style-name="T2">236</text:span> obstar</text:p>
      <text:p text:style-name="P3"><text:span text:style-name="T2">241</text:span> obter</text:p>
      <text:p text:style-name="P3"><text:span text:style-name="T2">242</text:span> obtido</text:p>
      <text:p text:style-name="P3"><text:span text:style-name="T2">243</text:span> obtuso</text:p>
      <text:p text:style-name="P3"><text:span text:style-name="T2">244</text:span> obviar</text:p>
      <text:p text:style-name="P3"><text:span text:style-name="T2">245</text:span> oc</text:p>
      <text:p text:style-name="P3"><text:span text:style-name="T2">246</text:span> oca</text:p>
      <text:p text:style-name="P3"><text:span text:style-name="T2">251</text:span> ocaso</text:p>
      <text:p text:style-name="P3"><text:span text:style-name="T2">252</text:span> oceano</text:p>
      <text:p text:style-name="P3"><text:span text:style-name="T2">253</text:span> ocelo</text:p>
      <text:p text:style-name="P3"><text:span text:style-name="T2">254</text:span> ocioso</text:p>
      <text:p text:style-name="P3"><text:span text:style-name="T2">255</text:span> oco</text:p>
      <text:p text:style-name="P3"><text:span text:style-name="T2">256</text:span> ocorrer</text:p>
      <text:p text:style-name="P3"><text:span text:style-name="T2">261</text:span> ocular</text:p>
      <text:p text:style-name="P3"><text:span text:style-name="T2">262</text:span> ocultar</text:p>
      <text:p text:style-name="P3"><text:span text:style-name="T2">263</text:span> oculto</text:p>
      <text:p text:style-name="P3"><text:span text:style-name="T2">264</text:span> ocupado</text:p>
      <text:p text:style-name="P3"><text:span text:style-name="T2">265</text:span> ocupar</text:p>
      <text:p text:style-name="P3"><text:span text:style-name="T2">266</text:span> od</text:p>
      <text:p text:style-name="P3"><text:span text:style-name="T2">311</text:span> ode</text:p>
      <text:p text:style-name="P3"><text:span text:style-name="T2">312</text:span> odiado</text:p>
      <text:p text:style-name="P3"><text:span text:style-name="T2">313</text:span> odiar</text:p>
      <text:p text:style-name="P3"><text:span text:style-name="T2">314</text:span> odioso</text:p>
      <text:p text:style-name="P3"><text:span text:style-name="T2">315</text:span> odor</text:p>
      <text:p text:style-name="P3"><text:span text:style-name="T2">316</text:span> oe</text:p>
      <text:p text:style-name="P3"><text:span text:style-name="T2">321</text:span> oeste</text:p>
      <text:p text:style-name="P3"><text:span text:style-name="T2">322</text:span> of</text:p>
      <text:p text:style-name="P3"><text:span text:style-name="T2">323</text:span> ofegar</text:p>
      <text:p text:style-name="P3"><text:span text:style-name="T2">324</text:span> ofender</text:p>
      <text:p text:style-name="P3"><text:span text:style-name="T2">325</text:span> ofensa</text:p>
      <text:p text:style-name="P3"><text:span text:style-name="T2">326</text:span> oferta</text:p>
      <text:p text:style-name="P3"><text:span text:style-name="T2">331</text:span> ofertar</text:p>
      <text:p text:style-name="P3"><text:span text:style-name="T2">332</text:span> off</text:p>
      <text:p text:style-name="P3"><text:span text:style-name="T2">333</text:span> oficial</text:p>
      <text:p text:style-name="P3"><text:span text:style-name="T2">334</text:span> oficiar</text:p>
      <text:p text:style-name="P3"><text:span text:style-name="T2">335</text:span> oficina</text:p>
      <text:p text:style-name="P3"><text:span text:style-name="T2">336</text:span> ofuscar</text:p>
      <text:p text:style-name="P3"><text:span text:style-name="T2">341</text:span> og</text:p>
      <text:p text:style-name="P3"><text:span text:style-name="T2">342</text:span> ogiva</text:p>
      <text:p text:style-name="P3"><text:span text:style-name="T2">343</text:span> oh</text:p>
      <text:p text:style-name="P3"><text:span text:style-name="T2">344</text:span> ohm</text:p>
      <text:p text:style-name="P3"><text:span text:style-name="T2">345</text:span> oi</text:p>
      <text:p text:style-name="P3"><text:span text:style-name="T2">346</text:span> oil</text:p>
      <text:p text:style-name="P3"><text:span text:style-name="T2">351</text:span> oiro</text:p>
      <text:p text:style-name="P3"><text:span text:style-name="T2">352</text:span> oitavo</text:p>
      <text:p text:style-name="P3"><text:span text:style-name="T2">353</text:span> oitenta</text:p>
      <text:p text:style-name="P3"><text:span text:style-name="T2">354</text:span> oito</text:p>
      <text:p text:style-name="P3"><text:span text:style-name="T2">355</text:span> oj</text:p>
      <text:p text:style-name="P3"><text:span text:style-name="T2">356</text:span> OK</text:p>
      <text:p text:style-name="P3"><text:span text:style-name="T2">361</text:span> ok</text:p>
      <text:p text:style-name="P3"><text:span text:style-name="T2">362</text:span> ol</text:p>
      <text:p text:style-name="P3"><text:span text:style-name="T2">363</text:span> olaria</text:p>
      <text:p text:style-name="P3"><text:span text:style-name="T2">364</text:span> oleado</text:p>
      <text:p text:style-name="P3"><text:span text:style-name="T2">365</text:span> oleiro</text:p>
      <text:p text:style-name="P3"><text:span text:style-name="T2">366</text:span> oleoso</text:p>
      <text:p text:style-name="P3"><text:span text:style-name="T2">411</text:span> olfacto</text:p>
      <text:p text:style-name="P3"><text:span text:style-name="T2">412</text:span> olhado</text:p>
      <text:p text:style-name="P3"><text:span text:style-name="T2">413</text:span> olhar</text:p>
      <text:p text:style-name="P3"><text:span text:style-name="T2">414</text:span> olheira</text:p>
      <text:p text:style-name="P3"><text:span text:style-name="T2">415</text:span> olho</text:p>
      <text:p text:style-name="P3"><text:span text:style-name="T2">416</text:span> olimpo</text:p>
      <text:p text:style-name="P3"><text:span text:style-name="T2">421</text:span> oliva</text:p>
      <text:p text:style-name="P3"><text:span text:style-name="T2">422</text:span> olival</text:p>
      <text:p text:style-name="P3"><text:span text:style-name="T2">423</text:span> olvidar</text:p>
      <text:p text:style-name="P3"><text:span text:style-name="T2">424</text:span> om</text:p>
      <text:p text:style-name="P3"><text:span text:style-name="T2">425</text:span> ombro</text:p>
      <text:p text:style-name="P3"><text:span text:style-name="T2">426</text:span> omisso</text:p>
      <text:p text:style-name="P3"><text:span text:style-name="T2">431</text:span> omitido</text:p>
      <text:p text:style-name="P3"><text:span text:style-name="T2">432</text:span> omitir</text:p>
      <text:p text:style-name="P3"><text:span text:style-name="T2">433</text:span> on</text:p>
      <text:p text:style-name="P3"><text:span text:style-name="T2">434</text:span> onda</text:p>
      <text:p text:style-name="P3"><text:span text:style-name="T2">435</text:span> onde</text:p>
      <text:p text:style-name="P3"><text:span text:style-name="T2">436</text:span> ondeado</text:p>
      <text:p text:style-name="P3"><text:span text:style-name="T2">441</text:span> ondear</text:p>
      <text:p text:style-name="P3"><text:span text:style-name="T2">442</text:span> ondular</text:p>
      <text:p text:style-name="P3"><text:span text:style-name="T2">443</text:span> onerar</text:p>
      <text:p text:style-name="P3"><text:span text:style-name="T2">444</text:span> oneroso</text:p>
      <text:p text:style-name="P3"><text:span text:style-name="T2">445</text:span> online</text:p>
      <text:p text:style-name="P3"><text:span text:style-name="T2">446</text:span> ontem</text:p>
      <text:p text:style-name="P3"><text:span text:style-name="T2">451</text:span> onze</text:p>
      <text:p text:style-name="P3"><text:span text:style-name="T2">452</text:span> oo</text:p>
      <text:p text:style-name="P3"><text:span text:style-name="T2">453</text:span> ooo</text:p>
      <text:p text:style-name="P3"><text:span text:style-name="T2">454</text:span> oooo</text:p>
      <text:p text:style-name="P3"><text:span text:style-name="T2">455</text:span> op</text:p>
      <text:p text:style-name="P3"><text:span text:style-name="T2">456</text:span> opa</text:p>
      <text:p text:style-name="P3"><text:span text:style-name="T2">461</text:span> opaco</text:p>
      <text:p text:style-name="P3"><text:span text:style-name="T2">462</text:span> opala</text:p>
      <text:p text:style-name="P3"><text:span text:style-name="T2">463</text:span> operar</text:p>
      <text:p text:style-name="P3"><text:span text:style-name="T2">464</text:span> opereta</text:p>
      <text:p text:style-name="P3"><text:span text:style-name="T2">465</text:span> opinar</text:p>
      <text:p text:style-name="P3"><text:span text:style-name="T2">466</text:span> opor</text:p>
      <text:p text:style-name="P3"><text:span text:style-name="T2">511</text:span> oposto</text:p>
      <text:p text:style-name="P3"><text:span text:style-name="T2">512</text:span> opq</text:p>
      <text:p text:style-name="P3"><text:span text:style-name="T2">513</text:span> oprimir</text:p>
      <text:p text:style-name="P3"><text:span text:style-name="T2">514</text:span> optar</text:p>
      <text:p text:style-name="P3"><text:span text:style-name="T2">515</text:span> opus</text:p>
      <text:p text:style-name="P3"><text:span text:style-name="T2">516</text:span> oq</text:p>
      <text:p text:style-name="P3"><text:span text:style-name="T2">521</text:span> or</text:p>
      <text:p text:style-name="P3"><text:span text:style-name="T2">522</text:span> ora</text:p>
      <text:p text:style-name="P3"><text:span text:style-name="T2">523</text:span> orador</text:p>
      <text:p text:style-name="P3"><text:span text:style-name="T2">524</text:span> oral</text:p>
      <text:p text:style-name="P3"><text:span text:style-name="T2">525</text:span> orar</text:p>
      <text:p text:style-name="P3"><text:span text:style-name="T2">526</text:span> orbital</text:p>
      <text:p text:style-name="P3"><text:span text:style-name="T2">531</text:span> orbitar</text:p>
      <text:p text:style-name="P3"><text:span text:style-name="T2">532</text:span> orca</text:p>
      <text:p text:style-name="P3"><text:span text:style-name="T2">533</text:span> ordeiro</text:p>
      <text:p text:style-name="P3"><text:span text:style-name="T2">534</text:span> ordem</text:p>
      <text:p text:style-name="P3"><text:span text:style-name="T2">535</text:span> ordenar</text:p>
      <text:p text:style-name="P3"><text:span text:style-name="T2">536</text:span> ordenha</text:p>
      <text:p text:style-name="P3"><text:span text:style-name="T2">541</text:span> orelha</text:p>
      <text:p text:style-name="P3"><text:span text:style-name="T2">542</text:span> orgasmo</text:p>
      <text:p text:style-name="P3"><text:span text:style-name="T2">543</text:span> orgia</text:p>
      <text:p text:style-name="P3"><text:span text:style-name="T2">544</text:span> orgulho</text:p>
      <text:p text:style-name="P3"><text:span text:style-name="T2">545</text:span> oriente</text:p>
      <text:p text:style-name="P3"><text:span text:style-name="T2">546</text:span> origem</text:p>
      <text:p text:style-name="P3"><text:span text:style-name="T2">551</text:span> oriundo</text:p>
      <text:p text:style-name="P3"><text:span text:style-name="T2">552</text:span> orla</text:p>
      <text:p text:style-name="P3"><text:span text:style-name="T2">553</text:span> ornado</text:p>
      <text:p text:style-name="P3"><text:span text:style-name="T2">554</text:span> ornar</text:p>
      <text:p text:style-name="P3"><text:span text:style-name="T2">555</text:span> orvalho</text:p>
      <text:p text:style-name="P3"><text:span text:style-name="T2">556</text:span> Os</text:p>
      <text:p text:style-name="P3"><text:span text:style-name="T2">561</text:span> os</text:p>
      <text:p text:style-name="P3"><text:span text:style-name="T2">562</text:span> oscar</text:p>
      <text:p text:style-name="P3"><text:span text:style-name="T2">563</text:span> oscilar</text:p>
      <text:p text:style-name="P3"><text:span text:style-name="T2">564</text:span> osmose</text:p>
      <text:p text:style-name="P3"><text:span text:style-name="T2">565</text:span> ossada</text:p>
      <text:p text:style-name="P3"><text:span text:style-name="T2">566</text:span> osso</text:p>
      <text:p text:style-name="P3"><text:span text:style-name="T2">611</text:span> ossudo</text:p>
      <text:p text:style-name="P3"><text:span text:style-name="T2">612</text:span> ostra</text:p>
      <text:p text:style-name="P3"><text:span text:style-name="T2">613</text:span> ot</text:p>
      <text:p text:style-name="P3"><text:span text:style-name="T2">614</text:span> otomano</text:p>
      <text:p text:style-name="P3"><text:span text:style-name="T2">615</text:span> ou</text:p>
      <text:p text:style-name="P3"><text:span text:style-name="T2">616</text:span> ourives</text:p>
      <text:p text:style-name="P3"><text:span text:style-name="T2">621</text:span> ouro</text:p>
      <text:p text:style-name="P3"><text:span text:style-name="T2">622</text:span> ousadia</text:p>
      <text:p text:style-name="P3"><text:span text:style-name="T2">623</text:span> ousado</text:p>
      <text:p text:style-name="P3"><text:span text:style-name="T2">624</text:span> ousar</text:p>
      <text:p text:style-name="P3"><text:span text:style-name="T2">625</text:span> outdoor</text:p>
      <text:p text:style-name="P3"><text:span text:style-name="T2">626</text:span> outeiro</text:p>
      <text:p text:style-name="P3"><text:span text:style-name="T2">631</text:span> outono</text:p>
      <text:p text:style-name="P3"><text:span text:style-name="T2">632</text:span> outorga</text:p>
      <text:p text:style-name="P3"><text:span text:style-name="T2">633</text:span> outrem</text:p>
      <text:p text:style-name="P3"><text:span text:style-name="T2">634</text:span> outro</text:p>
      <text:p text:style-name="P3"><text:span text:style-name="T2">635</text:span> outrora</text:p>
      <text:p text:style-name="P3"><text:span text:style-name="T2">636</text:span> outubro</text:p>
      <text:p text:style-name="P3"><text:span text:style-name="T2">641</text:span> ouvido</text:p>
      <text:p text:style-name="P3"><text:span text:style-name="T2">642</text:span> ouvidor</text:p>
      <text:p text:style-name="P3"><text:span text:style-name="T2">643</text:span> ouvinte</text:p>
      <text:p text:style-name="P3"><text:span text:style-name="T2">644</text:span> ouvir</text:p>
      <text:p text:style-name="P3"><text:span text:style-name="T2">645</text:span> ov</text:p>
      <text:p text:style-name="P3"><text:span text:style-name="T2">646</text:span> ova</text:p>
      <text:p text:style-name="P3"><text:span text:style-name="T2">651</text:span> ovado</text:p>
      <text:p text:style-name="P3"><text:span text:style-name="T2">652</text:span> oval</text:p>
      <text:p text:style-name="P3"><text:span text:style-name="T2">653</text:span> ovar</text:p>
      <text:p text:style-name="P3"><text:span text:style-name="T2">654</text:span> ovelha</text:p>
      <text:p text:style-name="P3"><text:span text:style-name="T2">655</text:span> over</text:p>
      <text:p text:style-name="P3"><text:span text:style-name="T2">656</text:span> ovino</text:p>
      <text:p text:style-name="P3"><text:span text:style-name="T2">661</text:span> OVNI</text:p>
      <text:p text:style-name="P3"><text:span text:style-name="T2">662</text:span> ovo</text:p>
      <text:p text:style-name="P3"><text:span text:style-name="T2">663</text:span> ow</text:p>
      <text:p text:style-name="P3"><text:span text:style-name="T2">664</text:span> ox</text:p>
      <text:p text:style-name="P3"><text:span text:style-name="T2">665</text:span> oxidado</text:p>
      <text:p text:style-name="P3"><text:span text:style-name="T2">666</text:span> oxidar</text:p>
      <text:p text:style-name="P3"><text:soft-page-break/><text:span text:style-name="T2">111</text:span> oy</text:p>
      <text:p text:style-name="P3"><text:span text:style-name="T2">112</text:span> oz</text:p>
      <text:p text:style-name="P3"><text:span text:style-name="T2">113</text:span> ozono</text:p>
      <text:p text:style-name="P3"><text:span text:style-name="T2">114</text:span> p</text:p>
      <text:p text:style-name="P3"><text:span text:style-name="T2">115</text:span> P</text:p>
      <text:p text:style-name="P3"><text:span text:style-name="T2">116</text:span> Pa</text:p>
      <text:p text:style-name="P3"><text:span text:style-name="T2">121</text:span> PA</text:p>
      <text:p text:style-name="P3"><text:span text:style-name="T2">122</text:span> pacato</text:p>
      <text:p text:style-name="P3"><text:span text:style-name="T2">123</text:span> pacote</text:p>
      <text:p text:style-name="P3"><text:span text:style-name="T2">124</text:span> pacto</text:p>
      <text:p text:style-name="P3"><text:span text:style-name="T2">125</text:span> pactuar</text:p>
      <text:p text:style-name="P3"><text:span text:style-name="T2">126</text:span> padaria</text:p>
      <text:p text:style-name="P3"><text:span text:style-name="T2">131</text:span> padecer</text:p>
      <text:p text:style-name="P3"><text:span text:style-name="T2">132</text:span> padeiro</text:p>
      <text:p text:style-name="P3"><text:span text:style-name="T2">133</text:span> padiola</text:p>
      <text:p text:style-name="P3"><text:span text:style-name="T2">134</text:span> padre</text:p>
      <text:p text:style-name="P3"><text:span text:style-name="T2">135</text:span> pagador</text:p>
      <text:p text:style-name="P3"><text:span text:style-name="T2">136</text:span> pagante</text:p>
      <text:p text:style-name="P3"><text:span text:style-name="T2">141</text:span> pagar</text:p>
      <text:p text:style-name="P3"><text:span text:style-name="T2">142</text:span> pago</text:p>
      <text:p text:style-name="P3"><text:span text:style-name="T2">143</text:span> pagode</text:p>
      <text:p text:style-name="P3"><text:span text:style-name="T2">144</text:span> pai</text:p>
      <text:p text:style-name="P3"><text:span text:style-name="T2">145</text:span> painel</text:p>
      <text:p text:style-name="P3"><text:span text:style-name="T2">146</text:span> paio</text:p>
      <text:p text:style-name="P3"><text:span text:style-name="T2">151</text:span> paiol</text:p>
      <text:p text:style-name="P3"><text:span text:style-name="T2">152</text:span> pairar</text:p>
      <text:p text:style-name="P3"><text:span text:style-name="T2">153</text:span> paisana</text:p>
      <text:p text:style-name="P3"><text:span text:style-name="T2">154</text:span> paisano</text:p>
      <text:p text:style-name="P3"><text:span text:style-name="T2">155</text:span> pajem</text:p>
      <text:p text:style-name="P3"><text:span text:style-name="T2">156</text:span> pala</text:p>
      <text:p text:style-name="P3"><text:span text:style-name="T2">161</text:span> paladar</text:p>
      <text:p text:style-name="P3"><text:span text:style-name="T2">162</text:span> palavra</text:p>
      <text:p text:style-name="P3"><text:span text:style-name="T2">163</text:span> palco</text:p>
      <text:p text:style-name="P3"><text:span text:style-name="T2">164</text:span> palerma</text:p>
      <text:p text:style-name="P3"><text:span text:style-name="T2">165</text:span> paleta</text:p>
      <text:p text:style-name="P3"><text:span text:style-name="T2">166</text:span> palha</text:p>
      <text:p text:style-name="P3"><text:span text:style-name="T2">211</text:span> palheta</text:p>
      <text:p text:style-name="P3"><text:span text:style-name="T2">212</text:span> paliar</text:p>
      <text:p text:style-name="P3"><text:span text:style-name="T2">213</text:span> palidez</text:p>
      <text:p text:style-name="P3"><text:span text:style-name="T2">214</text:span> palito</text:p>
      <text:p text:style-name="P3"><text:span text:style-name="T2">215</text:span> palma</text:p>
      <text:p text:style-name="P3"><text:span text:style-name="T2">216</text:span> palmada</text:p>
      <text:p text:style-name="P3"><text:span text:style-name="T2">221</text:span> palmar</text:p>
      <text:p text:style-name="P3"><text:span text:style-name="T2">222</text:span> palmito</text:p>
      <text:p text:style-name="P3"><text:span text:style-name="T2">223</text:span> palmo</text:p>
      <text:p text:style-name="P3"><text:span text:style-name="T2">224</text:span> palpar</text:p>
      <text:p text:style-name="P3"><text:span text:style-name="T2">225</text:span> palpite</text:p>
      <text:p text:style-name="P3"><text:span text:style-name="T2">226</text:span> pampa</text:p>
      <text:p text:style-name="P3"><text:span text:style-name="T2">231</text:span> pancada</text:p>
      <text:p text:style-name="P3"><text:span text:style-name="T2">232</text:span> panela</text:p>
      <text:p text:style-name="P3"><text:span text:style-name="T2">233</text:span> pano</text:p>
      <text:p text:style-name="P3"><text:span text:style-name="T2">234</text:span> pantera</text:p>
      <text:p text:style-name="P3"><text:span text:style-name="T2">235</text:span> papa</text:p>
      <text:p text:style-name="P3"><text:span text:style-name="T2">236</text:span> papado</text:p>
      <text:p text:style-name="P3"><text:span text:style-name="T2">241</text:span> papai</text:p>
      <text:p text:style-name="P3"><text:span text:style-name="T2">242</text:span> papal</text:p>
      <text:p text:style-name="P3"><text:span text:style-name="T2">243</text:span> papar</text:p>
      <text:p text:style-name="P3"><text:span text:style-name="T2">244</text:span> papel</text:p>
      <text:p text:style-name="P3"><text:span text:style-name="T2">245</text:span> paper</text:p>
      <text:p text:style-name="P3"><text:span text:style-name="T2">246</text:span> papila</text:p>
      <text:p text:style-name="P3"><text:span text:style-name="T2">251</text:span> papiro</text:p>
      <text:p text:style-name="P3"><text:span text:style-name="T2">252</text:span> papo</text:p>
      <text:p text:style-name="P3"><text:span text:style-name="T2">253</text:span> papoila</text:p>
      <text:p text:style-name="P3"><text:span text:style-name="T2">254</text:span> papoula</text:p>
      <text:p text:style-name="P3"><text:span text:style-name="T2">255</text:span> papudo</text:p>
      <text:p text:style-name="P3"><text:span text:style-name="T2">256</text:span> paquete</text:p>
      <text:p text:style-name="P3"><text:span text:style-name="T2">261</text:span> par</text:p>
      <text:p text:style-name="P3"><text:span text:style-name="T2">262</text:span> para</text:p>
      <text:p text:style-name="P3"><text:span text:style-name="T2">263</text:span> parada</text:p>
      <text:p text:style-name="P3"><text:span text:style-name="T2">264</text:span> parado</text:p>
      <text:p text:style-name="P3"><text:span text:style-name="T2">265</text:span> paragem</text:p>
      <text:p text:style-name="P3"><text:span text:style-name="T2">266</text:span> parar</text:p>
      <text:p text:style-name="P3"><text:span text:style-name="T2">311</text:span> parati</text:p>
      <text:p text:style-name="P3"><text:span text:style-name="T2">312</text:span> parca</text:p>
      <text:p text:style-name="P3"><text:span text:style-name="T2">313</text:span> parcela</text:p>
      <text:p text:style-name="P3"><text:span text:style-name="T2">314</text:span> parcial</text:p>
      <text:p text:style-name="P3"><text:span text:style-name="T2">315</text:span> parco</text:p>
      <text:p text:style-name="P3"><text:span text:style-name="T2">316</text:span> pardal</text:p>
      <text:p text:style-name="P3"><text:span text:style-name="T2">321</text:span> pardo</text:p>
      <text:p text:style-name="P3"><text:span text:style-name="T2">322</text:span> parecer</text:p>
      <text:p text:style-name="P3"><text:span text:style-name="T2">323</text:span> parede</text:p>
      <text:p text:style-name="P3"><text:span text:style-name="T2">324</text:span> parelha</text:p>
      <text:p text:style-name="P3"><text:span text:style-name="T2">325</text:span> parelho</text:p>
      <text:p text:style-name="P3"><text:span text:style-name="T2">326</text:span> parente</text:p>
      <text:p text:style-name="P3"><text:span text:style-name="T2">331</text:span> parir</text:p>
      <text:p text:style-name="P3"><text:span text:style-name="T2">332</text:span> parque</text:p>
      <text:p text:style-name="P3"><text:span text:style-name="T2">333</text:span> parra</text:p>
      <text:p text:style-name="P3"><text:span text:style-name="T2">334</text:span> parte</text:p>
      <text:p text:style-name="P3"><text:span text:style-name="T2">335</text:span> partida</text:p>
      <text:p text:style-name="P3"><text:span text:style-name="T2">336</text:span> partido</text:p>
      <text:p text:style-name="P3"><text:span text:style-name="T2">341</text:span> partir</text:p>
      <text:p text:style-name="P3"><text:span text:style-name="T2">342</text:span> parto</text:p>
      <text:p text:style-name="P3"><text:span text:style-name="T2">343</text:span> party</text:p>
      <text:p text:style-name="P3"><text:span text:style-name="T2">344</text:span> parva</text:p>
      <text:p text:style-name="P3"><text:span text:style-name="T2">345</text:span> parvo</text:p>
      <text:p text:style-name="P3"><text:span text:style-name="T2">346</text:span> pascal</text:p>
      <text:p text:style-name="P3"><text:span text:style-name="T2">351</text:span> pascoal</text:p>
      <text:p text:style-name="P3"><text:span text:style-name="T2">352</text:span> pasmado</text:p>
      <text:p text:style-name="P3"><text:span text:style-name="T2">353</text:span> pasmar</text:p>
      <text:p text:style-name="P3"><text:span text:style-name="T2">354</text:span> pasmo</text:p>
      <text:p text:style-name="P3"><text:span text:style-name="T2">355</text:span> pasquim</text:p>
      <text:p text:style-name="P3"><text:span text:style-name="T2">356</text:span> passado</text:p>
      <text:p text:style-name="P3"><text:span text:style-name="T2">361</text:span> passar</text:p>
      <text:p text:style-name="P3"><text:span text:style-name="T2">362</text:span> passe</text:p>
      <text:p text:style-name="P3"><text:span text:style-name="T2">363</text:span> passear</text:p>
      <text:p text:style-name="P3"><text:span text:style-name="T2">364</text:span> passeio</text:p>
      <text:p text:style-name="P3"><text:span text:style-name="T2">365</text:span> passivo</text:p>
      <text:p text:style-name="P3"><text:span text:style-name="T2">366</text:span> passo</text:p>
      <text:p text:style-name="P3"><text:span text:style-name="T2">411</text:span> pasta</text:p>
      <text:p text:style-name="P3"><text:span text:style-name="T2">412</text:span> pastar</text:p>
      <text:p text:style-name="P3"><text:span text:style-name="T2">413</text:span> pastel</text:p>
      <text:p text:style-name="P3"><text:span text:style-name="T2">414</text:span> pasto</text:p>
      <text:p text:style-name="P3"><text:span text:style-name="T2">415</text:span> pastor</text:p>
      <text:p text:style-name="P3"><text:span text:style-name="T2">416</text:span> pastoso</text:p>
      <text:p text:style-name="P3"><text:span text:style-name="T2">421</text:span> pata</text:p>
      <text:p text:style-name="P3"><text:span text:style-name="T2">422</text:span> pataca</text:p>
      <text:p text:style-name="P3"><text:span text:style-name="T2">423</text:span> pataco</text:p>
      <text:p text:style-name="P3"><text:span text:style-name="T2">424</text:span> patada</text:p>
      <text:p text:style-name="P3"><text:span text:style-name="T2">425</text:span> patamar</text:p>
      <text:p text:style-name="P3"><text:span text:style-name="T2">426</text:span> patente</text:p>
      <text:p text:style-name="P3"><text:span text:style-name="T2">431</text:span> paterno</text:p>
      <text:p text:style-name="P3"><text:span text:style-name="T2">432</text:span> pateta</text:p>
      <text:p text:style-name="P3"><text:span text:style-name="T2">433</text:span> patife</text:p>
      <text:p text:style-name="P3"><text:span text:style-name="T2">434</text:span> patim</text:p>
      <text:p text:style-name="P3"><text:span text:style-name="T2">435</text:span> patinar</text:p>
      <text:p text:style-name="P3"><text:span text:style-name="T2">436</text:span> patroa</text:p>
      <text:p text:style-name="P3"><text:span text:style-name="T2">441</text:span> patrono</text:p>
      <text:p text:style-name="P3"><text:span text:style-name="T2">442</text:span> paulada</text:p>
      <text:p text:style-name="P3"><text:span text:style-name="T2">443</text:span> paulino</text:p>
      <text:p text:style-name="P3"><text:span text:style-name="T2">444</text:span> paulito</text:p>
      <text:p text:style-name="P3"><text:span text:style-name="T2">445</text:span> pausa</text:p>
      <text:p text:style-name="P3"><text:span text:style-name="T2">446</text:span> pausado</text:p>
      <text:p text:style-name="P3"><text:span text:style-name="T2">451</text:span> pauta</text:p>
      <text:p text:style-name="P3"><text:span text:style-name="T2">452</text:span> pautado</text:p>
      <text:p text:style-name="P3"><text:span text:style-name="T2">453</text:span> pautar</text:p>
      <text:p text:style-name="P3"><text:span text:style-name="T2">454</text:span> paveia</text:p>
      <text:p text:style-name="P3"><text:span text:style-name="T2">455</text:span> pavia</text:p>
      <text:p text:style-name="P3"><text:span text:style-name="T2">456</text:span> pavio</text:p>
      <text:p text:style-name="P3"><text:span text:style-name="T2">461</text:span> pavor</text:p>
      <text:p text:style-name="P3"><text:span text:style-name="T2">462</text:span> paz</text:p>
      <text:p text:style-name="P3"><text:span text:style-name="T2">463</text:span> Pb</text:p>
      <text:p text:style-name="P3"><text:span text:style-name="T2">464</text:span> PB</text:p>
      <text:p text:style-name="P3"><text:span text:style-name="T2">465</text:span> pc</text:p>
      <text:p text:style-name="P3"><text:span text:style-name="T2">466</text:span> pd</text:p>
      <text:p text:style-name="P3"><text:span text:style-name="T2">511</text:span> Pd</text:p>
      <text:p text:style-name="P3"><text:span text:style-name="T2">512</text:span> PDF</text:p>
      <text:p text:style-name="P3"><text:span text:style-name="T2">513</text:span> PE</text:p>
      <text:p text:style-name="P3"><text:span text:style-name="T2">514</text:span> pecado</text:p>
      <text:p text:style-name="P3"><text:span text:style-name="T2">515</text:span> pecador</text:p>
      <text:p text:style-name="P3"><text:span text:style-name="T2">516</text:span> pecar</text:p>
      <text:p text:style-name="P3"><text:span text:style-name="T2">521</text:span> pedal</text:p>
      <text:p text:style-name="P3"><text:span text:style-name="T2">522</text:span> pedalar</text:p>
      <text:p text:style-name="P3"><text:span text:style-name="T2">523</text:span> pedante</text:p>
      <text:p text:style-name="P3"><text:span text:style-name="T2">524</text:span> pedido</text:p>
      <text:p text:style-name="P3"><text:span text:style-name="T2">525</text:span> pedinte</text:p>
      <text:p text:style-name="P3"><text:span text:style-name="T2">526</text:span> pedir</text:p>
      <text:p text:style-name="P3"><text:span text:style-name="T2">531</text:span> pedra</text:p>
      <text:p text:style-name="P3"><text:span text:style-name="T2">532</text:span> pedrado</text:p>
      <text:p text:style-name="P3"><text:span text:style-name="T2">533</text:span> pedrar</text:p>
      <text:p text:style-name="P3"><text:span text:style-name="T2">534</text:span> pedroso</text:p>
      <text:p text:style-name="P3"><text:span text:style-name="T2">535</text:span> pegada</text:p>
      <text:p text:style-name="P3"><text:span text:style-name="T2">536</text:span> pegado</text:p>
      <text:p text:style-name="P3"><text:span text:style-name="T2">541</text:span> pegar</text:p>
      <text:p text:style-name="P3"><text:span text:style-name="T2">542</text:span> pego</text:p>
      <text:p text:style-name="P3"><text:span text:style-name="T2">543</text:span> peitar</text:p>
      <text:p text:style-name="P3"><text:span text:style-name="T2">544</text:span> peito</text:p>
      <text:p text:style-name="P3"><text:span text:style-name="T2">545</text:span> peixe</text:p>
      <text:p text:style-name="P3"><text:span text:style-name="T2">546</text:span> pejado</text:p>
      <text:p text:style-name="P3"><text:span text:style-name="T2">551</text:span> pejo</text:p>
      <text:p text:style-name="P3"><text:span text:style-name="T2">552</text:span> pelada</text:p>
      <text:p text:style-name="P3"><text:span text:style-name="T2">553</text:span> pelado</text:p>
      <text:p text:style-name="P3"><text:span text:style-name="T2">554</text:span> pelagem</text:p>
      <text:p text:style-name="P3"><text:span text:style-name="T2">555</text:span> pelar</text:p>
      <text:p text:style-name="P3"><text:span text:style-name="T2">556</text:span> pele</text:p>
      <text:p text:style-name="P3"><text:span text:style-name="T2">561</text:span> pelego</text:p>
      <text:p text:style-name="P3"><text:span text:style-name="T2">562</text:span> peleja</text:p>
      <text:p text:style-name="P3"><text:span text:style-name="T2">563</text:span> pelica</text:p>
      <text:p text:style-name="P3"><text:span text:style-name="T2">564</text:span> pelo</text:p>
      <text:p text:style-name="P3"><text:span text:style-name="T2">565</text:span> pelota</text:p>
      <text:p text:style-name="P3"><text:span text:style-name="T2">566</text:span> pelouro</text:p>
      <text:p text:style-name="P3"><text:span text:style-name="T2">611</text:span> peludo</text:p>
      <text:p text:style-name="P3"><text:span text:style-name="T2">612</text:span> pelve</text:p>
      <text:p text:style-name="P3"><text:span text:style-name="T2">613</text:span> pena</text:p>
      <text:p text:style-name="P3"><text:span text:style-name="T2">614</text:span> penacho</text:p>
      <text:p text:style-name="P3"><text:span text:style-name="T2">615</text:span> penado</text:p>
      <text:p text:style-name="P3"><text:span text:style-name="T2">616</text:span> penal</text:p>
      <text:p text:style-name="P3"><text:span text:style-name="T2">621</text:span> penalti</text:p>
      <text:p text:style-name="P3"><text:span text:style-name="T2">622</text:span> penar</text:p>
      <text:p text:style-name="P3"><text:span text:style-name="T2">623</text:span> pender</text:p>
      <text:p text:style-name="P3"><text:span text:style-name="T2">624</text:span> pendor</text:p>
      <text:p text:style-name="P3"><text:span text:style-name="T2">625</text:span> penedo</text:p>
      <text:p text:style-name="P3"><text:span text:style-name="T2">626</text:span> penetra</text:p>
      <text:p text:style-name="P3"><text:span text:style-name="T2">631</text:span> penha</text:p>
      <text:p text:style-name="P3"><text:span text:style-name="T2">632</text:span> penhor</text:p>
      <text:p text:style-name="P3"><text:span text:style-name="T2">633</text:span> penhora</text:p>
      <text:p text:style-name="P3"><text:span text:style-name="T2">634</text:span> penoso</text:p>
      <text:p text:style-name="P3"><text:span text:style-name="T2">635</text:span> pensado</text:p>
      <text:p text:style-name="P3"><text:span text:style-name="T2">636</text:span> pensar</text:p>
      <text:p text:style-name="P3"><text:span text:style-name="T2">641</text:span> penso</text:p>
      <text:p text:style-name="P3"><text:span text:style-name="T2">642</text:span> pente</text:p>
      <text:p text:style-name="P3"><text:span text:style-name="T2">643</text:span> pentear</text:p>
      <text:p text:style-name="P3"><text:span text:style-name="T2">644</text:span> penugem</text:p>
      <text:p text:style-name="P3"><text:span text:style-name="T2">645</text:span> pepino</text:p>
      <text:p text:style-name="P3"><text:span text:style-name="T2">646</text:span> pequeno</text:p>
      <text:p text:style-name="P3"><text:span text:style-name="T2">651</text:span> pera</text:p>
      <text:p text:style-name="P3"><text:span text:style-name="T2">652</text:span> perante</text:p>
      <text:p text:style-name="P3"><text:span text:style-name="T2">653</text:span> perca</text:p>
      <text:p text:style-name="P3"><text:span text:style-name="T2">654</text:span> percebe</text:p>
      <text:p text:style-name="P3"><text:span text:style-name="T2">655</text:span> perda</text:p>
      <text:p text:style-name="P3"><text:span text:style-name="T2">656</text:span> perder</text:p>
      <text:p text:style-name="P3"><text:span text:style-name="T2">661</text:span> perdido</text:p>
      <text:p text:style-name="P3"><text:span text:style-name="T2">662</text:span> perdiz</text:p>
      <text:p text:style-name="P3"><text:span text:style-name="T2">663</text:span> perdoar</text:p>
      <text:p text:style-name="P3"><text:span text:style-name="T2">664</text:span> perecer</text:p>
      <text:p text:style-name="P3"><text:span text:style-name="T2">665</text:span> pereira</text:p>
      <text:p text:style-name="P3"><text:span text:style-name="T2">666</text:span> perene</text:p>
      <text:p text:style-name="P3"><text:soft-page-break/><text:span text:style-name="T2">111</text:span> perfil</text:p>
      <text:p text:style-name="P3"><text:span text:style-name="T2">112</text:span> perfume</text:p>
      <text:p text:style-name="P3"><text:span text:style-name="T2">113</text:span> perigo</text:p>
      <text:p text:style-name="P3"><text:span text:style-name="T2">114</text:span> periodo</text:p>
      <text:p text:style-name="P3"><text:span text:style-name="T2">115</text:span> perito</text:p>
      <text:p text:style-name="P3"><text:span text:style-name="T2">116</text:span> permear</text:p>
      <text:p text:style-name="P3"><text:span text:style-name="T2">121</text:span> permuta</text:p>
      <text:p text:style-name="P3"><text:span text:style-name="T2">122</text:span> perna</text:p>
      <text:p text:style-name="P3"><text:span text:style-name="T2">123</text:span> pernada</text:p>
      <text:p text:style-name="P3"><text:span text:style-name="T2">124</text:span> pero</text:p>
      <text:p text:style-name="P3"><text:span text:style-name="T2">125</text:span> perro</text:p>
      <text:p text:style-name="P3"><text:span text:style-name="T2">126</text:span> persa</text:p>
      <text:p text:style-name="P3"><text:span text:style-name="T2">131</text:span> perto</text:p>
      <text:p text:style-name="P3"><text:span text:style-name="T2">132</text:span> peruano</text:p>
      <text:p text:style-name="P3"><text:span text:style-name="T2">133</text:span> peruca</text:p>
      <text:p text:style-name="P3"><text:span text:style-name="T2">134</text:span> pesado</text:p>
      <text:p text:style-name="P3"><text:span text:style-name="T2">135</text:span> pesar</text:p>
      <text:p text:style-name="P3"><text:span text:style-name="T2">136</text:span> pesca</text:p>
      <text:p text:style-name="P3"><text:span text:style-name="T2">141</text:span> pescado</text:p>
      <text:p text:style-name="P3"><text:span text:style-name="T2">142</text:span> pescar</text:p>
      <text:p text:style-name="P3"><text:span text:style-name="T2">143</text:span> peseta</text:p>
      <text:p text:style-name="P3"><text:span text:style-name="T2">144</text:span> peso</text:p>
      <text:p text:style-name="P3"><text:span text:style-name="T2">145</text:span> pessoa</text:p>
      <text:p text:style-name="P3"><text:span text:style-name="T2">146</text:span> pessoal</text:p>
      <text:p text:style-name="P3"><text:span text:style-name="T2">151</text:span> pestana</text:p>
      <text:p text:style-name="P3"><text:span text:style-name="T2">152</text:span> peste</text:p>
      <text:p text:style-name="P3"><text:span text:style-name="T2">153</text:span> petar</text:p>
      <text:p text:style-name="P3"><text:span text:style-name="T2">154</text:span> petisco</text:p>
      <text:p text:style-name="P3"><text:span text:style-name="T2">155</text:span> petista</text:p>
      <text:p text:style-name="P3"><text:span text:style-name="T2">156</text:span> petiz</text:p>
      <text:p text:style-name="P3"><text:span text:style-name="T2">161</text:span> pf</text:p>
      <text:p text:style-name="P3"><text:span text:style-name="T2">162</text:span> pg</text:p>
      <text:p text:style-name="P3"><text:span text:style-name="T2">163</text:span> ph</text:p>
      <text:p text:style-name="P3"><text:span text:style-name="T2">164</text:span> PI</text:p>
      <text:p text:style-name="P3"><text:span text:style-name="T2">165</text:span> pia</text:p>
      <text:p text:style-name="P3"><text:span text:style-name="T2">166</text:span> piada</text:p>
      <text:p text:style-name="P3"><text:span text:style-name="T2">211</text:span> piano</text:p>
      <text:p text:style-name="P3"><text:span text:style-name="T2">212</text:span> piar</text:p>
      <text:p text:style-name="P3"><text:span text:style-name="T2">213</text:span> picado</text:p>
      <text:p text:style-name="P3"><text:span text:style-name="T2">214</text:span> picante</text:p>
      <text:p text:style-name="P3"><text:span text:style-name="T2">215</text:span> picar</text:p>
      <text:p text:style-name="P3"><text:span text:style-name="T2">216</text:span> pichote</text:p>
      <text:p text:style-name="P3"><text:span text:style-name="T2">221</text:span> pico</text:p>
      <text:p text:style-name="P3"><text:span text:style-name="T2">222</text:span> pide</text:p>
      <text:p text:style-name="P3"><text:span text:style-name="T2">223</text:span> piedade</text:p>
      <text:p text:style-name="P3"><text:span text:style-name="T2">224</text:span> piedoso</text:p>
      <text:p text:style-name="P3"><text:span text:style-name="T2">225</text:span> piegas</text:p>
      <text:p text:style-name="P3"><text:span text:style-name="T2">226</text:span> pigarro</text:p>
      <text:p text:style-name="P3"><text:span text:style-name="T2">231</text:span> pijama</text:p>
      <text:p text:style-name="P3"><text:span text:style-name="T2">232</text:span> pilar</text:p>
      <text:p text:style-name="P3"><text:span text:style-name="T2">233</text:span> pilha</text:p>
      <text:p text:style-name="P3"><text:span text:style-name="T2">234</text:span> pilhar</text:p>
      <text:p text:style-name="P3"><text:span text:style-name="T2">235</text:span> piloso</text:p>
      <text:p text:style-name="P3"><text:span text:style-name="T2">236</text:span> pilotar</text:p>
      <text:p text:style-name="P3"><text:span text:style-name="T2">241</text:span> piloto</text:p>
      <text:p text:style-name="P3"><text:span text:style-name="T2">242</text:span> pimba</text:p>
      <text:p text:style-name="P3"><text:span text:style-name="T2">243</text:span> pimenta</text:p>
      <text:p text:style-name="P3"><text:span text:style-name="T2">244</text:span> pina</text:p>
      <text:p text:style-name="P3"><text:span text:style-name="T2">245</text:span> pincel</text:p>
      <text:p text:style-name="P3"><text:span text:style-name="T2">246</text:span> pinga</text:p>
      <text:p text:style-name="P3"><text:span text:style-name="T2">251</text:span> pingar</text:p>
      <text:p text:style-name="P3"><text:span text:style-name="T2">252</text:span> pingo</text:p>
      <text:p text:style-name="P3"><text:span text:style-name="T2">253</text:span> pinha</text:p>
      <text:p text:style-name="P3"><text:span text:style-name="T2">254</text:span> pinhal</text:p>
      <text:p text:style-name="P3"><text:span text:style-name="T2">255</text:span> pinho</text:p>
      <text:p text:style-name="P3"><text:span text:style-name="T2">256</text:span> pino</text:p>
      <text:p text:style-name="P3"><text:span text:style-name="T2">261</text:span> pinta</text:p>
      <text:p text:style-name="P3"><text:span text:style-name="T2">262</text:span> pintar</text:p>
      <text:p text:style-name="P3"><text:span text:style-name="T2">263</text:span> pinto</text:p>
      <text:p text:style-name="P3"><text:span text:style-name="T2">264</text:span> pintor</text:p>
      <text:p text:style-name="P3"><text:span text:style-name="T2">265</text:span> pintora</text:p>
      <text:p text:style-name="P3"><text:span text:style-name="T2">266</text:span> pintura</text:p>
      <text:p text:style-name="P3"><text:span text:style-name="T2">311</text:span> pio</text:p>
      <text:p text:style-name="P3"><text:span text:style-name="T2">312</text:span> piolho</text:p>
      <text:p text:style-name="P3"><text:span text:style-name="T2">313</text:span> pior</text:p>
      <text:p text:style-name="P3"><text:span text:style-name="T2">314</text:span> piora</text:p>
      <text:p text:style-name="P3"><text:span text:style-name="T2">315</text:span> piorar</text:p>
      <text:p text:style-name="P3"><text:span text:style-name="T2">316</text:span> pipa</text:p>
      <text:p text:style-name="P3"><text:span text:style-name="T2">321</text:span> pipi</text:p>
      <text:p text:style-name="P3"><text:span text:style-name="T2">322</text:span> pipoca</text:p>
      <text:p text:style-name="P3"><text:span text:style-name="T2">323</text:span> pique</text:p>
      <text:p text:style-name="P3"><text:span text:style-name="T2">324</text:span> piquete</text:p>
      <text:p text:style-name="P3"><text:span text:style-name="T2">325</text:span> pirar</text:p>
      <text:p text:style-name="P3"><text:span text:style-name="T2">326</text:span> pirata</text:p>
      <text:p text:style-name="P3"><text:span text:style-name="T2">331</text:span> pires</text:p>
      <text:p text:style-name="P3"><text:span text:style-name="T2">332</text:span> pirueta</text:p>
      <text:p text:style-name="P3"><text:span text:style-name="T2">333</text:span> pisa</text:p>
      <text:p text:style-name="P3"><text:span text:style-name="T2">334</text:span> pisado</text:p>
      <text:p text:style-name="P3"><text:span text:style-name="T2">335</text:span> pisar</text:p>
      <text:p text:style-name="P3"><text:span text:style-name="T2">336</text:span> piscar</text:p>
      <text:p text:style-name="P3"><text:span text:style-name="T2">341</text:span> piscina</text:p>
      <text:p text:style-name="P3"><text:span text:style-name="T2">342</text:span> pisco</text:p>
      <text:p text:style-name="P3"><text:span text:style-name="T2">343</text:span> piso</text:p>
      <text:p text:style-name="P3"><text:span text:style-name="T2">344</text:span> pista</text:p>
      <text:p text:style-name="P3"><text:span text:style-name="T2">345</text:span> pistola</text:p>
      <text:p text:style-name="P3"><text:span text:style-name="T2">346</text:span> pit</text:p>
      <text:p text:style-name="P3"><text:span text:style-name="T2">351</text:span> pitada</text:p>
      <text:p text:style-name="P3"><text:span text:style-name="T2">352</text:span> pitar</text:p>
      <text:p text:style-name="P3"><text:span text:style-name="T2">353</text:span> piteira</text:p>
      <text:p text:style-name="P3"><text:span text:style-name="T2">354</text:span> pito</text:p>
      <text:p text:style-name="P3"><text:span text:style-name="T2">355</text:span> pixel</text:p>
      <text:p text:style-name="P3"><text:span text:style-name="T2">356</text:span> pizza</text:p>
      <text:p text:style-name="P3"><text:span text:style-name="T2">361</text:span> pj</text:p>
      <text:p text:style-name="P3"><text:span text:style-name="T2">362</text:span> pk</text:p>
      <text:p text:style-name="P3"><text:span text:style-name="T2">363</text:span> pl</text:p>
      <text:p text:style-name="P3"><text:span text:style-name="T2">364</text:span> placa</text:p>
      <text:p text:style-name="P3"><text:span text:style-name="T2">365</text:span> placar</text:p>
      <text:p text:style-name="P3"><text:span text:style-name="T2">366</text:span> plaga</text:p>
      <text:p text:style-name="P3"><text:span text:style-name="T2">411</text:span> plaino</text:p>
      <text:p text:style-name="P3"><text:span text:style-name="T2">412</text:span> planar</text:p>
      <text:p text:style-name="P3"><text:span text:style-name="T2">413</text:span> planear</text:p>
      <text:p text:style-name="P3"><text:span text:style-name="T2">414</text:span> planeta</text:p>
      <text:p text:style-name="P3"><text:span text:style-name="T2">415</text:span> plano</text:p>
      <text:p text:style-name="P3"><text:span text:style-name="T2">416</text:span> planta</text:p>
      <text:p text:style-name="P3"><text:span text:style-name="T2">421</text:span> plantar</text:p>
      <text:p text:style-name="P3"><text:span text:style-name="T2">422</text:span> plantel</text:p>
      <text:p text:style-name="P3"><text:span text:style-name="T2">423</text:span> plantio</text:p>
      <text:p text:style-name="P3"><text:span text:style-name="T2">424</text:span> planura</text:p>
      <text:p text:style-name="P3"><text:span text:style-name="T2">425</text:span> plasma</text:p>
      <text:p text:style-name="P3"><text:span text:style-name="T2">426</text:span> plateia</text:p>
      <text:p text:style-name="P3"><text:span text:style-name="T2">431</text:span> platina</text:p>
      <text:p text:style-name="P3"><text:span text:style-name="T2">432</text:span> player</text:p>
      <text:p text:style-name="P3"><text:span text:style-name="T2">433</text:span> playoff</text:p>
      <text:p text:style-name="P3"><text:span text:style-name="T2">434</text:span> plebe</text:p>
      <text:p text:style-name="P3"><text:span text:style-name="T2">435</text:span> plebeu</text:p>
      <text:p text:style-name="P3"><text:span text:style-name="T2">436</text:span> pleito</text:p>
      <text:p text:style-name="P3"><text:span text:style-name="T2">441</text:span> pleno</text:p>
      <text:p text:style-name="P3"><text:span text:style-name="T2">442</text:span> pleura</text:p>
      <text:p text:style-name="P3"><text:span text:style-name="T2">443</text:span> pluma</text:p>
      <text:p text:style-name="P3"><text:span text:style-name="T2">444</text:span> plural</text:p>
      <text:p text:style-name="P3"><text:span text:style-name="T2">445</text:span> pluvial</text:p>
      <text:p text:style-name="P3"><text:span text:style-name="T2">446</text:span> Pm</text:p>
      <text:p text:style-name="P3"><text:span text:style-name="T2">451</text:span> pm</text:p>
      <text:p text:style-name="P3"><text:span text:style-name="T2">452</text:span> pn</text:p>
      <text:p text:style-name="P3"><text:span text:style-name="T2">453</text:span> pneu</text:p>
      <text:p text:style-name="P3"><text:span text:style-name="T2">454</text:span> po</text:p>
      <text:p text:style-name="P3"><text:span text:style-name="T2">455</text:span> Po</text:p>
      <text:p text:style-name="P3"><text:span text:style-name="T2">456</text:span> pobre</text:p>
      <text:p text:style-name="P3"><text:span text:style-name="T2">461</text:span> pobreza</text:p>
      <text:p text:style-name="P3"><text:span text:style-name="T2">462</text:span> pocilga</text:p>
      <text:p text:style-name="P3"><text:span text:style-name="T2">463</text:span> poda</text:p>
      <text:p text:style-name="P3"><text:span text:style-name="T2">464</text:span> podar</text:p>
      <text:p text:style-name="P3"><text:span text:style-name="T2">465</text:span> poder</text:p>
      <text:p text:style-name="P3"><text:span text:style-name="T2">466</text:span> poderio</text:p>
      <text:p text:style-name="P3"><text:span text:style-name="T2">511</text:span> podre</text:p>
      <text:p text:style-name="P3"><text:span text:style-name="T2">512</text:span> poeira</text:p>
      <text:p text:style-name="P3"><text:span text:style-name="T2">513</text:span> poem</text:p>
      <text:p text:style-name="P3"><text:span text:style-name="T2">514</text:span> poema</text:p>
      <text:p text:style-name="P3"><text:span text:style-name="T2">515</text:span> poente</text:p>
      <text:p text:style-name="P3"><text:span text:style-name="T2">516</text:span> poesia</text:p>
      <text:p text:style-name="P3"><text:span text:style-name="T2">521</text:span> poeta</text:p>
      <text:p text:style-name="P3"><text:span text:style-name="T2">522</text:span> poetisa</text:p>
      <text:p text:style-name="P3"><text:span text:style-name="T2">523</text:span> point</text:p>
      <text:p text:style-name="P3"><text:span text:style-name="T2">524</text:span> pois</text:p>
      <text:p text:style-name="P3"><text:span text:style-name="T2">525</text:span> poisar</text:p>
      <text:p text:style-name="P3"><text:span text:style-name="T2">526</text:span> polaco</text:p>
      <text:p text:style-name="P3"><text:span text:style-name="T2">531</text:span> polar</text:p>
      <text:p text:style-name="P3"><text:span text:style-name="T2">532</text:span> polca</text:p>
      <text:p text:style-name="P3"><text:span text:style-name="T2">533</text:span> polegar</text:p>
      <text:p text:style-name="P3"><text:span text:style-name="T2">534</text:span> poleiro</text:p>
      <text:p text:style-name="P3"><text:span text:style-name="T2">535</text:span> polido</text:p>
      <text:p text:style-name="P3"><text:span text:style-name="T2">536</text:span> polir</text:p>
      <text:p text:style-name="P3"><text:span text:style-name="T2">541</text:span> polpa</text:p>
      <text:p text:style-name="P3"><text:span text:style-name="T2">542</text:span> polpudo</text:p>
      <text:p text:style-name="P3"><text:span text:style-name="T2">543</text:span> poluir</text:p>
      <text:p text:style-name="P3"><text:span text:style-name="T2">544</text:span> polvo</text:p>
      <text:p text:style-name="P3"><text:span text:style-name="T2">545</text:span> pomada</text:p>
      <text:p text:style-name="P3"><text:span text:style-name="T2">546</text:span> pomar</text:p>
      <text:p text:style-name="P3"><text:span text:style-name="T2">551</text:span> pomba</text:p>
      <text:p text:style-name="P3"><text:span text:style-name="T2">552</text:span> pombo</text:p>
      <text:p text:style-name="P3"><text:span text:style-name="T2">553</text:span> pompa</text:p>
      <text:p text:style-name="P3"><text:span text:style-name="T2">554</text:span> pomposo</text:p>
      <text:p text:style-name="P3"><text:span text:style-name="T2">555</text:span> ponta</text:p>
      <text:p text:style-name="P3"><text:span text:style-name="T2">556</text:span> pontada</text:p>
      <text:p text:style-name="P3"><text:span text:style-name="T2">561</text:span> pontal</text:p>
      <text:p text:style-name="P3"><text:span text:style-name="T2">562</text:span> pontar</text:p>
      <text:p text:style-name="P3"><text:span text:style-name="T2">563</text:span> ponte</text:p>
      <text:p text:style-name="P3"><text:span text:style-name="T2">564</text:span> ponto</text:p>
      <text:p text:style-name="P3"><text:span text:style-name="T2">565</text:span> pontual</text:p>
      <text:p text:style-name="P3"><text:span text:style-name="T2">566</text:span> pontuar</text:p>
      <text:p text:style-name="P3"><text:span text:style-name="T2">611</text:span> pontudo</text:p>
      <text:p text:style-name="P3"><text:span text:style-name="T2">612</text:span> pop</text:p>
      <text:p text:style-name="P3"><text:span text:style-name="T2">613</text:span> popa</text:p>
      <text:p text:style-name="P3"><text:span text:style-name="T2">614</text:span> popular</text:p>
      <text:p text:style-name="P3"><text:span text:style-name="T2">615</text:span> por</text:p>
      <text:p text:style-name="P3"><text:span text:style-name="T2">616</text:span> porca</text:p>
      <text:p text:style-name="P3"><text:span text:style-name="T2">621</text:span> porco</text:p>
      <text:p text:style-name="P3"><text:span text:style-name="T2">622</text:span> poro</text:p>
      <text:p text:style-name="P3"><text:span text:style-name="T2">623</text:span> poroso</text:p>
      <text:p text:style-name="P3"><text:span text:style-name="T2">624</text:span> porque</text:p>
      <text:p text:style-name="P3"><text:span text:style-name="T2">625</text:span> porrada</text:p>
      <text:p text:style-name="P3"><text:span text:style-name="T2">626</text:span> port</text:p>
      <text:p text:style-name="P3"><text:span text:style-name="T2">631</text:span> porta</text:p>
      <text:p text:style-name="P3"><text:span text:style-name="T2">632</text:span> portada</text:p>
      <text:p text:style-name="P3"><text:span text:style-name="T2">633</text:span> portal</text:p>
      <text:p text:style-name="P3"><text:span text:style-name="T2">634</text:span> portar</text:p>
      <text:p text:style-name="P3"><text:span text:style-name="T2">635</text:span> porte</text:p>
      <text:p text:style-name="P3"><text:span text:style-name="T2">636</text:span> portela</text:p>
      <text:p text:style-name="P3"><text:span text:style-name="T2">641</text:span> porto</text:p>
      <text:p text:style-name="P3"><text:span text:style-name="T2">642</text:span> posar</text:p>
      <text:p text:style-name="P3"><text:span text:style-name="T2">643</text:span> pose</text:p>
      <text:p text:style-name="P3"><text:span text:style-name="T2">644</text:span> posse</text:p>
      <text:p text:style-name="P3"><text:span text:style-name="T2">645</text:span> possuir</text:p>
      <text:p text:style-name="P3"><text:span text:style-name="T2">646</text:span> postal</text:p>
      <text:p text:style-name="P3"><text:span text:style-name="T2">651</text:span> postar</text:p>
      <text:p text:style-name="P3"><text:span text:style-name="T2">652</text:span> poste</text:p>
      <text:p text:style-name="P3"><text:span text:style-name="T2">653</text:span> postigo</text:p>
      <text:p text:style-name="P3"><text:span text:style-name="T2">654</text:span> posto</text:p>
      <text:p text:style-name="P3"><text:span text:style-name="T2">655</text:span> postura</text:p>
      <text:p text:style-name="P3"><text:span text:style-name="T2">656</text:span> pot</text:p>
      <text:p text:style-name="P3"><text:span text:style-name="T2">661</text:span> pote</text:p>
      <text:p text:style-name="P3"><text:span text:style-name="T2">662</text:span> potente</text:p>
      <text:p text:style-name="P3"><text:span text:style-name="T2">663</text:span> potro</text:p>
      <text:p text:style-name="P3"><text:span text:style-name="T2">664</text:span> pouco</text:p>
      <text:p text:style-name="P3"><text:span text:style-name="T2">665</text:span> poupado</text:p>
      <text:p text:style-name="P3"><text:span text:style-name="T2">666</text:span> poupar</text:p>
      <text:p text:style-name="P3"><text:soft-page-break/><text:span text:style-name="T2">111</text:span> pour</text:p>
      <text:p text:style-name="P3"><text:span text:style-name="T2">112</text:span> pousada</text:p>
      <text:p text:style-name="P3"><text:span text:style-name="T2">113</text:span> pousado</text:p>
      <text:p text:style-name="P3"><text:span text:style-name="T2">114</text:span> pousar</text:p>
      <text:p text:style-name="P3"><text:span text:style-name="T2">115</text:span> pousio</text:p>
      <text:p text:style-name="P3"><text:span text:style-name="T2">116</text:span> pouso</text:p>
      <text:p text:style-name="P3"><text:span text:style-name="T2">121</text:span> poveiro</text:p>
      <text:p text:style-name="P3"><text:span text:style-name="T2">122</text:span> povo</text:p>
      <text:p text:style-name="P3"><text:span text:style-name="T2">123</text:span> povoado</text:p>
      <text:p text:style-name="P3"><text:span text:style-name="T2">124</text:span> povoar</text:p>
      <text:p text:style-name="P3"><text:span text:style-name="T2">125</text:span> pp</text:p>
      <text:p text:style-name="P3"><text:span text:style-name="T2">126</text:span> ppp</text:p>
      <text:p text:style-name="P3"><text:span text:style-name="T2">131</text:span> pppp</text:p>
      <text:p text:style-name="P3"><text:span text:style-name="T2">132</text:span> pq</text:p>
      <text:p text:style-name="P3"><text:span text:style-name="T2">133</text:span> pqr</text:p>
      <text:p text:style-name="P3"><text:span text:style-name="T2">134</text:span> PR</text:p>
      <text:p text:style-name="P3"><text:span text:style-name="T2">135</text:span> Pr</text:p>
      <text:p text:style-name="P3"><text:span text:style-name="T2">136</text:span> prado</text:p>
      <text:p text:style-name="P3"><text:span text:style-name="T2">141</text:span> praga</text:p>
      <text:p text:style-name="P3"><text:span text:style-name="T2">142</text:span> praia</text:p>
      <text:p text:style-name="P3"><text:span text:style-name="T2">143</text:span> prancha</text:p>
      <text:p text:style-name="P3"><text:span text:style-name="T2">144</text:span> pranto</text:p>
      <text:p text:style-name="P3"><text:span text:style-name="T2">145</text:span> prata</text:p>
      <text:p text:style-name="P3"><text:span text:style-name="T2">146</text:span> pratas</text:p>
      <text:p text:style-name="P3"><text:span text:style-name="T2">151</text:span> prato</text:p>
      <text:p text:style-name="P3"><text:span text:style-name="T2">152</text:span> praxe</text:p>
      <text:p text:style-name="P3"><text:span text:style-name="T2">153</text:span> prazer</text:p>
      <text:p text:style-name="P3"><text:span text:style-name="T2">154</text:span> prazo</text:p>
      <text:p text:style-name="P3"><text:span text:style-name="T2">155</text:span> pre</text:p>
      <text:p text:style-name="P3"><text:span text:style-name="T2">156</text:span> prece</text:p>
      <text:p text:style-name="P3"><text:span text:style-name="T2">161</text:span> preciso</text:p>
      <text:p text:style-name="P3"><text:span text:style-name="T2">162</text:span> precoce</text:p>
      <text:p text:style-name="P3"><text:span text:style-name="T2">163</text:span> predial</text:p>
      <text:p text:style-name="P3"><text:span text:style-name="T2">164</text:span> prefixo</text:p>
      <text:p text:style-name="P3"><text:span text:style-name="T2">165</text:span> pregar</text:p>
      <text:p text:style-name="P3"><text:span text:style-name="T2">166</text:span> prego</text:p>
      <text:p text:style-name="P3"><text:span text:style-name="T2">211</text:span> prelado</text:p>
      <text:p text:style-name="P3"><text:span text:style-name="T2">212</text:span> premiar</text:p>
      <text:p text:style-name="P3"><text:span text:style-name="T2">213</text:span> premier</text:p>
      <text:p text:style-name="P3"><text:span text:style-name="T2">214</text:span> premir</text:p>
      <text:p text:style-name="P3"><text:span text:style-name="T2">215</text:span> prenda</text:p>
      <text:p text:style-name="P3"><text:span text:style-name="T2">216</text:span> prendar</text:p>
      <text:p text:style-name="P3"><text:span text:style-name="T2">221</text:span> prender</text:p>
      <text:p text:style-name="P3"><text:span text:style-name="T2">222</text:span> prenhe</text:p>
      <text:p text:style-name="P3"><text:span text:style-name="T2">223</text:span> prensa</text:p>
      <text:p text:style-name="P3"><text:span text:style-name="T2">224</text:span> preparo</text:p>
      <text:p text:style-name="P3"><text:span text:style-name="T2">225</text:span> preso</text:p>
      <text:p text:style-name="P3"><text:span text:style-name="T2">226</text:span> pressa</text:p>
      <text:p text:style-name="P3"><text:span text:style-name="T2">231</text:span> prestar</text:p>
      <text:p text:style-name="P3"><text:span text:style-name="T2">232</text:span> prestes</text:p>
      <text:p text:style-name="P3"><text:span text:style-name="T2">233</text:span> preta</text:p>
      <text:p text:style-name="P3"><text:span text:style-name="T2">234</text:span> preto</text:p>
      <text:p text:style-name="P3"><text:span text:style-name="T2">235</text:span> prever</text:p>
      <text:p text:style-name="P3"><text:span text:style-name="T2">236</text:span> prezado</text:p>
      <text:p text:style-name="P3"><text:span text:style-name="T2">241</text:span> prezar</text:p>
      <text:p text:style-name="P3"><text:span text:style-name="T2">242</text:span> prima</text:p>
      <text:p text:style-name="P3"><text:span text:style-name="T2">243</text:span> primar</text:p>
      <text:p text:style-name="P3"><text:span text:style-name="T2">244</text:span> primata</text:p>
      <text:p text:style-name="P3"><text:span text:style-name="T2">245</text:span> primo</text:p>
      <text:p text:style-name="P3"><text:span text:style-name="T2">246</text:span> primor</text:p>
      <text:p text:style-name="P3"><text:span text:style-name="T2">251</text:span> prior</text:p>
      <text:p text:style-name="P3"><text:span text:style-name="T2">252</text:span> priori</text:p>
      <text:p text:style-name="P3"><text:span text:style-name="T2">253</text:span> prisma</text:p>
      <text:p text:style-name="P3"><text:span text:style-name="T2">254</text:span> privado</text:p>
      <text:p text:style-name="P3"><text:span text:style-name="T2">255</text:span> privar</text:p>
      <text:p text:style-name="P3"><text:span text:style-name="T2">256</text:span> proa</text:p>
      <text:p text:style-name="P3"><text:span text:style-name="T2">261</text:span> probler</text:p>
      <text:p text:style-name="P3"><text:span text:style-name="T2">262</text:span> procura</text:p>
      <text:p text:style-name="P3"><text:span text:style-name="T2">263</text:span> produto</text:p>
      <text:p text:style-name="P3"><text:span text:style-name="T2">264</text:span> proeza</text:p>
      <text:p text:style-name="P3"><text:span text:style-name="T2">265</text:span> profano</text:p>
      <text:p text:style-name="P3"><text:span text:style-name="T2">266</text:span> profeta</text:p>
      <text:p text:style-name="P3"><text:span text:style-name="T2">311</text:span> proibir</text:p>
      <text:p text:style-name="P3"><text:span text:style-name="T2">312</text:span> project</text:p>
      <text:p text:style-name="P3"><text:span text:style-name="T2">313</text:span> prol</text:p>
      <text:p text:style-name="P3"><text:span text:style-name="T2">314</text:span> prole</text:p>
      <text:p text:style-name="P3"><text:span text:style-name="T2">315</text:span> pronome</text:p>
      <text:p text:style-name="P3"><text:span text:style-name="T2">316</text:span> pronoto</text:p>
      <text:p text:style-name="P3"><text:span text:style-name="T2">321</text:span> pronto</text:p>
      <text:p text:style-name="P3"><text:span text:style-name="T2">322</text:span> propina</text:p>
      <text:p text:style-name="P3"><text:span text:style-name="T2">323</text:span> propor</text:p>
      <text:p text:style-name="P3"><text:span text:style-name="T2">324</text:span> prosa</text:p>
      <text:p text:style-name="P3"><text:span text:style-name="T2">325</text:span> prova</text:p>
      <text:p text:style-name="P3"><text:span text:style-name="T2">326</text:span> provado</text:p>
      <text:p text:style-name="P3"><text:span text:style-name="T2">331</text:span> provar</text:p>
      <text:p text:style-name="P3"><text:span text:style-name="T2">332</text:span> prover</text:p>
      <text:p text:style-name="P3"><text:span text:style-name="T2">333</text:span> provido</text:p>
      <text:p text:style-name="P3"><text:span text:style-name="T2">334</text:span> provir</text:p>
      <text:p text:style-name="P3"><text:span text:style-name="T2">335</text:span> prumo</text:p>
      <text:p text:style-name="P3"><text:span text:style-name="T2">336</text:span> ps</text:p>
      <text:p text:style-name="P3"><text:span text:style-name="T2">341</text:span> psi</text:p>
      <text:p text:style-name="P3"><text:span text:style-name="T2">342</text:span> psicose</text:p>
      <text:p text:style-name="P3"><text:span text:style-name="T2">343</text:span> Pt</text:p>
      <text:p text:style-name="P3"><text:span text:style-name="T2">344</text:span> pt</text:p>
      <text:p text:style-name="P3"><text:span text:style-name="T2">345</text:span> Pu</text:p>
      <text:p text:style-name="P3"><text:span text:style-name="T2">346</text:span> pu</text:p>
      <text:p text:style-name="P3"><text:span text:style-name="T2">351</text:span> pub</text:p>
      <text:p text:style-name="P3"><text:span text:style-name="T2">352</text:span> public</text:p>
      <text:p text:style-name="P3"><text:span text:style-name="T2">353</text:span> pudor</text:p>
      <text:p text:style-name="P3"><text:span text:style-name="T2">354</text:span> pueril</text:p>
      <text:p text:style-name="P3"><text:span text:style-name="T2">355</text:span> pular</text:p>
      <text:p text:style-name="P3"><text:span text:style-name="T2">356</text:span> pulga</text:p>
      <text:p text:style-name="P3"><text:span text:style-name="T2">361</text:span> pulha</text:p>
      <text:p text:style-name="P3"><text:span text:style-name="T2">362</text:span> pulo</text:p>
      <text:p text:style-name="P3"><text:span text:style-name="T2">363</text:span> pulsar</text:p>
      <text:p text:style-name="P3"><text:span text:style-name="T2">364</text:span> pulso</text:p>
      <text:p text:style-name="P3"><text:span text:style-name="T2">365</text:span> pulular</text:p>
      <text:p text:style-name="P3"><text:span text:style-name="T2">366</text:span> pum</text:p>
      <text:p text:style-name="P3"><text:span text:style-name="T2">411</text:span> pungir</text:p>
      <text:p text:style-name="P3"><text:span text:style-name="T2">412</text:span> punhado</text:p>
      <text:p text:style-name="P3"><text:span text:style-name="T2">413</text:span> punhal</text:p>
      <text:p text:style-name="P3"><text:span text:style-name="T2">414</text:span> punho</text:p>
      <text:p text:style-name="P3"><text:span text:style-name="T2">415</text:span> punido</text:p>
      <text:p text:style-name="P3"><text:span text:style-name="T2">416</text:span> punir</text:p>
      <text:p text:style-name="P3"><text:span text:style-name="T2">421</text:span> punk</text:p>
      <text:p text:style-name="P3"><text:span text:style-name="T2">422</text:span> pupila</text:p>
      <text:p text:style-name="P3"><text:span text:style-name="T2">423</text:span> pupilo</text:p>
      <text:p text:style-name="P3"><text:span text:style-name="T2">424</text:span> pureza</text:p>
      <text:p text:style-name="P3"><text:span text:style-name="T2">425</text:span> purga</text:p>
      <text:p text:style-name="P3"><text:span text:style-name="T2">426</text:span> puro</text:p>
      <text:p text:style-name="P3"><text:span text:style-name="T2">431</text:span> puxado</text:p>
      <text:p text:style-name="P3"><text:span text:style-name="T2">432</text:span> puxar</text:p>
      <text:p text:style-name="P3"><text:span text:style-name="T2">433</text:span> pv</text:p>
      <text:p text:style-name="P3"><text:span text:style-name="T2">434</text:span> PVT</text:p>
      <text:p text:style-name="P3"><text:span text:style-name="T2">435</text:span> pw</text:p>
      <text:p text:style-name="P3"><text:span text:style-name="T2">436</text:span> px</text:p>
      <text:p text:style-name="P3"><text:span text:style-name="T2">441</text:span> py</text:p>
      <text:p text:style-name="P3"><text:span text:style-name="T2">442</text:span> pz</text:p>
      <text:p text:style-name="P3"><text:span text:style-name="T2">443</text:span> q</text:p>
      <text:p text:style-name="P3"><text:span text:style-name="T2">444</text:span> qb</text:p>
      <text:p text:style-name="P3"><text:span text:style-name="T2">445</text:span> qc</text:p>
      <text:p text:style-name="P3"><text:span text:style-name="T2">446</text:span> qd</text:p>
      <text:p text:style-name="P3"><text:span text:style-name="T2">451</text:span> qe</text:p>
      <text:p text:style-name="P3"><text:span text:style-name="T2">452</text:span> qf</text:p>
      <text:p text:style-name="P3"><text:span text:style-name="T2">453</text:span> qg</text:p>
      <text:p text:style-name="P3"><text:span text:style-name="T2">454</text:span> qh</text:p>
      <text:p text:style-name="P3"><text:span text:style-name="T2">455</text:span> qi</text:p>
      <text:p text:style-name="P3"><text:span text:style-name="T2">456</text:span> qj</text:p>
      <text:p text:style-name="P3"><text:span text:style-name="T2">461</text:span> qk</text:p>
      <text:p text:style-name="P3"><text:span text:style-name="T2">462</text:span> ql</text:p>
      <text:p text:style-name="P3"><text:span text:style-name="T2">463</text:span> qm</text:p>
      <text:p text:style-name="P3"><text:span text:style-name="T2">464</text:span> qn</text:p>
      <text:p text:style-name="P3"><text:span text:style-name="T2">465</text:span> qo</text:p>
      <text:p text:style-name="P3"><text:span text:style-name="T2">466</text:span> qp</text:p>
      <text:p text:style-name="P3"><text:span text:style-name="T2">511</text:span> qq</text:p>
      <text:p text:style-name="P3"><text:span text:style-name="T2">512</text:span> qqq</text:p>
      <text:p text:style-name="P3"><text:span text:style-name="T2">513</text:span> qqqq</text:p>
      <text:p text:style-name="P3"><text:span text:style-name="T2">514</text:span> qr</text:p>
      <text:p text:style-name="P3"><text:span text:style-name="T2">515</text:span> qrs</text:p>
      <text:p text:style-name="P3"><text:span text:style-name="T2">516</text:span> qs</text:p>
      <text:p text:style-name="P3"><text:span text:style-name="T2">521</text:span> qt</text:p>
      <text:p text:style-name="P3"><text:span text:style-name="T2">522</text:span> qu</text:p>
      <text:p text:style-name="P3"><text:span text:style-name="T2">523</text:span> qua</text:p>
      <text:p text:style-name="P3"><text:span text:style-name="T2">524</text:span> quadra</text:p>
      <text:p text:style-name="P3"><text:span text:style-name="T2">525</text:span> quadrar</text:p>
      <text:p text:style-name="P3"><text:span text:style-name="T2">526</text:span> quadril</text:p>
      <text:p text:style-name="P3"><text:span text:style-name="T2">531</text:span> quadro</text:p>
      <text:p text:style-name="P3"><text:span text:style-name="T2">532</text:span> qual</text:p>
      <text:p text:style-name="P3"><text:span text:style-name="T2">533</text:span> quando</text:p>
      <text:p text:style-name="P3"><text:span text:style-name="T2">534</text:span> quantia</text:p>
      <text:p text:style-name="P3"><text:span text:style-name="T2">535</text:span> quanto</text:p>
      <text:p text:style-name="P3"><text:span text:style-name="T2">536</text:span> quantum</text:p>
      <text:p text:style-name="P3"><text:span text:style-name="T2">541</text:span> quark</text:p>
      <text:p text:style-name="P3"><text:span text:style-name="T2">542</text:span> quartel</text:p>
      <text:p text:style-name="P3"><text:span text:style-name="T2">543</text:span> quarto</text:p>
      <text:p text:style-name="P3"><text:span text:style-name="T2">544</text:span> quartzo</text:p>
      <text:p text:style-name="P3"><text:span text:style-name="T2">545</text:span> quasar</text:p>
      <text:p text:style-name="P3"><text:span text:style-name="T2">546</text:span> quase</text:p>
      <text:p text:style-name="P3"><text:span text:style-name="T2">551</text:span> quatro</text:p>
      <text:p text:style-name="P3"><text:span text:style-name="T2">552</text:span> que</text:p>
      <text:p text:style-name="P3"><text:span text:style-name="T2">553</text:span> quebec</text:p>
      <text:p text:style-name="P3"><text:span text:style-name="T2">554</text:span> quebra</text:p>
      <text:p text:style-name="P3"><text:span text:style-name="T2">555</text:span> quebrar</text:p>
      <text:p text:style-name="P3"><text:span text:style-name="T2">556</text:span> queda</text:p>
      <text:p text:style-name="P3"><text:span text:style-name="T2">561</text:span> quedar</text:p>
      <text:p text:style-name="P3"><text:span text:style-name="T2">562</text:span> queijo</text:p>
      <text:p text:style-name="P3"><text:span text:style-name="T2">563</text:span> queima</text:p>
      <text:p text:style-name="P3"><text:span text:style-name="T2">564</text:span> queimar</text:p>
      <text:p text:style-name="P3"><text:span text:style-name="T2">565</text:span> queixa</text:p>
      <text:p text:style-name="P3"><text:span text:style-name="T2">566</text:span> queixar</text:p>
      <text:p text:style-name="P3"><text:span text:style-name="T2">611</text:span> queixo</text:p>
      <text:p text:style-name="P3"><text:span text:style-name="T2">612</text:span> quelha</text:p>
      <text:p text:style-name="P3"><text:span text:style-name="T2">613</text:span> quem</text:p>
      <text:p text:style-name="P3"><text:span text:style-name="T2">614</text:span> quente</text:p>
      <text:p text:style-name="P3"><text:span text:style-name="T2">615</text:span> quer</text:p>
      <text:p text:style-name="P3"><text:span text:style-name="T2">616</text:span> querela</text:p>
      <text:p text:style-name="P3"><text:span text:style-name="T2">621</text:span> querer</text:p>
      <text:p text:style-name="P3"><text:span text:style-name="T2">622</text:span> querido</text:p>
      <text:p text:style-name="P3"><text:span text:style-name="T2">623</text:span> quesito</text:p>
      <text:p text:style-name="P3"><text:span text:style-name="T2">624</text:span> quietar</text:p>
      <text:p text:style-name="P3"><text:span text:style-name="T2">625</text:span> quieto</text:p>
      <text:p text:style-name="P3"><text:span text:style-name="T2">626</text:span> quilate</text:p>
      <text:p text:style-name="P3"><text:span text:style-name="T2">631</text:span> quilha</text:p>
      <text:p text:style-name="P3"><text:span text:style-name="T2">632</text:span> quilo</text:p>
      <text:p text:style-name="P3"><text:span text:style-name="T2">633</text:span> quilombo</text:p>
      <text:p text:style-name="P3"><text:span text:style-name="T2">634</text:span> quimera</text:p>
      <text:p text:style-name="P3"><text:span text:style-name="T2">635</text:span> quina</text:p>
      <text:p text:style-name="P3"><text:span text:style-name="T2">636</text:span> quinino</text:p>
      <text:p text:style-name="P3"><text:span text:style-name="T2">641</text:span> quintal</text:p>
      <text:p text:style-name="P3"><text:span text:style-name="T2">642</text:span> quinto</text:p>
      <text:p text:style-name="P3"><text:span text:style-name="T2">643</text:span> quinze</text:p>
      <text:p text:style-name="P3"><text:span text:style-name="T2">644</text:span> quitar</text:p>
      <text:p text:style-name="P3"><text:span text:style-name="T2">645</text:span> quo</text:p>
      <text:p text:style-name="P3"><text:span text:style-name="T2">646</text:span> quorum</text:p>
      <text:p text:style-name="P3"><text:span text:style-name="T2">651</text:span> quota</text:p>
      <text:p text:style-name="P3"><text:span text:style-name="T2">652</text:span> qv</text:p>
      <text:p text:style-name="P3"><text:span text:style-name="T2">653</text:span> qw</text:p>
      <text:p text:style-name="P3"><text:span text:style-name="T2">654</text:span> qx</text:p>
      <text:p text:style-name="P3"><text:span text:style-name="T2">655</text:span> qy</text:p>
      <text:p text:style-name="P3"><text:span text:style-name="T2">656</text:span> qz</text:p>
      <text:p text:style-name="P3"><text:span text:style-name="T2">661</text:span> r</text:p>
      <text:p text:style-name="P3"><text:span text:style-name="T2">662</text:span> Ra</text:p>
      <text:p text:style-name="P3"><text:span text:style-name="T2">663</text:span> rabeca</text:p>
      <text:p text:style-name="P3"><text:span text:style-name="T2">664</text:span> rabelo</text:p>
      <text:p text:style-name="P3"><text:span text:style-name="T2">665</text:span> rabino</text:p>
      <text:p text:style-name="P3"><text:span text:style-name="T2">666</text:span> rabisco</text:p>
      <text:p text:style-name="P3"><text:soft-page-break/><text:span text:style-name="T2">111</text:span> rachar</text:p>
      <text:p text:style-name="P3"><text:span text:style-name="T2">112</text:span> racial</text:p>
      <text:p text:style-name="P3"><text:span text:style-name="T2">113</text:span> racismo</text:p>
      <text:p text:style-name="P3"><text:span text:style-name="T2">114</text:span> racista</text:p>
      <text:p text:style-name="P3"><text:span text:style-name="T2">115</text:span> radar</text:p>
      <text:p text:style-name="P3"><text:span text:style-name="T2">116</text:span> radial</text:p>
      <text:p text:style-name="P3"><text:span text:style-name="T2">121</text:span> radiar</text:p>
      <text:p text:style-name="P3"><text:span text:style-name="T2">122</text:span> radical</text:p>
      <text:p text:style-name="P3"><text:span text:style-name="T2">123</text:span> radicar</text:p>
      <text:p text:style-name="P3"><text:span text:style-name="T2">124</text:span> radioso</text:p>
      <text:p text:style-name="P3"><text:span text:style-name="T2">125</text:span> rafeiro</text:p>
      <text:p text:style-name="P3"><text:span text:style-name="T2">126</text:span> raia</text:p>
      <text:p text:style-name="P3"><text:span text:style-name="T2">131</text:span> raiar</text:p>
      <text:p text:style-name="P3"><text:span text:style-name="T2">132</text:span> raid</text:p>
      <text:p text:style-name="P3"><text:span text:style-name="T2">133</text:span> raide</text:p>
      <text:p text:style-name="P3"><text:span text:style-name="T2">134</text:span> rail</text:p>
      <text:p text:style-name="P3"><text:span text:style-name="T2">135</text:span> rainha</text:p>
      <text:p text:style-name="P3"><text:span text:style-name="T2">136</text:span> raio</text:p>
      <text:p text:style-name="P3"><text:span text:style-name="T2">141</text:span> raiva</text:p>
      <text:p text:style-name="P3"><text:span text:style-name="T2">142</text:span> raivoso</text:p>
      <text:p text:style-name="P3"><text:span text:style-name="T2">143</text:span> raiz</text:p>
      <text:p text:style-name="P3"><text:span text:style-name="T2">144</text:span> rajada</text:p>
      <text:p text:style-name="P3"><text:span text:style-name="T2">145</text:span> ralado</text:p>
      <text:p text:style-name="P3"><text:span text:style-name="T2">146</text:span> ralar</text:p>
      <text:p text:style-name="P3"><text:span text:style-name="T2">151</text:span> ralhar</text:p>
      <text:p text:style-name="P3"><text:span text:style-name="T2">152</text:span> ralho</text:p>
      <text:p text:style-name="P3"><text:span text:style-name="T2">153</text:span> rali</text:p>
      <text:p text:style-name="P3"><text:span text:style-name="T2">154</text:span> rally</text:p>
      <text:p text:style-name="P3"><text:span text:style-name="T2">155</text:span> ralo</text:p>
      <text:p text:style-name="P3"><text:span text:style-name="T2">156</text:span> ram</text:p>
      <text:p text:style-name="P3"><text:span text:style-name="T2">161</text:span> rama</text:p>
      <text:p text:style-name="P3"><text:span text:style-name="T2">162</text:span> ramado</text:p>
      <text:p text:style-name="P3"><text:span text:style-name="T2">163</text:span> ramal</text:p>
      <text:p text:style-name="P3"><text:span text:style-name="T2">164</text:span> ramaria</text:p>
      <text:p text:style-name="P3"><text:span text:style-name="T2">165</text:span> ramo</text:p>
      <text:p text:style-name="P3"><text:span text:style-name="T2">166</text:span> rampa</text:p>
      <text:p text:style-name="P3"><text:span text:style-name="T2">211</text:span> rancho</text:p>
      <text:p text:style-name="P3"><text:span text:style-name="T2">212</text:span> rancor</text:p>
      <text:p text:style-name="P3"><text:span text:style-name="T2">213</text:span> ranger</text:p>
      <text:p text:style-name="P3"><text:span text:style-name="T2">214</text:span> ranhura</text:p>
      <text:p text:style-name="P3"><text:span text:style-name="T2">215</text:span> ranking</text:p>
      <text:p text:style-name="P3"><text:span text:style-name="T2">216</text:span> rap</text:p>
      <text:p text:style-name="P3"><text:span text:style-name="T2">221</text:span> rapado</text:p>
      <text:p text:style-name="P3"><text:span text:style-name="T2">222</text:span> rapar</text:p>
      <text:p text:style-name="P3"><text:span text:style-name="T2">223</text:span> rapaz</text:p>
      <text:p text:style-name="P3"><text:span text:style-name="T2">224</text:span> rapidez</text:p>
      <text:p text:style-name="P3"><text:span text:style-name="T2">225</text:span> rapina</text:p>
      <text:p text:style-name="P3"><text:span text:style-name="T2">226</text:span> raposa</text:p>
      <text:p text:style-name="P3"><text:span text:style-name="T2">231</text:span> raposo</text:p>
      <text:p text:style-name="P3"><text:span text:style-name="T2">232</text:span> raptar</text:p>
      <text:p text:style-name="P3"><text:span text:style-name="T2">233</text:span> rarear</text:p>
      <text:p text:style-name="P3"><text:span text:style-name="T2">234</text:span> raro</text:p>
      <text:p text:style-name="P3"><text:span text:style-name="T2">235</text:span> rasa</text:p>
      <text:p text:style-name="P3"><text:span text:style-name="T2">236</text:span> rasca</text:p>
      <text:p text:style-name="P3"><text:span text:style-name="T2">241</text:span> rasgado</text:p>
      <text:p text:style-name="P3"><text:span text:style-name="T2">242</text:span> rasgar</text:p>
      <text:p text:style-name="P3"><text:span text:style-name="T2">243</text:span> rasgo</text:p>
      <text:p text:style-name="P3"><text:span text:style-name="T2">244</text:span> raso</text:p>
      <text:p text:style-name="P3"><text:span text:style-name="T2">245</text:span> raspado</text:p>
      <text:p text:style-name="P3"><text:span text:style-name="T2">246</text:span> raspar</text:p>
      <text:p text:style-name="P3"><text:span text:style-name="T2">251</text:span> rasto</text:p>
      <text:p text:style-name="P3"><text:span text:style-name="T2">252</text:span> rastro</text:p>
      <text:p text:style-name="P3"><text:span text:style-name="T2">253</text:span> rato</text:p>
      <text:p text:style-name="P3"><text:span text:style-name="T2">254</text:span> ravina</text:p>
      <text:p text:style-name="P3"><text:span text:style-name="T2">255</text:span> rb</text:p>
      <text:p text:style-name="P3"><text:span text:style-name="T2">256</text:span> Rb</text:p>
      <text:p text:style-name="P3"><text:span text:style-name="T2">261</text:span> rc</text:p>
      <text:p text:style-name="P3"><text:span text:style-name="T2">262</text:span> rd</text:p>
      <text:p text:style-name="P3"><text:span text:style-name="T2">263</text:span> Re</text:p>
      <text:p text:style-name="P3"><text:span text:style-name="T2">264</text:span> re</text:p>
      <text:p text:style-name="P3"><text:span text:style-name="T2">265</text:span> reabrir</text:p>
      <text:p text:style-name="P3"><text:span text:style-name="T2">266</text:span> reactor</text:p>
      <text:p text:style-name="P3"><text:span text:style-name="T2">311</text:span> reagir</text:p>
      <text:p text:style-name="P3"><text:span text:style-name="T2">312</text:span> real</text:p>
      <text:p text:style-name="P3"><text:span text:style-name="T2">313</text:span> realce</text:p>
      <text:p text:style-name="P3"><text:span text:style-name="T2">314</text:span> realejo</text:p>
      <text:p text:style-name="P3"><text:span text:style-name="T2">315</text:span> realeza</text:p>
      <text:p text:style-name="P3"><text:span text:style-name="T2">316</text:span> reatar</text:p>
      <text:p text:style-name="P3"><text:span text:style-name="T2">321</text:span> reaver</text:p>
      <text:p text:style-name="P3"><text:span text:style-name="T2">322</text:span> rebanho</text:p>
      <text:p text:style-name="P3"><text:span text:style-name="T2">323</text:span> rebater</text:p>
      <text:p text:style-name="P3"><text:span text:style-name="T2">324</text:span> rebecca</text:p>
      <text:p text:style-name="P3"><text:span text:style-name="T2">325</text:span> rebelar</text:p>
      <text:p text:style-name="P3"><text:span text:style-name="T2">326</text:span> rebelde</text:p>
      <text:p text:style-name="P3"><text:span text:style-name="T2">331</text:span> rebento</text:p>
      <text:p text:style-name="P3"><text:span text:style-name="T2">332</text:span> reboar</text:p>
      <text:p text:style-name="P3"><text:span text:style-name="T2">333</text:span> rebocar</text:p>
      <text:p text:style-name="P3"><text:span text:style-name="T2">334</text:span> rebolar</text:p>
      <text:p text:style-name="P3"><text:span text:style-name="T2">335</text:span> reboque</text:p>
      <text:p text:style-name="P3"><text:span text:style-name="T2">336</text:span> rebordo</text:p>
      <text:p text:style-name="P3"><text:span text:style-name="T2">341</text:span> rebote</text:p>
      <text:p text:style-name="P3"><text:span text:style-name="T2">342</text:span> recado</text:p>
      <text:p text:style-name="P3"><text:span text:style-name="T2">343</text:span> recair</text:p>
      <text:p text:style-name="P3"><text:span text:style-name="T2">344</text:span> recall</text:p>
      <text:p text:style-name="P3"><text:span text:style-name="T2">345</text:span> recanto</text:p>
      <text:p text:style-name="P3"><text:span text:style-name="T2">346</text:span> recato</text:p>
      <text:p text:style-name="P3"><text:span text:style-name="T2">351</text:span> recear</text:p>
      <text:p text:style-name="P3"><text:span text:style-name="T2">352</text:span> receber</text:p>
      <text:p text:style-name="P3"><text:span text:style-name="T2">353</text:span> receio</text:p>
      <text:p text:style-name="P3"><text:span text:style-name="T2">354</text:span> receita</text:p>
      <text:p text:style-name="P3"><text:span text:style-name="T2">355</text:span> recente</text:p>
      <text:p text:style-name="P3"><text:span text:style-name="T2">356</text:span> receoso</text:p>
      <text:p text:style-name="P3"><text:span text:style-name="T2">361</text:span> recesso</text:p>
      <text:p text:style-name="P3"><text:span text:style-name="T2">362</text:span> rechear</text:p>
      <text:p text:style-name="P3"><text:span text:style-name="T2">363</text:span> recheio</text:p>
      <text:p text:style-name="P3"><text:span text:style-name="T2">364</text:span> recibo</text:p>
      <text:p text:style-name="P3"><text:span text:style-name="T2">365</text:span> recife</text:p>
      <text:p text:style-name="P3"><text:span text:style-name="T2">366</text:span> recinto</text:p>
      <text:p text:style-name="P3"><text:span text:style-name="T2">411</text:span> recital</text:p>
      <text:p text:style-name="P3"><text:span text:style-name="T2">412</text:span> recitar</text:p>
      <text:p text:style-name="P3"><text:span text:style-name="T2">413</text:span> recluso</text:p>
      <text:p text:style-name="P3"><text:span text:style-name="T2">414</text:span> recolha</text:p>
      <text:p text:style-name="P3"><text:span text:style-name="T2">415</text:span> record</text:p>
      <text:p text:style-name="P3"><text:span text:style-name="T2">416</text:span> recorde</text:p>
      <text:p text:style-name="P3"><text:span text:style-name="T2">421</text:span> recorte</text:p>
      <text:p text:style-name="P3"><text:span text:style-name="T2">422</text:span> recreio</text:p>
      <text:p text:style-name="P3"><text:span text:style-name="T2">423</text:span> recriar</text:p>
      <text:p text:style-name="P3"><text:span text:style-name="T2">424</text:span> recruta</text:p>
      <text:p text:style-name="P3"><text:span text:style-name="T2">425</text:span> recto</text:p>
      <text:p text:style-name="P3"><text:span text:style-name="T2">426</text:span> recuar</text:p>
      <text:p text:style-name="P3"><text:span text:style-name="T2">431</text:span> recuo</text:p>
      <text:p text:style-name="P3"><text:span text:style-name="T2">432</text:span> recurso</text:p>
      <text:p text:style-name="P3"><text:span text:style-name="T2">433</text:span> recusa</text:p>
      <text:p text:style-name="P3"><text:span text:style-name="T2">434</text:span> recusar</text:p>
      <text:p text:style-name="P3"><text:span text:style-name="T2">435</text:span> rede</text:p>
      <text:p text:style-name="P3"><text:span text:style-name="T2">436</text:span> redigir</text:p>
      <text:p text:style-name="P3"><text:span text:style-name="T2">441</text:span> redimir</text:p>
      <text:p text:style-name="P3"><text:span text:style-name="T2">442</text:span> redoma</text:p>
      <text:p text:style-name="P3"><text:span text:style-name="T2">443</text:span> redondo</text:p>
      <text:p text:style-name="P3"><text:span text:style-name="T2">444</text:span> redor</text:p>
      <text:p text:style-name="P3"><text:span text:style-name="T2">445</text:span> reduto</text:p>
      <text:p text:style-name="P3"><text:span text:style-name="T2">446</text:span> redutor</text:p>
      <text:p text:style-name="P3"><text:span text:style-name="T2">451</text:span> reduzir</text:p>
      <text:p text:style-name="P3"><text:span text:style-name="T2">452</text:span> refazer</text:p>
      <text:p text:style-name="P3"><text:span text:style-name="T2">453</text:span> refeito</text:p>
      <text:p text:style-name="P3"><text:span text:style-name="T2">454</text:span> referir</text:p>
      <text:p text:style-name="P3"><text:span text:style-name="T2">455</text:span> refinar</text:p>
      <text:p text:style-name="P3"><text:span text:style-name="T2">456</text:span> refino</text:p>
      <text:p text:style-name="P3"><text:span text:style-name="T2">461</text:span> reflexo</text:p>
      <text:p text:style-name="P3"><text:span text:style-name="T2">462</text:span> refluir</text:p>
      <text:p text:style-name="P3"><text:span text:style-name="T2">463</text:span> refluxo</text:p>
      <text:p text:style-name="P3"><text:span text:style-name="T2">464</text:span> reforma</text:p>
      <text:p text:style-name="P3"><text:span text:style-name="T2">465</text:span> refrear</text:p>
      <text:p text:style-name="P3"><text:span text:style-name="T2">466</text:span> refrega</text:p>
      <text:p text:style-name="P3"><text:span text:style-name="T2">511</text:span> refutar</text:p>
      <text:p text:style-name="P3"><text:span text:style-name="T2">512</text:span> rega</text:p>
      <text:p text:style-name="P3"><text:span text:style-name="T2">513</text:span> regalar</text:p>
      <text:p text:style-name="P3"><text:span text:style-name="T2">514</text:span> regalia</text:p>
      <text:p text:style-name="P3"><text:span text:style-name="T2">515</text:span> regalo</text:p>
      <text:p text:style-name="P3"><text:span text:style-name="T2">516</text:span> regar</text:p>
      <text:p text:style-name="P3"><text:span text:style-name="T2">521</text:span> regata</text:p>
      <text:p text:style-name="P3"><text:span text:style-name="T2">522</text:span> regato</text:p>
      <text:p text:style-name="P3"><text:span text:style-name="T2">523</text:span> regedor</text:p>
      <text:p text:style-name="P3"><text:span text:style-name="T2">524</text:span> regente</text:p>
      <text:p text:style-name="P3"><text:span text:style-name="T2">525</text:span> reger</text:p>
      <text:p text:style-name="P3"><text:span text:style-name="T2">526</text:span> reggae</text:p>
      <text:p text:style-name="P3"><text:span text:style-name="T2">531</text:span> regido</text:p>
      <text:p text:style-name="P3"><text:span text:style-name="T2">532</text:span> regime</text:p>
      <text:p text:style-name="P3"><text:span text:style-name="T2">533</text:span> registo</text:p>
      <text:p text:style-name="P3"><text:span text:style-name="T2">534</text:span> rego</text:p>
      <text:p text:style-name="P3"><text:span text:style-name="T2">535</text:span> regra</text:p>
      <text:p text:style-name="P3"><text:span text:style-name="T2">536</text:span> regular</text:p>
      <text:p text:style-name="P3"><text:span text:style-name="T2">541</text:span> rei</text:p>
      <text:p text:style-name="P3"><text:span text:style-name="T2">542</text:span> reinado</text:p>
      <text:p text:style-name="P3"><text:span text:style-name="T2">543</text:span> reinar</text:p>
      <text:p text:style-name="P3"><text:span text:style-name="T2">544</text:span> reino</text:p>
      <text:p text:style-name="P3"><text:span text:style-name="T2">545</text:span> reitor</text:p>
      <text:p text:style-name="P3"><text:span text:style-name="T2">546</text:span> relance</text:p>
      <text:p text:style-name="P3"><text:span text:style-name="T2">551</text:span> relatar</text:p>
      <text:p text:style-name="P3"><text:span text:style-name="T2">552</text:span> relato</text:p>
      <text:p text:style-name="P3"><text:span text:style-name="T2">553</text:span> relator</text:p>
      <text:p text:style-name="P3"><text:span text:style-name="T2">554</text:span> relaxar</text:p>
      <text:p text:style-name="P3"><text:span text:style-name="T2">555</text:span> relegar</text:p>
      <text:p text:style-name="P3"><text:span text:style-name="T2">556</text:span> relento</text:p>
      <text:p text:style-name="P3"><text:span text:style-name="T2">561</text:span> reler</text:p>
      <text:p text:style-name="P3"><text:span text:style-name="T2">562</text:span> reles</text:p>
      <text:p text:style-name="P3"><text:span text:style-name="T2">563</text:span> relevar</text:p>
      <text:p text:style-name="P3"><text:span text:style-name="T2">564</text:span> relevo</text:p>
      <text:p text:style-name="P3"><text:span text:style-name="T2">565</text:span> relho</text:p>
      <text:p text:style-name="P3"><text:span text:style-name="T2">566</text:span> relutar</text:p>
      <text:p text:style-name="P3"><text:span text:style-name="T2">611</text:span> reluzir</text:p>
      <text:p text:style-name="P3"><text:span text:style-name="T2">612</text:span> relva</text:p>
      <text:p text:style-name="P3"><text:span text:style-name="T2">613</text:span> relvado</text:p>
      <text:p text:style-name="P3"><text:span text:style-name="T2">614</text:span> remador</text:p>
      <text:p text:style-name="P3"><text:span text:style-name="T2">615</text:span> remanso</text:p>
      <text:p text:style-name="P3"><text:span text:style-name="T2">616</text:span> remar</text:p>
      <text:p text:style-name="P3"><text:span text:style-name="T2">621</text:span> rematar</text:p>
      <text:p text:style-name="P3"><text:span text:style-name="T2">622</text:span> remate</text:p>
      <text:p text:style-name="P3"><text:span text:style-name="T2">623</text:span> remendo</text:p>
      <text:p text:style-name="P3"><text:span text:style-name="T2">624</text:span> remessa</text:p>
      <text:p text:style-name="P3"><text:span text:style-name="T2">625</text:span> remeter</text:p>
      <text:p text:style-name="P3"><text:span text:style-name="T2">626</text:span> remexer</text:p>
      <text:p text:style-name="P3"><text:span text:style-name="T2">631</text:span> remo</text:p>
      <text:p text:style-name="P3"><text:span text:style-name="T2">632</text:span> remoer</text:p>
      <text:p text:style-name="P3"><text:span text:style-name="T2">633</text:span> remonta</text:p>
      <text:p text:style-name="P3"><text:span text:style-name="T2">634</text:span> remoque</text:p>
      <text:p text:style-name="P3"><text:span text:style-name="T2">635</text:span> remorso</text:p>
      <text:p text:style-name="P3"><text:span text:style-name="T2">636</text:span> remoto</text:p>
      <text:p text:style-name="P3"><text:span text:style-name="T2">641</text:span> remover</text:p>
      <text:p text:style-name="P3"><text:span text:style-name="T2">642</text:span> rena</text:p>
      <text:p text:style-name="P3"><text:span text:style-name="T2">643</text:span> renal</text:p>
      <text:p text:style-name="P3"><text:span text:style-name="T2">644</text:span> renda</text:p>
      <text:p text:style-name="P3"><text:span text:style-name="T2">645</text:span> render</text:p>
      <text:p text:style-name="P3"><text:span text:style-name="T2">646</text:span> rendido</text:p>
      <text:p text:style-name="P3"><text:span text:style-name="T2">651</text:span> rendoso</text:p>
      <text:p text:style-name="P3"><text:span text:style-name="T2">652</text:span> renegar</text:p>
      <text:p text:style-name="P3"><text:span text:style-name="T2">653</text:span> renhido</text:p>
      <text:p text:style-name="P3"><text:span text:style-name="T2">654</text:span> renome</text:p>
      <text:p text:style-name="P3"><text:span text:style-name="T2">655</text:span> renovar</text:p>
      <text:p text:style-name="P3"><text:span text:style-name="T2">656</text:span> renque</text:p>
      <text:p text:style-name="P3"><text:span text:style-name="T2">661</text:span> rente</text:p>
      <text:p text:style-name="P3"><text:span text:style-name="T2">662</text:span> reparar</text:p>
      <text:p text:style-name="P3"><text:span text:style-name="T2">663</text:span> reparo</text:p>
      <text:p text:style-name="P3"><text:span text:style-name="T2">664</text:span> repasse</text:p>
      <text:p text:style-name="P3"><text:span text:style-name="T2">665</text:span> repasto</text:p>
      <text:p text:style-name="P3"><text:span text:style-name="T2">666</text:span> repelar</text:p>
      <text:p text:style-name="P3"><text:soft-page-break/><text:span text:style-name="T2">111</text:span> repelir</text:p>
      <text:p text:style-name="P3"><text:span text:style-name="T2">112</text:span> repente</text:p>
      <text:p text:style-name="P3"><text:span text:style-name="T2">113</text:span> repetir</text:p>
      <text:p text:style-name="P3"><text:span text:style-name="T2">114</text:span> repicar</text:p>
      <text:p text:style-name="P3"><text:span text:style-name="T2">115</text:span> repisar</text:p>
      <text:p text:style-name="P3"><text:span text:style-name="T2">116</text:span> repleto</text:p>
      <text:p text:style-name="P3"><text:span text:style-name="T2">121</text:span> repolho</text:p>
      <text:p text:style-name="P3"><text:span text:style-name="T2">122</text:span> repor</text:p>
      <text:p text:style-name="P3"><text:span text:style-name="T2">123</text:span> repouso</text:p>
      <text:p text:style-name="P3"><text:span text:style-name="T2">124</text:span> represa</text:p>
      <text:p text:style-name="P3"><text:span text:style-name="T2">125</text:span> repto</text:p>
      <text:p text:style-name="P3"><text:span text:style-name="T2">126</text:span> repulsa</text:p>
      <text:p text:style-name="P3"><text:span text:style-name="T2">131</text:span> reputar</text:p>
      <text:p text:style-name="P3"><text:span text:style-name="T2">132</text:span> repuxar</text:p>
      <text:p text:style-name="P3"><text:span text:style-name="T2">133</text:span> repuxo</text:p>
      <text:p text:style-name="P3"><text:span text:style-name="T2">134</text:span> resenha</text:p>
      <text:p text:style-name="P3"><text:span text:style-name="T2">135</text:span> reserva</text:p>
      <text:p text:style-name="P3"><text:span text:style-name="T2">136</text:span> resgate</text:p>
      <text:p text:style-name="P3"><text:span text:style-name="T2">141</text:span> residir</text:p>
      <text:p text:style-name="P3"><text:span text:style-name="T2">142</text:span> resina</text:p>
      <text:p text:style-name="P3"><text:span text:style-name="T2">143</text:span> ressaca</text:p>
      <text:p text:style-name="P3"><text:span text:style-name="T2">144</text:span> ressoar</text:p>
      <text:p text:style-name="P3"><text:span text:style-name="T2">145</text:span> restar</text:p>
      <text:p text:style-name="P3"><text:span text:style-name="T2">146</text:span> restelo</text:p>
      <text:p text:style-name="P3"><text:span text:style-name="T2">151</text:span> resto</text:p>
      <text:p text:style-name="P3"><text:span text:style-name="T2">152</text:span> resumir</text:p>
      <text:p text:style-name="P3"><text:span text:style-name="T2">153</text:span> resumo</text:p>
      <text:p text:style-name="P3"><text:span text:style-name="T2">154</text:span> retalho</text:p>
      <text:p text:style-name="P3"><text:span text:style-name="T2">155</text:span> reter</text:p>
      <text:p text:style-name="P3"><text:span text:style-name="T2">156</text:span> retesar</text:p>
      <text:p text:style-name="P3"><text:span text:style-name="T2">161</text:span> retido</text:p>
      <text:p text:style-name="P3"><text:span text:style-name="T2">162</text:span> retina</text:p>
      <text:p text:style-name="P3"><text:span text:style-name="T2">163</text:span> retinir</text:p>
      <text:p text:style-name="P3"><text:span text:style-name="T2">164</text:span> retirar</text:p>
      <text:p text:style-name="P3"><text:span text:style-name="T2">165</text:span> retiro</text:p>
      <text:p text:style-name="P3"><text:span text:style-name="T2">166</text:span> retocar</text:p>
      <text:p text:style-name="P3"><text:span text:style-name="T2">211</text:span> retomar</text:p>
      <text:p text:style-name="P3"><text:span text:style-name="T2">212</text:span> retoque</text:p>
      <text:p text:style-name="P3"><text:span text:style-name="T2">213</text:span> retorno</text:p>
      <text:p text:style-name="P3"><text:span text:style-name="T2">214</text:span> retrair</text:p>
      <text:p text:style-name="P3"><text:span text:style-name="T2">215</text:span> retrato</text:p>
      <text:p text:style-name="P3"><text:span text:style-name="T2">216</text:span> returno</text:p>
      <text:p text:style-name="P3"><text:span text:style-name="T2">221</text:span> reunir</text:p>
      <text:p text:style-name="P3"><text:span text:style-name="T2">222</text:span> revel</text:p>
      <text:p text:style-name="P3"><text:span text:style-name="T2">223</text:span> revelar</text:p>
      <text:p text:style-name="P3"><text:span text:style-name="T2">224</text:span> revelia</text:p>
      <text:p text:style-name="P3"><text:span text:style-name="T2">225</text:span> revenda</text:p>
      <text:p text:style-name="P3"><text:span text:style-name="T2">226</text:span> rever</text:p>
      <text:p text:style-name="P3"><text:span text:style-name="T2">231</text:span> reverso</text:p>
      <text:p text:style-name="P3"><text:span text:style-name="T2">232</text:span> revezar</text:p>
      <text:p text:style-name="P3"><text:span text:style-name="T2">233</text:span> revidar</text:p>
      <text:p text:style-name="P3"><text:span text:style-name="T2">234</text:span> revirar</text:p>
      <text:p text:style-name="P3"><text:span text:style-name="T2">235</text:span> revisar</text:p>
      <text:p text:style-name="P3"><text:span text:style-name="T2">236</text:span> revisor</text:p>
      <text:p text:style-name="P3"><text:span text:style-name="T2">241</text:span> revista</text:p>
      <text:p text:style-name="P3"><text:span text:style-name="T2">242</text:span> reviver</text:p>
      <text:p text:style-name="P3"><text:span text:style-name="T2">243</text:span> revoada</text:p>
      <text:p text:style-name="P3"><text:span text:style-name="T2">244</text:span> revogar</text:p>
      <text:p text:style-name="P3"><text:span text:style-name="T2">245</text:span> revolta</text:p>
      <text:p text:style-name="P3"><text:span text:style-name="T2">246</text:span> reza</text:p>
      <text:p text:style-name="P3"><text:span text:style-name="T2">251</text:span> rezar</text:p>
      <text:p text:style-name="P3"><text:span text:style-name="T2">252</text:span> rf</text:p>
      <text:p text:style-name="P3"><text:span text:style-name="T2">253</text:span> Rf</text:p>
      <text:p text:style-name="P3"><text:span text:style-name="T2">254</text:span> Rg</text:p>
      <text:p text:style-name="P3"><text:span text:style-name="T2">255</text:span> rg</text:p>
      <text:p text:style-name="P3"><text:span text:style-name="T2">256</text:span> RG</text:p>
      <text:p text:style-name="P3"><text:span text:style-name="T2">261</text:span> rh</text:p>
      <text:p text:style-name="P3"><text:span text:style-name="T2">262</text:span> Rh</text:p>
      <text:p text:style-name="P3"><text:span text:style-name="T2">263</text:span> ri</text:p>
      <text:p text:style-name="P3"><text:span text:style-name="T2">264</text:span> riacho</text:p>
      <text:p text:style-name="P3"><text:span text:style-name="T2">265</text:span> riba</text:p>
      <text:p text:style-name="P3"><text:span text:style-name="T2">266</text:span> ribalta</text:p>
      <text:p text:style-name="P3"><text:span text:style-name="T2">311</text:span> ribamar</text:p>
      <text:p text:style-name="P3"><text:span text:style-name="T2">312</text:span> ribeira</text:p>
      <text:p text:style-name="P3"><text:span text:style-name="T2">313</text:span> ribeiro</text:p>
      <text:p text:style-name="P3"><text:span text:style-name="T2">314</text:span> rico</text:p>
      <text:p text:style-name="P3"><text:span text:style-name="T2">315</text:span> rifle</text:p>
      <text:p text:style-name="P3"><text:span text:style-name="T2">316</text:span> rigidez</text:p>
      <text:p text:style-name="P3"><text:span text:style-name="T2">321</text:span> rigor</text:p>
      <text:p text:style-name="P3"><text:span text:style-name="T2">322</text:span> rijo</text:p>
      <text:p text:style-name="P3"><text:span text:style-name="T2">323</text:span> rilhar</text:p>
      <text:p text:style-name="P3"><text:span text:style-name="T2">324</text:span> rim</text:p>
      <text:p text:style-name="P3"><text:span text:style-name="T2">325</text:span> rima</text:p>
      <text:p text:style-name="P3"><text:span text:style-name="T2">326</text:span> rimar</text:p>
      <text:p text:style-name="P3"><text:span text:style-name="T2">331</text:span> ring</text:p>
      <text:p text:style-name="P3"><text:span text:style-name="T2">332</text:span> ringue</text:p>
      <text:p text:style-name="P3"><text:span text:style-name="T2">333</text:span> rio</text:p>
      <text:p text:style-name="P3"><text:span text:style-name="T2">334</text:span> ripa</text:p>
      <text:p text:style-name="P3"><text:span text:style-name="T2">335</text:span> ripar</text:p>
      <text:p text:style-name="P3"><text:span text:style-name="T2">336</text:span> riqueza</text:p>
      <text:p text:style-name="P3"><text:span text:style-name="T2">341</text:span> rir</text:p>
      <text:p text:style-name="P3"><text:span text:style-name="T2">342</text:span> risada</text:p>
      <text:p text:style-name="P3"><text:span text:style-name="T2">343</text:span> risca</text:p>
      <text:p text:style-name="P3"><text:span text:style-name="T2">344</text:span> riscado</text:p>
      <text:p text:style-name="P3"><text:span text:style-name="T2">345</text:span> riscar</text:p>
      <text:p text:style-name="P3"><text:span text:style-name="T2">346</text:span> risco</text:p>
      <text:p text:style-name="P3"><text:span text:style-name="T2">351</text:span> risinho</text:p>
      <text:p text:style-name="P3"><text:span text:style-name="T2">352</text:span> riso</text:p>
      <text:p text:style-name="P3"><text:span text:style-name="T2">353</text:span> risonho</text:p>
      <text:p text:style-name="P3"><text:span text:style-name="T2">354</text:span> riste</text:p>
      <text:p text:style-name="P3"><text:span text:style-name="T2">355</text:span> ritmado</text:p>
      <text:p text:style-name="P3"><text:span text:style-name="T2">356</text:span> ritmo</text:p>
      <text:p text:style-name="P3"><text:span text:style-name="T2">361</text:span> rito</text:p>
      <text:p text:style-name="P3"><text:span text:style-name="T2">362</text:span> ritual</text:p>
      <text:p text:style-name="P3"><text:span text:style-name="T2">363</text:span> rival</text:p>
      <text:p text:style-name="P3"><text:span text:style-name="T2">364</text:span> rixa</text:p>
      <text:p text:style-name="P3"><text:span text:style-name="T2">365</text:span> rizoma</text:p>
      <text:p text:style-name="P3"><text:span text:style-name="T2">366</text:span> RJ</text:p>
      <text:p text:style-name="P3"><text:span text:style-name="T2">411</text:span> rk</text:p>
      <text:p text:style-name="P3"><text:span text:style-name="T2">412</text:span> rl</text:p>
      <text:p text:style-name="P3"><text:span text:style-name="T2">413</text:span> rm</text:p>
      <text:p text:style-name="P3"><text:span text:style-name="T2">414</text:span> RN</text:p>
      <text:p text:style-name="P3"><text:span text:style-name="T2">415</text:span> Rn</text:p>
      <text:p text:style-name="P3"><text:span text:style-name="T2">416</text:span> RO</text:p>
      <text:p text:style-name="P3"><text:span text:style-name="T2">421</text:span> road</text:p>
      <text:p text:style-name="P3"><text:span text:style-name="T2">422</text:span> robalo</text:p>
      <text:p text:style-name="P3"><text:span text:style-name="T2">423</text:span> robe</text:p>
      <text:p text:style-name="P3"><text:span text:style-name="T2">424</text:span> roberto</text:p>
      <text:p text:style-name="P3"><text:span text:style-name="T2">425</text:span> robot</text:p>
      <text:p text:style-name="P3"><text:span text:style-name="T2">426</text:span> robusto</text:p>
      <text:p text:style-name="P3"><text:span text:style-name="T2">431</text:span> roca</text:p>
      <text:p text:style-name="P3"><text:span text:style-name="T2">432</text:span> roceiro</text:p>
      <text:p text:style-name="P3"><text:span text:style-name="T2">433</text:span> rocha</text:p>
      <text:p text:style-name="P3"><text:span text:style-name="T2">434</text:span> rochedo</text:p>
      <text:p text:style-name="P3"><text:span text:style-name="T2">435</text:span> rochoso</text:p>
      <text:p text:style-name="P3"><text:span text:style-name="T2">436</text:span> rociar</text:p>
      <text:p text:style-name="P3"><text:span text:style-name="T2">441</text:span> rock</text:p>
      <text:p text:style-name="P3"><text:span text:style-name="T2">442</text:span> rocket</text:p>
      <text:p text:style-name="P3"><text:span text:style-name="T2">443</text:span> roda</text:p>
      <text:p text:style-name="P3"><text:span text:style-name="T2">444</text:span> rodada</text:p>
      <text:p text:style-name="P3"><text:span text:style-name="T2">445</text:span> rodado</text:p>
      <text:p text:style-name="P3"><text:span text:style-name="T2">446</text:span> rodagem</text:p>
      <text:p text:style-name="P3"><text:span text:style-name="T2">451</text:span> rodar</text:p>
      <text:p text:style-name="P3"><text:span text:style-name="T2">452</text:span> rodeado</text:p>
      <text:p text:style-name="P3"><text:span text:style-name="T2">453</text:span> rodear</text:p>
      <text:p text:style-name="P3"><text:span text:style-name="T2">454</text:span> rodeio</text:p>
      <text:p text:style-name="P3"><text:span text:style-name="T2">455</text:span> rodela</text:p>
      <text:p text:style-name="P3"><text:span text:style-name="T2">456</text:span> rodo</text:p>
      <text:p text:style-name="P3"><text:span text:style-name="T2">461</text:span> rodopio</text:p>
      <text:p text:style-name="P3"><text:span text:style-name="T2">462</text:span> rodovia</text:p>
      <text:p text:style-name="P3"><text:span text:style-name="T2">463</text:span> roedor</text:p>
      <text:p text:style-name="P3"><text:span text:style-name="T2">464</text:span> roer</text:p>
      <text:p text:style-name="P3"><text:span text:style-name="T2">465</text:span> roga</text:p>
      <text:p text:style-name="P3"><text:span text:style-name="T2">466</text:span> rogado</text:p>
      <text:p text:style-name="P3"><text:span text:style-name="T2">511</text:span> rogar</text:p>
      <text:p text:style-name="P3"><text:span text:style-name="T2">512</text:span> rogo</text:p>
      <text:p text:style-name="P3"><text:span text:style-name="T2">513</text:span> rojar</text:p>
      <text:p text:style-name="P3"><text:span text:style-name="T2">514</text:span> rol</text:p>
      <text:p text:style-name="P3"><text:span text:style-name="T2">515</text:span> rolagem</text:p>
      <text:p text:style-name="P3"><text:span text:style-name="T2">516</text:span> rolante</text:p>
      <text:p text:style-name="P3"><text:span text:style-name="T2">521</text:span> rolar</text:p>
      <text:p text:style-name="P3"><text:span text:style-name="T2">522</text:span> roleta</text:p>
      <text:p text:style-name="P3"><text:span text:style-name="T2">523</text:span> rolha</text:p>
      <text:p text:style-name="P3"><text:span text:style-name="T2">524</text:span> roll</text:p>
      <text:p text:style-name="P3"><text:span text:style-name="T2">525</text:span> rolo</text:p>
      <text:p text:style-name="P3"><text:span text:style-name="T2">526</text:span> romance</text:p>
      <text:p text:style-name="P3"><text:span text:style-name="T2">531</text:span> romano</text:p>
      <text:p text:style-name="P3"><text:span text:style-name="T2">532</text:span> romaria</text:p>
      <text:p text:style-name="P3"><text:span text:style-name="T2">533</text:span> rombo</text:p>
      <text:p text:style-name="P3"><text:span text:style-name="T2">534</text:span> romeiro</text:p>
      <text:p text:style-name="P3"><text:span text:style-name="T2">535</text:span> romeno</text:p>
      <text:p text:style-name="P3"><text:span text:style-name="T2">536</text:span> romeo</text:p>
      <text:p text:style-name="P3"><text:span text:style-name="T2">541</text:span> romper</text:p>
      <text:p text:style-name="P3"><text:span text:style-name="T2">542</text:span> roncar</text:p>
      <text:p text:style-name="P3"><text:span text:style-name="T2">543</text:span> ronco</text:p>
      <text:p text:style-name="P3"><text:span text:style-name="T2">544</text:span> ronda</text:p>
      <text:p text:style-name="P3"><text:span text:style-name="T2">545</text:span> rondar</text:p>
      <text:p text:style-name="P3"><text:span text:style-name="T2">546</text:span> roquete</text:p>
      <text:p text:style-name="P3"><text:span text:style-name="T2">551</text:span> ror</text:p>
      <text:p text:style-name="P3"><text:span text:style-name="T2">552</text:span> rosa</text:p>
      <text:p text:style-name="P3"><text:span text:style-name="T2">553</text:span> rosado</text:p>
      <text:p text:style-name="P3"><text:span text:style-name="T2">554</text:span> roseira</text:p>
      <text:p text:style-name="P3"><text:span text:style-name="T2">555</text:span> roseta</text:p>
      <text:p text:style-name="P3"><text:span text:style-name="T2">556</text:span> rosnar</text:p>
      <text:p text:style-name="P3"><text:span text:style-name="T2">561</text:span> roso</text:p>
      <text:p text:style-name="P3"><text:span text:style-name="T2">562</text:span> rossio</text:p>
      <text:p text:style-name="P3"><text:span text:style-name="T2">563</text:span> rosto</text:p>
      <text:p text:style-name="P3"><text:span text:style-name="T2">564</text:span> rota</text:p>
      <text:p text:style-name="P3"><text:span text:style-name="T2">565</text:span> roteiro</text:p>
      <text:p text:style-name="P3"><text:span text:style-name="T2">566</text:span> rotina</text:p>
      <text:p text:style-name="P3"><text:span text:style-name="T2">611</text:span> roto</text:p>
      <text:p text:style-name="P3"><text:span text:style-name="T2">612</text:span> rotor</text:p>
      <text:p text:style-name="P3"><text:span text:style-name="T2">613</text:span> rotular</text:p>
      <text:p text:style-name="P3"><text:span text:style-name="T2">614</text:span> rotunda</text:p>
      <text:p text:style-name="P3"><text:span text:style-name="T2">615</text:span> rotura</text:p>
      <text:p text:style-name="P3"><text:span text:style-name="T2">616</text:span> roubar</text:p>
      <text:p text:style-name="P3"><text:span text:style-name="T2">621</text:span> roubo</text:p>
      <text:p text:style-name="P3"><text:span text:style-name="T2">622</text:span> rouco</text:p>
      <text:p text:style-name="P3"><text:span text:style-name="T2">623</text:span> round</text:p>
      <text:p text:style-name="P3"><text:span text:style-name="T2">624</text:span> roupa</text:p>
      <text:p text:style-name="P3"><text:span text:style-name="T2">625</text:span> roxo</text:p>
      <text:p text:style-name="P3"><text:span text:style-name="T2">626</text:span> rp</text:p>
      <text:p text:style-name="P3"><text:span text:style-name="T2">631</text:span> rq</text:p>
      <text:p text:style-name="P3"><text:span text:style-name="T2">632</text:span> RR</text:p>
      <text:p text:style-name="P3"><text:span text:style-name="T2">633</text:span> rrr</text:p>
      <text:p text:style-name="P3"><text:span text:style-name="T2">634</text:span> rrrr</text:p>
      <text:p text:style-name="P3"><text:span text:style-name="T2">635</text:span> RS</text:p>
      <text:p text:style-name="P3"><text:span text:style-name="T2">636</text:span> rst</text:p>
      <text:p text:style-name="P3"><text:span text:style-name="T2">641</text:span> RSVP</text:p>
      <text:p text:style-name="P3"><text:span text:style-name="T2">642</text:span> rt</text:p>
      <text:p text:style-name="P3"><text:span text:style-name="T2">643</text:span> Ru</text:p>
      <text:p text:style-name="P3"><text:span text:style-name="T2">644</text:span> ru</text:p>
      <text:p text:style-name="P3"><text:span text:style-name="T2">645</text:span> rua</text:p>
      <text:p text:style-name="P3"><text:span text:style-name="T2">646</text:span> rubi</text:p>
      <text:p text:style-name="P3"><text:span text:style-name="T2">651</text:span> rubor</text:p>
      <text:p text:style-name="P3"><text:span text:style-name="T2">652</text:span> rubro</text:p>
      <text:p text:style-name="P3"><text:span text:style-name="T2">653</text:span> rude</text:p>
      <text:p text:style-name="P3"><text:span text:style-name="T2">654</text:span> rudeza</text:p>
      <text:p text:style-name="P3"><text:span text:style-name="T2">655</text:span> rue</text:p>
      <text:p text:style-name="P3"><text:span text:style-name="T2">656</text:span> ruela</text:p>
      <text:p text:style-name="P3"><text:span text:style-name="T2">661</text:span> rufar</text:p>
      <text:p text:style-name="P3"><text:span text:style-name="T2">662</text:span> rufo</text:p>
      <text:p text:style-name="P3"><text:span text:style-name="T2">663</text:span> ruga</text:p>
      <text:p text:style-name="P3"><text:span text:style-name="T2">664</text:span> rugido</text:p>
      <text:p text:style-name="P3"><text:span text:style-name="T2">665</text:span> rugir</text:p>
      <text:p text:style-name="P3"><text:span text:style-name="T2">666</text:span> rugoso</text:p>
      <text:p text:style-name="P3"><text:soft-page-break/><text:span text:style-name="T2">111</text:span> ruidoso</text:p>
      <text:p text:style-name="P3"><text:span text:style-name="T2">112</text:span> ruim</text:p>
      <text:p text:style-name="P3"><text:span text:style-name="T2">113</text:span> ruir</text:p>
      <text:p text:style-name="P3"><text:span text:style-name="T2">114</text:span> ruiva</text:p>
      <text:p text:style-name="P3"><text:span text:style-name="T2">115</text:span> ruivo</text:p>
      <text:p text:style-name="P3"><text:span text:style-name="T2">116</text:span> rum</text:p>
      <text:p text:style-name="P3"><text:span text:style-name="T2">121</text:span> rumar</text:p>
      <text:p text:style-name="P3"><text:span text:style-name="T2">122</text:span> ruminar</text:p>
      <text:p text:style-name="P3"><text:span text:style-name="T2">123</text:span> rumo</text:p>
      <text:p text:style-name="P3"><text:span text:style-name="T2">124</text:span> rumor</text:p>
      <text:p text:style-name="P3"><text:span text:style-name="T2">125</text:span> runa</text:p>
      <text:p text:style-name="P3"><text:span text:style-name="T2">126</text:span> ruptura</text:p>
      <text:p text:style-name="P3"><text:span text:style-name="T2">131</text:span> rural</text:p>
      <text:p text:style-name="P3"><text:span text:style-name="T2">132</text:span> rusga</text:p>
      <text:p text:style-name="P3"><text:span text:style-name="T2">133</text:span> russo</text:p>
      <text:p text:style-name="P3"><text:span text:style-name="T2">134</text:span> rv</text:p>
      <text:p text:style-name="P3"><text:span text:style-name="T2">135</text:span> rw</text:p>
      <text:p text:style-name="P3"><text:span text:style-name="T2">136</text:span> rx</text:p>
      <text:p text:style-name="P3"><text:span text:style-name="T2">141</text:span> ry</text:p>
      <text:p text:style-name="P3"><text:span text:style-name="T2">142</text:span> rz</text:p>
      <text:p text:style-name="P3"><text:span text:style-name="T2">143</text:span> s</text:p>
      <text:p text:style-name="P3"><text:span text:style-name="T2">144</text:span> S</text:p>
      <text:p text:style-name="P3"><text:span text:style-name="T2">145</text:span> sabedor</text:p>
      <text:p text:style-name="P3"><text:span text:style-name="T2">146</text:span> saber</text:p>
      <text:p text:style-name="P3"><text:span text:style-name="T2">151</text:span> sabido</text:p>
      <text:p text:style-name="P3"><text:span text:style-name="T2">152</text:span> sabor</text:p>
      <text:p text:style-name="P3"><text:span text:style-name="T2">153</text:span> sabre</text:p>
      <text:p text:style-name="P3"><text:span text:style-name="T2">154</text:span> saca</text:p>
      <text:p text:style-name="P3"><text:span text:style-name="T2">155</text:span> sacada</text:p>
      <text:p text:style-name="P3"><text:span text:style-name="T2">156</text:span> sacado</text:p>
      <text:p text:style-name="P3"><text:span text:style-name="T2">161</text:span> sacar</text:p>
      <text:p text:style-name="P3"><text:span text:style-name="T2">162</text:span> sacho</text:p>
      <text:p text:style-name="P3"><text:span text:style-name="T2">163</text:span> saci</text:p>
      <text:p text:style-name="P3"><text:span text:style-name="T2">164</text:span> saciado</text:p>
      <text:p text:style-name="P3"><text:span text:style-name="T2">165</text:span> saciar</text:p>
      <text:p text:style-name="P3"><text:span text:style-name="T2">166</text:span> saco</text:p>
      <text:p text:style-name="P3"><text:span text:style-name="T2">211</text:span> sacola</text:p>
      <text:p text:style-name="P3"><text:span text:style-name="T2">212</text:span> sacro</text:p>
      <text:p text:style-name="P3"><text:span text:style-name="T2">213</text:span> sacudir</text:p>
      <text:p text:style-name="P3"><text:span text:style-name="T2">214</text:span> sadio</text:p>
      <text:p text:style-name="P3"><text:span text:style-name="T2">215</text:span> safar</text:p>
      <text:p text:style-name="P3"><text:span text:style-name="T2">216</text:span> safira</text:p>
      <text:p text:style-name="P3"><text:span text:style-name="T2">221</text:span> safra</text:p>
      <text:p text:style-name="P3"><text:span text:style-name="T2">222</text:span> saga</text:p>
      <text:p text:style-name="P3"><text:span text:style-name="T2">223</text:span> sagaz</text:p>
      <text:p text:style-name="P3"><text:span text:style-name="T2">224</text:span> sagrado</text:p>
      <text:p text:style-name="P3"><text:span text:style-name="T2">225</text:span> sagrar</text:p>
      <text:p text:style-name="P3"><text:span text:style-name="T2">226</text:span> saia</text:p>
      <text:p text:style-name="P3"><text:span text:style-name="T2">231</text:span> saibro</text:p>
      <text:p text:style-name="P3"><text:span text:style-name="T2">232</text:span> saiote</text:p>
      <text:p text:style-name="P3"><text:span text:style-name="T2">233</text:span> sair</text:p>
      <text:p text:style-name="P3"><text:span text:style-name="T2">234</text:span> sal</text:p>
      <text:p text:style-name="P3"><text:span text:style-name="T2">235</text:span> sala</text:p>
      <text:p text:style-name="P3"><text:span text:style-name="T2">236</text:span> salada</text:p>
      <text:p text:style-name="P3"><text:span text:style-name="T2">241</text:span> saldar</text:p>
      <text:p text:style-name="P3"><text:span text:style-name="T2">242</text:span> saldo</text:p>
      <text:p text:style-name="P3"><text:span text:style-name="T2">243</text:span> sale</text:p>
      <text:p text:style-name="P3"><text:span text:style-name="T2">244</text:span> saleiro</text:p>
      <text:p text:style-name="P3"><text:span text:style-name="T2">245</text:span> saleta</text:p>
      <text:p text:style-name="P3"><text:span text:style-name="T2">246</text:span> salgado</text:p>
      <text:p text:style-name="P3"><text:span text:style-name="T2">251</text:span> salgar</text:p>
      <text:p text:style-name="P3"><text:span text:style-name="T2">252</text:span> salina</text:p>
      <text:p text:style-name="P3"><text:span text:style-name="T2">253</text:span> salinha</text:p>
      <text:p text:style-name="P3"><text:span text:style-name="T2">254</text:span> salino</text:p>
      <text:p text:style-name="P3"><text:span text:style-name="T2">255</text:span> salitre</text:p>
      <text:p text:style-name="P3"><text:span text:style-name="T2">256</text:span> saliva</text:p>
      <text:p text:style-name="P3"><text:span text:style-name="T2">261</text:span> salmo</text:p>
      <text:p text:style-name="P3"><text:span text:style-name="T2">262</text:span> salobro</text:p>
      <text:p text:style-name="P3"><text:span text:style-name="T2">263</text:span> saloio</text:p>
      <text:p text:style-name="P3"><text:span text:style-name="T2">264</text:span> salsa</text:p>
      <text:p text:style-name="P3"><text:span text:style-name="T2">265</text:span> saltar</text:p>
      <text:p text:style-name="P3"><text:span text:style-name="T2">266</text:span> saltear</text:p>
      <text:p text:style-name="P3"><text:span text:style-name="T2">311</text:span> salto</text:p>
      <text:p text:style-name="P3"><text:span text:style-name="T2">312</text:span> salutar</text:p>
      <text:p text:style-name="P3"><text:span text:style-name="T2">313</text:span> salva</text:p>
      <text:p text:style-name="P3"><text:span text:style-name="T2">314</text:span> salvar</text:p>
      <text:p text:style-name="P3"><text:span text:style-name="T2">315</text:span> salvo</text:p>
      <text:p text:style-name="P3"><text:span text:style-name="T2">316</text:span> samarra</text:p>
      <text:p text:style-name="P3"><text:span text:style-name="T2">321</text:span> samba</text:p>
      <text:p text:style-name="P3"><text:span text:style-name="T2">322</text:span> samurai</text:p>
      <text:p text:style-name="P3"><text:span text:style-name="T2">323</text:span> san</text:p>
      <text:p text:style-name="P3"><text:span text:style-name="T2">324</text:span> sanar</text:p>
      <text:p text:style-name="P3"><text:span text:style-name="T2">325</text:span> sanear</text:p>
      <text:p text:style-name="P3"><text:span text:style-name="T2">326</text:span> sanfona</text:p>
      <text:p text:style-name="P3"><text:span text:style-name="T2">331</text:span> sangrar</text:p>
      <text:p text:style-name="P3"><text:span text:style-name="T2">332</text:span> sangria</text:p>
      <text:p text:style-name="P3"><text:span text:style-name="T2">333</text:span> sangue</text:p>
      <text:p text:style-name="P3"><text:span text:style-name="T2">334</text:span> sanha</text:p>
      <text:p text:style-name="P3"><text:span text:style-name="T2">335</text:span> santo</text:p>
      <text:p text:style-name="P3"><text:span text:style-name="T2">336</text:span> sanzala</text:p>
      <text:p text:style-name="P3"><text:span text:style-name="T2">341</text:span> sapador</text:p>
      <text:p text:style-name="P3"><text:span text:style-name="T2">342</text:span> sapato</text:p>
      <text:p text:style-name="P3"><text:span text:style-name="T2">343</text:span> sapiens</text:p>
      <text:p text:style-name="P3"><text:span text:style-name="T2">344</text:span> sapo</text:p>
      <text:p text:style-name="P3"><text:span text:style-name="T2">345</text:span> saque</text:p>
      <text:p text:style-name="P3"><text:span text:style-name="T2">346</text:span> saquear</text:p>
      <text:p text:style-name="P3"><text:span text:style-name="T2">351</text:span> sarampo</text:p>
      <text:p text:style-name="P3"><text:span text:style-name="T2">352</text:span> sarar</text:p>
      <text:p text:style-name="P3"><text:span text:style-name="T2">353</text:span> sarau</text:p>
      <text:p text:style-name="P3"><text:span text:style-name="T2">354</text:span> sarda</text:p>
      <text:p text:style-name="P3"><text:span text:style-name="T2">355</text:span> sarilho</text:p>
      <text:p text:style-name="P3"><text:span text:style-name="T2">356</text:span> sarjeta</text:p>
      <text:p text:style-name="P3"><text:span text:style-name="T2">361</text:span> sarna</text:p>
      <text:p text:style-name="P3"><text:span text:style-name="T2">362</text:span> saturar</text:p>
      <text:p text:style-name="P3"><text:span text:style-name="T2">363</text:span> saudade</text:p>
      <text:p text:style-name="P3"><text:span text:style-name="T2">364</text:span> saudar</text:p>
      <text:p text:style-name="P3"><text:span text:style-name="T2">365</text:span> saudita</text:p>
      <text:p text:style-name="P3"><text:span text:style-name="T2">366</text:span> saudoso</text:p>
      <text:p text:style-name="P3"><text:span text:style-name="T2">411</text:span> sauna</text:p>
      <text:p text:style-name="P3"><text:span text:style-name="T2">412</text:span> savana</text:p>
      <text:p text:style-name="P3"><text:span text:style-name="T2">413</text:span> saveiro</text:p>
      <text:p text:style-name="P3"><text:span text:style-name="T2">414</text:span> say</text:p>
      <text:p text:style-name="P3"><text:span text:style-name="T2">415</text:span> sazonal</text:p>
      <text:p text:style-name="P3"><text:span text:style-name="T2">416</text:span> Sb</text:p>
      <text:p text:style-name="P3"><text:span text:style-name="T2">421</text:span> sb</text:p>
      <text:p text:style-name="P3"><text:span text:style-name="T2">422</text:span> Sc</text:p>
      <text:p text:style-name="P3"><text:span text:style-name="T2">423</text:span> SC</text:p>
      <text:p text:style-name="P3"><text:span text:style-name="T2">424</text:span> scanner</text:p>
      <text:p text:style-name="P3"><text:span text:style-name="T2">425</text:span> sd</text:p>
      <text:p text:style-name="P3"><text:span text:style-name="T2">426</text:span> SE</text:p>
      <text:p text:style-name="P3"><text:span text:style-name="T2">431</text:span> Se</text:p>
      <text:p text:style-name="P3"><text:span text:style-name="T2">432</text:span> seara</text:p>
      <text:p text:style-name="P3"><text:span text:style-name="T2">433</text:span> sebe</text:p>
      <text:p text:style-name="P3"><text:span text:style-name="T2">434</text:span> sebenta</text:p>
      <text:p text:style-name="P3"><text:span text:style-name="T2">435</text:span> sebo</text:p>
      <text:p text:style-name="P3"><text:span text:style-name="T2">436</text:span> sec</text:p>
      <text:p text:style-name="P3"><text:span text:style-name="T2">441</text:span> seca</text:p>
      <text:p text:style-name="P3"><text:span text:style-name="T2">442</text:span> secagem</text:p>
      <text:p text:style-name="P3"><text:span text:style-name="T2">443</text:span> secar</text:p>
      <text:p text:style-name="P3"><text:span text:style-name="T2">444</text:span> seco</text:p>
      <text:p text:style-name="P3"><text:span text:style-name="T2">445</text:span> secreta</text:p>
      <text:p text:style-name="P3"><text:span text:style-name="T2">446</text:span> secreto</text:p>
      <text:p text:style-name="P3"><text:span text:style-name="T2">451</text:span> sector</text:p>
      <text:p text:style-name="P3"><text:span text:style-name="T2">452</text:span> secular</text:p>
      <text:p text:style-name="P3"><text:span text:style-name="T2">453</text:span> secura</text:p>
      <text:p text:style-name="P3"><text:span text:style-name="T2">454</text:span> seda</text:p>
      <text:p text:style-name="P3"><text:span text:style-name="T2">455</text:span> sedar</text:p>
      <text:p text:style-name="P3"><text:span text:style-name="T2">456</text:span> sede</text:p>
      <text:p text:style-name="P3"><text:span text:style-name="T2">461</text:span> sedento</text:p>
      <text:p text:style-name="P3"><text:span text:style-name="T2">462</text:span> sediado</text:p>
      <text:p text:style-name="P3"><text:span text:style-name="T2">463</text:span> sediar</text:p>
      <text:p text:style-name="P3"><text:span text:style-name="T2">464</text:span> sedoso</text:p>
      <text:p text:style-name="P3"><text:span text:style-name="T2">465</text:span> sedutor</text:p>
      <text:p text:style-name="P3"><text:span text:style-name="T2">466</text:span> seduzir</text:p>
      <text:p text:style-name="P3"><text:span text:style-name="T2">511</text:span> sega</text:p>
      <text:p text:style-name="P3"><text:span text:style-name="T2">512</text:span> segar</text:p>
      <text:p text:style-name="P3"><text:span text:style-name="T2">513</text:span> segredo</text:p>
      <text:p text:style-name="P3"><text:span text:style-name="T2">514</text:span> seguida</text:p>
      <text:p text:style-name="P3"><text:span text:style-name="T2">515</text:span> seguido</text:p>
      <text:p text:style-name="P3"><text:span text:style-name="T2">516</text:span> seguir</text:p>
      <text:p text:style-name="P3"><text:span text:style-name="T2">521</text:span> segunda</text:p>
      <text:p text:style-name="P3"><text:span text:style-name="T2">522</text:span> segundo</text:p>
      <text:p text:style-name="P3"><text:span text:style-name="T2">523</text:span> segurar</text:p>
      <text:p text:style-name="P3"><text:span text:style-name="T2">524</text:span> seguro</text:p>
      <text:p text:style-name="P3"><text:span text:style-name="T2">525</text:span> seio</text:p>
      <text:p text:style-name="P3"><text:span text:style-name="T2">526</text:span> seira</text:p>
      <text:p text:style-name="P3"><text:span text:style-name="T2">531</text:span> seis</text:p>
      <text:p text:style-name="P3"><text:span text:style-name="T2">532</text:span> seita</text:p>
      <text:p text:style-name="P3"><text:span text:style-name="T2">533</text:span> seiva</text:p>
      <text:p text:style-name="P3"><text:span text:style-name="T2">534</text:span> seixo</text:p>
      <text:p text:style-name="P3"><text:span text:style-name="T2">535</text:span> sela</text:p>
      <text:p text:style-name="P3"><text:span text:style-name="T2">536</text:span> selado</text:p>
      <text:p text:style-name="P3"><text:span text:style-name="T2">541</text:span> selar</text:p>
      <text:p text:style-name="P3"><text:span text:style-name="T2">542</text:span> seleiro</text:p>
      <text:p text:style-name="P3"><text:span text:style-name="T2">543</text:span> selha</text:p>
      <text:p text:style-name="P3"><text:span text:style-name="T2">544</text:span> selim</text:p>
      <text:p text:style-name="P3"><text:span text:style-name="T2">545</text:span> selo</text:p>
      <text:p text:style-name="P3"><text:span text:style-name="T2">546</text:span> selva</text:p>
      <text:p text:style-name="P3"><text:span text:style-name="T2">551</text:span> sem</text:p>
      <text:p text:style-name="P3"><text:span text:style-name="T2">552</text:span> semana</text:p>
      <text:p text:style-name="P3"><text:span text:style-name="T2">553</text:span> semanal</text:p>
      <text:p text:style-name="P3"><text:span text:style-name="T2">554</text:span> semear</text:p>
      <text:p text:style-name="P3"><text:span text:style-name="T2">555</text:span> semente</text:p>
      <text:p text:style-name="P3"><text:span text:style-name="T2">556</text:span> semi</text:p>
      <text:p text:style-name="P3"><text:span text:style-name="T2">561</text:span> seminu</text:p>
      <text:p text:style-name="P3"><text:span text:style-name="T2">562</text:span> semita</text:p>
      <text:p text:style-name="P3"><text:span text:style-name="T2">563</text:span> sempre</text:p>
      <text:p text:style-name="P3"><text:span text:style-name="T2">564</text:span> sen</text:p>
      <text:p text:style-name="P3"><text:span text:style-name="T2">565</text:span> sena</text:p>
      <text:p text:style-name="P3"><text:span text:style-name="T2">566</text:span> senado</text:p>
      <text:p text:style-name="P3"><text:span text:style-name="T2">611</text:span> senador</text:p>
      <text:p text:style-name="P3"><text:span text:style-name="T2">612</text:span> senda</text:p>
      <text:p text:style-name="P3"><text:span text:style-name="T2">613</text:span> senha</text:p>
      <text:p text:style-name="P3"><text:span text:style-name="T2">614</text:span> senhor</text:p>
      <text:p text:style-name="P3"><text:span text:style-name="T2">615</text:span> senhora</text:p>
      <text:p text:style-name="P3"><text:span text:style-name="T2">616</text:span> senil</text:p>
      <text:p text:style-name="P3"><text:span text:style-name="T2">621</text:span> senior</text:p>
      <text:p text:style-name="P3"><text:span text:style-name="T2">622</text:span> seno</text:p>
      <text:p text:style-name="P3"><text:span text:style-name="T2">623</text:span> sensato</text:p>
      <text:p text:style-name="P3"><text:span text:style-name="T2">624</text:span> senso</text:p>
      <text:p text:style-name="P3"><text:span text:style-name="T2">625</text:span> sensor</text:p>
      <text:p text:style-name="P3"><text:span text:style-name="T2">626</text:span> sensual</text:p>
      <text:p text:style-name="P3"><text:span text:style-name="T2">631</text:span> sentado</text:p>
      <text:p text:style-name="P3"><text:span text:style-name="T2">632</text:span> sentar</text:p>
      <text:p text:style-name="P3"><text:span text:style-name="T2">633</text:span> sentido</text:p>
      <text:p text:style-name="P3"><text:span text:style-name="T2">634</text:span> sentir</text:p>
      <text:p text:style-name="P3"><text:span text:style-name="T2">635</text:span> senzala</text:p>
      <text:p text:style-name="P3"><text:span text:style-name="T2">636</text:span> separar</text:p>
      <text:p text:style-name="P3"><text:span text:style-name="T2">641</text:span> septo</text:p>
      <text:p text:style-name="P3"><text:span text:style-name="T2">642</text:span> sequela</text:p>
      <text:p text:style-name="P3"><text:span text:style-name="T2">643</text:span> sequer</text:p>
      <text:p text:style-name="P3"><text:span text:style-name="T2">644</text:span> ser</text:p>
      <text:p text:style-name="P3"><text:span text:style-name="T2">645</text:span> sereia</text:p>
      <text:p text:style-name="P3"><text:span text:style-name="T2">646</text:span> serenar</text:p>
      <text:p text:style-name="P3"><text:span text:style-name="T2">651</text:span> sereno</text:p>
      <text:p text:style-name="P3"><text:span text:style-name="T2">652</text:span> seriado</text:p>
      <text:p text:style-name="P3"><text:span text:style-name="T2">653</text:span> serial</text:p>
      <text:p text:style-name="P3"><text:span text:style-name="T2">654</text:span> seriar</text:p>
      <text:p text:style-name="P3"><text:span text:style-name="T2">655</text:span> seringa</text:p>
      <text:p text:style-name="P3"><text:span text:style-name="T2">656</text:span> serra</text:p>
      <text:p text:style-name="P3"><text:span text:style-name="T2">661</text:span> serrado</text:p>
      <text:p text:style-name="P3"><text:span text:style-name="T2">662</text:span> serrano</text:p>
      <text:p text:style-name="P3"><text:span text:style-name="T2">663</text:span> serrar</text:p>
      <text:p text:style-name="P3"><text:span text:style-name="T2">664</text:span> serro</text:p>
      <text:p text:style-name="P3"><text:span text:style-name="T2">665</text:span> serrote</text:p>
      <text:p text:style-name="P3"><text:span text:style-name="T2">666</text:span> serva</text:p>
      <text:p text:style-name="P3"><text:soft-page-break/><text:span text:style-name="T2">111</text:span> service</text:p>
      <text:p text:style-name="P3"><text:span text:style-name="T2">112</text:span> servido</text:p>
      <text:p text:style-name="P3"><text:span text:style-name="T2">113</text:span> servil</text:p>
      <text:p text:style-name="P3"><text:span text:style-name="T2">114</text:span> servir</text:p>
      <text:p text:style-name="P3"><text:span text:style-name="T2">115</text:span> servo</text:p>
      <text:p text:style-name="P3"><text:span text:style-name="T2">116</text:span> sesta</text:p>
      <text:p text:style-name="P3"><text:span text:style-name="T2">121</text:span> set</text:p>
      <text:p text:style-name="P3"><text:span text:style-name="T2">122</text:span> seta</text:p>
      <text:p text:style-name="P3"><text:span text:style-name="T2">123</text:span> sete</text:p>
      <text:p text:style-name="P3"><text:span text:style-name="T2">124</text:span> setenta</text:p>
      <text:p text:style-name="P3"><text:span text:style-name="T2">125</text:span> seu</text:p>
      <text:p text:style-name="P3"><text:span text:style-name="T2">126</text:span> severo</text:p>
      <text:p text:style-name="P3"><text:span text:style-name="T2">131</text:span> sex</text:p>
      <text:p text:style-name="P3"><text:span text:style-name="T2">132</text:span> sexo</text:p>
      <text:p text:style-name="P3"><text:span text:style-name="T2">133</text:span> sexto</text:p>
      <text:p text:style-name="P3"><text:span text:style-name="T2">134</text:span> sexuado</text:p>
      <text:p text:style-name="P3"><text:span text:style-name="T2">135</text:span> sexual</text:p>
      <text:p text:style-name="P3"><text:span text:style-name="T2">136</text:span> sf</text:p>
      <text:p text:style-name="P3"><text:span text:style-name="T2">141</text:span> sg</text:p>
      <text:p text:style-name="P3"><text:span text:style-name="T2">142</text:span> Sg</text:p>
      <text:p text:style-name="P3"><text:span text:style-name="T2">143</text:span> sh</text:p>
      <text:p text:style-name="P3"><text:span text:style-name="T2">144</text:span> shop</text:p>
      <text:p text:style-name="P3"><text:span text:style-name="T2">145</text:span> short</text:p>
      <text:p text:style-name="P3"><text:span text:style-name="T2">146</text:span> show</text:p>
      <text:p text:style-name="P3"><text:span text:style-name="T2">151</text:span> Si</text:p>
      <text:p text:style-name="P3"><text:span text:style-name="T2">152</text:span> si</text:p>
      <text:p text:style-name="P3"><text:span text:style-name="T2">153</text:span> sibilar</text:p>
      <text:p text:style-name="P3"><text:span text:style-name="T2">154</text:span> sida</text:p>
      <text:p text:style-name="P3"><text:span text:style-name="T2">155</text:span> sido</text:p>
      <text:p text:style-name="P3"><text:span text:style-name="T2">156</text:span> siemens</text:p>
      <text:p text:style-name="P3"><text:span text:style-name="T2">161</text:span> sierra</text:p>
      <text:p text:style-name="P3"><text:span text:style-name="T2">162</text:span> sig</text:p>
      <text:p text:style-name="P3"><text:span text:style-name="T2">163</text:span> sigilo</text:p>
      <text:p text:style-name="P3"><text:span text:style-name="T2">164</text:span> sigla</text:p>
      <text:p text:style-name="P3"><text:span text:style-name="T2">165</text:span> sigma</text:p>
      <text:p text:style-name="P3"><text:span text:style-name="T2">166</text:span> signo</text:p>
      <text:p text:style-name="P3"><text:span text:style-name="T2">211</text:span> silo</text:p>
      <text:p text:style-name="P3"><text:span text:style-name="T2">212</text:span> silva</text:p>
      <text:p text:style-name="P3"><text:span text:style-name="T2">213</text:span> silvana</text:p>
      <text:p text:style-name="P3"><text:span text:style-name="T2">214</text:span> silvar</text:p>
      <text:p text:style-name="P3"><text:span text:style-name="T2">215</text:span> silvo</text:p>
      <text:p text:style-name="P3"><text:span text:style-name="T2">216</text:span> sim</text:p>
      <text:p text:style-name="P3"><text:span text:style-name="T2">221</text:span> similar</text:p>
      <text:p text:style-name="P3"><text:span text:style-name="T2">222</text:span> simples</text:p>
      <text:p text:style-name="P3"><text:span text:style-name="T2">223</text:span> simular</text:p>
      <text:p text:style-name="P3"><text:span text:style-name="T2">224</text:span> sina</text:p>
      <text:p text:style-name="P3"><text:span text:style-name="T2">225</text:span> sinal</text:p>
      <text:p text:style-name="P3"><text:span text:style-name="T2">226</text:span> sinapse</text:p>
      <text:p text:style-name="P3"><text:span text:style-name="T2">231</text:span> sinar</text:p>
      <text:p text:style-name="P3"><text:span text:style-name="T2">232</text:span> sincero</text:p>
      <text:p text:style-name="P3"><text:span text:style-name="T2">233</text:span> sineta</text:p>
      <text:p text:style-name="P3"><text:span text:style-name="T2">234</text:span> singelo</text:p>
      <text:p text:style-name="P3"><text:span text:style-name="T2">235</text:span> single</text:p>
      <text:p text:style-name="P3"><text:span text:style-name="T2">236</text:span> singrar</text:p>
      <text:p text:style-name="P3"><text:span text:style-name="T2">241</text:span> sino</text:p>
      <text:p text:style-name="P3"><text:span text:style-name="T2">242</text:span> sinopse</text:p>
      <text:p text:style-name="P3"><text:span text:style-name="T2">243</text:span> sintaxe</text:p>
      <text:p text:style-name="P3"><text:span text:style-name="T2">244</text:span> sintoma</text:p>
      <text:p text:style-name="P3"><text:span text:style-name="T2">245</text:span> sinuoso</text:p>
      <text:p text:style-name="P3"><text:span text:style-name="T2">246</text:span> sipaio</text:p>
      <text:p text:style-name="P3"><text:span text:style-name="T2">251</text:span> sir</text:p>
      <text:p text:style-name="P3"><text:span text:style-name="T2">252</text:span> sirene</text:p>
      <text:p text:style-name="P3"><text:span text:style-name="T2">253</text:span> sisal</text:p>
      <text:p text:style-name="P3"><text:span text:style-name="T2">254</text:span> sismo</text:p>
      <text:p text:style-name="P3"><text:span text:style-name="T2">255</text:span> sistema</text:p>
      <text:p text:style-name="P3"><text:span text:style-name="T2">256</text:span> sistino</text:p>
      <text:p text:style-name="P3"><text:span text:style-name="T2">261</text:span> sisudo</text:p>
      <text:p text:style-name="P3"><text:span text:style-name="T2">262</text:span> site</text:p>
      <text:p text:style-name="P3"><text:span text:style-name="T2">263</text:span> sitiado</text:p>
      <text:p text:style-name="P3"><text:span text:style-name="T2">264</text:span> sitiar</text:p>
      <text:p text:style-name="P3"><text:span text:style-name="T2">265</text:span> situ</text:p>
      <text:p text:style-name="P3"><text:span text:style-name="T2">266</text:span> situado</text:p>
      <text:p text:style-name="P3"><text:span text:style-name="T2">311</text:span> situar</text:p>
      <text:p text:style-name="P3"><text:span text:style-name="T2">312</text:span> sj</text:p>
      <text:p text:style-name="P3"><text:span text:style-name="T2">313</text:span> sk</text:p>
      <text:p text:style-name="P3"><text:span text:style-name="T2">314</text:span> skate</text:p>
      <text:p text:style-name="P3"><text:span text:style-name="T2">315</text:span> ski</text:p>
      <text:p text:style-name="P3"><text:span text:style-name="T2">316</text:span> SKU</text:p>
      <text:p text:style-name="P3"><text:span text:style-name="T2">321</text:span> sl</text:p>
      <text:p text:style-name="P3"><text:span text:style-name="T2">322</text:span> SLA</text:p>
      <text:p text:style-name="P3"><text:span text:style-name="T2">323</text:span> slide</text:p>
      <text:p text:style-name="P3"><text:span text:style-name="T2">324</text:span> slogan</text:p>
      <text:p text:style-name="P3"><text:span text:style-name="T2">325</text:span> sm</text:p>
      <text:p text:style-name="P3"><text:span text:style-name="T2">326</text:span> Sm</text:p>
      <text:p text:style-name="P3"><text:span text:style-name="T2">331</text:span> smoking</text:p>
      <text:p text:style-name="P3"><text:span text:style-name="T2">332</text:span> sn</text:p>
      <text:p text:style-name="P3"><text:span text:style-name="T2">333</text:span> Sn</text:p>
      <text:p text:style-name="P3"><text:span text:style-name="T2">334</text:span> so</text:p>
      <text:p text:style-name="P3"><text:span text:style-name="T2">335</text:span> soalho</text:p>
      <text:p text:style-name="P3"><text:span text:style-name="T2">336</text:span> soar</text:p>
      <text:p text:style-name="P3"><text:span text:style-name="T2">341</text:span> sob</text:p>
      <text:p text:style-name="P3"><text:span text:style-name="T2">342</text:span> soba</text:p>
      <text:p text:style-name="P3"><text:span text:style-name="T2">343</text:span> sobejar</text:p>
      <text:p text:style-name="P3"><text:span text:style-name="T2">344</text:span> soberba</text:p>
      <text:p text:style-name="P3"><text:span text:style-name="T2">345</text:span> soberbo</text:p>
      <text:p text:style-name="P3"><text:span text:style-name="T2">346</text:span> sobra</text:p>
      <text:p text:style-name="P3"><text:span text:style-name="T2">351</text:span> sobrado</text:p>
      <text:p text:style-name="P3"><text:span text:style-name="T2">352</text:span> sobral</text:p>
      <text:p text:style-name="P3"><text:span text:style-name="T2">353</text:span> sobrar</text:p>
      <text:p text:style-name="P3"><text:span text:style-name="T2">354</text:span> sobre</text:p>
      <text:p text:style-name="P3"><text:span text:style-name="T2">355</text:span> socalco</text:p>
      <text:p text:style-name="P3"><text:span text:style-name="T2">356</text:span> socar</text:p>
      <text:p text:style-name="P3"><text:span text:style-name="T2">361</text:span> soccer</text:p>
      <text:p text:style-name="P3"><text:span text:style-name="T2">362</text:span> social</text:p>
      <text:p text:style-name="P3"><text:span text:style-name="T2">363</text:span> soco</text:p>
      <text:p text:style-name="P3"><text:span text:style-name="T2">364</text:span> socorro</text:p>
      <text:p text:style-name="P3"><text:span text:style-name="T2">365</text:span> soda</text:p>
      <text:p text:style-name="P3"><text:span text:style-name="T2">366</text:span> soer</text:p>
      <text:p text:style-name="P3"><text:span text:style-name="T2">411</text:span> sofista</text:p>
      <text:p text:style-name="P3"><text:span text:style-name="T2">412</text:span> sofrer</text:p>
      <text:p text:style-name="P3"><text:span text:style-name="T2">413</text:span> sofrido</text:p>
      <text:p text:style-name="P3"><text:span text:style-name="T2">414</text:span> soft</text:p>
      <text:p text:style-name="P3"><text:span text:style-name="T2">415</text:span> sogra</text:p>
      <text:p text:style-name="P3"><text:span text:style-name="T2">416</text:span> sogro</text:p>
      <text:p text:style-name="P3"><text:span text:style-name="T2">421</text:span> soja</text:p>
      <text:p text:style-name="P3"><text:span text:style-name="T2">422</text:span> sol</text:p>
      <text:p text:style-name="P3"><text:span text:style-name="T2">423</text:span> sola</text:p>
      <text:p text:style-name="P3"><text:span text:style-name="T2">424</text:span> solar</text:p>
      <text:p text:style-name="P3"><text:span text:style-name="T2">425</text:span> solda</text:p>
      <text:p text:style-name="P3"><text:span text:style-name="T2">426</text:span> soldado</text:p>
      <text:p text:style-name="P3"><text:span text:style-name="T2">431</text:span> soldar</text:p>
      <text:p text:style-name="P3"><text:span text:style-name="T2">432</text:span> soldo</text:p>
      <text:p text:style-name="P3"><text:span text:style-name="T2">433</text:span> soleira</text:p>
      <text:p text:style-name="P3"><text:span text:style-name="T2">434</text:span> solene</text:p>
      <text:p text:style-name="P3"><text:span text:style-name="T2">435</text:span> solidez</text:p>
      <text:p text:style-name="P3"><text:span text:style-name="T2">436</text:span> solista</text:p>
      <text:p text:style-name="P3"><text:span text:style-name="T2">441</text:span> solo</text:p>
      <text:p text:style-name="P3"><text:span text:style-name="T2">442</text:span> solta</text:p>
      <text:p text:style-name="P3"><text:span text:style-name="T2">443</text:span> soltar</text:p>
      <text:p text:style-name="P3"><text:span text:style-name="T2">444</text:span> solto</text:p>
      <text:p text:style-name="P3"><text:span text:style-name="T2">445</text:span> soluto</text:p>
      <text:p text:style-name="P3"><text:span text:style-name="T2">446</text:span> solver</text:p>
      <text:p text:style-name="P3"><text:span text:style-name="T2">451</text:span> som</text:p>
      <text:p text:style-name="P3"><text:span text:style-name="T2">452</text:span> soma</text:p>
      <text:p text:style-name="P3"><text:span text:style-name="T2">453</text:span> somali</text:p>
      <text:p text:style-name="P3"><text:span text:style-name="T2">454</text:span> somar</text:p>
      <text:p text:style-name="P3"><text:span text:style-name="T2">455</text:span> sombra</text:p>
      <text:p text:style-name="P3"><text:span text:style-name="T2">456</text:span> sombrio</text:p>
      <text:p text:style-name="P3"><text:span text:style-name="T2">461</text:span> somente</text:p>
      <text:p text:style-name="P3"><text:span text:style-name="T2">462</text:span> son</text:p>
      <text:p text:style-name="P3"><text:span text:style-name="T2">463</text:span> sonata</text:p>
      <text:p text:style-name="P3"><text:span text:style-name="T2">464</text:span> sonda</text:p>
      <text:p text:style-name="P3"><text:span text:style-name="T2">465</text:span> sondar</text:p>
      <text:p text:style-name="P3"><text:span text:style-name="T2">466</text:span> sonegar</text:p>
      <text:p text:style-name="P3"><text:span text:style-name="T2">511</text:span> soneto</text:p>
      <text:p text:style-name="P3"><text:span text:style-name="T2">512</text:span> sonhar</text:p>
      <text:p text:style-name="P3"><text:span text:style-name="T2">513</text:span> sonho</text:p>
      <text:p text:style-name="P3"><text:span text:style-name="T2">514</text:span> sono</text:p>
      <text:p text:style-name="P3"><text:span text:style-name="T2">515</text:span> sonoro</text:p>
      <text:p text:style-name="P3"><text:span text:style-name="T2">516</text:span> sonsa</text:p>
      <text:p text:style-name="P3"><text:span text:style-name="T2">521</text:span> sonso</text:p>
      <text:p text:style-name="P3"><text:span text:style-name="T2">522</text:span> sopa</text:p>
      <text:p text:style-name="P3"><text:span text:style-name="T2">523</text:span> sopesar</text:p>
      <text:p text:style-name="P3"><text:span text:style-name="T2">524</text:span> soprado</text:p>
      <text:p text:style-name="P3"><text:span text:style-name="T2">525</text:span> soprano</text:p>
      <text:p text:style-name="P3"><text:span text:style-name="T2">526</text:span> soprar</text:p>
      <text:p text:style-name="P3"><text:span text:style-name="T2">531</text:span> sopro</text:p>
      <text:p text:style-name="P3"><text:span text:style-name="T2">532</text:span> soro</text:p>
      <text:p text:style-name="P3"><text:span text:style-name="T2">533</text:span> sorrir</text:p>
      <text:p text:style-name="P3"><text:span text:style-name="T2">534</text:span> sorriso</text:p>
      <text:p text:style-name="P3"><text:span text:style-name="T2">535</text:span> sorte</text:p>
      <text:p text:style-name="P3"><text:span text:style-name="T2">536</text:span> sorteio</text:p>
      <text:p text:style-name="P3"><text:span text:style-name="T2">541</text:span> sorver</text:p>
      <text:p text:style-name="P3"><text:span text:style-name="T2">542</text:span> sorvete</text:p>
      <text:p text:style-name="P3"><text:span text:style-name="T2">543</text:span> soslaio</text:p>
      <text:p text:style-name="P3"><text:span text:style-name="T2">544</text:span> sossego</text:p>
      <text:p text:style-name="P3"><text:span text:style-name="T2">545</text:span> sotaque</text:p>
      <text:p text:style-name="P3"><text:span text:style-name="T2">546</text:span> soturno</text:p>
      <text:p text:style-name="P3"><text:span text:style-name="T2">551</text:span> soul</text:p>
      <text:p text:style-name="P3"><text:span text:style-name="T2">552</text:span> souto</text:p>
      <text:p text:style-name="P3"><text:span text:style-name="T2">553</text:span> sova</text:p>
      <text:p text:style-name="P3"><text:span text:style-name="T2">554</text:span> sovaco</text:p>
      <text:p text:style-name="P3"><text:span text:style-name="T2">555</text:span> soviete</text:p>
      <text:p text:style-name="P3"><text:span text:style-name="T2">556</text:span> sozinho</text:p>
      <text:p text:style-name="P3"><text:span text:style-name="T2">561</text:span> SP</text:p>
      <text:p text:style-name="P3"><text:span text:style-name="T2">562</text:span> spa</text:p>
      <text:p text:style-name="P3"><text:span text:style-name="T2">563</text:span> space</text:p>
      <text:p text:style-name="P3"><text:span text:style-name="T2">564</text:span> special</text:p>
      <text:p text:style-name="P3"><text:span text:style-name="T2">565</text:span> split</text:p>
      <text:p text:style-name="P3"><text:span text:style-name="T2">566</text:span> spot</text:p>
      <text:p text:style-name="P3"><text:span text:style-name="T2">611</text:span> sprint</text:p>
      <text:p text:style-name="P3"><text:span text:style-name="T2">612</text:span> sputnik</text:p>
      <text:p text:style-name="P3"><text:span text:style-name="T2">613</text:span> sq</text:p>
      <text:p text:style-name="P3"><text:span text:style-name="T2">614</text:span> SQN</text:p>
      <text:p text:style-name="P3"><text:span text:style-name="T2">615</text:span> Sr</text:p>
      <text:p text:style-name="P3"><text:span text:style-name="T2">616</text:span> sr</text:p>
      <text:p text:style-name="P3"><text:span text:style-name="T2">621</text:span> ss</text:p>
      <text:p text:style-name="P3"><text:span text:style-name="T2">622</text:span> SSP</text:p>
      <text:p text:style-name="P3"><text:span text:style-name="T2">623</text:span> sss</text:p>
      <text:p text:style-name="P3"><text:span text:style-name="T2">624</text:span> ssss</text:p>
      <text:p text:style-name="P3"><text:span text:style-name="T2">625</text:span> st</text:p>
      <text:p text:style-name="P3"><text:span text:style-name="T2">626</text:span> staff</text:p>
      <text:p text:style-name="P3"><text:span text:style-name="T2">631</text:span> stand</text:p>
      <text:p text:style-name="P3"><text:span text:style-name="T2">632</text:span> star</text:p>
      <text:p text:style-name="P3"><text:span text:style-name="T2">633</text:span> state</text:p>
      <text:p text:style-name="P3"><text:span text:style-name="T2">634</text:span> station</text:p>
      <text:p text:style-name="P3"><text:span text:style-name="T2">635</text:span> status</text:p>
      <text:p text:style-name="P3"><text:span text:style-name="T2">636</text:span> steel</text:p>
      <text:p text:style-name="P3"><text:span text:style-name="T2">641</text:span> STF</text:p>
      <text:p text:style-name="P3"><text:span text:style-name="T2">642</text:span> STJ</text:p>
      <text:p text:style-name="P3"><text:span text:style-name="T2">643</text:span> STL</text:p>
      <text:p text:style-name="P3"><text:span text:style-name="T2">644</text:span> stock</text:p>
      <text:p text:style-name="P3"><text:span text:style-name="T2">645</text:span> stress</text:p>
      <text:p text:style-name="P3"><text:span text:style-name="T2">646</text:span> strip</text:p>
      <text:p text:style-name="P3"><text:span text:style-name="T2">651</text:span> stu</text:p>
      <text:p text:style-name="P3"><text:span text:style-name="T2">652</text:span> su</text:p>
      <text:p text:style-name="P3"><text:span text:style-name="T2">653</text:span> suado</text:p>
      <text:p text:style-name="P3"><text:span text:style-name="T2">654</text:span> suar</text:p>
      <text:p text:style-name="P3"><text:span text:style-name="T2">655</text:span> suave</text:p>
      <text:p text:style-name="P3"><text:span text:style-name="T2">656</text:span> sub</text:p>
      <text:p text:style-name="P3"><text:span text:style-name="T2">661</text:span> subida</text:p>
      <text:p text:style-name="P3"><text:span text:style-name="T2">662</text:span> subir</text:p>
      <text:p text:style-name="P3"><text:span text:style-name="T2">663</text:span> sublime</text:p>
      <text:p text:style-name="P3"><text:span text:style-name="T2">664</text:span> suborno</text:p>
      <text:p text:style-name="P3"><text:span text:style-name="T2">665</text:span> subsolo</text:p>
      <text:p text:style-name="P3"><text:span text:style-name="T2">666</text:span> subtil</text:p>
      <text:p text:style-name="P3"><text:soft-page-break/><text:span text:style-name="T2">111</text:span> sucata</text:p>
      <text:p text:style-name="P3"><text:span text:style-name="T2">112</text:span> suceder</text:p>
      <text:p text:style-name="P3"><text:span text:style-name="T2">113</text:span> sucesso</text:p>
      <text:p text:style-name="P3"><text:span text:style-name="T2">114</text:span> suco</text:p>
      <text:p text:style-name="P3"><text:span text:style-name="T2">115</text:span> sudeste</text:p>
      <text:p text:style-name="P3"><text:span text:style-name="T2">116</text:span> sueco</text:p>
      <text:p text:style-name="P3"><text:span text:style-name="T2">121</text:span> sueste</text:p>
      <text:p text:style-name="P3"><text:span text:style-name="T2">122</text:span> sufixo</text:p>
      <text:p text:style-name="P3"><text:span text:style-name="T2">123</text:span> sufocar</text:p>
      <text:p text:style-name="P3"><text:span text:style-name="T2">124</text:span> sugar</text:p>
      <text:p text:style-name="P3"><text:span text:style-name="T2">125</text:span> sugerir</text:p>
      <text:p text:style-name="P3"><text:span text:style-name="T2">126</text:span> suicida</text:p>
      <text:p text:style-name="P3"><text:span text:style-name="T2">131</text:span> suite</text:p>
      <text:p text:style-name="P3"><text:span text:style-name="T2">132</text:span> sujar</text:p>
      <text:p text:style-name="P3"><text:span text:style-name="T2">133</text:span> sujeira</text:p>
      <text:p text:style-name="P3"><text:span text:style-name="T2">134</text:span> sujeito</text:p>
      <text:p text:style-name="P3"><text:span text:style-name="T2">135</text:span> sujo</text:p>
      <text:p text:style-name="P3"><text:span text:style-name="T2">136</text:span> sul</text:p>
      <text:p text:style-name="P3"><text:span text:style-name="T2">141</text:span> sulcar</text:p>
      <text:p text:style-name="P3"><text:span text:style-name="T2">142</text:span> sulco</text:p>
      <text:p text:style-name="P3"><text:span text:style-name="T2">143</text:span> sulfato</text:p>
      <text:p text:style-name="P3"><text:span text:style-name="T2">144</text:span> sulista</text:p>
      <text:p text:style-name="P3"><text:span text:style-name="T2">145</text:span> sumido</text:p>
      <text:p text:style-name="P3"><text:span text:style-name="T2">146</text:span> sumir</text:p>
      <text:p text:style-name="P3"><text:span text:style-name="T2">151</text:span> sumo</text:p>
      <text:p text:style-name="P3"><text:span text:style-name="T2">152</text:span> suor</text:p>
      <text:p text:style-name="P3"><text:span text:style-name="T2">153</text:span> super</text:p>
      <text:p text:style-name="P3"><text:span text:style-name="T2">154</text:span> superar</text:p>
      <text:p text:style-name="P3"><text:span text:style-name="T2">155</text:span> supor</text:p>
      <text:p text:style-name="P3"><text:span text:style-name="T2">156</text:span> suporte</text:p>
      <text:p text:style-name="P3"><text:span text:style-name="T2">161</text:span> suposto</text:p>
      <text:p text:style-name="P3"><text:span text:style-name="T2">162</text:span> supremo</text:p>
      <text:p text:style-name="P3"><text:span text:style-name="T2">163</text:span> suprir</text:p>
      <text:p text:style-name="P3"><text:span text:style-name="T2">164</text:span> sur</text:p>
      <text:p text:style-name="P3"><text:span text:style-name="T2">165</text:span> surdez</text:p>
      <text:p text:style-name="P3"><text:span text:style-name="T2">166</text:span> surdina</text:p>
      <text:p text:style-name="P3"><text:span text:style-name="T2">211</text:span> surdir</text:p>
      <text:p text:style-name="P3"><text:span text:style-name="T2">212</text:span> surdo</text:p>
      <text:p text:style-name="P3"><text:span text:style-name="T2">213</text:span> surf</text:p>
      <text:p text:style-name="P3"><text:span text:style-name="T2">214</text:span> surfe</text:p>
      <text:p text:style-name="P3"><text:span text:style-name="T2">215</text:span> surfer</text:p>
      <text:p text:style-name="P3"><text:span text:style-name="T2">216</text:span> surgir</text:p>
      <text:p text:style-name="P3"><text:span text:style-name="T2">221</text:span> surra</text:p>
      <text:p text:style-name="P3"><text:span text:style-name="T2">222</text:span> surrado</text:p>
      <text:p text:style-name="P3"><text:span text:style-name="T2">223</text:span> surtir</text:p>
      <text:p text:style-name="P3"><text:span text:style-name="T2">224</text:span> surto</text:p>
      <text:p text:style-name="P3"><text:span text:style-name="T2">225</text:span> suspiro</text:p>
      <text:p text:style-name="P3"><text:span text:style-name="T2">226</text:span> sustar</text:p>
      <text:p text:style-name="P3"><text:span text:style-name="T2">231</text:span> suster</text:p>
      <text:p text:style-name="P3"><text:span text:style-name="T2">232</text:span> susto</text:p>
      <text:p text:style-name="P3"><text:span text:style-name="T2">233</text:span> sutil</text:p>
      <text:p text:style-name="P3"><text:span text:style-name="T2">234</text:span> sutura</text:p>
      <text:p text:style-name="P3"><text:span text:style-name="T2">235</text:span> sv</text:p>
      <text:p text:style-name="P3"><text:span text:style-name="T2">236</text:span> SVG</text:p>
      <text:p text:style-name="P3"><text:span text:style-name="T2">241</text:span> sw</text:p>
      <text:p text:style-name="P3"><text:span text:style-name="T2">242</text:span> sweet</text:p>
      <text:p text:style-name="P3"><text:span text:style-name="T2">243</text:span> swing</text:p>
      <text:p text:style-name="P3"><text:span text:style-name="T2">244</text:span> sx</text:p>
      <text:p text:style-name="P3"><text:span text:style-name="T2">245</text:span> sy</text:p>
      <text:p text:style-name="P3"><text:span text:style-name="T2">246</text:span> system</text:p>
      <text:p text:style-name="P3"><text:span text:style-name="T2">251</text:span> sz</text:p>
      <text:p text:style-name="P3"><text:span text:style-name="T2">252</text:span> t</text:p>
      <text:p text:style-name="P3"><text:span text:style-name="T2">253</text:span> Ta</text:p>
      <text:p text:style-name="P3"><text:span text:style-name="T2">254</text:span> taba</text:p>
      <text:p text:style-name="P3"><text:span text:style-name="T2">255</text:span> tabaco</text:p>
      <text:p text:style-name="P3"><text:span text:style-name="T2">256</text:span> tabefe</text:p>
      <text:p text:style-name="P3"><text:span text:style-name="T2">261</text:span> tabela</text:p>
      <text:p text:style-name="P3"><text:span text:style-name="T2">262</text:span> taberna</text:p>
      <text:p text:style-name="P3"><text:span text:style-name="T2">263</text:span> tabique</text:p>
      <text:p text:style-name="P3"><text:span text:style-name="T2">264</text:span> tabu</text:p>
      <text:p text:style-name="P3"><text:span text:style-name="T2">265</text:span> tabuada</text:p>
      <text:p text:style-name="P3"><text:span text:style-name="T2">266</text:span> tacho</text:p>
      <text:p text:style-name="P3"><text:span text:style-name="T2">311</text:span> taco</text:p>
      <text:p text:style-name="P3"><text:span text:style-name="T2">312</text:span> tactear</text:p>
      <text:p text:style-name="P3"><text:span text:style-name="T2">313</text:span> tacto</text:p>
      <text:p text:style-name="P3"><text:span text:style-name="T2">314</text:span> tainar</text:p>
      <text:p text:style-name="P3"><text:span text:style-name="T2">315</text:span> taipa</text:p>
      <text:p text:style-name="P3"><text:span text:style-name="T2">316</text:span> taipal</text:p>
      <text:p text:style-name="P3"><text:span text:style-name="T2">321</text:span> take</text:p>
      <text:p text:style-name="P3"><text:span text:style-name="T2">322</text:span> tal</text:p>
      <text:p text:style-name="P3"><text:span text:style-name="T2">323</text:span> talco</text:p>
      <text:p text:style-name="P3"><text:span text:style-name="T2">324</text:span> talento</text:p>
      <text:p text:style-name="P3"><text:span text:style-name="T2">325</text:span> talha</text:p>
      <text:p text:style-name="P3"><text:span text:style-name="T2">326</text:span> talhado</text:p>
      <text:p text:style-name="P3"><text:span text:style-name="T2">331</text:span> talhar</text:p>
      <text:p text:style-name="P3"><text:span text:style-name="T2">332</text:span> talhe</text:p>
      <text:p text:style-name="P3"><text:span text:style-name="T2">333</text:span> talher</text:p>
      <text:p text:style-name="P3"><text:span text:style-name="T2">334</text:span> talho</text:p>
      <text:p text:style-name="P3"><text:span text:style-name="T2">335</text:span> talo</text:p>
      <text:p text:style-name="P3"><text:span text:style-name="T2">336</text:span> talude</text:p>
      <text:p text:style-name="P3"><text:span text:style-name="T2">341</text:span> talvez</text:p>
      <text:p text:style-name="P3"><text:span text:style-name="T2">342</text:span> tamanco</text:p>
      <text:p text:style-name="P3"><text:span text:style-name="T2">343</text:span> tamanho</text:p>
      <text:p text:style-name="P3"><text:span text:style-name="T2">344</text:span> tambor</text:p>
      <text:p text:style-name="P3"><text:span text:style-name="T2">345</text:span> tamil</text:p>
      <text:p text:style-name="P3"><text:span text:style-name="T2">346</text:span> tampa</text:p>
      <text:p text:style-name="P3"><text:span text:style-name="T2">351</text:span> tampo</text:p>
      <text:p text:style-name="P3"><text:span text:style-name="T2">352</text:span> tanger</text:p>
      <text:p text:style-name="P3"><text:span text:style-name="T2">353</text:span> tangido</text:p>
      <text:p text:style-name="P3"><text:span text:style-name="T2">354</text:span> tango</text:p>
      <text:p text:style-name="P3"><text:span text:style-name="T2">355</text:span> tanino</text:p>
      <text:p text:style-name="P3"><text:span text:style-name="T2">356</text:span> tanque</text:p>
      <text:p text:style-name="P3"><text:span text:style-name="T2">361</text:span> tanto</text:p>
      <text:p text:style-name="P3"><text:span text:style-name="T2">362</text:span> tapa</text:p>
      <text:p text:style-name="P3"><text:span text:style-name="T2">363</text:span> tapado</text:p>
      <text:p text:style-name="P3"><text:span text:style-name="T2">364</text:span> tapar</text:p>
      <text:p text:style-name="P3"><text:span text:style-name="T2">365</text:span> tape</text:p>
      <text:p text:style-name="P3"><text:span text:style-name="T2">366</text:span> tapera</text:p>
      <text:p text:style-name="P3"><text:span text:style-name="T2">411</text:span> tapete</text:p>
      <text:p text:style-name="P3"><text:span text:style-name="T2">412</text:span> tapuio</text:p>
      <text:p text:style-name="P3"><text:span text:style-name="T2">413</text:span> tara</text:p>
      <text:p text:style-name="P3"><text:span text:style-name="T2">414</text:span> tarar</text:p>
      <text:p text:style-name="P3"><text:span text:style-name="T2">415</text:span> tardar</text:p>
      <text:p text:style-name="P3"><text:span text:style-name="T2">416</text:span> tarde</text:p>
      <text:p text:style-name="P3"><text:span text:style-name="T2">421</text:span> tardio</text:p>
      <text:p text:style-name="P3"><text:span text:style-name="T2">422</text:span> tardo</text:p>
      <text:p text:style-name="P3"><text:span text:style-name="T2">423</text:span> tareco</text:p>
      <text:p text:style-name="P3"><text:span text:style-name="T2">424</text:span> tarefa</text:p>
      <text:p text:style-name="P3"><text:span text:style-name="T2">425</text:span> tarifa</text:p>
      <text:p text:style-name="P3"><text:span text:style-name="T2">426</text:span> tarimba</text:p>
      <text:p text:style-name="P3"><text:span text:style-name="T2">431</text:span> tarso</text:p>
      <text:p text:style-name="P3"><text:span text:style-name="T2">432</text:span> tasca</text:p>
      <text:p text:style-name="P3"><text:span text:style-name="T2">433</text:span> tasco</text:p>
      <text:p text:style-name="P3"><text:span text:style-name="T2">434</text:span> tatu</text:p>
      <text:p text:style-name="P3"><text:span text:style-name="T2">435</text:span> taverna</text:p>
      <text:p text:style-name="P3"><text:span text:style-name="T2">436</text:span> taxa</text:p>
      <text:p text:style-name="P3"><text:span text:style-name="T2">441</text:span> taxar</text:p>
      <text:p text:style-name="P3"><text:span text:style-name="T2">442</text:span> taxista</text:p>
      <text:p text:style-name="P3"><text:span text:style-name="T2">443</text:span> tb</text:p>
      <text:p text:style-name="P3"><text:span text:style-name="T2">444</text:span> Tb</text:p>
      <text:p text:style-name="P3"><text:span text:style-name="T2">445</text:span> Tc</text:p>
      <text:p text:style-name="P3"><text:span text:style-name="T2">446</text:span> tc</text:p>
      <text:p text:style-name="P3"><text:span text:style-name="T2">451</text:span> tchan</text:p>
      <text:p text:style-name="P3"><text:span text:style-name="T2">452</text:span> tcheco</text:p>
      <text:p text:style-name="P3"><text:span text:style-name="T2">453</text:span> td</text:p>
      <text:p text:style-name="P3"><text:span text:style-name="T2">454</text:span> Te</text:p>
      <text:p text:style-name="P3"><text:span text:style-name="T2">455</text:span> te</text:p>
      <text:p text:style-name="P3"><text:span text:style-name="T2">456</text:span> team</text:p>
      <text:p text:style-name="P3"><text:span text:style-name="T2">461</text:span> tear</text:p>
      <text:p text:style-name="P3"><text:span text:style-name="T2">462</text:span> teatral</text:p>
      <text:p text:style-name="P3"><text:span text:style-name="T2">463</text:span> teatro</text:p>
      <text:p text:style-name="P3"><text:span text:style-name="T2">464</text:span> teca</text:p>
      <text:p text:style-name="P3"><text:span text:style-name="T2">465</text:span> tecer</text:p>
      <text:p text:style-name="P3"><text:span text:style-name="T2">466</text:span> tecido</text:p>
      <text:p text:style-name="P3"><text:span text:style-name="T2">511</text:span> tecla</text:p>
      <text:p text:style-name="P3"><text:span text:style-name="T2">512</text:span> teclado</text:p>
      <text:p text:style-name="P3"><text:span text:style-name="T2">513</text:span> tecto</text:p>
      <text:p text:style-name="P3"><text:span text:style-name="T2">514</text:span> teia</text:p>
      <text:p text:style-name="P3"><text:span text:style-name="T2">515</text:span> teima</text:p>
      <text:p text:style-name="P3"><text:span text:style-name="T2">516</text:span> teimar</text:p>
      <text:p text:style-name="P3"><text:span text:style-name="T2">521</text:span> teimoso</text:p>
      <text:p text:style-name="P3"><text:span text:style-name="T2">522</text:span> tejo</text:p>
      <text:p text:style-name="P3"><text:span text:style-name="T2">523</text:span> tel</text:p>
      <text:p text:style-name="P3"><text:span text:style-name="T2">524</text:span> tela</text:p>
      <text:p text:style-name="P3"><text:span text:style-name="T2">525</text:span> tele</text:p>
      <text:p text:style-name="P3"><text:span text:style-name="T2">526</text:span> telha</text:p>
      <text:p text:style-name="P3"><text:span text:style-name="T2">531</text:span> telhado</text:p>
      <text:p text:style-name="P3"><text:span text:style-name="T2">532</text:span> tema</text:p>
      <text:p text:style-name="P3"><text:span text:style-name="T2">533</text:span> temente</text:p>
      <text:p text:style-name="P3"><text:span text:style-name="T2">534</text:span> temer</text:p>
      <text:p text:style-name="P3"><text:span text:style-name="T2">535</text:span> temido</text:p>
      <text:p text:style-name="P3"><text:span text:style-name="T2">536</text:span> temor</text:p>
      <text:p text:style-name="P3"><text:span text:style-name="T2">541</text:span> tempero</text:p>
      <text:p text:style-name="P3"><text:span text:style-name="T2">542</text:span> temple</text:p>
      <text:p text:style-name="P3"><text:span text:style-name="T2">543</text:span> templo</text:p>
      <text:p text:style-name="P3"><text:span text:style-name="T2">544</text:span> tempo</text:p>
      <text:p text:style-name="P3"><text:span text:style-name="T2">545</text:span> ten</text:p>
      <text:p text:style-name="P3"><text:span text:style-name="T2">546</text:span> tenaz</text:p>
      <text:p text:style-name="P3"><text:span text:style-name="T2">551</text:span> tenda</text:p>
      <text:p text:style-name="P3"><text:span text:style-name="T2">552</text:span> tender</text:p>
      <text:p text:style-name="P3"><text:span text:style-name="T2">553</text:span> tenente</text:p>
      <text:p text:style-name="P3"><text:span text:style-name="T2">554</text:span> tenista</text:p>
      <text:p text:style-name="P3"><text:span text:style-name="T2">555</text:span> tenor</text:p>
      <text:p text:style-name="P3"><text:span text:style-name="T2">556</text:span> tenro</text:p>
      <text:p text:style-name="P3"><text:span text:style-name="T2">561</text:span> tenso</text:p>
      <text:p text:style-name="P3"><text:span text:style-name="T2">562</text:span> tentar</text:p>
      <text:p text:style-name="P3"><text:span text:style-name="T2">563</text:span> tento</text:p>
      <text:p text:style-name="P3"><text:span text:style-name="T2">564</text:span> teor</text:p>
      <text:p text:style-name="P3"><text:span text:style-name="T2">565</text:span> teorema</text:p>
      <text:p text:style-name="P3"><text:span text:style-name="T2">566</text:span> teoria</text:p>
      <text:p text:style-name="P3"><text:span text:style-name="T2">611</text:span> ter</text:p>
      <text:p text:style-name="P3"><text:span text:style-name="T2">612</text:span> terapia</text:p>
      <text:p text:style-name="P3"><text:span text:style-name="T2">613</text:span> terma</text:p>
      <text:p text:style-name="P3"><text:span text:style-name="T2">614</text:span> termal</text:p>
      <text:p text:style-name="P3"><text:span text:style-name="T2">615</text:span> termo</text:p>
      <text:p text:style-name="P3"><text:span text:style-name="T2">616</text:span> terno</text:p>
      <text:p text:style-name="P3"><text:span text:style-name="T2">621</text:span> ternura</text:p>
      <text:p text:style-name="P3"><text:span text:style-name="T2">622</text:span> terra</text:p>
      <text:p text:style-name="P3"><text:span text:style-name="T2">623</text:span> terreno</text:p>
      <text:p text:style-name="P3"><text:span text:style-name="T2">624</text:span> terrina</text:p>
      <text:p text:style-name="P3"><text:span text:style-name="T2">625</text:span> terror</text:p>
      <text:p text:style-name="P3"><text:span text:style-name="T2">626</text:span> terroso</text:p>
      <text:p text:style-name="P3"><text:span text:style-name="T2">631</text:span> tese</text:p>
      <text:p text:style-name="P3"><text:span text:style-name="T2">632</text:span> tesoura</text:p>
      <text:p text:style-name="P3"><text:span text:style-name="T2">633</text:span> tesouro</text:p>
      <text:p text:style-name="P3"><text:span text:style-name="T2">634</text:span> testa</text:p>
      <text:p text:style-name="P3"><text:span text:style-name="T2">635</text:span> testar</text:p>
      <text:p text:style-name="P3"><text:span text:style-name="T2">636</text:span> teste</text:p>
      <text:p text:style-name="P3"><text:span text:style-name="T2">641</text:span> teta</text:p>
      <text:p text:style-name="P3"><text:span text:style-name="T2">642</text:span> tetro</text:p>
      <text:p text:style-name="P3"><text:span text:style-name="T2">643</text:span> teu</text:p>
      <text:p text:style-name="P3"><text:span text:style-name="T2">644</text:span> textil</text:p>
      <text:p text:style-name="P3"><text:span text:style-name="T2">645</text:span> texto</text:p>
      <text:p text:style-name="P3"><text:span text:style-name="T2">646</text:span> textual</text:p>
      <text:p text:style-name="P3"><text:span text:style-name="T2">651</text:span> textura</text:p>
      <text:p text:style-name="P3"><text:span text:style-name="T2">652</text:span> tez</text:p>
      <text:p text:style-name="P3"><text:span text:style-name="T2">653</text:span> tf</text:p>
      <text:p text:style-name="P3"><text:span text:style-name="T2">654</text:span> tg</text:p>
      <text:p text:style-name="P3"><text:span text:style-name="T2">655</text:span> Th</text:p>
      <text:p text:style-name="P3"><text:span text:style-name="T2">656</text:span> th</text:p>
      <text:p text:style-name="P3"><text:span text:style-name="T2">661</text:span> thi</text:p>
      <text:p text:style-name="P3"><text:span text:style-name="T2">662</text:span> three</text:p>
      <text:p text:style-name="P3"><text:span text:style-name="T2">663</text:span> ti</text:p>
      <text:p text:style-name="P3"><text:span text:style-name="T2">664</text:span> Ti</text:p>
      <text:p text:style-name="P3"><text:span text:style-name="T2">665</text:span> tia</text:p>
      <text:p text:style-name="P3"><text:span text:style-name="T2">666</text:span> tido</text:p>
      <text:p text:style-name="P3"><text:soft-page-break/><text:span text:style-name="T2">111</text:span> tifo</text:p>
      <text:p text:style-name="P3"><text:span text:style-name="T2">112</text:span> tigela</text:p>
      <text:p text:style-name="P3"><text:span text:style-name="T2">113</text:span> tigre</text:p>
      <text:p text:style-name="P3"><text:span text:style-name="T2">114</text:span> tijolo</text:p>
      <text:p text:style-name="P3"><text:span text:style-name="T2">115</text:span> tijuca</text:p>
      <text:p text:style-name="P3"><text:span text:style-name="T2">116</text:span> tildar</text:p>
      <text:p text:style-name="P3"><text:span text:style-name="T2">121</text:span> timbre</text:p>
      <text:p text:style-name="P3"><text:span text:style-name="T2">122</text:span> time</text:p>
      <text:p text:style-name="P3"><text:span text:style-name="T2">123</text:span> timidez</text:p>
      <text:p text:style-name="P3"><text:span text:style-name="T2">124</text:span> timing</text:p>
      <text:p text:style-name="P3"><text:span text:style-name="T2">125</text:span> timo</text:p>
      <text:p text:style-name="P3"><text:span text:style-name="T2">126</text:span> tingido</text:p>
      <text:p text:style-name="P3"><text:span text:style-name="T2">131</text:span> tingir</text:p>
      <text:p text:style-name="P3"><text:span text:style-name="T2">132</text:span> tinha</text:p>
      <text:p text:style-name="P3"><text:span text:style-name="T2">133</text:span> tinhoso</text:p>
      <text:p text:style-name="P3"><text:span text:style-name="T2">134</text:span> tinir</text:p>
      <text:p text:style-name="P3"><text:span text:style-name="T2">135</text:span> tino</text:p>
      <text:p text:style-name="P3"><text:span text:style-name="T2">136</text:span> tinta</text:p>
      <text:p text:style-name="P3"><text:span text:style-name="T2">141</text:span> tinto</text:p>
      <text:p text:style-name="P3"><text:span text:style-name="T2">142</text:span> tintura</text:p>
      <text:p text:style-name="P3"><text:span text:style-name="T2">143</text:span> tio</text:p>
      <text:p text:style-name="P3"><text:span text:style-name="T2">144</text:span> tipo</text:p>
      <text:p text:style-name="P3"><text:span text:style-name="T2">145</text:span> tique</text:p>
      <text:p text:style-name="P3"><text:span text:style-name="T2">146</text:span> tira</text:p>
      <text:p text:style-name="P3"><text:span text:style-name="T2">151</text:span> tirado</text:p>
      <text:p text:style-name="P3"><text:span text:style-name="T2">152</text:span> tiragem</text:p>
      <text:p text:style-name="P3"><text:span text:style-name="T2">153</text:span> tirana</text:p>
      <text:p text:style-name="P3"><text:span text:style-name="T2">154</text:span> tirania</text:p>
      <text:p text:style-name="P3"><text:span text:style-name="T2">155</text:span> tirano</text:p>
      <text:p text:style-name="P3"><text:span text:style-name="T2">156</text:span> tirante</text:p>
      <text:p text:style-name="P3"><text:span text:style-name="T2">161</text:span> tirar</text:p>
      <text:p text:style-name="P3"><text:span text:style-name="T2">162</text:span> tiritar</text:p>
      <text:p text:style-name="P3"><text:span text:style-name="T2">163</text:span> tiro</text:p>
      <text:p text:style-name="P3"><text:span text:style-name="T2">164</text:span> tisnado</text:p>
      <text:p text:style-name="P3"><text:span text:style-name="T2">165</text:span> titia</text:p>
      <text:p text:style-name="P3"><text:span text:style-name="T2">166</text:span> titular</text:p>
      <text:p text:style-name="P3"><text:span text:style-name="T2">211</text:span> tj</text:p>
      <text:p text:style-name="P3"><text:span text:style-name="T2">212</text:span> tk</text:p>
      <text:p text:style-name="P3"><text:span text:style-name="T2">213</text:span> Tl</text:p>
      <text:p text:style-name="P3"><text:span text:style-name="T2">214</text:span> tl</text:p>
      <text:p text:style-name="P3"><text:span text:style-name="T2">215</text:span> Tm</text:p>
      <text:p text:style-name="P3"><text:span text:style-name="T2">216</text:span> tm</text:p>
      <text:p text:style-name="P3"><text:span text:style-name="T2">221</text:span> tn</text:p>
      <text:p text:style-name="P3"><text:span text:style-name="T2">222</text:span> TO</text:p>
      <text:p text:style-name="P3"><text:span text:style-name="T2">223</text:span> toa</text:p>
      <text:p text:style-name="P3"><text:span text:style-name="T2">224</text:span> toada</text:p>
      <text:p text:style-name="P3"><text:span text:style-name="T2">225</text:span> toalha</text:p>
      <text:p text:style-name="P3"><text:span text:style-name="T2">226</text:span> toar</text:p>
      <text:p text:style-name="P3"><text:span text:style-name="T2">231</text:span> toca</text:p>
      <text:p text:style-name="P3"><text:span text:style-name="T2">232</text:span> tocado</text:p>
      <text:p text:style-name="P3"><text:span text:style-name="T2">233</text:span> tocador</text:p>
      <text:p text:style-name="P3"><text:span text:style-name="T2">234</text:span> tocaia</text:p>
      <text:p text:style-name="P3"><text:span text:style-name="T2">235</text:span> tocante</text:p>
      <text:p text:style-name="P3"><text:span text:style-name="T2">236</text:span> tocar</text:p>
      <text:p text:style-name="P3"><text:span text:style-name="T2">241</text:span> tocha</text:p>
      <text:p text:style-name="P3"><text:span text:style-name="T2">242</text:span> todas</text:p>
      <text:p text:style-name="P3"><text:span text:style-name="T2">243</text:span> todavia</text:p>
      <text:p text:style-name="P3"><text:span text:style-name="T2">244</text:span> todo</text:p>
      <text:p text:style-name="P3"><text:span text:style-name="T2">245</text:span> toga</text:p>
      <text:p text:style-name="P3"><text:span text:style-name="T2">246</text:span> toiro</text:p>
      <text:p text:style-name="P3"><text:span text:style-name="T2">251</text:span> tojo</text:p>
      <text:p text:style-name="P3"><text:span text:style-name="T2">252</text:span> toldar</text:p>
      <text:p text:style-name="P3"><text:span text:style-name="T2">253</text:span> toldo</text:p>
      <text:p text:style-name="P3"><text:span text:style-name="T2">254</text:span> tolerar</text:p>
      <text:p text:style-name="P3"><text:span text:style-name="T2">255</text:span> tolher</text:p>
      <text:p text:style-name="P3"><text:span text:style-name="T2">256</text:span> tolhido</text:p>
      <text:p text:style-name="P3"><text:span text:style-name="T2">261</text:span> tolice</text:p>
      <text:p text:style-name="P3"><text:span text:style-name="T2">262</text:span> tolo</text:p>
      <text:p text:style-name="P3"><text:span text:style-name="T2">263</text:span> tom</text:p>
      <text:p text:style-name="P3"><text:span text:style-name="T2">264</text:span> toma</text:p>
      <text:p text:style-name="P3"><text:span text:style-name="T2">265</text:span> tomada</text:p>
      <text:p text:style-name="P3"><text:span text:style-name="T2">266</text:span> tomado</text:p>
      <text:p text:style-name="P3"><text:span text:style-name="T2">311</text:span> tomador</text:p>
      <text:p text:style-name="P3"><text:span text:style-name="T2">312</text:span> tomar</text:p>
      <text:p text:style-name="P3"><text:span text:style-name="T2">313</text:span> tomate</text:p>
      <text:p text:style-name="P3"><text:span text:style-name="T2">314</text:span> tombado</text:p>
      <text:p text:style-name="P3"><text:span text:style-name="T2">315</text:span> tombar</text:p>
      <text:p text:style-name="P3"><text:span text:style-name="T2">316</text:span> tombo</text:p>
      <text:p text:style-name="P3"><text:span text:style-name="T2">321</text:span> tona</text:p>
      <text:p text:style-name="P3"><text:span text:style-name="T2">322</text:span> tonto</text:p>
      <text:p text:style-name="P3"><text:span text:style-name="T2">323</text:span> tontura</text:p>
      <text:p text:style-name="P3"><text:span text:style-name="T2">324</text:span> top</text:p>
      <text:p text:style-name="P3"><text:span text:style-name="T2">325</text:span> topar</text:p>
      <text:p text:style-name="P3"><text:span text:style-name="T2">326</text:span> topo</text:p>
      <text:p text:style-name="P3"><text:span text:style-name="T2">331</text:span> toque</text:p>
      <text:p text:style-name="P3"><text:span text:style-name="T2">332</text:span> tora</text:p>
      <text:p text:style-name="P3"><text:span text:style-name="T2">333</text:span> torcer</text:p>
      <text:p text:style-name="P3"><text:span text:style-name="T2">334</text:span> torcida</text:p>
      <text:p text:style-name="P3"><text:span text:style-name="T2">335</text:span> tordo</text:p>
      <text:p text:style-name="P3"><text:span text:style-name="T2">336</text:span> tornar</text:p>
      <text:p text:style-name="P3"><text:span text:style-name="T2">341</text:span> tornear</text:p>
      <text:p text:style-name="P3"><text:span text:style-name="T2">342</text:span> torneio</text:p>
      <text:p text:style-name="P3"><text:span text:style-name="T2">343</text:span> torno</text:p>
      <text:p text:style-name="P3"><text:span text:style-name="T2">344</text:span> toro</text:p>
      <text:p text:style-name="P3"><text:span text:style-name="T2">345</text:span> torpe</text:p>
      <text:p text:style-name="P3"><text:span text:style-name="T2">346</text:span> torpedo</text:p>
      <text:p text:style-name="P3"><text:span text:style-name="T2">351</text:span> torpeza</text:p>
      <text:p text:style-name="P3"><text:span text:style-name="T2">352</text:span> torpor</text:p>
      <text:p text:style-name="P3"><text:span text:style-name="T2">353</text:span> torque</text:p>
      <text:p text:style-name="P3"><text:span text:style-name="T2">354</text:span> torrado</text:p>
      <text:p text:style-name="P3"><text:span text:style-name="T2">355</text:span> torre</text:p>
      <text:p text:style-name="P3"><text:span text:style-name="T2">356</text:span> torso</text:p>
      <text:p text:style-name="P3"><text:span text:style-name="T2">361</text:span> torto</text:p>
      <text:p text:style-name="P3"><text:span text:style-name="T2">362</text:span> tortura</text:p>
      <text:p text:style-name="P3"><text:span text:style-name="T2">363</text:span> toscana</text:p>
      <text:p text:style-name="P3"><text:span text:style-name="T2">364</text:span> tosco</text:p>
      <text:p text:style-name="P3"><text:span text:style-name="T2">365</text:span> tosse</text:p>
      <text:p text:style-name="P3"><text:span text:style-name="T2">366</text:span> tossir</text:p>
      <text:p text:style-name="P3"><text:span text:style-name="T2">411</text:span> tostado</text:p>
      <text:p text:style-name="P3"><text:span text:style-name="T2">412</text:span> total</text:p>
      <text:p text:style-name="P3"><text:span text:style-name="T2">413</text:span> touca</text:p>
      <text:p text:style-name="P3"><text:span text:style-name="T2">414</text:span> tour</text:p>
      <text:p text:style-name="P3"><text:span text:style-name="T2">415</text:span> tourada</text:p>
      <text:p text:style-name="P3"><text:span text:style-name="T2">416</text:span> touro</text:p>
      <text:p text:style-name="P3"><text:span text:style-name="T2">421</text:span> tout</text:p>
      <text:p text:style-name="P3"><text:span text:style-name="T2">422</text:span> toxina</text:p>
      <text:p text:style-name="P3"><text:span text:style-name="T2">423</text:span> tp</text:p>
      <text:p text:style-name="P3"><text:span text:style-name="T2">424</text:span> tq</text:p>
      <text:p text:style-name="P3"><text:span text:style-name="T2">425</text:span> tr</text:p>
      <text:p text:style-name="P3"><text:span text:style-name="T2">426</text:span> trabuco</text:p>
      <text:p text:style-name="P3"><text:span text:style-name="T2">431</text:span> tractor</text:p>
      <text:p text:style-name="P3"><text:span text:style-name="T2">432</text:span> trader</text:p>
      <text:p text:style-name="P3"><text:span text:style-name="T2">433</text:span> tragado</text:p>
      <text:p text:style-name="P3"><text:span text:style-name="T2">434</text:span> tragar</text:p>
      <text:p text:style-name="P3"><text:span text:style-name="T2">435</text:span> trago</text:p>
      <text:p text:style-name="P3"><text:span text:style-name="T2">436</text:span> traidor</text:p>
      <text:p text:style-name="P3"><text:span text:style-name="T2">441</text:span> trair</text:p>
      <text:p text:style-name="P3"><text:span text:style-name="T2">442</text:span> trajar</text:p>
      <text:p text:style-name="P3"><text:span text:style-name="T2">443</text:span> traje</text:p>
      <text:p text:style-name="P3"><text:span text:style-name="T2">444</text:span> trajo</text:p>
      <text:p text:style-name="P3"><text:span text:style-name="T2">445</text:span> trama</text:p>
      <text:p text:style-name="P3"><text:span text:style-name="T2">446</text:span> tramar</text:p>
      <text:p text:style-name="P3"><text:span text:style-name="T2">451</text:span> tranca</text:p>
      <text:p text:style-name="P3"><text:span text:style-name="T2">452</text:span> trancar</text:p>
      <text:p text:style-name="P3"><text:span text:style-name="T2">453</text:span> tranco</text:p>
      <text:p text:style-name="P3"><text:span text:style-name="T2">454</text:span> transa</text:p>
      <text:p text:style-name="P3"><text:span text:style-name="T2">455</text:span> transar</text:p>
      <text:p text:style-name="P3"><text:span text:style-name="T2">456</text:span> transe</text:p>
      <text:p text:style-name="P3"><text:span text:style-name="T2">461</text:span> trapo</text:p>
      <text:p text:style-name="P3"><text:span text:style-name="T2">462</text:span> traste</text:p>
      <text:p text:style-name="P3"><text:span text:style-name="T2">463</text:span> tratado</text:p>
      <text:p text:style-name="P3"><text:span text:style-name="T2">464</text:span> tratar</text:p>
      <text:p text:style-name="P3"><text:span text:style-name="T2">465</text:span> trato</text:p>
      <text:p text:style-name="P3"><text:span text:style-name="T2">466</text:span> trauma</text:p>
      <text:p text:style-name="P3"><text:span text:style-name="T2">511</text:span> trava</text:p>
      <text:p text:style-name="P3"><text:span text:style-name="T2">512</text:span> travar</text:p>
      <text:p text:style-name="P3"><text:span text:style-name="T2">513</text:span> trave</text:p>
      <text:p text:style-name="P3"><text:span text:style-name="T2">514</text:span> travo</text:p>
      <text:p text:style-name="P3"><text:span text:style-name="T2">515</text:span> trazer</text:p>
      <text:p text:style-name="P3"><text:span text:style-name="T2">516</text:span> TRE</text:p>
      <text:p text:style-name="P3"><text:span text:style-name="T2">521</text:span> trecho</text:p>
      <text:p text:style-name="P3"><text:span text:style-name="T2">522</text:span> treinar</text:p>
      <text:p text:style-name="P3"><text:span text:style-name="T2">523</text:span> treino</text:p>
      <text:p text:style-name="P3"><text:span text:style-name="T2">524</text:span> trela</text:p>
      <text:p text:style-name="P3"><text:span text:style-name="T2">525</text:span> trem</text:p>
      <text:p text:style-name="P3"><text:span text:style-name="T2">526</text:span> tremer</text:p>
      <text:p text:style-name="P3"><text:span text:style-name="T2">531</text:span> tremor</text:p>
      <text:p text:style-name="P3"><text:span text:style-name="T2">532</text:span> tremura</text:p>
      <text:p text:style-name="P3"><text:span text:style-name="T2">533</text:span> trepar</text:p>
      <text:p text:style-name="P3"><text:span text:style-name="T2">534</text:span> treta</text:p>
      <text:p text:style-name="P3"><text:span text:style-name="T2">535</text:span> treva</text:p>
      <text:p text:style-name="P3"><text:span text:style-name="T2">536</text:span> trevo</text:p>
      <text:p text:style-name="P3"><text:span text:style-name="T2">541</text:span> treze</text:p>
      <text:p text:style-name="P3"><text:span text:style-name="T2">542</text:span> triagem</text:p>
      <text:p text:style-name="P3"><text:span text:style-name="T2">543</text:span> tribal</text:p>
      <text:p text:style-name="P3"><text:span text:style-name="T2">544</text:span> tribo</text:p>
      <text:p text:style-name="P3"><text:span text:style-name="T2">545</text:span> tribuna</text:p>
      <text:p text:style-name="P3"><text:span text:style-name="T2">546</text:span> tribuno</text:p>
      <text:p text:style-name="P3"><text:span text:style-name="T2">551</text:span> tributo</text:p>
      <text:p text:style-name="P3"><text:span text:style-name="T2">552</text:span> trigo</text:p>
      <text:p text:style-name="P3"><text:span text:style-name="T2">553</text:span> trilha</text:p>
      <text:p text:style-name="P3"><text:span text:style-name="T2">554</text:span> trilhar</text:p>
      <text:p text:style-name="P3"><text:span text:style-name="T2">555</text:span> trilho</text:p>
      <text:p text:style-name="P3"><text:span text:style-name="T2">556</text:span> trinar</text:p>
      <text:p text:style-name="P3"><text:span text:style-name="T2">561</text:span> trinca</text:p>
      <text:p text:style-name="P3"><text:span text:style-name="T2">562</text:span> trincar</text:p>
      <text:p text:style-name="P3"><text:span text:style-name="T2">563</text:span> trinco</text:p>
      <text:p text:style-name="P3"><text:span text:style-name="T2">564</text:span> trinta</text:p>
      <text:p text:style-name="P3"><text:span text:style-name="T2">565</text:span> trio</text:p>
      <text:p text:style-name="P3"><text:span text:style-name="T2">566</text:span> tripa</text:p>
      <text:p text:style-name="P3"><text:span text:style-name="T2">611</text:span> triplo</text:p>
      <text:p text:style-name="P3"><text:span text:style-name="T2">612</text:span> triste</text:p>
      <text:p text:style-name="P3"><text:span text:style-name="T2">613</text:span> triunfo</text:p>
      <text:p text:style-name="P3"><text:span text:style-name="T2">614</text:span> trivial</text:p>
      <text:p text:style-name="P3"><text:span text:style-name="T2">615</text:span> troca</text:p>
      <text:p text:style-name="P3"><text:span text:style-name="T2">616</text:span> trocado</text:p>
      <text:p text:style-name="P3"><text:span text:style-name="T2">621</text:span> trocar</text:p>
      <text:p text:style-name="P3"><text:span text:style-name="T2">622</text:span> troco</text:p>
      <text:p text:style-name="P3"><text:span text:style-name="T2">623</text:span> troiano</text:p>
      <text:p text:style-name="P3"><text:span text:style-name="T2">624</text:span> tromba</text:p>
      <text:p text:style-name="P3"><text:span text:style-name="T2">625</text:span> trompa</text:p>
      <text:p text:style-name="P3"><text:span text:style-name="T2">626</text:span> tronco</text:p>
      <text:p text:style-name="P3"><text:span text:style-name="T2">631</text:span> trono</text:p>
      <text:p text:style-name="P3"><text:span text:style-name="T2">632</text:span> tropa</text:p>
      <text:p text:style-name="P3"><text:span text:style-name="T2">633</text:span> tropear</text:p>
      <text:p text:style-name="P3"><text:span text:style-name="T2">634</text:span> tropel</text:p>
      <text:p text:style-name="P3"><text:span text:style-name="T2">635</text:span> trotar</text:p>
      <text:p text:style-name="P3"><text:span text:style-name="T2">636</text:span> trote</text:p>
      <text:p text:style-name="P3"><text:span text:style-name="T2">641</text:span> trova</text:p>
      <text:p text:style-name="P3"><text:span text:style-name="T2">642</text:span> trunfo</text:p>
      <text:p text:style-name="P3"><text:span text:style-name="T2">643</text:span> trupe</text:p>
      <text:p text:style-name="P3"><text:span text:style-name="T2">644</text:span> truque</text:p>
      <text:p text:style-name="P3"><text:span text:style-name="T2">645</text:span> trust</text:p>
      <text:p text:style-name="P3"><text:span text:style-name="T2">646</text:span> truta</text:p>
      <text:p text:style-name="P3"><text:span text:style-name="T2">651</text:span> ts</text:p>
      <text:p text:style-name="P3"><text:span text:style-name="T2">652</text:span> TSE</text:p>
      <text:p text:style-name="P3"><text:span text:style-name="T2">653</text:span> tt</text:p>
      <text:p text:style-name="P3"><text:span text:style-name="T2">654</text:span> ttt</text:p>
      <text:p text:style-name="P3"><text:span text:style-name="T2">655</text:span> tttt</text:p>
      <text:p text:style-name="P3"><text:span text:style-name="T2">656</text:span> tu</text:p>
      <text:p text:style-name="P3"><text:span text:style-name="T2">661</text:span> tuba</text:p>
      <text:p text:style-name="P3"><text:span text:style-name="T2">662</text:span> tubo</text:p>
      <text:p text:style-name="P3"><text:span text:style-name="T2">663</text:span> tubular</text:p>
      <text:p text:style-name="P3"><text:span text:style-name="T2">664</text:span> tucano</text:p>
      <text:p text:style-name="P3"><text:span text:style-name="T2">665</text:span> tudinho</text:p>
      <text:p text:style-name="P3"><text:span text:style-name="T2">666</text:span> tudo</text:p>
      <text:p text:style-name="P3"><text:soft-page-break/><text:span text:style-name="T2">111</text:span> tufo</text:p>
      <text:p text:style-name="P3"><text:span text:style-name="T2">112</text:span> tulha</text:p>
      <text:p text:style-name="P3"><text:span text:style-name="T2">113</text:span> tulipa</text:p>
      <text:p text:style-name="P3"><text:span text:style-name="T2">114</text:span> tumba</text:p>
      <text:p text:style-name="P3"><text:span text:style-name="T2">115</text:span> tumor</text:p>
      <text:p text:style-name="P3"><text:span text:style-name="T2">116</text:span> tumular</text:p>
      <text:p text:style-name="P3"><text:span text:style-name="T2">121</text:span> tumulto</text:p>
      <text:p text:style-name="P3"><text:span text:style-name="T2">122</text:span> tuna</text:p>
      <text:p text:style-name="P3"><text:span text:style-name="T2">123</text:span> tupi</text:p>
      <text:p text:style-name="P3"><text:span text:style-name="T2">124</text:span> turba</text:p>
      <text:p text:style-name="P3"><text:span text:style-name="T2">125</text:span> turbar</text:p>
      <text:p text:style-name="P3"><text:span text:style-name="T2">126</text:span> turbina</text:p>
      <text:p text:style-name="P3"><text:span text:style-name="T2">131</text:span> turco</text:p>
      <text:p text:style-name="P3"><text:span text:style-name="T2">132</text:span> turismo</text:p>
      <text:p text:style-name="P3"><text:span text:style-name="T2">133</text:span> turista</text:p>
      <text:p text:style-name="P3"><text:span text:style-name="T2">134</text:span> turma</text:p>
      <text:p text:style-name="P3"><text:span text:style-name="T2">135</text:span> turno</text:p>
      <text:p text:style-name="P3"><text:span text:style-name="T2">136</text:span> turra</text:p>
      <text:p text:style-name="P3"><text:span text:style-name="T2">141</text:span> turvar</text:p>
      <text:p text:style-name="P3"><text:span text:style-name="T2">142</text:span> turvo</text:p>
      <text:p text:style-name="P3"><text:span text:style-name="T2">143</text:span> tutano</text:p>
      <text:p text:style-name="P3"><text:span text:style-name="T2">144</text:span> tutela</text:p>
      <text:p text:style-name="P3"><text:span text:style-name="T2">145</text:span> tutelar</text:p>
      <text:p text:style-name="P3"><text:span text:style-name="T2">146</text:span> tutor</text:p>
      <text:p text:style-name="P3"><text:span text:style-name="T2">151</text:span> tutsi</text:p>
      <text:p text:style-name="P3"><text:span text:style-name="T2">152</text:span> tuv</text:p>
      <text:p text:style-name="P3"><text:span text:style-name="T2">153</text:span> tv</text:p>
      <text:p text:style-name="P3"><text:span text:style-name="T2">154</text:span> tw</text:p>
      <text:p text:style-name="P3"><text:span text:style-name="T2">155</text:span> tx</text:p>
      <text:p text:style-name="P3"><text:span text:style-name="T2">156</text:span> ty</text:p>
      <text:p text:style-name="P3"><text:span text:style-name="T2">161</text:span> tz</text:p>
      <text:p text:style-name="P3"><text:span text:style-name="T2">162</text:span> U</text:p>
      <text:p text:style-name="P3"><text:span text:style-name="T2">163</text:span> u</text:p>
      <text:p text:style-name="P3"><text:span text:style-name="T2">164</text:span> ub</text:p>
      <text:p text:style-name="P3"><text:span text:style-name="T2">165</text:span> uc</text:p>
      <text:p text:style-name="P3"><text:span text:style-name="T2">166</text:span> ucha</text:p>
      <text:p text:style-name="P3"><text:span text:style-name="T2">211</text:span> ud</text:p>
      <text:p text:style-name="P3"><text:span text:style-name="T2">212</text:span> ue</text:p>
      <text:p text:style-name="P3"><text:span text:style-name="T2">213</text:span> uf</text:p>
      <text:p text:style-name="P3"><text:span text:style-name="T2">214</text:span> UF</text:p>
      <text:p text:style-name="P3"><text:span text:style-name="T2">215</text:span> UFO</text:p>
      <text:p text:style-name="P3"><text:span text:style-name="T2">216</text:span> ug</text:p>
      <text:p text:style-name="P3"><text:span text:style-name="T2">221</text:span> uh</text:p>
      <text:p text:style-name="P3"><text:span text:style-name="T2">222</text:span> ui</text:p>
      <text:p text:style-name="P3"><text:span text:style-name="T2">223</text:span> uivar</text:p>
      <text:p text:style-name="P3"><text:span text:style-name="T2">224</text:span> uivo</text:p>
      <text:p text:style-name="P3"><text:span text:style-name="T2">225</text:span> uj</text:p>
      <text:p text:style-name="P3"><text:span text:style-name="T2">226</text:span> uk</text:p>
      <text:p text:style-name="P3"><text:span text:style-name="T2">231</text:span> ul</text:p>
      <text:p text:style-name="P3"><text:span text:style-name="T2">232</text:span> ulna</text:p>
      <text:p text:style-name="P3"><text:span text:style-name="T2">233</text:span> ultimar</text:p>
      <text:p text:style-name="P3"><text:span text:style-name="T2">234</text:span> ultra</text:p>
      <text:p text:style-name="P3"><text:span text:style-name="T2">235</text:span> ultraje</text:p>
      <text:p text:style-name="P3"><text:span text:style-name="T2">236</text:span> um</text:p>
      <text:p text:style-name="P3"><text:span text:style-name="T2">241</text:span> uma</text:p>
      <text:p text:style-name="P3"><text:span text:style-name="T2">242</text:span> umbela</text:p>
      <text:p text:style-name="P3"><text:span text:style-name="T2">243</text:span> umbigo</text:p>
      <text:p text:style-name="P3"><text:span text:style-name="T2">244</text:span> umbral</text:p>
      <text:p text:style-name="P3"><text:span text:style-name="T2">245</text:span> umidade</text:p>
      <text:p text:style-name="P3"><text:span text:style-name="T2">246</text:span> un</text:p>
      <text:p text:style-name="P3"><text:span text:style-name="T2">251</text:span> unar</text:p>
      <text:p text:style-name="P3"><text:span text:style-name="T2">252</text:span> und</text:p>
      <text:p text:style-name="P3"><text:span text:style-name="T2">253</text:span> ungir</text:p>
      <text:p text:style-name="P3"><text:span text:style-name="T2">254</text:span> unha</text:p>
      <text:p text:style-name="P3"><text:span text:style-name="T2">255</text:span> unidade</text:p>
      <text:p text:style-name="P3"><text:span text:style-name="T2">256</text:span> unido</text:p>
      <text:p text:style-name="P3"><text:span text:style-name="T2">261</text:span> uniform</text:p>
      <text:p text:style-name="P3"><text:span text:style-name="T2">262</text:span> unir</text:p>
      <text:p text:style-name="P3"><text:span text:style-name="T2">263</text:span> uno</text:p>
      <text:p text:style-name="P3"><text:span text:style-name="T2">264</text:span> untar</text:p>
      <text:p text:style-name="P3"><text:span text:style-name="T2">265</text:span> unto</text:p>
      <text:p text:style-name="P3"><text:span text:style-name="T2">266</text:span> untuoso</text:p>
      <text:p text:style-name="P3"><text:span text:style-name="T2">311</text:span> uo</text:p>
      <text:p text:style-name="P3"><text:span text:style-name="T2">312</text:span> up</text:p>
      <text:p text:style-name="P3"><text:span text:style-name="T2">313</text:span> uq</text:p>
      <text:p text:style-name="P3"><text:span text:style-name="T2">314</text:span> ur</text:p>
      <text:p text:style-name="P3"><text:span text:style-name="T2">315</text:span> urano</text:p>
      <text:p text:style-name="P3"><text:span text:style-name="T2">316</text:span> urbano</text:p>
      <text:p text:style-name="P3"><text:span text:style-name="T2">321</text:span> urbe</text:p>
      <text:p text:style-name="P3"><text:span text:style-name="T2">322</text:span> urca</text:p>
      <text:p text:style-name="P3"><text:span text:style-name="T2">323</text:span> urdir</text:p>
      <text:p text:style-name="P3"><text:span text:style-name="T2">324</text:span> ureia</text:p>
      <text:p text:style-name="P3"><text:span text:style-name="T2">325</text:span> uretra</text:p>
      <text:p text:style-name="P3"><text:span text:style-name="T2">326</text:span> urgente</text:p>
      <text:p text:style-name="P3"><text:span text:style-name="T2">331</text:span> urgir</text:p>
      <text:p text:style-name="P3"><text:span text:style-name="T2">332</text:span> urina</text:p>
      <text:p text:style-name="P3"><text:span text:style-name="T2">333</text:span> urinar</text:p>
      <text:p text:style-name="P3"><text:span text:style-name="T2">334</text:span> urrar</text:p>
      <text:p text:style-name="P3"><text:span text:style-name="T2">335</text:span> urro</text:p>
      <text:p text:style-name="P3"><text:span text:style-name="T2">336</text:span> urso</text:p>
      <text:p text:style-name="P3"><text:span text:style-name="T2">341</text:span> urubu</text:p>
      <text:p text:style-name="P3"><text:span text:style-name="T2">342</text:span> urv</text:p>
      <text:p text:style-name="P3"><text:span text:style-name="T2">343</text:span> urze</text:p>
      <text:p text:style-name="P3"><text:span text:style-name="T2">344</text:span> us</text:p>
      <text:p text:style-name="P3"><text:span text:style-name="T2">345</text:span> usado</text:p>
      <text:p text:style-name="P3"><text:span text:style-name="T2">346</text:span> usar</text:p>
      <text:p text:style-name="P3"><text:span text:style-name="T2">351</text:span> usina</text:p>
      <text:p text:style-name="P3"><text:span text:style-name="T2">352</text:span> uso</text:p>
      <text:p text:style-name="P3"><text:span text:style-name="T2">353</text:span> usual</text:p>
      <text:p text:style-name="P3"><text:span text:style-name="T2">354</text:span> usura</text:p>
      <text:p text:style-name="P3"><text:span text:style-name="T2">355</text:span> ut</text:p>
      <text:p text:style-name="P3"><text:span text:style-name="T2">356</text:span> utente</text:p>
      <text:p text:style-name="P3"><text:span text:style-name="T2">361</text:span> uterino</text:p>
      <text:p text:style-name="P3"><text:span text:style-name="T2">362</text:span> utopia</text:p>
      <text:p text:style-name="P3"><text:span text:style-name="T2">363</text:span> uu</text:p>
      <text:p text:style-name="P3"><text:span text:style-name="T2">364</text:span> Uuo</text:p>
      <text:p text:style-name="P3"><text:span text:style-name="T2">365</text:span> Uup</text:p>
      <text:p text:style-name="P3"><text:span text:style-name="T2">366</text:span> Uus</text:p>
      <text:p text:style-name="P3"><text:span text:style-name="T2">411</text:span> Uut</text:p>
      <text:p text:style-name="P3"><text:span text:style-name="T2">412</text:span> uuu</text:p>
      <text:p text:style-name="P3"><text:span text:style-name="T2">413</text:span> uuuu</text:p>
      <text:p text:style-name="P3"><text:span text:style-name="T2">414</text:span> uv</text:p>
      <text:p text:style-name="P3"><text:span text:style-name="T2">415</text:span> uva</text:p>
      <text:p text:style-name="P3"><text:span text:style-name="T2">416</text:span> uvw</text:p>
      <text:p text:style-name="P3"><text:span text:style-name="T2">421</text:span> uw</text:p>
      <text:p text:style-name="P3"><text:span text:style-name="T2">422</text:span> ux</text:p>
      <text:p text:style-name="P3"><text:span text:style-name="T2">423</text:span> uy</text:p>
      <text:p text:style-name="P3"><text:span text:style-name="T2">424</text:span> uz</text:p>
      <text:p text:style-name="P3"><text:span text:style-name="T2">425</text:span> v</text:p>
      <text:p text:style-name="P3"><text:span text:style-name="T2">426</text:span> V</text:p>
      <text:p text:style-name="P3"><text:span text:style-name="T2">431</text:span> vacilar</text:p>
      <text:p text:style-name="P3"><text:span text:style-name="T2">432</text:span> vacina</text:p>
      <text:p text:style-name="P3"><text:span text:style-name="T2">433</text:span> vacinar</text:p>
      <text:p text:style-name="P3"><text:span text:style-name="T2">434</text:span> vadio</text:p>
      <text:p text:style-name="P3"><text:span text:style-name="T2">435</text:span> vaga</text:p>
      <text:p text:style-name="P3"><text:span text:style-name="T2">436</text:span> vagar</text:p>
      <text:p text:style-name="P3"><text:span text:style-name="T2">441</text:span> vagem</text:p>
      <text:p text:style-name="P3"><text:span text:style-name="T2">442</text:span> vaginal</text:p>
      <text:p text:style-name="P3"><text:span text:style-name="T2">443</text:span> vago</text:p>
      <text:p text:style-name="P3"><text:span text:style-name="T2">444</text:span> vaguear</text:p>
      <text:p text:style-name="P3"><text:span text:style-name="T2">445</text:span> vaia</text:p>
      <text:p text:style-name="P3"><text:span text:style-name="T2">446</text:span> vaiar</text:p>
      <text:p text:style-name="P3"><text:span text:style-name="T2">451</text:span> vaidade</text:p>
      <text:p text:style-name="P3"><text:span text:style-name="T2">452</text:span> vaidoso</text:p>
      <text:p text:style-name="P3"><text:span text:style-name="T2">453</text:span> vala</text:p>
      <text:p text:style-name="P3"><text:span text:style-name="T2">454</text:span> valada</text:p>
      <text:p text:style-name="P3"><text:span text:style-name="T2">455</text:span> valado</text:p>
      <text:p text:style-name="P3"><text:span text:style-name="T2">456</text:span> vale</text:p>
      <text:p text:style-name="P3"><text:span text:style-name="T2">461</text:span> valente</text:p>
      <text:p text:style-name="P3"><text:span text:style-name="T2">462</text:span> valer</text:p>
      <text:p text:style-name="P3"><text:span text:style-name="T2">463</text:span> valeta</text:p>
      <text:p text:style-name="P3"><text:span text:style-name="T2">464</text:span> valia</text:p>
      <text:p text:style-name="P3"><text:span text:style-name="T2">465</text:span> validar</text:p>
      <text:p text:style-name="P3"><text:span text:style-name="T2">466</text:span> valioso</text:p>
      <text:p text:style-name="P3"><text:span text:style-name="T2">511</text:span> valor</text:p>
      <text:p text:style-name="P3"><text:span text:style-name="T2">512</text:span> valsa</text:p>
      <text:p text:style-name="P3"><text:span text:style-name="T2">513</text:span> valva</text:p>
      <text:p text:style-name="P3"><text:span text:style-name="T2">514</text:span> vamo</text:p>
      <text:p text:style-name="P3"><text:span text:style-name="T2">515</text:span> vampiro</text:p>
      <text:p text:style-name="P3"><text:span text:style-name="T2">516</text:span> vapor</text:p>
      <text:p text:style-name="P3"><text:span text:style-name="T2">521</text:span> vara</text:p>
      <text:p text:style-name="P3"><text:span text:style-name="T2">522</text:span> varado</text:p>
      <text:p text:style-name="P3"><text:span text:style-name="T2">523</text:span> varal</text:p>
      <text:p text:style-name="P3"><text:span text:style-name="T2">524</text:span> varanda</text:p>
      <text:p text:style-name="P3"><text:span text:style-name="T2">525</text:span> varapau</text:p>
      <text:p text:style-name="P3"><text:span text:style-name="T2">526</text:span> varar</text:p>
      <text:p text:style-name="P3"><text:span text:style-name="T2">531</text:span> varejar</text:p>
      <text:p text:style-name="P3"><text:span text:style-name="T2">532</text:span> varejo</text:p>
      <text:p text:style-name="P3"><text:span text:style-name="T2">533</text:span> vareta</text:p>
      <text:p text:style-name="P3"><text:span text:style-name="T2">534</text:span> variado</text:p>
      <text:p text:style-name="P3"><text:span text:style-name="T2">535</text:span> variar</text:p>
      <text:p text:style-name="P3"><text:span text:style-name="T2">536</text:span> variz</text:p>
      <text:p text:style-name="P3"><text:span text:style-name="T2">541</text:span> varrer</text:p>
      <text:p text:style-name="P3"><text:span text:style-name="T2">542</text:span> varrido</text:p>
      <text:p text:style-name="P3"><text:span text:style-name="T2">543</text:span> vasa</text:p>
      <text:p text:style-name="P3"><text:span text:style-name="T2">544</text:span> vasco</text:p>
      <text:p text:style-name="P3"><text:span text:style-name="T2">545</text:span> vasilha</text:p>
      <text:p text:style-name="P3"><text:span text:style-name="T2">546</text:span> vaso</text:p>
      <text:p text:style-name="P3"><text:span text:style-name="T2">551</text:span> vassalo</text:p>
      <text:p text:style-name="P3"><text:span text:style-name="T2">552</text:span> vasto</text:p>
      <text:p text:style-name="P3"><text:span text:style-name="T2">553</text:span> vau</text:p>
      <text:p text:style-name="P3"><text:span text:style-name="T2">554</text:span> vazar</text:p>
      <text:p text:style-name="P3"><text:span text:style-name="T2">555</text:span> vazio</text:p>
      <text:p text:style-name="P3"><text:span text:style-name="T2">556</text:span> vb</text:p>
      <text:p text:style-name="P3"><text:span text:style-name="T2">561</text:span> vc</text:p>
      <text:p text:style-name="P3"><text:span text:style-name="T2">562</text:span> vd</text:p>
      <text:p text:style-name="P3"><text:span text:style-name="T2">563</text:span> ve</text:p>
      <text:p text:style-name="P3"><text:span text:style-name="T2">564</text:span> vector</text:p>
      <text:p text:style-name="P3"><text:span text:style-name="T2">565</text:span> vedado</text:p>
      <text:p text:style-name="P3"><text:span text:style-name="T2">566</text:span> vedar</text:p>
      <text:p text:style-name="P3"><text:span text:style-name="T2">611</text:span> vedeta</text:p>
      <text:p text:style-name="P3"><text:span text:style-name="T2">612</text:span> vedete</text:p>
      <text:p text:style-name="P3"><text:span text:style-name="T2">613</text:span> vegetal</text:p>
      <text:p text:style-name="P3"><text:span text:style-name="T2">614</text:span> vegetar</text:p>
      <text:p text:style-name="P3"><text:span text:style-name="T2">615</text:span> veia</text:p>
      <text:p text:style-name="P3"><text:span text:style-name="T2">616</text:span> veio</text:p>
      <text:p text:style-name="P3"><text:span text:style-name="T2">621</text:span> vela</text:p>
      <text:p text:style-name="P3"><text:span text:style-name="T2">622</text:span> velado</text:p>
      <text:p text:style-name="P3"><text:span text:style-name="T2">623</text:span> velar</text:p>
      <text:p text:style-name="P3"><text:span text:style-name="T2">624</text:span> veleiro</text:p>
      <text:p text:style-name="P3"><text:span text:style-name="T2">625</text:span> velhaco</text:p>
      <text:p text:style-name="P3"><text:span text:style-name="T2">626</text:span> velhice</text:p>
      <text:p text:style-name="P3"><text:span text:style-name="T2">631</text:span> velho</text:p>
      <text:p text:style-name="P3"><text:span text:style-name="T2">632</text:span> velhota</text:p>
      <text:p text:style-name="P3"><text:span text:style-name="T2">633</text:span> velhote</text:p>
      <text:p text:style-name="P3"><text:span text:style-name="T2">634</text:span> velo</text:p>
      <text:p text:style-name="P3"><text:span text:style-name="T2">635</text:span> veloz</text:p>
      <text:p text:style-name="P3"><text:span text:style-name="T2">636</text:span> veludo</text:p>
      <text:p text:style-name="P3"><text:span text:style-name="T2">641</text:span> vencer</text:p>
      <text:p text:style-name="P3"><text:span text:style-name="T2">642</text:span> vencido</text:p>
      <text:p text:style-name="P3"><text:span text:style-name="T2">643</text:span> venda</text:p>
      <text:p text:style-name="P3"><text:span text:style-name="T2">644</text:span> vendar</text:p>
      <text:p text:style-name="P3"><text:span text:style-name="T2">645</text:span> vender</text:p>
      <text:p text:style-name="P3"><text:span text:style-name="T2">646</text:span> vendido</text:p>
      <text:p text:style-name="P3"><text:span text:style-name="T2">651</text:span> veneno</text:p>
      <text:p text:style-name="P3"><text:span text:style-name="T2">652</text:span> venerar</text:p>
      <text:p text:style-name="P3"><text:span text:style-name="T2">653</text:span> venoso</text:p>
      <text:p text:style-name="P3"><text:span text:style-name="T2">654</text:span> venta</text:p>
      <text:p text:style-name="P3"><text:span text:style-name="T2">655</text:span> vento</text:p>
      <text:p text:style-name="P3"><text:span text:style-name="T2">656</text:span> ventoso</text:p>
      <text:p text:style-name="P3"><text:span text:style-name="T2">661</text:span> ventral</text:p>
      <text:p text:style-name="P3"><text:span text:style-name="T2">662</text:span> ventre</text:p>
      <text:p text:style-name="P3"><text:span text:style-name="T2">663</text:span> ventura</text:p>
      <text:p text:style-name="P3"><text:span text:style-name="T2">664</text:span> venture</text:p>
      <text:p text:style-name="P3"><text:span text:style-name="T2">665</text:span> ver</text:p>
      <text:p text:style-name="P3"><text:span text:style-name="T2">666</text:span> vera</text:p>
      <text:p text:style-name="P3"><text:soft-page-break/><text:span text:style-name="T2">111</text:span> verba</text:p>
      <text:p text:style-name="P3"><text:span text:style-name="T2">112</text:span> verbal</text:p>
      <text:p text:style-name="P3"><text:span text:style-name="T2">113</text:span> verbete</text:p>
      <text:p text:style-name="P3"><text:span text:style-name="T2">114</text:span> verbo</text:p>
      <text:p text:style-name="P3"><text:span text:style-name="T2">115</text:span> verdade</text:p>
      <text:p text:style-name="P3"><text:span text:style-name="T2">116</text:span> verde</text:p>
      <text:p text:style-name="P3"><text:span text:style-name="T2">121</text:span> verdura</text:p>
      <text:p text:style-name="P3"><text:span text:style-name="T2">122</text:span> vereda</text:p>
      <text:p text:style-name="P3"><text:span text:style-name="T2">123</text:span> verga</text:p>
      <text:p text:style-name="P3"><text:span text:style-name="T2">124</text:span> vergado</text:p>
      <text:p text:style-name="P3"><text:span text:style-name="T2">125</text:span> vergar</text:p>
      <text:p text:style-name="P3"><text:span text:style-name="T2">126</text:span> verme</text:p>
      <text:p text:style-name="P3"><text:span text:style-name="T2">131</text:span> vermes</text:p>
      <text:p text:style-name="P3"><text:span text:style-name="T2">132</text:span> vernar</text:p>
      <text:p text:style-name="P3"><text:span text:style-name="T2">133</text:span> verniz</text:p>
      <text:p text:style-name="P3"><text:span text:style-name="T2">134</text:span> verruga</text:p>
      <text:p text:style-name="P3"><text:span text:style-name="T2">135</text:span> versar</text:p>
      <text:p text:style-name="P3"><text:span text:style-name="T2">136</text:span> verso</text:p>
      <text:p text:style-name="P3"><text:span text:style-name="T2">141</text:span> versus</text:p>
      <text:p text:style-name="P3"><text:span text:style-name="T2">142</text:span> verter</text:p>
      <text:p text:style-name="P3"><text:span text:style-name="T2">143</text:span> very</text:p>
      <text:p text:style-name="P3"><text:span text:style-name="T2">144</text:span> vesgo</text:p>
      <text:p text:style-name="P3"><text:span text:style-name="T2">145</text:span> vespa</text:p>
      <text:p text:style-name="P3"><text:span text:style-name="T2">146</text:span> vestal</text:p>
      <text:p text:style-name="P3"><text:span text:style-name="T2">151</text:span> veste</text:p>
      <text:p text:style-name="P3"><text:span text:style-name="T2">152</text:span> vestido</text:p>
      <text:p text:style-name="P3"><text:span text:style-name="T2">153</text:span> vestir</text:p>
      <text:p text:style-name="P3"><text:span text:style-name="T2">154</text:span> vetado</text:p>
      <text:p text:style-name="P3"><text:span text:style-name="T2">155</text:span> vetar</text:p>
      <text:p text:style-name="P3"><text:span text:style-name="T2">156</text:span> veto</text:p>
      <text:p text:style-name="P3"><text:span text:style-name="T2">161</text:span> vetusto</text:p>
      <text:p text:style-name="P3"><text:span text:style-name="T2">162</text:span> vexado</text:p>
      <text:p text:style-name="P3"><text:span text:style-name="T2">163</text:span> vexame</text:p>
      <text:p text:style-name="P3"><text:span text:style-name="T2">164</text:span> vexar</text:p>
      <text:p text:style-name="P3"><text:span text:style-name="T2">165</text:span> vez</text:p>
      <text:p text:style-name="P3"><text:span text:style-name="T2">166</text:span> vf</text:p>
      <text:p text:style-name="P3"><text:span text:style-name="T2">211</text:span> vg</text:p>
      <text:p text:style-name="P3"><text:span text:style-name="T2">212</text:span> VGA</text:p>
      <text:p text:style-name="P3"><text:span text:style-name="T2">213</text:span> vh</text:p>
      <text:p text:style-name="P3"><text:span text:style-name="T2">214</text:span> VI</text:p>
      <text:p text:style-name="P3"><text:span text:style-name="T2">215</text:span> vi</text:p>
      <text:p text:style-name="P3"><text:span text:style-name="T2">216</text:span> via</text:p>
      <text:p text:style-name="P3"><text:span text:style-name="T2">221</text:span> viaduto</text:p>
      <text:p text:style-name="P3"><text:span text:style-name="T2">222</text:span> viagem</text:p>
      <text:p text:style-name="P3"><text:span text:style-name="T2">223</text:span> viajar</text:p>
      <text:p text:style-name="P3"><text:span text:style-name="T2">224</text:span> viatura</text:p>
      <text:p text:style-name="P3"><text:span text:style-name="T2">225</text:span> vibrar</text:p>
      <text:p text:style-name="P3"><text:span text:style-name="T2">226</text:span> vice</text:p>
      <text:p text:style-name="P3"><text:span text:style-name="T2">231</text:span> viciado</text:p>
      <text:p text:style-name="P3"><text:span text:style-name="T2">232</text:span> viciar</text:p>
      <text:p text:style-name="P3"><text:span text:style-name="T2">233</text:span> vicioso</text:p>
      <text:p text:style-name="P3"><text:span text:style-name="T2">234</text:span> victor</text:p>
      <text:p text:style-name="P3"><text:span text:style-name="T2">235</text:span> vida</text:p>
      <text:p text:style-name="P3"><text:span text:style-name="T2">236</text:span> vide</text:p>
      <text:p text:style-name="P3"><text:span text:style-name="T2">241</text:span> videira</text:p>
      <text:p text:style-name="P3"><text:span text:style-name="T2">242</text:span> vidente</text:p>
      <text:p text:style-name="P3"><text:span text:style-name="T2">243</text:span> video</text:p>
      <text:p text:style-name="P3"><text:span text:style-name="T2">244</text:span> vidinha</text:p>
      <text:p text:style-name="P3"><text:span text:style-name="T2">245</text:span> vidrado</text:p>
      <text:p text:style-name="P3"><text:span text:style-name="T2">246</text:span> vidro</text:p>
      <text:p text:style-name="P3"><text:span text:style-name="T2">251</text:span> viela</text:p>
      <text:p text:style-name="P3"><text:span text:style-name="T2">252</text:span> viga</text:p>
      <text:p text:style-name="P3"><text:span text:style-name="T2">253</text:span> vigente</text:p>
      <text:p text:style-name="P3"><text:span text:style-name="T2">254</text:span> vigia</text:p>
      <text:p text:style-name="P3"><text:span text:style-name="T2">255</text:span> vigiado</text:p>
      <text:p text:style-name="P3"><text:span text:style-name="T2">256</text:span> vigiar</text:p>
      <text:p text:style-name="P3"><text:span text:style-name="T2">261</text:span> vigor</text:p>
      <text:p text:style-name="P3"><text:span text:style-name="T2">262</text:span> vigorar</text:p>
      <text:p text:style-name="P3"><text:span text:style-name="T2">263</text:span> VII</text:p>
      <text:p text:style-name="P3"><text:span text:style-name="T2">264</text:span> viii</text:p>
      <text:p text:style-name="P3"><text:span text:style-name="T2">265</text:span> VIII</text:p>
      <text:p text:style-name="P3"><text:span text:style-name="T2">266</text:span> vil</text:p>
      <text:p text:style-name="P3"><text:span text:style-name="T2">311</text:span> vila</text:p>
      <text:p text:style-name="P3"><text:span text:style-name="T2">312</text:span> vilar</text:p>
      <text:p text:style-name="P3"><text:span text:style-name="T2">313</text:span> vilela</text:p>
      <text:p text:style-name="P3"><text:span text:style-name="T2">314</text:span> vime</text:p>
      <text:p text:style-name="P3"><text:span text:style-name="T2">315</text:span> vinagre</text:p>
      <text:p text:style-name="P3"><text:span text:style-name="T2">316</text:span> vincado</text:p>
      <text:p text:style-name="P3"><text:span text:style-name="T2">321</text:span> vincar</text:p>
      <text:p text:style-name="P3"><text:span text:style-name="T2">322</text:span> vinco</text:p>
      <text:p text:style-name="P3"><text:span text:style-name="T2">323</text:span> vinda</text:p>
      <text:p text:style-name="P3"><text:span text:style-name="T2">324</text:span> vindimo</text:p>
      <text:p text:style-name="P3"><text:span text:style-name="T2">325</text:span> vingado</text:p>
      <text:p text:style-name="P3"><text:span text:style-name="T2">326</text:span> vingar</text:p>
      <text:p text:style-name="P3"><text:span text:style-name="T2">331</text:span> vinha</text:p>
      <text:p text:style-name="P3"><text:span text:style-name="T2">332</text:span> vinhedo</text:p>
      <text:p text:style-name="P3"><text:span text:style-name="T2">333</text:span> vinhete</text:p>
      <text:p text:style-name="P3"><text:span text:style-name="T2">334</text:span> vinho</text:p>
      <text:p text:style-name="P3"><text:span text:style-name="T2">335</text:span> vinil</text:p>
      <text:p text:style-name="P3"><text:span text:style-name="T2">336</text:span> vinte</text:p>
      <text:p text:style-name="P3"><text:span text:style-name="T2">341</text:span> viola</text:p>
      <text:p text:style-name="P3"><text:span text:style-name="T2">342</text:span> violar</text:p>
      <text:p text:style-name="P3"><text:span text:style-name="T2">343</text:span> violeta</text:p>
      <text:p text:style-name="P3"><text:span text:style-name="T2">344</text:span> violino</text:p>
      <text:p text:style-name="P3"><text:span text:style-name="T2">345</text:span> vip</text:p>
      <text:p text:style-name="P3"><text:span text:style-name="T2">346</text:span> vir</text:p>
      <text:p text:style-name="P3"><text:span text:style-name="T2">351</text:span> virado</text:p>
      <text:p text:style-name="P3"><text:span text:style-name="T2">352</text:span> viragem</text:p>
      <text:p text:style-name="P3"><text:span text:style-name="T2">353</text:span> viral</text:p>
      <text:p text:style-name="P3"><text:span text:style-name="T2">354</text:span> virar</text:p>
      <text:p text:style-name="P3"><text:span text:style-name="T2">355</text:span> virgem</text:p>
      <text:p text:style-name="P3"><text:span text:style-name="T2">356</text:span> viril</text:p>
      <text:p text:style-name="P3"><text:span text:style-name="T2">361</text:span> virilha</text:p>
      <text:p text:style-name="P3"><text:span text:style-name="T2">362</text:span> virtual</text:p>
      <text:p text:style-name="P3"><text:span text:style-name="T2">363</text:span> virtude</text:p>
      <text:p text:style-name="P3"><text:span text:style-name="T2">364</text:span> visado</text:p>
      <text:p text:style-name="P3"><text:span text:style-name="T2">365</text:span> visar</text:p>
      <text:p text:style-name="P3"><text:span text:style-name="T2">366</text:span> viscoso</text:p>
      <text:p text:style-name="P3"><text:span text:style-name="T2">411</text:span> visita</text:p>
      <text:p text:style-name="P3"><text:span text:style-name="T2">412</text:span> visitar</text:p>
      <text:p text:style-name="P3"><text:span text:style-name="T2">413</text:span> visor</text:p>
      <text:p text:style-name="P3"><text:span text:style-name="T2">414</text:span> vista</text:p>
      <text:p text:style-name="P3"><text:span text:style-name="T2">415</text:span> visto</text:p>
      <text:p text:style-name="P3"><text:span text:style-name="T2">416</text:span> vistoso</text:p>
      <text:p text:style-name="P3"><text:span text:style-name="T2">421</text:span> visual</text:p>
      <text:p text:style-name="P3"><text:span text:style-name="T2">422</text:span> vital</text:p>
      <text:p text:style-name="P3"><text:span text:style-name="T2">423</text:span> vitela</text:p>
      <text:p text:style-name="P3"><text:span text:style-name="T2">424</text:span> vitelo</text:p>
      <text:p text:style-name="P3"><text:span text:style-name="T2">425</text:span> vitimar</text:p>
      <text:p text:style-name="P3"><text:span text:style-name="T2">426</text:span> vitral</text:p>
      <text:p text:style-name="P3"><text:span text:style-name="T2">431</text:span> vitrina</text:p>
      <text:p text:style-name="P3"><text:span text:style-name="T2">432</text:span> vitrine</text:p>
      <text:p text:style-name="P3"><text:span text:style-name="T2">433</text:span> vitro</text:p>
      <text:p text:style-name="P3"><text:span text:style-name="T2">434</text:span> viuvez</text:p>
      <text:p text:style-name="P3"><text:span text:style-name="T2">435</text:span> vivaz</text:p>
      <text:p text:style-name="P3"><text:span text:style-name="T2">436</text:span> viveiro</text:p>
      <text:p text:style-name="P3"><text:span text:style-name="T2">441</text:span> vivenda</text:p>
      <text:p text:style-name="P3"><text:span text:style-name="T2">442</text:span> vivente</text:p>
      <text:p text:style-name="P3"><text:span text:style-name="T2">443</text:span> viver</text:p>
      <text:p text:style-name="P3"><text:span text:style-name="T2">444</text:span> vivido</text:p>
      <text:p text:style-name="P3"><text:span text:style-name="T2">445</text:span> vivo</text:p>
      <text:p text:style-name="P3"><text:span text:style-name="T2">446</text:span> vizinho</text:p>
      <text:p text:style-name="P3"><text:span text:style-name="T2">451</text:span> vj</text:p>
      <text:p text:style-name="P3"><text:span text:style-name="T2">452</text:span> vk</text:p>
      <text:p text:style-name="P3"><text:span text:style-name="T2">453</text:span> vl</text:p>
      <text:p text:style-name="P3"><text:span text:style-name="T2">454</text:span> vm</text:p>
      <text:p text:style-name="P3"><text:span text:style-name="T2">455</text:span> vn</text:p>
      <text:p text:style-name="P3"><text:span text:style-name="T2">456</text:span> vo</text:p>
      <text:p text:style-name="P3"><text:span text:style-name="T2">461</text:span> voador</text:p>
      <text:p text:style-name="P3"><text:span text:style-name="T2">462</text:span> voar</text:p>
      <text:p text:style-name="P3"><text:span text:style-name="T2">463</text:span> vocal</text:p>
      <text:p text:style-name="P3"><text:span text:style-name="T2">464</text:span> voejar</text:p>
      <text:p text:style-name="P3"><text:span text:style-name="T2">465</text:span> voga</text:p>
      <text:p text:style-name="P3"><text:span text:style-name="T2">466</text:span> vogal</text:p>
      <text:p text:style-name="P3"><text:span text:style-name="T2">511</text:span> vogar</text:p>
      <text:p text:style-name="P3"><text:span text:style-name="T2">512</text:span> volante</text:p>
      <text:p text:style-name="P3"><text:span text:style-name="T2">513</text:span> volei</text:p>
      <text:p text:style-name="P3"><text:span text:style-name="T2">514</text:span> volt</text:p>
      <text:p text:style-name="P3"><text:span text:style-name="T2">515</text:span> volta</text:p>
      <text:p text:style-name="P3"><text:span text:style-name="T2">516</text:span> voltado</text:p>
      <text:p text:style-name="P3"><text:span text:style-name="T2">521</text:span> voltar</text:p>
      <text:p text:style-name="P3"><text:span text:style-name="T2">522</text:span> voltear</text:p>
      <text:p text:style-name="P3"><text:span text:style-name="T2">523</text:span> volume</text:p>
      <text:p text:style-name="P3"><text:span text:style-name="T2">524</text:span> volver</text:p>
      <text:p text:style-name="P3"><text:span text:style-name="T2">525</text:span> volvido</text:p>
      <text:p text:style-name="P3"><text:span text:style-name="T2">526</text:span> vomitar</text:p>
      <text:p text:style-name="P3"><text:span text:style-name="T2">531</text:span> von</text:p>
      <text:p text:style-name="P3"><text:span text:style-name="T2">532</text:span> vontade</text:p>
      <text:p text:style-name="P3"><text:span text:style-name="T2">533</text:span> voo</text:p>
      <text:p text:style-name="P3"><text:span text:style-name="T2">534</text:span> voragem</text:p>
      <text:p text:style-name="P3"><text:span text:style-name="T2">535</text:span> voraz</text:p>
      <text:p text:style-name="P3"><text:span text:style-name="T2">536</text:span> vosso</text:p>
      <text:p text:style-name="P3"><text:span text:style-name="T2">541</text:span> votado</text:p>
      <text:p text:style-name="P3"><text:span text:style-name="T2">542</text:span> votante</text:p>
      <text:p text:style-name="P3"><text:span text:style-name="T2">543</text:span> votar</text:p>
      <text:p text:style-name="P3"><text:span text:style-name="T2">544</text:span> voto</text:p>
      <text:p text:style-name="P3"><text:span text:style-name="T2">545</text:span> voz</text:p>
      <text:p text:style-name="P3"><text:span text:style-name="T2">546</text:span> vp</text:p>
      <text:p text:style-name="P3"><text:span text:style-name="T2">551</text:span> vq</text:p>
      <text:p text:style-name="P3"><text:span text:style-name="T2">552</text:span> vr</text:p>
      <text:p text:style-name="P3"><text:span text:style-name="T2">553</text:span> vs</text:p>
      <text:p text:style-name="P3"><text:span text:style-name="T2">554</text:span> vt</text:p>
      <text:p text:style-name="P3"><text:span text:style-name="T2">555</text:span> vu</text:p>
      <text:p text:style-name="P3"><text:span text:style-name="T2">556</text:span> vulgar</text:p>
      <text:p text:style-name="P3"><text:span text:style-name="T2">561</text:span> vulgo</text:p>
      <text:p text:style-name="P3"><text:span text:style-name="T2">562</text:span> vulto</text:p>
      <text:p text:style-name="P3"><text:span text:style-name="T2">563</text:span> vv</text:p>
      <text:p text:style-name="P3"><text:span text:style-name="T2">564</text:span> vvv</text:p>
      <text:p text:style-name="P3"><text:span text:style-name="T2">565</text:span> vvvv</text:p>
      <text:p text:style-name="P3"><text:span text:style-name="T2">566</text:span> vw</text:p>
      <text:p text:style-name="P3"><text:span text:style-name="T2">611</text:span> vwx</text:p>
      <text:p text:style-name="P3"><text:span text:style-name="T2">612</text:span> vx</text:p>
      <text:p text:style-name="P3"><text:span text:style-name="T2">613</text:span> vy</text:p>
      <text:p text:style-name="P3"><text:span text:style-name="T2">614</text:span> vz</text:p>
      <text:p text:style-name="P3"><text:span text:style-name="T2">615</text:span> w</text:p>
      <text:p text:style-name="P3"><text:span text:style-name="T2">616</text:span> W</text:p>
      <text:p text:style-name="P3"><text:span text:style-name="T2">621</text:span> wall</text:p>
      <text:p text:style-name="P3"><text:span text:style-name="T2">622</text:span> was</text:p>
      <text:p text:style-name="P3"><text:span text:style-name="T2">623</text:span> watt</text:p>
      <text:p text:style-name="P3"><text:span text:style-name="T2">624</text:span> wave</text:p>
      <text:p text:style-name="P3"><text:span text:style-name="T2">625</text:span> way</text:p>
      <text:p text:style-name="P3"><text:span text:style-name="T2">626</text:span> wb</text:p>
      <text:p text:style-name="P3"><text:span text:style-name="T2">631</text:span> wc</text:p>
      <text:p text:style-name="P3"><text:span text:style-name="T2">632</text:span> wd</text:p>
      <text:p text:style-name="P3"><text:span text:style-name="T2">633</text:span> we</text:p>
      <text:p text:style-name="P3"><text:span text:style-name="T2">634</text:span> web</text:p>
      <text:p text:style-name="P3"><text:span text:style-name="T2">635</text:span> western</text:p>
      <text:p text:style-name="P3"><text:span text:style-name="T2">636</text:span> wf</text:p>
      <text:p text:style-name="P3"><text:span text:style-name="T2">641</text:span> wg</text:p>
      <text:p text:style-name="P3"><text:span text:style-name="T2">642</text:span> wh</text:p>
      <text:p text:style-name="P3"><text:span text:style-name="T2">643</text:span> whiskey</text:p>
      <text:p text:style-name="P3"><text:span text:style-name="T2">644</text:span> whisky</text:p>
      <text:p text:style-name="P3"><text:span text:style-name="T2">645</text:span> who</text:p>
      <text:p text:style-name="P3"><text:span text:style-name="T2">646</text:span> wi</text:p>
      <text:p text:style-name="P3"><text:span text:style-name="T2">651</text:span> wilson</text:p>
      <text:p text:style-name="P3"><text:span text:style-name="T2">652</text:span> with</text:p>
      <text:p text:style-name="P3"><text:span text:style-name="T2">653</text:span> wj</text:p>
      <text:p text:style-name="P3"><text:span text:style-name="T2">654</text:span> wk</text:p>
      <text:p text:style-name="P3"><text:span text:style-name="T2">655</text:span> wl</text:p>
      <text:p text:style-name="P3"><text:span text:style-name="T2">656</text:span> wm</text:p>
      <text:p text:style-name="P3"><text:span text:style-name="T2">661</text:span> wn</text:p>
      <text:p text:style-name="P3"><text:span text:style-name="T2">662</text:span> wo</text:p>
      <text:p text:style-name="P3"><text:span text:style-name="T2">663</text:span> work</text:p>
      <text:p text:style-name="P3"><text:span text:style-name="T2">664</text:span> wp</text:p>
      <text:p text:style-name="P3"><text:span text:style-name="T2">665</text:span> wq</text:p>
      <text:p text:style-name="P3"><text:span text:style-name="T2">666</text:span> wr</text:p>
      <text:p text:style-name="P3"><text:soft-page-break/><text:span text:style-name="T2">111</text:span> ws</text:p>
      <text:p text:style-name="P3"><text:span text:style-name="T2">112</text:span> wt</text:p>
      <text:p text:style-name="P3"><text:span text:style-name="T2">113</text:span> wu</text:p>
      <text:p text:style-name="P3"><text:span text:style-name="T2">114</text:span> wv</text:p>
      <text:p text:style-name="P3"><text:span text:style-name="T2">115</text:span> ww</text:p>
      <text:p text:style-name="P3"><text:span text:style-name="T2">116</text:span> www</text:p>
      <text:p text:style-name="P3"><text:span text:style-name="T2">121</text:span> wwww</text:p>
      <text:p text:style-name="P3"><text:span text:style-name="T2">122</text:span> wx</text:p>
      <text:p text:style-name="P3"><text:span text:style-name="T2">123</text:span> wxy</text:p>
      <text:p text:style-name="P3"><text:span text:style-name="T2">124</text:span> wy</text:p>
      <text:p text:style-name="P3"><text:span text:style-name="T2">125</text:span> wz</text:p>
      <text:p text:style-name="P3"><text:span text:style-name="T2">126</text:span> x</text:p>
      <text:p text:style-name="P3"><text:span text:style-name="T2">131</text:span> X</text:p>
      <text:p text:style-name="P3"><text:span text:style-name="T2">132</text:span> x, ray</text:p>
      <text:p text:style-name="P3"><text:span text:style-name="T2">133</text:span> xadrez</text:p>
      <text:p text:style-name="P3"><text:span text:style-name="T2">134</text:span> xaile</text:p>
      <text:p text:style-name="P3"><text:span text:style-name="T2">135</text:span> xale</text:p>
      <text:p text:style-name="P3"><text:span text:style-name="T2">136</text:span> xara</text:p>
      <text:p text:style-name="P3"><text:span text:style-name="T2">141</text:span> xarope</text:p>
      <text:p text:style-name="P3"><text:span text:style-name="T2">142</text:span> xavante</text:p>
      <text:p text:style-name="P3"><text:span text:style-name="T2">143</text:span> xb</text:p>
      <text:p text:style-name="P3"><text:span text:style-name="T2">144</text:span> XC</text:p>
      <text:p text:style-name="P3"><text:span text:style-name="T2">145</text:span> xc</text:p>
      <text:p text:style-name="P3"><text:span text:style-name="T2">146</text:span> xd</text:p>
      <text:p text:style-name="P3"><text:span text:style-name="T2">151</text:span> xe</text:p>
      <text:p text:style-name="P3"><text:span text:style-name="T2">152</text:span> Xe</text:p>
      <text:p text:style-name="P3"><text:span text:style-name="T2">153</text:span> xeque</text:p>
      <text:p text:style-name="P3"><text:span text:style-name="T2">154</text:span> xerife</text:p>
      <text:p text:style-name="P3"><text:span text:style-name="T2">155</text:span> xerox</text:p>
      <text:p text:style-name="P3"><text:span text:style-name="T2">156</text:span> xf</text:p>
      <text:p text:style-name="P3"><text:span text:style-name="T2">161</text:span> xg</text:p>
      <text:p text:style-name="P3"><text:span text:style-name="T2">162</text:span> xh</text:p>
      <text:p text:style-name="P3"><text:span text:style-name="T2">163</text:span> XI</text:p>
      <text:p text:style-name="P3"><text:span text:style-name="T2">164</text:span> xi</text:p>
      <text:p text:style-name="P3"><text:span text:style-name="T2">165</text:span> XII</text:p>
      <text:p text:style-name="P3"><text:span text:style-name="T2">166</text:span> XIII</text:p>
      <text:p text:style-name="P3"><text:span text:style-name="T2">211</text:span> XIV</text:p>
      <text:p text:style-name="P3"><text:span text:style-name="T2">212</text:span> XIX</text:p>
      <text:p text:style-name="P3"><text:span text:style-name="T2">213</text:span> xj</text:p>
      <text:p text:style-name="P3"><text:span text:style-name="T2">214</text:span> xk</text:p>
      <text:p text:style-name="P3"><text:span text:style-name="T2">215</text:span> XL</text:p>
      <text:p text:style-name="P3"><text:span text:style-name="T2">216</text:span> xl</text:p>
      <text:p text:style-name="P3"><text:span text:style-name="T2">221</text:span> xm</text:p>
      <text:p text:style-name="P3"><text:span text:style-name="T2">222</text:span> xn</text:p>
      <text:p text:style-name="P3"><text:span text:style-name="T2">223</text:span> xo</text:p>
      <text:p text:style-name="P3"><text:span text:style-name="T2">224</text:span> xp</text:p>
      <text:p text:style-name="P3"><text:span text:style-name="T2">225</text:span> xq</text:p>
      <text:p text:style-name="P3"><text:span text:style-name="T2">226</text:span> xr</text:p>
      <text:p text:style-name="P3"><text:span text:style-name="T2">231</text:span> xs</text:p>
      <text:p text:style-name="P3"><text:span text:style-name="T2">232</text:span> xt</text:p>
      <text:p text:style-name="P3"><text:span text:style-name="T2">233</text:span> xu</text:p>
      <text:p text:style-name="P3"><text:span text:style-name="T2">234</text:span> XV</text:p>
      <text:p text:style-name="P3"><text:span text:style-name="T2">235</text:span> xv</text:p>
      <text:p text:style-name="P3"><text:span text:style-name="T2">236</text:span> XVI</text:p>
      <text:p text:style-name="P3"><text:span text:style-name="T2">241</text:span> XVII</text:p>
      <text:p text:style-name="P3"><text:span text:style-name="T2">242</text:span> XVIII</text:p>
      <text:p text:style-name="P3"><text:span text:style-name="T2">243</text:span> xw</text:p>
      <text:p text:style-name="P3"><text:span text:style-name="T2">244</text:span> xx</text:p>
      <text:p text:style-name="P3"><text:span text:style-name="T2">245</text:span> XX</text:p>
      <text:p text:style-name="P3"><text:span text:style-name="T2">246</text:span> xxi</text:p>
      <text:p text:style-name="P3"><text:span text:style-name="T2">251</text:span> XXI</text:p>
      <text:p text:style-name="P3"><text:span text:style-name="T2">252</text:span> xxx</text:p>
      <text:p text:style-name="P3"><text:span text:style-name="T2">253</text:span> xxxx</text:p>
      <text:p text:style-name="P3"><text:span text:style-name="T2">254</text:span> xy</text:p>
      <text:p text:style-name="P3"><text:span text:style-name="T2">255</text:span> xyz</text:p>
      <text:p text:style-name="P3"><text:span text:style-name="T2">256</text:span> xz</text:p>
      <text:p text:style-name="P3"><text:span text:style-name="T2">261</text:span> y</text:p>
      <text:p text:style-name="P3"><text:span text:style-name="T2">262</text:span> Y</text:p>
      <text:p text:style-name="P3"><text:span text:style-name="T2">263</text:span> yankee</text:p>
      <text:p text:style-name="P3"><text:span text:style-name="T2">264</text:span> yb</text:p>
      <text:p text:style-name="P3"><text:span text:style-name="T2">265</text:span> Yb</text:p>
      <text:p text:style-name="P3"><text:span text:style-name="T2">266</text:span> yc</text:p>
      <text:p text:style-name="P3"><text:span text:style-name="T2">311</text:span> yd</text:p>
      <text:p text:style-name="P3"><text:span text:style-name="T2">312</text:span> ye</text:p>
      <text:p text:style-name="P3"><text:span text:style-name="T2">313</text:span> yes</text:p>
      <text:p text:style-name="P3"><text:span text:style-name="T2">314</text:span> yf</text:p>
      <text:p text:style-name="P3"><text:span text:style-name="T2">315</text:span> yg</text:p>
      <text:p text:style-name="P3"><text:span text:style-name="T2">316</text:span> yh</text:p>
      <text:p text:style-name="P3"><text:span text:style-name="T2">321</text:span> yi</text:p>
      <text:p text:style-name="P3"><text:span text:style-name="T2">322</text:span> yj</text:p>
      <text:p text:style-name="P3"><text:span text:style-name="T2">323</text:span> yk</text:p>
      <text:p text:style-name="P3"><text:span text:style-name="T2">324</text:span> yl</text:p>
      <text:p text:style-name="P3"><text:span text:style-name="T2">325</text:span> ym</text:p>
      <text:p text:style-name="P3"><text:span text:style-name="T2">326</text:span> yn</text:p>
      <text:p text:style-name="P3"><text:span text:style-name="T2">331</text:span> yo</text:p>
      <text:p text:style-name="P3"><text:span text:style-name="T2">332</text:span> your</text:p>
      <text:p text:style-name="P3"><text:span text:style-name="T2">333</text:span> yp</text:p>
      <text:p text:style-name="P3"><text:span text:style-name="T2">334</text:span> yq</text:p>
      <text:p text:style-name="P3"><text:span text:style-name="T2">335</text:span> yr</text:p>
      <text:p text:style-name="P3"><text:span text:style-name="T2">336</text:span> ys</text:p>
      <text:p text:style-name="P3"><text:span text:style-name="T2">341</text:span> yt</text:p>
      <text:p text:style-name="P3"><text:span text:style-name="T2">342</text:span> yu</text:p>
      <text:p text:style-name="P3"><text:span text:style-name="T2">343</text:span> yv</text:p>
      <text:p text:style-name="P3"><text:span text:style-name="T2">344</text:span> yw</text:p>
      <text:p text:style-name="P3"><text:span text:style-name="T2">345</text:span> yx</text:p>
      <text:p text:style-name="P3"><text:span text:style-name="T2">346</text:span> yy</text:p>
      <text:p text:style-name="P3"><text:span text:style-name="T2">351</text:span> yyy</text:p>
      <text:p text:style-name="P3"><text:span text:style-name="T2">352</text:span> yyyy</text:p>
      <text:p text:style-name="P3"><text:span text:style-name="T2">353</text:span> yz</text:p>
      <text:p text:style-name="P3"><text:span text:style-name="T2">354</text:span> z</text:p>
      <text:p text:style-name="P3"><text:span text:style-name="T2">355</text:span> zaga</text:p>
      <text:p text:style-name="P3"><text:span text:style-name="T2">356</text:span> zaida</text:p>
      <text:p text:style-name="P3"><text:span text:style-name="T2">361</text:span> zanga</text:p>
      <text:p text:style-name="P3"><text:span text:style-name="T2">362</text:span> zangado</text:p>
      <text:p text:style-name="P3"><text:span text:style-name="T2">363</text:span> zangar</text:p>
      <text:p text:style-name="P3"><text:span text:style-name="T2">364</text:span> zarpar</text:p>
      <text:p text:style-name="P3"><text:span text:style-name="T2">365</text:span> zb</text:p>
      <text:p text:style-name="P3"><text:span text:style-name="T2">366</text:span> zc</text:p>
      <text:p text:style-name="P3"><text:span text:style-name="T2">411</text:span> zd</text:p>
      <text:p text:style-name="P3"><text:span text:style-name="T2">412</text:span> ze</text:p>
      <text:p text:style-name="P3"><text:span text:style-name="T2">413</text:span> zebra</text:p>
      <text:p text:style-name="P3"><text:span text:style-name="T2">414</text:span> zebu</text:p>
      <text:p text:style-name="P3"><text:span text:style-name="T2">415</text:span> zelador</text:p>
      <text:p text:style-name="P3"><text:span text:style-name="T2">416</text:span> zelar</text:p>
      <text:p text:style-name="P3"><text:span text:style-name="T2">421</text:span> zelo</text:p>
      <text:p text:style-name="P3"><text:span text:style-name="T2">422</text:span> zeloso</text:p>
      <text:p text:style-name="P3"><text:span text:style-name="T2">423</text:span> zen</text:p>
      <text:p text:style-name="P3"><text:span text:style-name="T2">424</text:span> zerar</text:p>
      <text:p text:style-name="P3"><text:span text:style-name="T2">425</text:span> zero</text:p>
      <text:p text:style-name="P3"><text:span text:style-name="T2">426</text:span> zf</text:p>
      <text:p text:style-name="P3"><text:span text:style-name="T2">431</text:span> zg</text:p>
      <text:p text:style-name="P3"><text:span text:style-name="T2">432</text:span> zh</text:p>
      <text:p text:style-name="P3"><text:span text:style-name="T2">433</text:span> zi</text:p>
      <text:p text:style-name="P3"><text:span text:style-name="T2">434</text:span> zinco</text:p>
      <text:p text:style-name="P3"><text:span text:style-name="T2">435</text:span> zinir</text:p>
      <text:p text:style-name="P3"><text:span text:style-name="T2">436</text:span> zj</text:p>
      <text:p text:style-name="P3"><text:span text:style-name="T2">441</text:span> zk</text:p>
      <text:p text:style-name="P3"><text:span text:style-name="T2">442</text:span> zl</text:p>
      <text:p text:style-name="P3"><text:span text:style-name="T2">443</text:span> zm</text:p>
      <text:p text:style-name="P3"><text:span text:style-name="T2">444</text:span> zn</text:p>
      <text:p text:style-name="P3"><text:span text:style-name="T2">445</text:span> Zn</text:p>
      <text:p text:style-name="P3"><text:span text:style-name="T2">446</text:span> zo</text:p>
      <text:p text:style-name="P3"><text:span text:style-name="T2">451</text:span> zoada</text:p>
      <text:p text:style-name="P3"><text:span text:style-name="T2">452</text:span> zombar</text:p>
      <text:p text:style-name="P3"><text:span text:style-name="T2">453</text:span> zona</text:p>
      <text:p text:style-name="P3"><text:span text:style-name="T2">454</text:span> zoom</text:p>
      <text:p text:style-name="P3"><text:span text:style-name="T2">455</text:span> zorro</text:p>
      <text:p text:style-name="P3"><text:span text:style-name="T2">456</text:span> zp</text:p>
      <text:p text:style-name="P3"><text:span text:style-name="T2">461</text:span> zq</text:p>
      <text:p text:style-name="P3"><text:span text:style-name="T2">462</text:span> Zr</text:p>
      <text:p text:style-name="P3"><text:span text:style-name="T2">463</text:span> zr</text:p>
      <text:p text:style-name="P3"><text:span text:style-name="T2">464</text:span> zs</text:p>
      <text:p text:style-name="P3"><text:span text:style-name="T2">465</text:span> zt</text:p>
      <text:p text:style-name="P3"><text:span text:style-name="T2">466</text:span> zu</text:p>
      <text:p text:style-name="P3"><text:span text:style-name="T2">511</text:span> zulu</text:p>
      <text:p text:style-name="P3"><text:span text:style-name="T2">512</text:span> zumbido</text:p>
      <text:p text:style-name="P3"><text:span text:style-name="T2">513</text:span> zumbir</text:p>
      <text:p text:style-name="P3"><text:span text:style-name="T2">514</text:span> zunir</text:p>
      <text:p text:style-name="P3"><text:span text:style-name="T2">515</text:span> zunzum</text:p>
      <text:p text:style-name="P3"><text:span text:style-name="T2">516</text:span> zv</text:p>
      <text:p text:style-name="P3"><text:span text:style-name="T2">521</text:span> zw</text:p>
      <text:p text:style-name="P3"><text:span text:style-name="T2">522</text:span> zx</text:p>
      <text:p text:style-name="P3"><text:span text:style-name="T2">523</text:span> zy</text:p>
      <text:p text:style-name="P3"><text:span text:style-name="T2">524</text:span> zz</text:p>
      <text:p text:style-name="P3"><text:span text:style-name="T2">525</text:span> zzz</text:p>
      <text:p text:style-name="P3"><text:span text:style-name="T2">526</text:span> zzzz</text:p>
      <text:p text:style-name="P3"><text:span text:style-name="T2">531</text:span> 2a, feira</text:p>
      <text:p text:style-name="P3"><text:span text:style-name="T2">532</text:span> 3a-feira</text:p>
      <text:p text:style-name="P3"><text:span text:style-name="T2">533</text:span> 4a-feira</text:p>
      <text:p text:style-name="P3"><text:span text:style-name="T2">534</text:span> 5a-feira</text:p>
      <text:p text:style-name="P3"><text:span text:style-name="T2">535</text:span> 6a-feira</text:p>
      <text:p text:style-name="P3"><text:span text:style-name="T2">536</text:span> 0</text:p>
      <text:p text:style-name="P3"><text:span text:style-name="T2">541</text:span> 1</text:p>
      <text:p text:style-name="P3"><text:span text:style-name="T2">542</text:span> 2</text:p>
      <text:p text:style-name="P3"><text:span text:style-name="T2">543</text:span> 3</text:p>
      <text:p text:style-name="P3"><text:span text:style-name="T2">544</text:span> 4</text:p>
      <text:p text:style-name="P3"><text:span text:style-name="T2">545</text:span> 5</text:p>
      <text:p text:style-name="P3"><text:span text:style-name="T2">546</text:span> 6</text:p>
      <text:p text:style-name="P3"><text:span text:style-name="T2">551</text:span> 7</text:p>
      <text:p text:style-name="P3"><text:span text:style-name="T2">552</text:span> 8</text:p>
      <text:p text:style-name="P3"><text:span text:style-name="T2">553</text:span> 9</text:p>
      <text:p text:style-name="P3"><text:span text:style-name="T2">554</text:span> 10</text:p>
      <text:p text:style-name="P3"><text:span text:style-name="T2">555</text:span> 11</text:p>
      <text:p text:style-name="P3"><text:span text:style-name="T2">556</text:span> 12</text:p>
      <text:p text:style-name="P3"><text:span text:style-name="T2">561</text:span> 13</text:p>
      <text:p text:style-name="P3"><text:span text:style-name="T2">562</text:span> 14</text:p>
      <text:p text:style-name="P3"><text:span text:style-name="T2">563</text:span> 15</text:p>
      <text:p text:style-name="P3"><text:span text:style-name="T2">564</text:span> 16</text:p>
      <text:p text:style-name="P3"><text:span text:style-name="T2">565</text:span> 17</text:p>
      <text:p text:style-name="P3"><text:span text:style-name="T2">566</text:span> 18</text:p>
      <text:p text:style-name="P3"><text:span text:style-name="T2">611</text:span> 19</text:p>
      <text:p text:style-name="P3"><text:span text:style-name="T2">612</text:span> 20</text:p>
      <text:p text:style-name="P3"><text:span text:style-name="T2">613</text:span> 21</text:p>
      <text:p text:style-name="P3"><text:span text:style-name="T2">614</text:span> 22</text:p>
      <text:p text:style-name="P3"><text:span text:style-name="T2">615</text:span> 23</text:p>
      <text:p text:style-name="P3"><text:span text:style-name="T2">616</text:span> 24</text:p>
      <text:p text:style-name="P3"><text:span text:style-name="T2">621</text:span> 25</text:p>
      <text:p text:style-name="P3"><text:span text:style-name="T2">622</text:span> 26</text:p>
      <text:p text:style-name="P3"><text:span text:style-name="T2">623</text:span> 27</text:p>
      <text:p text:style-name="P3"><text:span text:style-name="T2">624</text:span> 28</text:p>
      <text:p text:style-name="P3"><text:span text:style-name="T2">625</text:span> 29</text:p>
      <text:p text:style-name="P3"><text:span text:style-name="T2">626</text:span> 30</text:p>
      <text:p text:style-name="P3"><text:span text:style-name="T2">631</text:span> 31</text:p>
      <text:p text:style-name="P3"><text:span text:style-name="T2">632</text:span> 32</text:p>
      <text:p text:style-name="P3"><text:span text:style-name="T2">633</text:span> 33</text:p>
      <text:p text:style-name="P3"><text:span text:style-name="T2">634</text:span> 34</text:p>
      <text:p text:style-name="P3"><text:span text:style-name="T2">635</text:span> 35</text:p>
      <text:p text:style-name="P3"><text:span text:style-name="T2">636</text:span> 36</text:p>
      <text:p text:style-name="P3"><text:span text:style-name="T2">641</text:span> 37</text:p>
      <text:p text:style-name="P3"><text:span text:style-name="T2">642</text:span> 38</text:p>
      <text:p text:style-name="P3"><text:span text:style-name="T2">643</text:span> 39</text:p>
      <text:p text:style-name="P3"><text:span text:style-name="T2">644</text:span> 40</text:p>
      <text:p text:style-name="P3"><text:span text:style-name="T2">645</text:span> 41</text:p>
      <text:p text:style-name="P3"><text:span text:style-name="T2">646</text:span> 42</text:p>
      <text:p text:style-name="P3"><text:span text:style-name="T2">651</text:span> 43</text:p>
      <text:p text:style-name="P3"><text:span text:style-name="T2">652</text:span> 44</text:p>
      <text:p text:style-name="P3"><text:span text:style-name="T2">653</text:span> 45</text:p>
      <text:p text:style-name="P3"><text:span text:style-name="T2">654</text:span> 46</text:p>
      <text:p text:style-name="P3"><text:span text:style-name="T2">655</text:span> 47</text:p>
      <text:p text:style-name="P3"><text:span text:style-name="T2">656</text:span> 48</text:p>
      <text:p text:style-name="P3"><text:span text:style-name="T2">661</text:span> 49</text:p>
      <text:p text:style-name="P3"><text:span text:style-name="T2">662</text:span> 50</text:p>
      <text:p text:style-name="P3"><text:span text:style-name="T2">663</text:span> 51</text:p>
      <text:p text:style-name="P3"><text:span text:style-name="T2">664</text:span> 52</text:p>
      <text:p text:style-name="P3"><text:span text:style-name="T2">665</text:span> 53</text:p>
      <text:p text:style-name="P3"><text:span text:style-name="T2">666</text:span> 54</text:p>
      <text:p text:style-name="P3"><text:soft-page-break/><text:span text:style-name="T2">111</text:span> 55</text:p>
      <text:p text:style-name="P3"><text:span text:style-name="T2">112</text:span> 56</text:p>
      <text:p text:style-name="P3"><text:span text:style-name="T2">113</text:span> 57</text:p>
      <text:p text:style-name="P3"><text:span text:style-name="T2">114</text:span> 58</text:p>
      <text:p text:style-name="P3"><text:span text:style-name="T2">115</text:span> 59</text:p>
      <text:p text:style-name="P3"><text:span text:style-name="T2">116</text:span> 60</text:p>
      <text:p text:style-name="P3"><text:span text:style-name="T2">121</text:span> 61</text:p>
      <text:p text:style-name="P3"><text:span text:style-name="T2">122</text:span> 62</text:p>
      <text:p text:style-name="P3"><text:span text:style-name="T2">123</text:span> 63</text:p>
      <text:p text:style-name="P3"><text:span text:style-name="T2">124</text:span> 64</text:p>
      <text:p text:style-name="P3"><text:span text:style-name="T2">125</text:span> 65</text:p>
      <text:p text:style-name="P3"><text:span text:style-name="T2">126</text:span> 66</text:p>
      <text:p text:style-name="P3"><text:span text:style-name="T2">131</text:span> 67</text:p>
      <text:p text:style-name="P3"><text:span text:style-name="T2">132</text:span> 68</text:p>
      <text:p text:style-name="P3"><text:span text:style-name="T2">133</text:span> 69</text:p>
      <text:p text:style-name="P3"><text:span text:style-name="T2">134</text:span> 70</text:p>
      <text:p text:style-name="P3"><text:span text:style-name="T2">135</text:span> 71</text:p>
      <text:p text:style-name="P3"><text:span text:style-name="T2">136</text:span> 72</text:p>
      <text:p text:style-name="P3"><text:span text:style-name="T2">141</text:span> 73</text:p>
      <text:p text:style-name="P3"><text:span text:style-name="T2">142</text:span> 74</text:p>
      <text:p text:style-name="P3"><text:span text:style-name="T2">143</text:span> 75</text:p>
      <text:p text:style-name="P3"><text:span text:style-name="T2">144</text:span> 76</text:p>
      <text:p text:style-name="P3"><text:span text:style-name="T2">145</text:span> 77</text:p>
      <text:p text:style-name="P3"><text:span text:style-name="T2">146</text:span> 78</text:p>
      <text:p text:style-name="P3"><text:span text:style-name="T2">151</text:span> 79</text:p>
      <text:p text:style-name="P3"><text:span text:style-name="T2">152</text:span> 80</text:p>
      <text:p text:style-name="P3"><text:span text:style-name="T2">153</text:span> 81</text:p>
      <text:p text:style-name="P3"><text:span text:style-name="T2">154</text:span> 82</text:p>
      <text:p text:style-name="P3"><text:span text:style-name="T2">155</text:span> 83</text:p>
      <text:p text:style-name="P3"><text:span text:style-name="T2">156</text:span> 84</text:p>
      <text:p text:style-name="P3"><text:span text:style-name="T2">161</text:span> 85</text:p>
      <text:p text:style-name="P3"><text:span text:style-name="T2">162</text:span> 86</text:p>
      <text:p text:style-name="P3"><text:span text:style-name="T2">163</text:span> 87</text:p>
      <text:p text:style-name="P3"><text:span text:style-name="T2">164</text:span> 88</text:p>
      <text:p text:style-name="P3"><text:span text:style-name="T2">165</text:span> 89</text:p>
      <text:p text:style-name="P3"><text:span text:style-name="T2">166</text:span> 90</text:p>
      <text:p text:style-name="P3"><text:span text:style-name="T2">211</text:span> 91</text:p>
      <text:p text:style-name="P3"><text:span text:style-name="T2">212</text:span> 92</text:p>
      <text:p text:style-name="P3"><text:span text:style-name="T2">213</text:span> 93</text:p>
      <text:p text:style-name="P3"><text:span text:style-name="T2">214</text:span> 94</text:p>
      <text:p text:style-name="P3"><text:span text:style-name="T2">215</text:span> 95</text:p>
      <text:p text:style-name="P3"><text:span text:style-name="T2">216</text:span> 96</text:p>
      <text:p text:style-name="P3"><text:span text:style-name="T2">221</text:span> 97</text:p>
      <text:p text:style-name="P3"><text:span text:style-name="T2">222</text:span> 98</text:p>
      <text:p text:style-name="P3"><text:span text:style-name="T2">223</text:span> 99</text:p>
      <text:p text:style-name="P3"><text:span text:style-name="T2">224</text:span> 100</text:p>
      <text:p text:style-name="P3"><text:span text:style-name="T2">225</text:span> 101</text:p>
      <text:p text:style-name="P3"><text:span text:style-name="T2">226</text:span> 111</text:p>
      <text:p text:style-name="P3"><text:span text:style-name="T2">231</text:span> 123</text:p>
      <text:p text:style-name="P3"><text:span text:style-name="T2">232</text:span> 200</text:p>
      <text:p text:style-name="P3"><text:span text:style-name="T2">233</text:span> 222</text:p>
      <text:p text:style-name="P3"><text:span text:style-name="T2">234</text:span> 234</text:p>
      <text:p text:style-name="P3"><text:span text:style-name="T2">235</text:span> 300</text:p>
      <text:p text:style-name="P3"><text:span text:style-name="T2">236</text:span> 333</text:p>
      <text:p text:style-name="P3"><text:span text:style-name="T2">241</text:span> 345</text:p>
      <text:p text:style-name="P3"><text:span text:style-name="T2">242</text:span> 400</text:p>
      <text:p text:style-name="P3"><text:span text:style-name="T2">243</text:span> 444</text:p>
      <text:p text:style-name="P3"><text:span text:style-name="T2">244</text:span> 456</text:p>
      <text:p text:style-name="P3"><text:span text:style-name="T2">245</text:span> 500</text:p>
      <text:p text:style-name="P3"><text:span text:style-name="T2">246</text:span> 555</text:p>
      <text:p text:style-name="P3"><text:span text:style-name="T2">251</text:span> 567</text:p>
      <text:p text:style-name="P3"><text:span text:style-name="T2">252</text:span> 600</text:p>
      <text:p text:style-name="P3"><text:span text:style-name="T2">253</text:span> 666</text:p>
      <text:p text:style-name="P3"><text:span text:style-name="T2">254</text:span> 678</text:p>
      <text:p text:style-name="P3"><text:span text:style-name="T2">255</text:span> 700</text:p>
      <text:p text:style-name="P3"><text:span text:style-name="T2">256</text:span> 777</text:p>
      <text:p text:style-name="P3"><text:span text:style-name="T2">261</text:span> 789</text:p>
      <text:p text:style-name="P3"><text:span text:style-name="T2">262</text:span> 800</text:p>
      <text:p text:style-name="P3"><text:span text:style-name="T2">263</text:span> 888</text:p>
      <text:p text:style-name="P3"><text:span text:style-name="T2">264</text:span> 900</text:p>
      <text:p text:style-name="P3"><text:span text:style-name="T2">265</text:span> 999</text:p>
      <text:p text:style-name="P3"><text:span text:style-name="T2">266</text:span> 1000</text:p>
      <text:p text:style-name="P3"><text:span text:style-name="T2">311</text:span> 1111</text:p>
      <text:p text:style-name="P3"><text:span text:style-name="T2">312</text:span> 1234</text:p>
      <text:p text:style-name="P3"><text:span text:style-name="T2">313</text:span> 1492</text:p>
      <text:p text:style-name="P3"><text:span text:style-name="T2">314</text:span> 1500</text:p>
      <text:p text:style-name="P3"><text:span text:style-name="T2">315</text:span> 1600</text:p>
      <text:p text:style-name="P3"><text:span text:style-name="T2">316</text:span> 1700</text:p>
      <text:p text:style-name="P3"><text:span text:style-name="T2">321</text:span> 1800</text:p>
      <text:p text:style-name="P3"><text:span text:style-name="T2">322</text:span> 1900</text:p>
      <text:p text:style-name="P3"><text:span text:style-name="T2">323</text:span> 1910</text:p>
      <text:p text:style-name="P3"><text:span text:style-name="T2">324</text:span> 1920</text:p>
      <text:p text:style-name="P3"><text:span text:style-name="T2">325</text:span> 1925</text:p>
      <text:p text:style-name="P3"><text:span text:style-name="T2">326</text:span> 1930</text:p>
      <text:p text:style-name="P3"><text:span text:style-name="T2">331</text:span> 1935</text:p>
      <text:p text:style-name="P3"><text:span text:style-name="T2">332</text:span> 1940</text:p>
      <text:p text:style-name="P3"><text:span text:style-name="T2">333</text:span> 1945</text:p>
      <text:p text:style-name="P3"><text:span text:style-name="T2">334</text:span> 1950</text:p>
      <text:p text:style-name="P3"><text:span text:style-name="T2">335</text:span> 1955</text:p>
      <text:p text:style-name="P3"><text:span text:style-name="T2">336</text:span> 1960</text:p>
      <text:p text:style-name="P3"><text:span text:style-name="T2">341</text:span> 1961</text:p>
      <text:p text:style-name="P3"><text:span text:style-name="T2">342</text:span> 1962</text:p>
      <text:p text:style-name="P3"><text:span text:style-name="T2">343</text:span> 1963</text:p>
      <text:p text:style-name="P3"><text:span text:style-name="T2">344</text:span> 1964</text:p>
      <text:p text:style-name="P3"><text:span text:style-name="T2">345</text:span> 1965</text:p>
      <text:p text:style-name="P3"><text:span text:style-name="T2">346</text:span> 1966</text:p>
      <text:p text:style-name="P3"><text:span text:style-name="T2">351</text:span> 1967</text:p>
      <text:p text:style-name="P3"><text:span text:style-name="T2">352</text:span> 1968</text:p>
      <text:p text:style-name="P3"><text:span text:style-name="T2">353</text:span> 1969</text:p>
      <text:p text:style-name="P3"><text:span text:style-name="T2">354</text:span> 1970</text:p>
      <text:p text:style-name="P3"><text:span text:style-name="T2">355</text:span> 1971</text:p>
      <text:p text:style-name="P3"><text:span text:style-name="T2">356</text:span> 1972</text:p>
      <text:p text:style-name="P3"><text:span text:style-name="T2">361</text:span> 1973</text:p>
      <text:p text:style-name="P3"><text:span text:style-name="T2">362</text:span> 1974</text:p>
      <text:p text:style-name="P3"><text:span text:style-name="T2">363</text:span> 1975</text:p>
      <text:p text:style-name="P3"><text:span text:style-name="T2">364</text:span> 1976</text:p>
      <text:p text:style-name="P3"><text:span text:style-name="T2">365</text:span> 1977</text:p>
      <text:p text:style-name="P3"><text:span text:style-name="T2">366</text:span> 1978</text:p>
      <text:p text:style-name="P3"><text:span text:style-name="T2">411</text:span> 1979</text:p>
      <text:p text:style-name="P3"><text:span text:style-name="T2">412</text:span> 1980</text:p>
      <text:p text:style-name="P3"><text:span text:style-name="T2">413</text:span> 1981</text:p>
      <text:p text:style-name="P3"><text:span text:style-name="T2">414</text:span> 1982</text:p>
      <text:p text:style-name="P3"><text:span text:style-name="T2">415</text:span> 1983</text:p>
      <text:p text:style-name="P3"><text:span text:style-name="T2">416</text:span> 1984</text:p>
      <text:p text:style-name="P3"><text:span text:style-name="T2">421</text:span> 1985</text:p>
      <text:p text:style-name="P3"><text:span text:style-name="T2">422</text:span> 1986</text:p>
      <text:p text:style-name="P3"><text:span text:style-name="T2">423</text:span> 1987</text:p>
      <text:p text:style-name="P3"><text:span text:style-name="T2">424</text:span> 1988</text:p>
      <text:p text:style-name="P3"><text:span text:style-name="T2">425</text:span> 1989</text:p>
      <text:p text:style-name="P3"><text:span text:style-name="T2">426</text:span> 1990</text:p>
      <text:p text:style-name="P3"><text:span text:style-name="T2">431</text:span> 1991</text:p>
      <text:p text:style-name="P3"><text:span text:style-name="T2">432</text:span> 1992</text:p>
      <text:p text:style-name="P3"><text:span text:style-name="T2">433</text:span> 1993</text:p>
      <text:p text:style-name="P3"><text:span text:style-name="T2">434</text:span> 1994</text:p>
      <text:p text:style-name="P3"><text:span text:style-name="T2">435</text:span> 1995</text:p>
      <text:p text:style-name="P3"><text:span text:style-name="T2">436</text:span> 1996</text:p>
      <text:p text:style-name="P3"><text:span text:style-name="T2">441</text:span> 1997</text:p>
      <text:p text:style-name="P3"><text:span text:style-name="T2">442</text:span> 1998</text:p>
      <text:p text:style-name="P3"><text:span text:style-name="T2">443</text:span> 1999</text:p>
      <text:p text:style-name="P3"><text:span text:style-name="T2">444</text:span> 2000</text:p>
      <text:p text:style-name="P3"><text:span text:style-name="T2">445</text:span> 2001</text:p>
      <text:p text:style-name="P3"><text:span text:style-name="T2">446</text:span> 2002</text:p>
      <text:p text:style-name="P3"><text:span text:style-name="T2">451</text:span> 2003</text:p>
      <text:p text:style-name="P3"><text:span text:style-name="T2">452</text:span> 2004</text:p>
      <text:p text:style-name="P3"><text:span text:style-name="T2">453</text:span> 2005</text:p>
      <text:p text:style-name="P3"><text:span text:style-name="T2">454</text:span> 2006</text:p>
      <text:p text:style-name="P3"><text:span text:style-name="T2">455</text:span> 2007</text:p>
      <text:p text:style-name="P3"><text:span text:style-name="T2">456</text:span> 2008</text:p>
      <text:p text:style-name="P3"><text:span text:style-name="T2">461</text:span> 2009</text:p>
      <text:p text:style-name="P3"><text:span text:style-name="T2">462</text:span> 2010</text:p>
      <text:p text:style-name="P3"><text:span text:style-name="T2">463</text:span> 2011</text:p>
      <text:p text:style-name="P3"><text:span text:style-name="T2">464</text:span> 2012</text:p>
      <text:p text:style-name="P3"><text:span text:style-name="T2">465</text:span> 2013</text:p>
      <text:p text:style-name="P3"><text:span text:style-name="T2">466</text:span> 2014</text:p>
      <text:p text:style-name="P3"><text:span text:style-name="T2">511</text:span> 2015</text:p>
      <text:p text:style-name="P3"><text:span text:style-name="T2">512</text:span> 2016</text:p>
      <text:p text:style-name="P3"><text:span text:style-name="T2">513</text:span> 2017</text:p>
      <text:p text:style-name="P3"><text:span text:style-name="T2">514</text:span> 2018</text:p>
      <text:p text:style-name="P3"><text:span text:style-name="T2">515</text:span> 2019</text:p>
      <text:p text:style-name="P3"><text:span text:style-name="T2">516</text:span> 2020</text:p>
      <text:p text:style-name="P3"><text:span text:style-name="T2">521</text:span> 2030</text:p>
      <text:p text:style-name="P3"><text:span text:style-name="T2">522</text:span> 2035</text:p>
      <text:p text:style-name="P3"><text:span text:style-name="T2">523</text:span> 2040</text:p>
      <text:p text:style-name="P3"><text:span text:style-name="T2">524</text:span> 2045</text:p>
      <text:p text:style-name="P3"><text:span text:style-name="T2">525</text:span> 2050</text:p>
      <text:p text:style-name="P3"><text:span text:style-name="T2">526</text:span> 2222</text:p>
      <text:p text:style-name="P3"><text:span text:style-name="T2">531</text:span> 2345</text:p>
      <text:p text:style-name="P3"><text:span text:style-name="T2">532</text:span> 2468</text:p>
      <text:p text:style-name="P3"><text:span text:style-name="T2">533</text:span> 3000</text:p>
      <text:p text:style-name="P3"><text:span text:style-name="T2">534</text:span> 3333</text:p>
      <text:p text:style-name="P3"><text:span text:style-name="T2">535</text:span> 3456</text:p>
      <text:p text:style-name="P3"><text:span text:style-name="T2">536</text:span> 4000</text:p>
      <text:p text:style-name="P3"><text:span text:style-name="T2">541</text:span> 4321</text:p>
      <text:p text:style-name="P3"><text:span text:style-name="T2">542</text:span> 4444</text:p>
      <text:p text:style-name="P3"><text:span text:style-name="T2">543</text:span> 4567</text:p>
      <text:p text:style-name="P3"><text:span text:style-name="T2">544</text:span> 5000</text:p>
      <text:p text:style-name="P3"><text:span text:style-name="T2">545</text:span> 5555</text:p>
      <text:p text:style-name="P3"><text:span text:style-name="T2">546</text:span> 5678</text:p>
      <text:p text:style-name="P3"><text:span text:style-name="T2">551</text:span> 6000</text:p>
      <text:p text:style-name="P3"><text:span text:style-name="T2">552</text:span> 6666</text:p>
      <text:p text:style-name="P3"><text:span text:style-name="T2">553</text:span> 6789</text:p>
      <text:p text:style-name="P3"><text:span text:style-name="T2">554</text:span> 7000</text:p>
      <text:p text:style-name="P3"><text:span text:style-name="T2">555</text:span> 7777</text:p>
      <text:p text:style-name="P3"><text:span text:style-name="T2">556</text:span> 8000</text:p>
      <text:p text:style-name="P3"><text:span text:style-name="T2">561</text:span> 8888</text:p>
      <text:p text:style-name="P3"><text:span text:style-name="T2">562</text:span> 9000</text:p>
      <text:p text:style-name="P3"><text:span text:style-name="T2">563</text:span> 9876</text:p>
      <text:p text:style-name="P3"><text:span text:style-name="T2">564</text:span> 9999</text:p>
      <text:p text:style-name="P3"><text:span text:style-name="T2">565</text:span> !</text:p>
      <text:p text:style-name="P3"><text:span text:style-name="T2">566</text:span> !!</text:p>
      <text:p text:style-name="P3"><text:span text:style-name="T2">611</text:span> !!!</text:p>
      <text:p text:style-name="P3"><text:span text:style-name="T2">612</text:span> #</text:p>
      <text:p text:style-name="P3"><text:span text:style-name="T2">613</text:span> ##</text:p>
      <text:p text:style-name="P3"><text:span text:style-name="T2">614</text:span> ###</text:p>
      <text:p text:style-name="P3"><text:span text:style-name="T2">615</text:span> $</text:p>
      <text:p text:style-name="P3"><text:span text:style-name="T2">616</text:span> $$</text:p>
      <text:p text:style-name="P3"><text:span text:style-name="T2">621</text:span> $$$</text:p>
      <text:p text:style-name="P3"><text:span text:style-name="T2">622</text:span> %</text:p>
      <text:p text:style-name="P3"><text:span text:style-name="T2">623</text:span> %%</text:p>
      <text:p text:style-name="P3"><text:span text:style-name="T2">624</text:span> %%%</text:p>
      <text:p text:style-name="P3"><text:span text:style-name="T2">625</text:span> &amp;</text:p>
      <text:p text:style-name="P3"><text:span text:style-name="T2">626</text:span> (</text:p>
      <text:p text:style-name="P3"><text:span text:style-name="T2">631</text:span> ()</text:p>
      <text:p text:style-name="P3"><text:span text:style-name="T2">632</text:span> )</text:p>
      <text:p text:style-name="P3"><text:span text:style-name="T2">633</text:span> *</text:p>
      <text:p text:style-name="P3"><text:span text:style-name="T2">634</text:span> **</text:p>
      <text:p text:style-name="P3"><text:span text:style-name="T2">635</text:span> ***</text:p>
      <text:p text:style-name="P3"><text:span text:style-name="T2">636</text:span> +</text:p>
      <text:p text:style-name="P3"><text:span text:style-name="T2">641</text:span> ++</text:p>
      <text:p text:style-name="P3"><text:span text:style-name="T2">642</text:span> +++</text:p>
      <text:p text:style-name="P3"><text:span text:style-name="T2">643</text:span> :</text:p>
      <text:p text:style-name="P3"><text:span text:style-name="T2">644</text:span> :(</text:p>
      <text:p text:style-name="P3"><text:span text:style-name="T2">645</text:span> :)</text:p>
      <text:p text:style-name="P3"><text:span text:style-name="T2">646</text:span> :-(</text:p>
      <text:p text:style-name="P3"><text:span text:style-name="T2">651</text:span> :-)</text:p>
      <text:p text:style-name="P3"><text:span text:style-name="T2">652</text:span> ;</text:p>
      <text:p text:style-name="P3"><text:span text:style-name="T2">653</text:span> =</text:p>
      <text:p text:style-name="P3"><text:span text:style-name="T2">654</text:span> ==</text:p>
      <text:p text:style-name="P3"><text:span text:style-name="T2">655</text:span> ===</text:p>
      <text:p text:style-name="P3"><text:span text:style-name="T2">656</text:span> ?</text:p>
      <text:p text:style-name="P3"><text:span text:style-name="T2">661</text:span> ??</text:p>
      <text:p text:style-name="P3"><text:span text:style-name="T2">662</text:span> ???</text:p>
      <text:p text:style-name="P3"><text:span text:style-name="T2">663</text:span> @</text:p>
      <text:p text:style-name="P3"><text:span text:style-name="T2">664</text:span> -</text:p>
      <text:p text:style-name="P3"><text:span text:style-name="T2">665</text:span> --</text:p>
      <text:p text:style-name="P3"><text:span text:style-name="T2">666</text:span>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6" fo:column-gap="0mm"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5*" fo:start-indent="0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1.96mm" svg:height="4.94mm" draw:z-index="18"><draw:image xlink:href="Pictures/10000201000001D8000000495C16AD72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4T04:17:37.061472000</dc:date>
    <meta:editing-duration>PT59M9S</meta:editing-duration>
    <meta:editing-cycles>9</meta:editing-cycles>
    <meta:generator>LibreOffice/4.3.7.2$MacOSX_X86_64 LibreOffice_project/8a35821d8636a03b8bf4e15b48f59794652c68ba</meta:generator>
    <meta:document-statistic meta:table-count="0" meta:image-count="1" meta:object-count="0" meta:page-count="36" meta:paragraph-count="7814" meta:word-count="15627" meta:character-count="72056" meta:non-whitespace-character-count="64239"/>
  </office:meta>
</office:document-meta>
</file>